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38mm"/>
    </style:style>
    <style:style style:name="co2" style:family="table-column">
      <style:table-column-properties fo:break-before="auto" style:column-width="140.42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8.93mm"/>
    </style:style>
    <style:style style:name="co6" style:family="table-column">
      <style:table-column-properties fo:break-before="auto" style:column-width="21.0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45mm"/>
    </style:style>
    <style:style style:name="co9" style:family="table-column">
      <style:table-column-properties fo:break-before="auto" style:column-width="39.79mm"/>
    </style:style>
    <style:style style:name="co10" style:family="table-column">
      <style:table-column-properties fo:break-before="auto" style:column-width="238.34mm"/>
    </style:style>
    <style:style style:name="co11" style:family="table-column">
      <style:table-column-properties fo:break-before="auto" style:column-width="41.08mm"/>
    </style:style>
    <style:style style:name="co12" style:family="table-column">
      <style:table-column-properties fo:break-before="auto" style:column-width="31.63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14">
      <style:table-cell-properties style:rotation-align="none"/>
    </style:style>
    <style:style style:name="ce4" style:family="table-cell" style:parent-style-name="Default" style:data-style-name="N11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Pivot_20_Table_20_Field">
      <style:table-cell-properties fo:border-bottom="0.99pt solid #000000" fo:border-left="2.01pt solid #000000" fo:border-right="none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none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none"/>
    </style:style>
    <style:style style:name="ce9" style:family="table-cell" style:parent-style-name="Pivot_20_Table_20_Field">
      <style:table-cell-properties fo:border-bottom="0.99pt solid #000000" fo:border-left="none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none" fo:border-right="0.99pt solid #000000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none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114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114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19" style:family="table-cell" style:parent-style-name="Pivot_20_Table_20_Field">
      <style:table-cell-properties fo:border-bottom="0.99pt solid #000000" fo:border-left="0.99pt solid #000000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114">
      <style:table-cell-properties fo:border-bottom="0.99pt solid #000000" fo:border-left="none" fo:border-right="2.01pt solid #000000" fo:border-top="0.99pt solid #000000"/>
    </style:style>
    <style:style style:name="ce26" style:family="table-cell" style:parent-style-name="Pivot_20_Table_20_Result" style:data-style-name="N114">
      <style:table-cell-properties fo:border-bottom="2.01pt solid #000000" fo:border-left="none" fo:border-right="2.01pt solid #000000" fo:border-top="0.99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Value" style:data-style-name="N114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114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 style:data-style-name="N114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steps="1000"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2009 Amazon Affiliate Incom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roduct Line</text:p>
          </table:table-cell>
          <table:table-cell table:style-name="ce2" office:value-type="string" calcext:value-type="string">
            <text:p>Item Name</text:p>
          </table:table-cell>
          <table:table-cell table:style-name="ce2" office:value-type="string" calcext:value-type="string">
            <text:p>Seller</text:p>
          </table:table-cell>
          <table:table-cell table:style-name="ce2" office:value-type="string" calcext:value-type="string">
            <text:p>Items Shipped</text:p>
          </table:table-cell>
          <table:table-cell table:style-name="ce4" office:value-type="string" calcext:value-type="string">
            <text:p>Revenue ($)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(1) Dr. Schulze Intestinal Formula #1 Colon Cleanse Laxative - 90 Capsul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09" calcext:value-type="float">
            <text:p>$18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1,000 Artist Journal Pages: Personal Pages and Inspirations (1000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68" calcext:value-type="float">
            <text:p>$15.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100 Minds That Made the Market (Fisher Investments Pres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1001 Natural Wonders You Must See Before You Die: UNESCO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$23.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1001 Paintings You Must See Before You Di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39" calcext:value-type="float">
            <text:p>$24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13 Pack of HP 02 Compatible Ink Cartridges: 3 Black + 2 Cyan, Magenta, Yellow, Light Cyan, Light Magenta by 4inkjets/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9" calcext:value-type="float">
            <text:p>$5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16-Piece Deluxe Watch Opener Tool Kit Repair Pin Rem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$9.7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2 in 1 USB Retractable Data Cable for Creative Zen Vision V, V Plus, Micro, Micro Photo, Muvo Slim, Xmod, Stone, Neeon 2, Neeon 512mb, Neeon 1gb, Neeo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6.66" calcext:value-type="float">
            <text:p>$6.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2 Over 1 Game Force (The Official Better Bridg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2666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7" calcext:value-type="float">
            <text:p>$11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2-Channel RC Super Sonic Radio Control Airpla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25" calcext:value-type="float">
            <text:p>$21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3D THE BRAIN Miscellaneous Candy Mold Chocola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$2.2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5 X LED MINI MICRO BLACK KEYCHAIN KEY RING SUPER BRIGHT FLASH LIGHT WHITE LIGH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500+ Sound Effec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808s &amp; Heartbrea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92 Pacific Boulevard (Cedar Cov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 Bold Fresh Piece of Human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$15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 Charlie Brown Thanksgiving (Peanut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 Good Man in Africa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5" calcext:value-type="float">
            <text:p>$10.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 Guide to Microsoft Excel 2007 for Scientists and Engine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$25.8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A Hundred Things Keep Me Up At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On Demand Videos</text:p>
          </table:table-cell>
          <table:table-cell office:value-type="string" calcext:value-type="string">
            <text:p>A Little Hometown Lo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 Madman Dreams of Turing Mach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4" calcext:value-type="float">
            <text:p>$10.9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A Picture of Nect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A Princess of Land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A Revolution In Eating: How the Quest for Food Shaped America (Arts and Traditions of the Tabl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$0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A Week At The Airport: A Heathrow Di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Acai Berry Extreme All-In-One Colon Cleanse, Weight Loss, Antioxidant, Appetite Suppressant, Metabolism Boos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95" calcext:value-type="float">
            <text:p>$32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55" calcext:value-type="float">
            <text:p>$18.5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47" calcext:value-type="float">
            <text:p>$15.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9" calcext:value-type="float">
            <text:p>$14.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 Programming by Example with VBA, XML, and ASP (Wordware Database Library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7" calcext:value-type="float">
            <text:p>$26.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 VBA Bible: For Data-Centric Microsoft Office Applicat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er's Reference (Programmer to Programm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$8.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ess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ccount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Accu-Chek-Aviva Test Strips, 50 Test Strip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75" calcext:value-type="float">
            <text:p>$25.7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AccuSharp 001 Knife Sharpen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dobe Acrobat 9 Classroom in a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oftware</text:p>
          </table:table-cell>
          <table:table-cell office:value-type="string" calcext:value-type="string">
            <text:p>Adobe Acrobat Professional 9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9.99" calcext:value-type="float">
            <text:p>$29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oftware</text:p>
          </table:table-cell>
          <table:table-cell office:value-type="string" calcext:value-type="string">
            <text:p>Adobe Acrobat Standard 9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2.99" calcext:value-type="float">
            <text:p>$24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Adult Brain Costume Ha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Adult Brain Costume Ha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Adventure Medical Kits/Tender Corporation QuikClot Travel hemostatic clotting ba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lice's Adventures in Wonderland and Through the Looking Glass (Signet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$3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Alison Balter's Mastering Microsoft Office Access 200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$8.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lison Balter's Mastering Microsoft Office Access 2007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ll New Square Foot Garden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All Things Must Pass [DIGI-PAK EDITION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97" calcext:value-type="float">
            <text:p>$18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Altec Lansing T612 Digital Speaker for iPod and iPhone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Amazing Gra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2 Leather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2 Leather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Leather Cover (fits 2nd Generation Kindl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Amongst White Cloud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Amusements in Mathematic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$1.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n Abundance of Kather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Animusic - A Computer Animation Video Album (Special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$19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Animusic 2 - A New Computer Animation Video Albu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nnapur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3" calcext:value-type="float">
            <text:p>$11.5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Antec MX-100 3.5-Inch USB Aluminum Enclosure for SATA Hard Dr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25" calcext:value-type="float">
            <text:p>$30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Antec MX-100 3.5-Inch USB Aluminum Enclosure for SATA Hard Driv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30.25" calcext:value-type="float">
            <text:p>-$30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APC LE1200 1200VA Voltage Regulato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02.8" calcext:value-type="float">
            <text:p>$102.8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Apple iPhone 3G Stylus Pen (Silver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$1.5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Applied Statistics (with Microsoft Excel and CD-ROM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67" calcext:value-type="float">
            <text:p>$16.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rabian Sands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Art Journals and Creative Healing: Restoring the Spirit Through Self-Express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$0.7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At This Momen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Bacon Air Freshe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$1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Bacon Bandag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Bacon Soa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Bacon Walle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alanced Scorecards &amp; Operational Dashboards with Microsoft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Battle Stud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Be He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eat the Reap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Becoming a Graphic Designer: A Guide to Careers in Design, 2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$16.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ecoming an Interior Designer: A Guide to Careers in Desig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7" calcext:value-type="float">
            <text:p>$26.3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Beginning PivotTables in Excel 2007: From Novice to Professional (Beginning from Novice to Professiona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9" calcext:value-type="float">
            <text:p>$4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Belkin USB 2.0 4-Port Ultra Mini Hub F5U407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ent Objects: The Secret Life of Everyday Th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$12.2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Bent Objects: The Secret Life of Everyday Thing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$6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Better: A Surgeon's Notes on Performa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4" calcext:value-type="float">
            <text:p>$4.2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Cell Phones &amp; Service</text:p>
          </table:table-cell>
          <table:table-cell office:value-type="string" calcext:value-type="string">
            <text:p>Black Leather Case for Palm Treo 600/ 650/ 680/ 700p/ 700w/ 700x/ 750/ 755p (Horizontal, 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8" calcext:value-type="float">
            <text:p>$2.5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Black Mirro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$4.7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Black OPS - Military TIN Survival KI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Blade Ru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linding Light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65" calcext:value-type="float">
            <text:p>$14.6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agazine Subscriptions</text:p>
          </table:table-cell>
          <table:table-cell office:value-type="string" calcext:value-type="string">
            <text:p>Bon Appetit (1-yea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ookkeeping For Dummies (For Dummies (Business &amp; Personal Fina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Born to Be Wi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$2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Boston Legal - Seasons 1-4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Boston Legal: Season F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99" calcext:value-type="float">
            <text:p>$3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Braun Clean &amp; Renew Refills (3 P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$18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razilian Jiu-Jitsu: For Experts Onl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86" calcext:value-type="float">
            <text:p>$21.8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Bread and Ro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Breaking the Patterns of Depress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$0.1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Breathe Right Nasal Strips, Extra, 26-Count Box</text:p>
          </table:table-cell>
          <table:table-cell office:value-type="string" calcext:value-type="string">
            <text:p>Amazon.com</text:p>
          </table:table-cell>
          <table:table-cell office:value-type="float" office:value="4" calcext:value-type="float">
            <text:p>4</text:p>
          </table:table-cell>
          <table:table-cell office:value-type="float" office:value="44.36" calcext:value-type="float">
            <text:p>$44.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ridge: 25 Ways to Compete in the Bidding (Bridge (Master Point Press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9" calcext:value-type="float">
            <text:p>$12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Bruckner: Die 3 Messen/Masses Nos. 1-3/Les Mes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Buffet Hot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Build Me Th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Building Financial Models (McGraw-Hill Finance &amp; Invest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3.96" calcext:value-type="float">
            <text:p>$53.9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Business Statistics for Competitive Advantage with Excel 2007: Basics, Model Building and Ca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5.89" calcext:value-type="float">
            <text:p>$35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Cables To Go - 13042 - 25ft Velocity RCA Audio Extension Ca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$16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CamelBak BPA-Free 0.75-Liter Limited Edition Better Bottle (Chocolate Houndstooth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76" calcext:value-type="float">
            <text:p>$6.7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CamelBak BPA-Free 0.75-Liter Limited Edition Better Bottle (Ice Win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27" calcext:value-type="float">
            <text:p>$7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Candide: Or Optimism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$9.6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Canon NB-4L Battery Pack for the SD400, SD630, SD600, SD750, SD1000 &amp; TX1 Digital Camer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29" calcext:value-type="float">
            <text:p>$26.2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Canto Tris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Caselogic Neoprene LHDC-1 Portable Hard Drive Case (Dark Gray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$9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Casting Crow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$9.9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Centipede Giant Pro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0.88" calcext:value-type="float">
            <text:p>$30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Bug Eyed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9.9" calcext:value-type="float">
            <text:p>$29.9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Bug Eye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Malibu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Southwestern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44.85" calcext:value-type="float">
            <text:p>$44.8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Change (In The House Of Flies) (Remastered Acoustic Version)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Che - AKA Che Guevar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Cherry Stre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Child of a Dead Go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$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Clinton Anderson's Downunder Horsemanship: Establishing Respect and Control for English and Western Rider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Collapse: How Societies Choose to Fail or Succe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63" calcext:value-type="float">
            <text:p>$9.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Colonization Violence &amp; Narration: In White South African Writ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95" calcext:value-type="float">
            <text:p>$26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Conceptual Physical Science (4th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6.31" calcext:value-type="float">
            <text:p>$106.3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Condemned 2: Bloodsho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$5.5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Could It Be I'm Falling In Lo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CRC 03039 16oz Food Grade Silicone Non-Aerosol Spr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85" calcext:value-type="float">
            <text:p>$11.8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Creative Labs Xmod Wireless Music System with X-Fi Technolog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Crown-Okamoto Super Thin Condoms, 100c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Crystal Reports 2008: The Complete Reference (Osborne Complete Referenc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89-10AZ Classic Stainless 10 Piece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Chef's Classic Stainless 3-1/2-Quart Saute Pan with Helper Handle &amp;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4.95" calcext:value-type="float">
            <text:p>$5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Chef's Classic Stainless 5-1/2-Quart Saute Pan with Helper Handle and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8.99" calcext:value-type="float">
            <text:p>$48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Culpa Innat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Culpa Innata</text:p>
          </table:table-cell>
          <table:table-cell office:value-type="string" calcext:value-type="string">
            <text:p>Third Party</text:p>
          </table:table-cell>
          <table:table-cell office:value-type="float" office:value="-1" calcext:value-type="float">
            <text:p>-1</text:p>
          </table:table-cell>
          <table:table-cell office:value-type="float" office:value="-4.95" calcext:value-type="float">
            <text:p>-$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Cutting Edge PowerPoint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$3.8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CyberPower High-Speed 7-Port USB Hub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5.98" calcext:value-type="float">
            <text:p>$55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Dallas Cowboys Adult Comfy Throw Blanket with Sleev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46" calcext:value-type="float">
            <text:p>$22.4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Dallas Cowboys Fiber Reactive Beach Tow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$17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Damages: The Complete First Seas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35" calcext:value-type="float">
            <text:p>$24.3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Dave Barry Does Jap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Dave Barry in Cyberspa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Dead and Gone (Sookie Stackhouse, Book 9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7" calcext:value-type="float">
            <text:p>$14.2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HS</text:p>
          </table:table-cell>
          <table:table-cell office:value-type="string" calcext:value-type="string">
            <text:p>Dead Can Dance - Toward the With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Definitive Guide to Excel VBA, Seco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DeMark Indicators (Bloomberg Market Essentials: Technical Analysi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Desert Solitai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Diamond VC500 One Touch Video Capture Devi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24" calcext:value-type="float">
            <text:p>$35.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Dictionary of Banking Terms (Barron's Business Guid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Dictionary of Finance and Investment Terms (Barron's Financial Guid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2" calcext:value-type="float">
            <text:p>$8.9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Divided By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$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D-Link DGS-2205 5-port 10/100/1000 Desktop Switc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99" calcext:value-type="float">
            <text:p>$3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Dock Connector to USB 2.0 Cable for iPod and iPhone (Whit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$2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Down from the Mountain (The "O Brother, Where Art Thou?" Concer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Down To Memph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Dr. Horrible's Sing-Along Blo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$10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DR360 - Compatible Brother DR-360 Laser Drum Unit by LD Produc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99" calcext:value-type="float">
            <text:p>$32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Drawn to Life: 20 Golden Years of Disney Master Classes, Volume 1: The Walt Stanchfield Lectur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Drawn to Life: 20 Golden Years of Disney Master Classes, Volume 2: The Walt Stanchfield Lectur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39" calcext:value-type="float">
            <text:p>$15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agazine Subscriptions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Earbuds Travel Case for JLab JBuds, Blac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Earbuds Travel Case for JLab JBuds, Black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9.95" calcext:value-type="float">
            <text:p>-$9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arth from Above, Third Edition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103.95" calcext:value-type="float">
            <text:p>$103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Emily Remler: Advanced Jazz &amp; Latin Improvis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Emily Remler: Bebop and Swing Guit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motional Freedom: Liberate Yourself from Negative Emotions and Transform Your L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89" calcext:value-type="float">
            <text:p>$15.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nvisioning Inform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56" calcext:value-type="float">
            <text:p>$34.5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 Color Scann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2.49" calcext:value-type="float">
            <text:p>$72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5.89" calcext:value-type="float">
            <text:p>$95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3.24" calcext:value-type="float">
            <text:p>$93.2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9.99" calcext:value-type="float">
            <text:p>$8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$8.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ssential SharePoint 2007: A Practical Guide for Users, Administrators and Develop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Everything Brain Strain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6" calcext:value-type="float">
            <text:p>$7.9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Everything Is Beautifu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0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64" calcext:value-type="float">
            <text:p>$31.6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0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4" calcext:value-type="float">
            <text:p>$9.7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0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$0.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0 VBA: Programmers Reference (Programmer's Refere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26" calcext:value-type="float">
            <text:p>$36.2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0 VBA: Programmers Reference (Programmer's Referenc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2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$3.4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2 for Dummies: Quick Reference (--for Dumm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$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25" calcext:value-type="float">
            <text:p>$35.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9" calcext:value-type="float">
            <text:p>$3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63" calcext:value-type="float">
            <text:p>$7.6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$4.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2 VBA: Programmers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92" calcext:value-type="float">
            <text:p>$21.9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69" calcext:value-type="float">
            <text:p>$21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$2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$2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1" calcext:value-type="float">
            <text:p>$18.9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97" calcext:value-type="float">
            <text:p>$17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3" calcext:value-type="float">
            <text:p>$16.2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15" calcext:value-type="float">
            <text:p>$16.1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$14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1" calcext:value-type="float">
            <text:p>$27.1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$26.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14" calcext:value-type="float">
            <text:p>$21.1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52" calcext:value-type="float">
            <text:p>$20.5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1" calcext:value-type="float">
            <text:p>$19.7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$12.5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84" calcext:value-type="float">
            <text:p>$10.8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$10.7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2" calcext:value-type="float">
            <text:p>$9.7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22" calcext:value-type="float">
            <text:p>$7.2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02" calcext:value-type="float">
            <text:p>$7.0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$6.5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$6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$4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1" calcext:value-type="float">
            <text:p>$4.4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$0.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91" calcext:value-type="float">
            <text:p>$25.9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99" calcext:value-type="float">
            <text:p>$2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33" calcext:value-type="float">
            <text:p>$22.3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06" calcext:value-type="float">
            <text:p>$22.0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65" calcext:value-type="float">
            <text:p>$19.6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2" calcext:value-type="float">
            <text:p>$19.4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1" calcext:value-type="float">
            <text:p>$9.8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3 Top 100 Simplified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3 VBA Programming with XML and AS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39" calcext:value-type="float">
            <text:p>$24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79.17" calcext:value-type="float">
            <text:p>$79.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38" calcext:value-type="float">
            <text:p>$50.3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99" calcext:value-type="float">
            <text:p>$2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5.19" calcext:value-type="float">
            <text:p>-$25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6.39" calcext:value-type="float">
            <text:p>-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84" calcext:value-type="float">
            <text:p>$32.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06" calcext:value-type="float">
            <text:p>$24.0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68" calcext:value-type="float">
            <text:p>$23.6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72" calcext:value-type="float">
            <text:p>$22.7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24" calcext:value-type="float">
            <text:p>$19.2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11" calcext:value-type="float">
            <text:p>$14.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9.69" calcext:value-type="float">
            <text:p>-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9" calcext:value-type="float">
            <text:p>$14.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$13.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$13.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65" calcext:value-type="float">
            <text:p>$16.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$4.8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$3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$45.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$45.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.47" calcext:value-type="float">
            <text:p>$27.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$23.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1" calcext:value-type="float">
            <text:p>$22.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1" calcext:value-type="float">
            <text:p>$22.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34" calcext:value-type="float">
            <text:p>$20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34" calcext:value-type="float">
            <text:p>$20.3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25" calcext:value-type="float">
            <text:p>$20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41" calcext:value-type="float">
            <text:p>$18.4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$18.1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$17.2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45" calcext:value-type="float">
            <text:p>$16.4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84" calcext:value-type="float">
            <text:p>$15.8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4" calcext:value-type="float">
            <text:p>$14.9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$14.4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$13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$13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9" calcext:value-type="float">
            <text:p>$13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5" calcext:value-type="float">
            <text:p>$12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05" calcext:value-type="float">
            <text:p>$9.0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9" calcext:value-type="float">
            <text:p>$8.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2.74" calcext:value-type="float">
            <text:p>-$22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Miracles Made Easy: Mr. Excel Reveals 25 Amazing Things You Can Do with the New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5" calcext:value-type="float">
            <text:p>$22.4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46.18" calcext:value-type="float">
            <text:p>$46.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85" calcext:value-type="float">
            <text:p>$18.8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08" calcext:value-type="float">
            <text:p>$17.0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09" calcext:value-type="float">
            <text:p>$12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94.47" calcext:value-type="float">
            <text:p>$94.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98" calcext:value-type="float">
            <text:p>$59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98" calcext:value-type="float">
            <text:p>$59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76" calcext:value-type="float">
            <text:p>$50.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54" calcext:value-type="float">
            <text:p>$50.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54" calcext:value-type="float">
            <text:p>$50.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62" calcext:value-type="float">
            <text:p>$25.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5" calcext:value-type="float">
            <text:p>$25.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4" calcext:value-type="float">
            <text:p>$25.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4" calcext:value-type="float">
            <text:p>$25.1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$25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4" calcext:value-type="float">
            <text:p>$22.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4" calcext:value-type="float">
            <text:p>$22.8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83" calcext:value-type="float">
            <text:p>$22.8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2" calcext:value-type="float">
            <text:p>$21.7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2" calcext:value-type="float">
            <text:p>$21.7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$21.7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$19.3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24" calcext:value-type="float">
            <text:p>$19.2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$18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$15.5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22" calcext:value-type="float">
            <text:p>$15.2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18" calcext:value-type="float">
            <text:p>$15.1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4" calcext:value-type="float">
            <text:p>$14.9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$14.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5.27" calcext:value-type="float">
            <text:p>-$25.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66" calcext:value-type="float">
            <text:p>$14.6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$13.9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8" calcext:value-type="float">
            <text:p>$13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$13.6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16" calcext:value-type="float">
            <text:p>$13.1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6" calcext:value-type="float">
            <text:p>$12.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1" calcext:value-type="float">
            <text:p>$12.8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81" calcext:value-type="float">
            <text:p>$12.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63" calcext:value-type="float">
            <text:p>$12.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31" calcext:value-type="float">
            <text:p>$11.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31" calcext:value-type="float">
            <text:p>$11.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5 for Windows Power Programming Techniqu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$2.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$6.7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4" calcext:value-type="float">
            <text:p>$6.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97 Programming for Window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99" calcext:value-type="float">
            <text:p>$24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3" calcext:value-type="float">
            <text:p>$27.9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$14.2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18" calcext:value-type="float">
            <text:p>$13.1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64" calcext:value-type="float">
            <text:p>$7.6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$5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$5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24" calcext:value-type="float">
            <text:p>$5.2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Data Analysi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72" calcext:value-type="float">
            <text:p>$5.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for Accountants: Tips, Tricks &amp; Techniqu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$23.0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for Scientists and Engineers: Numerical Method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6.1" calcext:value-type="float">
            <text:p>$46.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07" calcext:value-type="float">
            <text:p>$13.0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58" calcext:value-type="float">
            <text:p>$9.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Gurus Gone Wild: Do the IMPOSSIBLE with Microsoft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Hacks: Tips &amp; Tools for Streamlining Your Spreadshee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PivotTables and Charts (Mr Spreadshee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PivotTables and Charts (Mr Spreadshee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1.48" calcext:value-type="float">
            <text:p>$31.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17" calcext:value-type="float">
            <text:p>$14.1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8" calcext:value-type="float">
            <text:p>$13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$13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48" calcext:value-type="float">
            <text:p>$13.4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$10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14" calcext:value-type="float">
            <text:p>$11.1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Excel&lt;sup&gt;&amp;#174;&lt;/sup&gt;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75" calcext:value-type="float">
            <text:p>$23.7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Fable II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$27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Farberware Restaurant Pro 12-Inch Open Skill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55" calcext:value-type="float">
            <text:p>$34.5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Fiesta de Tambores / Manos de Sed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$19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Financial Modeling Using Excel and VBA (Wiley Fina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9.85" calcext:value-type="float">
            <text:p>$59.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Financial Modelling in Practice: A Concise Guide for Intermediate and Advanced Level with CD ROM (The Wiley Financ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$75.6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Fireproo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Fly by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Fonda-Li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Foot Baths - Heated foot ba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9.95" calcext:value-type="float">
            <text:p>$9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Former 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Formulas and Functions with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Frontier Psychiat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Fundamentals of Corporate Finance Alternate Value 8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9.52" calcext:value-type="float">
            <text:p>$139.5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Galactic Civilizations II: Game of the Ye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Garmin nuvi 260 3.5-Inch Portable GPS Navigat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7.38" calcext:value-type="float">
            <text:p>$147.3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Garmin Portable Friction Dashboard Mount for nÃ¼vi Series and StreetPilot C5XX Series GPS Navigators (C530, C550, and C580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$29.4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Gates of Prayer: The New Union Prayer Book (Weekends, Sabbaths, and Festival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$14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Gateways to Algebra and Geomet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87" calcext:value-type="float">
            <text:p>$2.8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GE/SANYO NTG12SETGEN Eneloop NiMH Rechargable Batteries w/ Charg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6.99" calcext:value-type="float">
            <text:p>$3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Gerber 06050 Ultralight LST Folding Knife with Fine Bla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5" calcext:value-type="float">
            <text:p>$12.8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Get a Grip on Physic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Ghostbusters: The Video Ga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99" calcext:value-type="float">
            <text:p>$3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Ghosts I-IV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Gimme My Money Back: Your Guide to Beating the Financial Cri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36" calcext:value-type="float">
            <text:p>$10.3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Glass: Songs From Liquid Day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$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Gleem Sodium Fluoride Anticavity Toothpaste, 6.4-Ounce Tubes (Pack of 12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24" calcext:value-type="float">
            <text:p>$24.2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Gone Tomorrow: A Reacher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Good Poe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21" calcext:value-type="float">
            <text:p>$3.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Google SketchUp Cookbook: Practical Recipes and Essential Techniqu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got bacon? Women's tee Shirt in 6 Colors Small thru XX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Gotta Be Fre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aby</text:p>
          </table:table-cell>
          <table:table-cell office:value-type="string" calcext:value-type="string">
            <text:p>Graco Backless TurboBooster Car Seat in Chatte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9.98" calcext:value-type="float">
            <text:p>$39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Grand Ol' Gang 500 pc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Grandpa Had a Long One: Personal Notes on the Life, Career &amp; Legacy of Benny Bell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9.9" calcext:value-type="float">
            <text:p>$39.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Guide to Financial Reporting and Analy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0.02" calcext:value-type="float">
            <text:p>$70.0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Hanro Inkas Chemise Sleepwear (Medium Vanilla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$130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Happy Birthday (as made famous by The Beatl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Head First Ajax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3" calcext:value-type="float">
            <text:p>$9.8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Heartach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He'll Have To G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Herman Miller Mirra Chair; Fully Loaded; Color: Graphi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$82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Herman Miller Mirra Chair; Fully Loaded; Color: Graphi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$82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Heroes Are Hard to F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High Probability Trading Strategies: Entry to Exit Tactics for the Forex, Futures, and Stock Markets (Wiley Trad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4.1" calcext:value-type="float">
            <text:p>$44.1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Hips Don't Lie (featuring Wyclef Jea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History: A Very Short Introduction (Very Short Introduc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56" calcext:value-type="float">
            <text:p>$9.5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HK1 Hydrokinetic Adjustable Wrench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$50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Honeywell 2074 .35 Cubic Foot Top-Opening Anti-Theft Drawer Sa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1.98" calcext:value-type="float">
            <text:p>$61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How to Make Money in Stocks: <text:s/>A Winning System in Good Times and Bad, Fourth Edition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23.06" calcext:value-type="float">
            <text:p>$23.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How to Measure Anything: Finding the Value of "Intangibles" in Busin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5" calcext:value-type="float">
            <text:p>$28.3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How to Measure Anything: Finding the Value of "Intangibles" in Busin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81" calcext:value-type="float">
            <text:p>$24.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How to Profit From the Coming Rapture: Getting Ahead When You're Left Beh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04" calcext:value-type="float">
            <text:p>$11.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How to Profit From the Coming Rapture: Getting Ahead When You're Left Beh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39" calcext:value-type="float">
            <text:p>$10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How to Trade in Sto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6" calcext:value-type="float">
            <text:p>$22.7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HP 564xl Black Ink Cartridge (CB321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32.97" calcext:value-type="float">
            <text:p>$32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HP 564xl Cyan Ink Cartridge (CB323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HP 564xl Magenta Ink Cartridge (CB324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HP 564xl Yellow Ink Cartridge (CB325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HP 6 Ft Firewire Cable 6 Pin To 6 P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Human Smoke: The Beginnings of World War II, the End of Civiliz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79" calcext:value-type="float">
            <text:p>$9.7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I Am A Man Of Constant Sorr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I Am Weary (Let Me Res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I Can't Help Myself (Sugar Pie, Honey Bunch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I Love Bacon Custom Wristban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I Told You I Was Freak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If I Only Had A Bra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If... (Questions For The Game of Lif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32" calcext:value-type="float">
            <text:p>$9.3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iLive IS208B Stereo Speaker System with iPod Dock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7" calcext:value-type="float">
            <text:p>$29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I'm Not Dead (Main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Imperial Life in the Emerald City: Inside Iraq's Green Zone (Vintag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In Bocca al Lup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8" calcext:value-type="float">
            <text:p>$16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Infinite Je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Information Dashboard Design: The Effective Visual Communication of Dat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6.18" calcext:value-type="float">
            <text:p>$46.1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Into the Labyrin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$0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INTUOS3 Grip Pen Accessory Ki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$24.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Investment Banking Explained: An Insider's Guide to the Indust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7" calcext:value-type="float">
            <text:p>$32.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Investment Banking: Valuation, Leveraged Buyouts, and Mergers and Acquisitions (Wiley Fina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$50.4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Watches</text:p>
          </table:table-cell>
          <table:table-cell office:value-type="string" calcext:value-type="string">
            <text:p>Invicta Men's Pro Diver Collection Automatic Silver-Tone Watch #2298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9.99" calcext:value-type="float">
            <text:p>$11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Iomega Prestige 1 TB USB 2.0 Desktop External Hard Drive 34275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4.99" calcext:value-type="float">
            <text:p>$104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iPhone Fully Load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$13.5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.M. Coetzee: South Africa and the Politics of Writing (Perspectives on Southern Africa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58" calcext:value-type="float">
            <text:p>$9.5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Cell Phones &amp; Service</text:p>
          </table:table-cell>
          <table:table-cell office:value-type="string" calcext:value-type="string">
            <text:p>Jabra BT125 Bluetooth Headset , Black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7.26" calcext:value-type="float">
            <text:p>$37.2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JBuds Hi-Fi Noise-Reducing Ear Buds (Black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9.98" calcext:value-type="float">
            <text:p>$19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JBuds Hi-Fi Noise-Reducing Ear Buds (Black)</text:p>
          </table:table-cell>
          <table:table-cell office:value-type="string" calcext:value-type="string">
            <text:p>Amazon.com</text:p>
          </table:table-cell>
          <table:table-cell office:value-type="float" office:value="-2" calcext:value-type="float">
            <text:p>-2</text:p>
          </table:table-cell>
          <table:table-cell office:value-type="float" office:value="-19.98" calcext:value-type="float">
            <text:p>-$19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79.17" calcext:value-type="float">
            <text:p>$79.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11" calcext:value-type="float">
            <text:p>$21.1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11" calcext:value-type="float">
            <text:p>$21.1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32" calcext:value-type="float">
            <text:p>$20.3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21" calcext:value-type="float">
            <text:p>$18.2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59" calcext:value-type="float">
            <text:p>$16.5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$13.6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$12.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72" calcext:value-type="float">
            <text:p>$17.7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8" calcext:value-type="float">
            <text:p>$16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45" calcext:value-type="float">
            <text:p>$14.4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33" calcext:value-type="float">
            <text:p>$14.3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46" calcext:value-type="float">
            <text:p>$13.4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16" calcext:value-type="float">
            <text:p>$12.1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8" calcext:value-type="float">
            <text:p>$11.7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22" calcext:value-type="float">
            <text:p>$11.2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9" calcext:value-type="float">
            <text:p>$9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04" calcext:value-type="float">
            <text:p>$9.0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8" calcext:value-type="float">
            <text:p>$7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6.39" calcext:value-type="float">
            <text:p>-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K-del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Ken Jennings's Trivia Almanac: 7,777 Questions in 365 Day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Kensington Easy Riser Cooling Notebook Stand (K60112U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Khet - Eye of Horus Beamsplitter Expansion P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61" calcext:value-type="float">
            <text:p>$14.6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Khet: The Laser Gam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$32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Kidz Gear Headphones For Kid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5.98" calcext:value-type="float">
            <text:p>$35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Kindle 2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Hardware</text:p>
          </table:table-cell>
          <table:table-cell office:value-type="string" calcext:value-type="string">
            <text:p>Kindle 2: Amazon's New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$29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Kingston DataTraveler 4 GB USB 2.0 Flash Drive DTI/4GB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49" calcext:value-type="float">
            <text:p>$1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Kingston Technology MBLY/8GB 8GB Mobility Multi Kit (Black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9.96" calcext:value-type="float">
            <text:p>$39.9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Koyaanisqatsi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Laia Ladaia (Reza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Lapinh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Large Bag of Bones - 10 Pounds (BONES1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65.72" calcext:value-type="float">
            <text:p>$65.7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Lean On Me (Single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Learn Excel 2007 Essential Skills with the Smart Method: Courseware Tutorial for Self-Instruction to Beginner and Intermediate Le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Learn Excel from Mr. Excel: 277 Excel Mysteries Solve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67" calcext:value-type="float">
            <text:p>$11.6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LEATHER BRIEFCAS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$15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LEGO Batm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88" calcext:value-type="float">
            <text:p>$26.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Let the Great World Spin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$7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Levi's Men's 550 Big &amp; Tall Relaxed Fit Jean, Medium Stonewash, 56x30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99" calcext:value-type="float">
            <text:p>$3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Leviton 612-6260M-00W Decora 60-30-20-10 Preset Minute Electronic Timer, Whit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9.98" calcext:value-type="float">
            <text:p>$49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Life Is a Verb: 37 Days to Wake Up, Be Mindful, and Live Intentionall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11" calcext:value-type="float">
            <text:p>$8.1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Live at the Wol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$15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MAC brand Santoku Knife w/Bolster (#MSK65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$82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Mahjong Quest: An Epic Tale of Tile Matching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$0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ake the Winning Bid: Bidding Guidelines for the Advancing Play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35" calcext:value-type="float">
            <text:p>$14.3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Manfrotto 681B Professional Aluminum Monopod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$59.9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Marc by Marc Jacobs Totally Turnlock Posh Shoudler Bag Tote Lim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9.99" calcext:value-type="float">
            <text:p>$42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astering VBA for Microsoft Office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Maxell 2025 Lithium Button Cell Batte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$3.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e, Myself, and Bob: A True Story About Dreams, God, and Talking Vegetabl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MEG: Hell's Aquariu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Mental Clarity 60 VegiCap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Merriweather Post Pavil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Metal Pealess Waterproof Whistle</text:p>
          </table:table-cell>
          <table:table-cell office:value-type="string" calcext:value-type="string">
            <text:p>Third Party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$18.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hael Freeman's Perfect Exposure: The Professional's Guide to Capturing Perfect Digital Photograph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<text:s/>Office Excel 2003 Inside Out (Microsoft Office Excel Inside Ou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<text:s/>Office Outlook <text:s/>2007 Inside Ou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8" calcext:value-type="float">
            <text:p>$5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Access 2003 Forms, Reports, and Queries (Business Solution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7" calcext:value-type="float">
            <text:p>$19.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39" calcext:value-type="float">
            <text:p>$30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$3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$3.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6" calcext:value-type="float">
            <text:p>$6.6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$1.1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$0.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$28.1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$10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$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$4.0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3 Advanced &amp; Macro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$7.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3 Charts &amp; List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3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3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Excel 2007 Charts &amp; Table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Microsoft EXCEL 97/ Visual Basic Step-by-Step Book &amp; Dis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Excel and Access Integration: With Microsoft Office 2007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22" calcext:value-type="float">
            <text:p>$21.2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Office Access 2003: Comprehensive Concepts and Techniques, CourseCard Edition (Shelly Cashma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$14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 Formulas &amp; Function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$6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 Inside Ou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64" calcext:value-type="float">
            <text:p>$18.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Office PowerPoint 2003: Comprehensive Concepts and Techniques, CourseCar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$4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Office Word 2003: Comprehensive Concepts and Techniques, CourseCard Edition (Shelly Cashman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$4.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Outlook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Outlook 2007 Calendar, Contacts, Task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Advanced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$7.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7 Advanced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Project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$26.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SQL Server 2005 Unleash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icrosoft VBScript: Step by Ste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54" calcext:value-type="float">
            <text:p>$14.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Visio 2007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Word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Word 2003 Macros &amp; Template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icrosoft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06" calcext:value-type="float">
            <text:p>$20.0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Midsomer Murders: Set 1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0.35" calcext:value-type="float">
            <text:p>$30.3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Miffy and Friends: Miffy's School D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$4.0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Ministry of Sound: Annual 2009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LA Handbook for Writers of Research Papers 7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52" calcext:value-type="float">
            <text:p>$15.5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Monsters, Inc. (4-Disc Edition) [Blu-ray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Mountain Music Of Kentucky [2-CD Se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Moustache - Six W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$1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MPI Outdoors "You Can Survive" Compact-Outdoor Survival Stoge and Supplemen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$13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MR. BAR-B-Q Outdoor Patio Chair C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Mr. Beer Deluxe Bottling Syste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$14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Mr. Blue Sky (Album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Mr. Penumbra's Twenty-Four-Hour Book Sto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$0.8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214.18" calcext:value-type="float">
            <text:p>$214.1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14.18" calcext:value-type="float">
            <text:p>$214.1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6.82" calcext:value-type="float">
            <text:p>$96.8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$96.6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4.11" calcext:value-type="float">
            <text:p>$94.1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3.79" calcext:value-type="float">
            <text:p>$93.7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3.78" calcext:value-type="float">
            <text:p>$93.7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On Demand Videos</text:p>
          </table:table-cell>
          <table:table-cell office:value-type="string" calcext:value-type="string">
            <text:p>My Best Friend's Gir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y Book of Coloring (Kumon Workbook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$6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My First Book Of Cutting (Kumon Workbook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$6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Naqoyqatsi (Original Motion Picture Soundtr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Nerd Glas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$5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Netgear Digital Entertainer Live Wireless USB Adapter for EVA2000 Digital Entertainer L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94" calcext:value-type="float">
            <text:p>$36.9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Neurosmith Together Tunes Musical Play Blo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$7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Never Eat Alone: And Other Secrets to Success, One Relationship at a Ti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82" calcext:value-type="float">
            <text:p>$14.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New and Selected Poems: Volume O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$19.8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New Chapter - Every Woman's One Daily, 90 table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5.95" calcext:value-type="float">
            <text:p>$35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Night (Oprah's Book Club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$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Night of Thunder: A Bob Lee Swagger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Nintendo Wii Fit Board Anti-Slip Grip Foot Pad Silicone Skin - Bl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$8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No 15 Color Return Prog Print Cartridg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93" calcext:value-type="float">
            <text:p>$21.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No Logo: 10th Anniversary Edition with a New Introduction by the Auth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Norelco NT9110 Nose &amp; Ear Hair Trimm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Not Just the Best of the Larry Sanders Sh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$27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NurtureShock: New Thinking About Childre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OCTO Metal Stand for Amazon Kindl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Office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Office 2007 Library: Excel 2007 Bible, Access 2007 Bible, PowerPoint 2007 Bible,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1.34" calcext:value-type="float">
            <text:p>$91.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Office and SharePoint 2007 User's Guide: Integrating SharePoint with Excel, Outlook, Access and Word (Expert's Voi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Oh M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On Combat, The Psychology and Physiology of Deadly Conflict in War and in Pea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On Killing: The Psychological Cost of Learning to Kill in War and Socie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One Magical Sunday: (But Winning Isn't Everyth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One-Pound Fat Replica 1Lb Fat Model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$33.3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One-Pound Fat Replica 1Lb Fat Model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$33.3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One-pound Muscle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Optimal Portfolio Modeling, CD-ROM includes Models Using Excel and R: Models to Maximize Returns and Control Risk in Excel and R (Wiley Trading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Optimum Nutrition Gold Standard 100% Whey, Double Rich Chocolate, 5.15-Pound Tub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45" calcext:value-type="float">
            <text:p>$39.4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Original Apple USB Power Adapter for iPod, iPhone, iPhone 3G and iPhone 3G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65" calcext:value-type="float">
            <text:p>$8.6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Our Lady Queen of the Angel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$15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Out of Eden: The Peopling of the Wor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3" calcext:value-type="float">
            <text:p>$11.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Outliers: The Story of Succ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Outlook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$2.3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Oxo Good Grips Professional 6-1/2-Inch Santoku Kn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Package of 10 Replacement Kenmore Micro Bags Upright Model 5068,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$21.9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Paddy's Pub Flipadelphia Flip Cup Tournament T-Shirt (Smal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Pa-Kumpa!!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aper Tow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3" calcext:value-type="float">
            <text:p>$12.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$0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$0.1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erdido Street Sta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73" calcext:value-type="float">
            <text:p>$6.7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Perfect Dark Zero Limited Collector's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ets Go Pop!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3" calcext:value-type="float">
            <text:p>$12.2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Pet Supplies</text:p>
          </table:table-cell>
          <table:table-cell office:value-type="string" calcext:value-type="string">
            <text:p>PetSafe Outdoor Ultrasonic Bark Deterr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49" calcext:value-type="float">
            <text:p>$34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Philips Norelco T780 Rechargeable Vacuum Trimm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99" calcext:value-type="float">
            <text:p>$25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nk Brain, Blue Brain: How Small Differences Grow Into Troublesome Gaps -- And What We Can Do About I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(Business Solution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98" calcext:value-type="float">
            <text:p>$17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Play It Again, Sh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$1.8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Polaroid PoGo Instant Mobile Prin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9" calcext:value-type="float">
            <text:p>$5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Polaroid Zink Media 30-Pack for PoGo Instant Mobile Prin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ossession: A Roma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ower Excel 2007 with MrExcel (Video Training) (LiveLess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owerPoint 2003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owerPoint 2003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owerPoint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epare for Surgery, Heal Fas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inciples of Finance with Excel: Includes C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7.23" calcext:value-type="float">
            <text:p>$67.2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ro C# 2008 and the .NET 3.5 Platform, Fourth Edition (Windows.Net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.09" calcext:value-type="float">
            <text:p>$42.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64" calcext:value-type="float">
            <text:p>$34.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64" calcext:value-type="float">
            <text:p>$34.6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.48" calcext:value-type="float">
            <text:p>$27.4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Python Programming for the Absolute Begi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Quabaug Corp. Barge Cement Quar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8.56" calcext:value-type="float">
            <text:p>$48.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Quantitative Trading Strategies: Harnessing the Power of Quantitative Techniques to Create a Winning Trading Program (McGraw-Hill Traders Edg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5" calcext:value-type="float">
            <text:p>$40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Quantum Physics For Dummies (For Dummies (Math &amp; Scie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$13.5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Quattro Pro for DO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$0.7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Quattro Pro for DO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$0.2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oftware</text:p>
          </table:table-cell>
          <table:table-cell office:value-type="string" calcext:value-type="string">
            <text:p>QuickBooks Simple Start 2009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Raditude (Amazon MP3 Deluxe Exclusive Vers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Rags of My Soul: Poe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$1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Raising Jak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47" calcext:value-type="float">
            <text:p>$7.4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Rambo [Blu-ray]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28" calcext:value-type="float">
            <text:p>$13.2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agazine Subscriptions</text:p>
          </table:table-cell>
          <table:table-cell office:value-type="string" calcext:value-type="string">
            <text:p>Ranger Ric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Reading Financial Reports For Dummies (For Dummies (Business &amp; Personal Fina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Reasons for and Advantages of Breathing: Stories (P.S.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7" calcext:value-type="float">
            <text:p>$10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Redi Shade 3102496 Fabric Window Shade 36-by-72-Inch, Whi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$9.4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Reflections 60 by 120-Inch Oblong / Rectangle Tablecloth, Merlo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07" calcext:value-type="float">
            <text:p>$31.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Reharmonization Techniques (Berklee Method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Rehearsals for Departu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8" calcext:value-type="float">
            <text:p>$11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Restless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RibbonX: Customizing the Office 2007 Ribb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Road to the Rich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8.35" calcext:value-type="float">
            <text:p>$28.3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Rogue For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Roll 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Rompe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Rosel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Roundabou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Rubbermaid 7J18 Durable 3-Piece Canister Set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7.1" calcext:value-type="float">
            <text:p>$27.1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ad Man Happy Ma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Saint Anthony, Patron Saint of Bac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81" calcext:value-type="float">
            <text:p>$7.8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eauty</text:p>
          </table:table-cell>
          <table:table-cell office:value-type="string" calcext:value-type="string">
            <text:p>Salve 1 oz. by Cloveri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$7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oftware</text:p>
          </table:table-cell>
          <table:table-cell office:value-type="string" calcext:value-type="string">
            <text:p>Sanitarium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SANYO eneloop 4 Pack AA NiMH Pre-Charged Rechargeable Batter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71" calcext:value-type="float">
            <text:p>$12.7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Saturday Night Live - The Best of Steve Marti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chool Day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$1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chool Day (Ring Ring Goes The Bell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$1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Scosche sleekSYNC Retractable USB 2.0 cable for iPod and iPhone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54" calcext:value-type="float">
            <text:p>$17.5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Seagate FreeAgent Go Dock and Case 100521233 (Silver/Whit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5" calcext:value-type="float">
            <text:p>$22.8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Seeing and Savoring Jesus Ch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$17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Selling a Practice - Straightforward Answers to Tough Questio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$4.8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Sennheiser HD 205 Studio Monitor DJ Headphones w/ Swivel Ear Cu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$39.8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Serfas Stop Sign Bicycle Taillight (R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Seventh Generation Training Pants, 3t-4t, (32-40 Lbs), 26-count Packages (Pack of 4) (104 Training Pant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5.99" calcext:value-type="float">
            <text:p>$4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harePoint 2007 User's Guide: Learning Microsoft's Collaboration and Productivity Platfor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harePoint 2007 User's Guide: Learning Microsoft's Collaboration and Productivity Platfor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harpening the Warriors Edge: The Psychology &amp; Science of Train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Sid Meier's Civilization IV: Coloniz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$27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SIIG CB-SA0111-S1 3.3-Feet Serial ATA External Ca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82" calcext:value-type="float">
            <text:p>$9.8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Simple Th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$12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Simply Christian: Why Christianity Makes Sens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Six Days, Seven Nigh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Smart A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$19.6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Solaray - Empty Gelatin Capsules Size 000 100 Ca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68" calcext:value-type="float">
            <text:p>$5.6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Pet Supplies</text:p>
          </table:table-cell>
          <table:table-cell office:value-type="string" calcext:value-type="string">
            <text:p>Solid Gold Chicken, Turkey, White Fish and Liver Formul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94" calcext:value-type="float">
            <text:p>$26.9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Sony LCS-CST General Purpose Soft Carrying Case for Slim Cybershot Digital Camer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$8.7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Soul Ident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Soul Ident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Soul's Desi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$0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pace Oddity (1999 Digital Remas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Special Edition Using Microsoft Office Excel 200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pecial Edition Using Microsoft Office Excel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pectacular Sins: And Their Global Purpose in the Glory of Ch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Starfrit Manual Food Processo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5.36" calcext:value-type="float">
            <text:p>$35.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tatistical Analysis with Excel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Jewelry</text:p>
          </table:table-cell>
          <table:table-cell office:value-type="string" calcext:value-type="string">
            <text:p>Sterling Silver Filigree Circle Pendant, 18"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$35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Jewelry</text:p>
          </table:table-cell>
          <table:table-cell office:value-type="string" calcext:value-type="string">
            <text:p>Sterling Silver Marcasite &amp; Garnet-Colored Glass Teardrop Earr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$3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trange Day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Street Fighter IV Collector's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$7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treets Of Lared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Student Study Guide for Biolog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3.72" calcext:value-type="float">
            <text:p>$63.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ubstitute Teaching from A to Z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Sung by Alfred Sung for Women 3.4 oz Eau de Toilette Spr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16" calcext:value-type="float">
            <text:p>$23.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Super Crunchers: Why Thinking-By-Numbers is the New Way To Be Smar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8" calcext:value-type="float">
            <text:p>$10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Super Why!: Jack and the Beanstalk &amp; Other Story Book Adventur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33" calcext:value-type="float">
            <text:p>$8.3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Superman - The Animated Series, Volume Two (The New Superman Adventures) (DC Comics Classic Collec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$2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upermo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Surely You're Joking, Mr. Feynman! (Adventures of a Curious Characte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1" calcext:value-type="float">
            <text:p>$4.2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ffice Products</text:p>
          </table:table-cell>
          <table:table-cell office:value-type="string" calcext:value-type="string">
            <text:p>Swingline 747 Polished Chrome Classic Desk Stapler (S7074720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49" calcext:value-type="float">
            <text:p>$19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Sympathy For The Devi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agalog (Spoken Worl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7" calcext:value-type="float">
            <text:p>$32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ake Me Ho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Taylor Commercial Waterproof Digital Thermome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Excel 2003 (Teach Yourself VISUALLY (Tech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Microsoft Word 2003 (Teach Yourself VISUALLY (Tech)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PowerPoint 2003 (Teach Yourself VISUALLY (Tech)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equila (Original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errapin St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$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Pet Supplies</text:p>
          </table:table-cell>
          <table:table-cell office:value-type="string" calcext:value-type="string">
            <text:p>TetraMin Flakes, 2.20 Oun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Texas Instruments TI1795SV Solar Calculat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18" calcext:value-type="float">
            <text:p>$13.1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7 Principles of Fat Burning: Get Healthy, Lose Weight and Keep It Off!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47" calcext:value-type="float">
            <text:p>$12.4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16" calcext:value-type="float">
            <text:p>16</text:p>
          </table:table-cell>
          <table:table-cell office:value-type="float" office:value="47.84" calcext:value-type="float">
            <text:p>$47.8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9" calcext:value-type="float">
            <text:p>9</text:p>
          </table:table-cell>
          <table:table-cell office:value-type="float" office:value="26.91" calcext:value-type="float">
            <text:p>$26.9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$8.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Adobe Photoshop Lightroom 2 Book for Digital Photographers (Voices That Mat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Anthologist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$25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Anthologist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he Apartmen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he Art of Exotic Dancing for Everyday Women 3 DVD Set! Core Moves, Develop Your Routine, and Chair Dancing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Beatles Stereo Box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9.99" calcext:value-type="float">
            <text:p>$17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Bush Boom: How a Misunderestimated President Fixed a Broken Econom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$7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Bytch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he Cattle Cal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Complete Idiot's Guide to Writing Erotic Roma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3" calcext:value-type="float">
            <text:p>$11.5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Consolations of Philosoph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$2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Crow: New Songs for the Five-String Banj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Crow: New Songs for the Five-String Banj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6" calcext:value-type="float">
            <text:p>$6.9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Definitive Collec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$9.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Drunkard's Walk: How Randomness Rules Our Liv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Echo Mak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Elements of Style (Text to the Original Edition of 1918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$2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$6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78" calcext:value-type="float">
            <text:p>$5.7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$3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he Emperor's Club (Widescreen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Everything Word Scramble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The Extraordinary Lead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$2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Fermat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7" calcext:value-type="float">
            <text:p>$11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Fermat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$1.2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Fermata (Vintage Blu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$0.1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aby</text:p>
          </table:table-cell>
          <table:table-cell office:value-type="string" calcext:value-type="string">
            <text:p>The First Years Breastflow BPA Free Starter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aby</text:p>
          </table:table-cell>
          <table:table-cell office:value-type="string" calcext:value-type="string">
            <text:p>The First Years Breastflow Slow - Medium Flow Nipple - 2 P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5" calcext:value-type="float">
            <text:p>$13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Food of a Younger La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45" calcext:value-type="float">
            <text:p>$18.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$17.8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67" calcext:value-type="float">
            <text:p>$16.6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Girl Who Played with Fir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72" calcext:value-type="float">
            <text:p>$12.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Grappler's Book of Strangles and Chok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62" calcext:value-type="float">
            <text:p>$11.6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he Greatest Hits Of Sergio Mendes And Brasil '66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Insider: Music From The Motion Pictur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$2.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Instant Millionaire: A Tale of Wisdom and Weal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Last Tycoons: The Secret History of Lazard FrÃ¨res &amp; Co.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6" calcext:value-type="float">
            <text:p>$11.5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L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$2.3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L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$2.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Lost Symbo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17" calcext:value-type="float">
            <text:p>$16.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Lost Symbo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17" calcext:value-type="float">
            <text:p>$16.1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he Magic School Bus - Holiday Specia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$4.22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March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05" calcext:value-type="float">
            <text:p>$3.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Marlinspike Sail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$12.21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Mezzan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$11.1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Mezzani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$3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Middle of Thing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$2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Middle Temple Murder by J.S. Fletcher by J.S. Fletch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9" calcext:value-type="float">
            <text:p>$4.2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Mosquito Coas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89" calcext:value-type="float">
            <text:p>$3.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Name of the Rose: including the Author's Postscrip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he Ninth Ga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Other</text:p>
          </table:table-cell>
          <table:table-cell office:value-type="string" calcext:value-type="string">
            <text:p>The Online Millionaire: Strategies for Building a Web-Based Empire on eBay and Beyo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49" calcext:value-type="float">
            <text:p>$2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he Out-of-Town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Paradox of Choice: Why More Is L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88" calcext:value-type="float">
            <text:p>$9.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Piano Tun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Platinum Collec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$4.3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PowerScore GMAT Critical Reasoning Bible: A Comprehensive System for Attacking the GMAT Critical Reasoning Questio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PowerScore GMAT Sentence Correction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Prize: The Epic Quest for Oil, Money and Pow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$0.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R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$88.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Race...from Pit Row to Victory La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2" calcext:value-type="float">
            <text:p>$13.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Red Queen: Sex and the Evolution of Human Natu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Restaurant Managers Handbook: How to Set Up, Operate, and Manage a Financially Successful Food Service Opera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4.97" calcext:value-type="float">
            <text:p>$54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Sea to the Nor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$2.6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$0.9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$0.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Snowball: Warren Buffett and the Business of L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$23.1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Snowball: Warren Buffett and the Business of Lif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$3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Songl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he Soul Jazz Legacy - CTI: The Master Collection Volum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8" calcext:value-type="float">
            <text:p>$12.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Splicing Handbook: Techniques for Modern and Traditional Ropes, Second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86" calcext:value-type="float">
            <text:p>$11.8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Story of the Gho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he Three Marriages: Reimagining Work, Self and Relationshi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8" calcext:value-type="float">
            <text:p>$6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e Total Brain Workou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E ULTIMATE COLLEC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$19.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Visual Display of Quantitative Information, 2nd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$28.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World on Sunday : Graphic Art in Joseph Pulitzer's Newspaper (1898 - 1911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3.75" calcext:value-type="float">
            <text:p>$33.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he Worst Journey in the World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4" calcext:value-type="float">
            <text:p>$12.2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Thermaltake Sata HDD USB Docking St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99" calcext:value-type="float">
            <text:p>$3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ThinkFun Gordians Kno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is Is Not a Game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Thomas &amp; Friends Wooden Railway - 6-1/2 Inch Single Curved Switch Track (2 piec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$12.9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horn Quee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7" calcext:value-type="float">
            <text:p>$4.4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row Down Your Heart, Tales from the Acoustic Planet, Vol. 3: Africa Sess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Throw Down Your Heart, Tales from the Acoustic Planet, Vol. 3: Africa Sess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49" calcext:value-type="float">
            <text:p>$13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ic Tac To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ic Tac To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ime Bandits (Criterion Collection Spine #37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7" calcext:value-type="float">
            <text:p>$8.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To the Golden Shore: The Life of Adoniram Juds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$13.6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Toccata and Fugue in D minor, BWV 565/Toccata (Instrumenta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$10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Tommy Bahama By Tommy Bahama For Men. Cologne Spray 3.4 Oun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8" calcext:value-type="float">
            <text:p>$32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Transcend 16 GB SDHC SD Class 6 Flash Memory Card TS16GSDHC6E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99" calcext:value-type="float">
            <text:p>$26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Transcend 8 GB SDHC SD Class 6 Flash Memory Card TS8GSDHC6E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Transforming Performance Measurement: Rethinking the Way We Measure and Drive Organizational Succ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$3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TrendyDigital MaxGuard Leather Cover + WaterGuard Waterproof Case for Kindl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TrendyDigital WaterGuard Waterproof Case for Kindle, Blue Bord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TrendyDigital WaterGuard Waterproof Case for Kindle, Blue Bord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T-Rex Timberki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66" calcext:value-type="float">
            <text:p>$21.6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Trojan SUPRA Lubricated: 18-Pack of Condo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85" calcext:value-type="float">
            <text:p>$21.8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Tuff Tur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oftware</text:p>
          </table:table-cell>
          <table:table-cell office:value-type="string" calcext:value-type="string">
            <text:p>TurboTax Home &amp; Business Federal + State + eFile 2008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7.15" calcext:value-type="float">
            <text:p>$47.1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Twilight (The Twilight Saga, Book 1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$6.5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Health &amp; Personal Care</text:p>
          </table:table-cell>
          <table:table-cell office:value-type="string" calcext:value-type="string">
            <text:p>TwinLab B-12 Dots Vitamin B-12 Tablets, 5000 mcg, 60-Count Bottles (Pack of 2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55" calcext:value-type="float">
            <text:p>$24.5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U and I: A True Sto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$3.5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Ultra 2008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Up (4 Disc Combo Pack with Digital Copy and DVD) [Blu-ray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Upa Neguinh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USB Data Cable + Rapid Car Charger With IC Chip For LG VX9100 EnV2, VX8610 Decoy, AX300, AX830 Glimmer, LX400 Blue, LX400 Burgundy, UX300 Cell Phone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8.34" calcext:value-type="float">
            <text:p>$8.34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USB INTERCOOLER 4 COOLING FAN + HDMI CABLE for SONY PS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45" calcext:value-type="float">
            <text:p>$9.4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UTG Airsoft Foldable Target With Zippered Mesh Pellet Trap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$19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Valor's Tria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$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Vantec NexStar 3 NST-360U2-BK 3.5-Inch IDE to USB 2.0 External Hard Drive Enclosure (Onyx 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99" calcext:value-type="float">
            <text:p>$30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Vault Career Guide to Investment Banking, 6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Vault Guide to Finance Interviews, 7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VBA and Macros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Vbscript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4.95" calcext:value-type="float">
            <text:p>$74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ols &amp; Hardware</text:p>
          </table:table-cell>
          <table:table-cell office:value-type="string" calcext:value-type="string">
            <text:p>Vector VEC 024B 400-Watt D/C to A/C Power Inverter with Power Level Me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.99" calcext:value-type="float">
            <text:p>$42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Victory Point: Operations Red Wings and Whalers - the Marine Corps' Battle for Freedom in Afghanista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13" calcext:value-type="float">
            <text:p>$17.13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Vinturi Essential Wine Aerato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1.88" calcext:value-type="float">
            <text:p>$31.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$11.1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utomotive</text:p>
          </table:table-cell>
          <table:table-cell office:value-type="string" calcext:value-type="string">
            <text:p>Wagan Twin USB/DC Cup Holder Adap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37" calcext:value-type="float">
            <text:p>$9.3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Wake Of The Floo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Wake Your Daughter U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12" calcext:value-type="float">
            <text:p>$6.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all Street Lingo: Thousands of Investment Terms Explained Simpl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Wanted: Dead or Aliv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$18.8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7" calcext:value-type="float">
            <text:p>$10.9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Western Digital 1 TB Caviar Green SATA Intellipower 32 MB Cache Bulk/OEM Desktop Hard Drive WD10EADS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4.99" calcext:value-type="float">
            <text:p>$84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What I Learned Losing a Million Dollar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$3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ndle eBooks</text:p>
          </table:table-cell>
          <table:table-cell office:value-type="string" calcext:value-type="string">
            <text:p>What the Storm Mea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$2.3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What Would Bacon Do Folder with Spi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$4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DVD</text:p>
          </table:table-cell>
          <table:table-cell office:value-type="string" calcext:value-type="string">
            <text:p>What's Eating Gilbert Grape (Special Collector's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hen Genius Failed: The Rise and Fall of Long-Term Capital Manage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7" calcext:value-type="float">
            <text:p>$10.47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When Summer Turns To Sn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Where The Sun Don't Sh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Who Knew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Who Kne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Who Say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$1.2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Willie and the Whe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Electronics</text:p>
          </table:table-cell>
          <table:table-cell office:value-type="string" calcext:value-type="string">
            <text:p>Winegard SS-3000 Amplified Indoor UHF/VHF Anten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0.99" calcext:value-type="float">
            <text:p>$5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Kitchen &amp; Housewares</text:p>
          </table:table-cell>
          <table:table-cell office:value-type="string" calcext:value-type="string">
            <text:p>Winware 3-Ply Stainless Steel 12 Inch Fry Pan with Silicone Slee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9.99" calcext:value-type="float">
            <text:p>$49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isconsin Death Trip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6.14" calcext:value-type="float">
            <text:p>$46.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isconsin Death Tri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$23.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itch on the Water</text:p>
          </table:table-cell>
          <table:table-cell office:value-type="string" calcext:value-type="string">
            <text:p>Amazon.com</text:p>
          </table:table-cell>
          <table:table-cell office:value-type="float" office:value="5" calcext:value-type="float">
            <text:p>5</text:p>
          </table:table-cell>
          <table:table-cell office:value-type="float" office:value="46.6" calcext:value-type="float">
            <text:p>$46.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olf Hall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$11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Apparel &amp; Accessories</text:p>
          </table:table-cell>
          <table:table-cell office:value-type="string" calcext:value-type="string">
            <text:p>Woolrich Men's Wool Railroad Vest, NO COLOR, Size X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$65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Word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$6.06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Word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ordPres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Working with Difficult People (Worksmart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$5.3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Toys &amp; Games</text:p>
          </table:table-cell>
          <table:table-cell office:value-type="string" calcext:value-type="string">
            <text:p>Working Wood Trebuchet DIY Kit 17" X 7" X 24"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$3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</text:p>
          </table:table-cell>
          <table:table-cell office:value-type="string" calcext:value-type="string">
            <text:p>WOW Hits 2010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69" calcext:value-type="float">
            <text:p>$9.6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Writing Excel Macro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6" calcext:value-type="float">
            <text:p>$6.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Writing Excel Macros with VBA, 2nd Edition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Books</text:p>
          </table:table-cell>
          <table:table-cell office:value-type="string" calcext:value-type="string">
            <text:p>Writing Excel Macros with VBA, 2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8" calcext:value-type="float">
            <text:p>$18.98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Games</text:p>
          </table:table-cell>
          <table:table-cell office:value-type="string" calcext:value-type="string">
            <text:p>Xbox 360 Over Ear Head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s</text:p>
          </table:table-cell>
          <table:table-cell office:value-type="string" calcext:value-type="string">
            <text:p>XSLT 1.0 Pocket Reference (Pocket Reference (O'Reilly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Video On Demand Videos</text:p>
          </table:table-cell>
          <table:table-cell office:value-type="string" calcext:value-type="string">
            <text:p>Year One (R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Year Zer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P3 Downloads</text:p>
          </table:table-cell>
          <table:table-cell office:value-type="string" calcext:value-type="string">
            <text:p>Ye-Me-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Sports &amp; Outdoors</text:p>
          </table:table-cell>
          <table:table-cell office:value-type="string" calcext:value-type="string">
            <text:p>YZERMAN 2008 STANLEY CUP #19 Detroit Red Wings RBK Premier NHL Hockey Jersey by Reebok ( NHLPA Certified Custom Sewn Authentic Twil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$180.00</text:p>
          </table:table-cell>
          <table:table-cell table:number-columns-repeated="1019"/>
        </table:table-row>
        <table:table-row table:style-name="ro3" table:visibility="filter">
          <table:table-cell office:value-type="string" calcext:value-type="string">
            <text:p>Musical Instruments</text:p>
          </table:table-cell>
          <table:table-cell office:value-type="string" calcext:value-type="string">
            <text:p>Zoom MRT3 Micro Rhythm Trak Drum Mach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4.75" calcext:value-type="float">
            <text:p>$84.75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 table:number-rows-repeated="104718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vot Table_Data_3" table:style-name="ta2">
        <office:forms form:automatic-focus="false" form:apply-design-mode="false"/>
        <table:table-column table:style-name="co7" table:default-cell-style-name="ce6"/>
        <table:table-column table:style-name="co7" table:default-cell-style-name="ce9"/>
        <table:table-column table:style-name="co8" table:default-cell-style-name="ce12"/>
        <table:table-row table:style-name="ro5">
          <table:table-cell office:value-type="string" calcext:value-type="string">
            <text:p>Seller</text:p>
          </table:table-cell>
          <table:table-cell office:value-type="string" calcext:value-type="string">
            <text:p>Product Line</text:p>
          </table:table-cell>
          <table:table-cell office:value-type="string" calcext:value-type="string">
            <text:p>Sum - Revenue ($)</text:p>
          </table:table-cell>
        </table:table-row>
        <table:table-row table:style-name="ro5">
          <table:table-cell table:style-name="ce7" office:value-type="string" calcext:value-type="string">
            <text:p>Amazon.com</text:p>
          </table:table-cell>
          <table:table-cell table:style-name="ce10" office:value-type="string" calcext:value-type="string">
            <text:p>Books</text:p>
          </table:table-cell>
          <table:table-cell table:style-name="ce13" office:value-type="float" office:value="20485.1199999999" calcext:value-type="float">
            <text:p>$20,485.12</text:p>
          </table:table-cell>
        </table:table-row>
        <table:table-row table:style-name="ro5">
          <table:table-cell table:style-name="ce8" office:value-type="string" calcext:value-type="string">
            <text:p>Total Result</text:p>
          </table:table-cell>
          <table:table-cell table:style-name="ce11"/>
          <table:table-cell table:style-name="ce14" office:value-type="float" office:value="20485.1199999999" calcext:value-type="float">
            <text:p>$20,485.12</text:p>
          </table:table-cell>
        </table:table-row>
      </table:table>
      <table:table table:name="Pivot Table_Data_4" table:style-name="ta2">
        <office:forms form:automatic-focus="false" form:apply-design-mode="false"/>
        <table:table-column table:style-name="co7" table:default-cell-style-name="ce15"/>
        <table:table-column table:style-name="co7" table:default-cell-style-name="ce19"/>
        <table:table-column table:style-name="co9" table:default-cell-style-name="ce23"/>
        <table:table-row table:style-name="ro5"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5">
          <table:table-cell table:style-name="ce16" office:value-type="string" calcext:value-type="string">
            <text:p>Seller</text:p>
          </table:table-cell>
          <table:table-cell table:style-name="ce20" office:value-type="string" calcext:value-type="string">
            <text:p>Sum - Items Shipped</text:p>
          </table:table-cell>
          <table:table-cell table:style-name="ce24" office:value-type="string" calcext:value-type="string">
            <text:p>Sum - Revenue ($)</text:p>
          </table:table-cell>
        </table:table-row>
        <table:table-row table:style-name="ro5">
          <table:table-cell table:style-name="ce17" office:value-type="string" calcext:value-type="string">
            <text:p>Third Party</text:p>
          </table:table-cell>
          <table:table-cell table:style-name="ce21" office:value-type="float" office:value="475" calcext:value-type="float">
            <text:p>475</text:p>
          </table:table-cell>
          <table:table-cell table:style-name="ce25" office:value-type="float" office:value="10382.26" calcext:value-type="float">
            <text:p>$10,382.26</text:p>
          </table:table-cell>
        </table:table-row>
        <table:table-row table:style-name="ro5">
          <table:table-cell table:style-name="ce18" office:value-type="string" calcext:value-type="string">
            <text:p>Total Result</text:p>
          </table:table-cell>
          <table:table-cell table:style-name="ce22" office:value-type="float" office:value="475" calcext:value-type="float">
            <text:p>475</text:p>
          </table:table-cell>
          <table:table-cell table:style-name="ce26" office:value-type="float" office:value="10382.26" calcext:value-type="float">
            <text:p>$10,382.26</text:p>
          </table:table-cell>
        </table:table-row>
      </table:table>
      <table:table table:name="Pivot Table_Data_1" table:style-name="ta2">
        <office:forms form:automatic-focus="false" form:apply-design-mode="false"/>
        <table:table-column table:style-name="co10" table:default-cell-style-name="ce28"/>
        <table:table-column table:style-name="co11" table:default-cell-style-name="ce30"/>
        <table:table-row table:style-name="ro5">
          <table:table-cell table:style-name="ce27" office:value-type="string" calcext:value-type="string">
            <text:p>Column B</text:p>
          </table:table-cell>
          <table:table-cell table:style-name="ce12" office:value-type="string" calcext:value-type="string">
            <text:p>Sum - Column E</text:p>
          </table:table-cell>
        </table:table-row>
        <table:table-row table:style-name="ro5">
          <table:table-cell table:style-name="ce17" office:value-type="string" calcext:value-type="string">
            <text:p>(1) Dr. Schulze Intestinal Formula #1 Colon Cleanse Laxative - 90 Capsules</text:p>
          </table:table-cell>
          <table:table-cell table:style-name="ce29" office:value-type="float" office:value="18.09" calcext:value-type="float">
            <text:p>$18.09</text:p>
          </table:table-cell>
        </table:table-row>
        <table:table-row table:style-name="ro5">
          <table:table-cell office:value-type="string" calcext:value-type="string">
            <text:p>1,000 Artist Journal Pages: Personal Pages and Inspirations (1000 Series)</text:p>
          </table:table-cell>
          <table:table-cell office:value-type="float" office:value="15.68" calcext:value-type="float">
            <text:p>$15.68</text:p>
          </table:table-cell>
        </table:table-row>
        <table:table-row table:style-name="ro5">
          <table:table-cell office:value-type="string" calcext:value-type="string">
            <text:p>100 Minds That Made the Market (Fisher Investments Press)</text:p>
          </table:table-cell>
          <table:table-cell office:value-type="float" office:value="13.57" calcext:value-type="float">
            <text:p>$13.57</text:p>
          </table:table-cell>
        </table:table-row>
        <table:table-row table:style-name="ro5">
          <table:table-cell office:value-type="string" calcext:value-type="string">
            <text:p>1001 Natural Wonders You Must See Before You Die: UNESCO Edition</text:p>
          </table:table-cell>
          <table:table-cell office:value-type="float" office:value="23.1" calcext:value-type="float">
            <text:p>$23.10</text:p>
          </table:table-cell>
        </table:table-row>
        <table:table-row table:style-name="ro5">
          <table:table-cell office:value-type="string" calcext:value-type="string">
            <text:p>1001 Paintings You Must See Before You Die</text:p>
          </table:table-cell>
          <table:table-cell office:value-type="float" office:value="24.39" calcext:value-type="float">
            <text:p>$24.39</text:p>
          </table:table-cell>
        </table:table-row>
        <table:table-row table:style-name="ro5">
          <table:table-cell office:value-type="string" calcext:value-type="string">
            <text:p>13 Pack of HP 02 Compatible Ink Cartridges: 3 Black + 2 Cyan, Magenta, Yellow, Light Cyan, Light Magenta by 4inkjets/LD</text:p>
          </table:table-cell>
          <table:table-cell office:value-type="float" office:value="59.99" calcext:value-type="float">
            <text:p>$59.99</text:p>
          </table:table-cell>
        </table:table-row>
        <table:table-row table:style-name="ro5">
          <table:table-cell office:value-type="string" calcext:value-type="string">
            <text:p>16-Piece Deluxe Watch Opener Tool Kit Repair Pin Remover</text:p>
          </table:table-cell>
          <table:table-cell office:value-type="float" office:value="9.75" calcext:value-type="float">
            <text:p>$9.75</text:p>
          </table:table-cell>
        </table:table-row>
        <table:table-row table:style-name="ro5">
          <table:table-cell office:value-type="string" calcext:value-type="string">
            <text:p>2 in 1 USB Retractable Data Cable for Creative Zen Vision V, V Plus, Micro, Micro Photo, Muvo Slim, Xmod, Stone, Neeon 2, Neeon 512mb, Neeon 1gb, Neeo</text:p>
          </table:table-cell>
          <table:table-cell office:value-type="float" office:value="6.66" calcext:value-type="float">
            <text:p>$6.66</text:p>
          </table:table-cell>
        </table:table-row>
        <table:table-row table:style-name="ro5">
          <table:table-cell office:value-type="string" calcext:value-type="string">
            <text:p>2 Over 1 Game Force (The Official Better Bridge)</text:p>
          </table:table-cell>
          <table:table-cell office:value-type="float" office:value="13.57" calcext:value-type="float">
            <text:p>$13.57</text:p>
          </table:table-cell>
        </table:table-row>
        <table:table-row table:style-name="ro5">
          <table:table-cell office:value-type="string" calcext:value-type="string">
            <text:p>2-Channel RC Super Sonic Radio Control Airplane</text:p>
          </table:table-cell>
          <table:table-cell office:value-type="float" office:value="21.25" calcext:value-type="float">
            <text:p>$21.25</text:p>
          </table:table-cell>
        </table:table-row>
        <table:table-row table:style-name="ro5">
          <table:table-cell office:value-type="string" calcext:value-type="string">
            <text:p>2666: A Novel</text:p>
          </table:table-cell>
          <table:table-cell office:value-type="float" office:value="11.97" calcext:value-type="float">
            <text:p>$11.97</text:p>
          </table:table-cell>
        </table:table-row>
        <table:table-row table:style-name="ro5">
          <table:table-cell office:value-type="string" calcext:value-type="string">
            <text:p>3D THE BRAIN Miscellaneous Candy Mold Chocolate</text:p>
          </table:table-cell>
          <table:table-cell office:value-type="float" office:value="2.29" calcext:value-type="float">
            <text:p>$2.29</text:p>
          </table:table-cell>
        </table:table-row>
        <table:table-row table:style-name="ro5">
          <table:table-cell office:value-type="string" calcext:value-type="string">
            <text:p>5 X LED MINI MICRO BLACK KEYCHAIN KEY RING SUPER BRIGHT FLASH LIGHT WHITE LIGHT</text:p>
          </table:table-cell>
          <table:table-cell office:value-type="float" office:value="9.95" calcext:value-type="float">
            <text:p>$9.95</text:p>
          </table:table-cell>
        </table:table-row>
        <table:table-row table:style-name="ro5">
          <table:table-cell office:value-type="string" calcext:value-type="string">
            <text:p>500+ Sound Effects</text:p>
          </table:table-cell>
          <table:table-cell office:value-type="float" office:value="1.99" calcext:value-type="float">
            <text:p>$1.99</text:p>
          </table:table-cell>
        </table:table-row>
        <table:table-row table:style-name="ro5">
          <table:table-cell office:value-type="string" calcext:value-type="string">
            <text:p>808s &amp; Heartbreak</text:p>
          </table:table-cell>
          <table:table-cell office:value-type="float" office:value="5" calcext:value-type="float">
            <text:p>$5.00</text:p>
          </table:table-cell>
        </table:table-row>
        <table:table-row table:style-name="ro5">
          <table:table-cell office:value-type="string" calcext:value-type="string">
            <text:p>92 Pacific Boulevard (Cedar Cove)</text:p>
          </table:table-cell>
          <table:table-cell office:value-type="float" office:value="7.99" calcext:value-type="float">
            <text:p>$7.99</text:p>
          </table:table-cell>
        </table:table-row>
        <table:table-row table:style-name="ro5">
          <table:table-cell office:value-type="string" calcext:value-type="string">
            <text:p>A Bold Fresh Piece of Humanity</text:p>
          </table:table-cell>
          <table:table-cell office:value-type="float" office:value="15.6" calcext:value-type="float">
            <text:p>$15.60</text:p>
          </table:table-cell>
        </table:table-row>
        <table:table-row table:style-name="ro5">
          <table:table-cell office:value-type="string" calcext:value-type="string">
            <text:p>A Charlie Brown Thanksgiving (Peanuts)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A Good Man in Africa: A Novel</text:p>
          </table:table-cell>
          <table:table-cell office:value-type="float" office:value="10.85" calcext:value-type="float">
            <text:p>$10.85</text:p>
          </table:table-cell>
        </table:table-row>
        <table:table-row table:style-name="ro5">
          <table:table-cell office:value-type="string" calcext:value-type="string">
            <text:p>A Guide to Microsoft Excel 2007 for Scientists and Engineers</text:p>
          </table:table-cell>
          <table:table-cell office:value-type="float" office:value="25.8" calcext:value-type="float">
            <text:p>$25.80</text:p>
          </table:table-cell>
        </table:table-row>
        <table:table-row table:style-name="ro5">
          <table:table-cell office:value-type="string" calcext:value-type="string">
            <text:p>A Hundred Things Keep Me Up At Night</text:p>
          </table:table-cell>
          <table:table-cell office:value-type="float" office:value="13.99" calcext:value-type="float">
            <text:p>$13.99</text:p>
          </table:table-cell>
        </table:table-row>
        <table:table-row table:style-name="ro5">
          <table:table-cell office:value-type="string" calcext:value-type="string">
            <text:p>A Little Hometown Love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A Madman Dreams of Turing Machines</text:p>
          </table:table-cell>
          <table:table-cell office:value-type="float" office:value="10.94" calcext:value-type="float">
            <text:p>$10.94</text:p>
          </table:table-cell>
        </table:table-row>
        <table:table-row table:style-name="ro5">
          <table:table-cell office:value-type="string" calcext:value-type="string">
            <text:p>A Picture of Nectar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5">
          <table:table-cell office:value-type="string" calcext:value-type="string">
            <text:p>A Princess of Landover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A Revolution In Eating: How the Quest for Food Shaped America (Arts and Traditions of the Table)</text:p>
          </table:table-cell>
          <table:table-cell office:value-type="float" office:value="0.95" calcext:value-type="float">
            <text:p>$0.95</text:p>
          </table:table-cell>
        </table:table-row>
        <table:table-row table:style-name="ro5">
          <table:table-cell office:value-type="string" calcext:value-type="string">
            <text:p>A Week At The Airport: A Heathrow Diary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Acai Berry Extreme All-In-One Colon Cleanse, Weight Loss, Antioxidant, Appetite Suppressant, Metabolism Booster</text:p>
          </table:table-cell>
          <table:table-cell office:value-type="float" office:value="32.95" calcext:value-type="float">
            <text:p>$32.95</text:p>
          </table:table-cell>
        </table:table-row>
        <table:table-row table:style-name="ro5">
          <table:table-cell office:value-type="string" calcext:value-type="string">
            <text:p>Access 2003 Bible</text:p>
          </table:table-cell>
          <table:table-cell office:value-type="float" office:value="65.51" calcext:value-type="float">
            <text:p>$65.51</text:p>
          </table:table-cell>
        </table:table-row>
        <table:table-row table:style-name="ro5">
          <table:table-cell office:value-type="string" calcext:value-type="string">
            <text:p>Access 2007 All-in-One Desk Reference For Dummies</text:p>
          </table:table-cell>
          <table:table-cell office:value-type="float" office:value="19.79" calcext:value-type="float">
            <text:p>$19.79</text:p>
          </table:table-cell>
        </table:table-row>
        <table:table-row table:style-name="ro5">
          <table:table-cell office:value-type="string" calcext:value-type="string">
            <text:p>Access 2007 For Dummies</text:p>
          </table:table-cell>
          <table:table-cell office:value-type="float" office:value="14.29" calcext:value-type="float">
            <text:p>$14.29</text:p>
          </table:table-cell>
        </table:table-row>
        <table:table-row table:style-name="ro5">
          <table:table-cell office:value-type="string" calcext:value-type="string">
            <text:p>Access 2007 Programming by Example with VBA, XML, and ASP (Wordware Database Library)</text:p>
          </table:table-cell>
          <table:table-cell office:value-type="float" office:value="26.37" calcext:value-type="float">
            <text:p>$26.37</text:p>
          </table:table-cell>
        </table:table-row>
        <table:table-row table:style-name="ro5">
          <table:table-cell office:value-type="string" calcext:value-type="string">
            <text:p>Access 2007 VBA Bible: For Data-Centric Microsoft Office Applications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Access 2007 VBA Programmer's Reference (Programmer to Programmer)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Access 2007 VBA Programming For Dummies</text:p>
          </table:table-cell>
          <table:table-cell office:value-type="float" office:value="24.74" calcext:value-type="float">
            <text:p>$24.74</text:p>
          </table:table-cell>
        </table:table-row>
        <table:table-row table:style-name="ro5">
          <table:table-cell office:value-type="string" calcext:value-type="string">
            <text:p>Access 2007: The Missing Manual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5">
          <table:table-cell office:value-type="string" calcext:value-type="string">
            <text:p>Access VBA Programming For Dummies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5">
          <table:table-cell office:value-type="string" calcext:value-type="string">
            <text:p>Accounting For Dummies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5">
          <table:table-cell office:value-type="string" calcext:value-type="string">
            <text:p>Accu-Chek-Aviva Test Strips, 50 Test Strips</text:p>
          </table:table-cell>
          <table:table-cell office:value-type="float" office:value="25.75" calcext:value-type="float">
            <text:p>$25.75</text:p>
          </table:table-cell>
        </table:table-row>
        <table:table-row table:style-name="ro5">
          <table:table-cell office:value-type="string" calcext:value-type="string">
            <text:p>AccuSharp 001 Knife Sharpener</text:p>
          </table:table-cell>
          <table:table-cell office:value-type="float" office:value="9.49" calcext:value-type="float">
            <text:p>$9.49</text:p>
          </table:table-cell>
        </table:table-row>
        <table:table-row table:style-name="ro5">
          <table:table-cell office:value-type="string" calcext:value-type="string">
            <text:p>Adobe Acrobat 9 Classroom in a Book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5">
          <table:table-cell office:value-type="string" calcext:value-type="string">
            <text:p>Adobe Acrobat Professional 9</text:p>
          </table:table-cell>
          <table:table-cell office:value-type="float" office:value="299.99" calcext:value-type="float">
            <text:p>$299.99</text:p>
          </table:table-cell>
        </table:table-row>
        <table:table-row table:style-name="ro5">
          <table:table-cell office:value-type="string" calcext:value-type="string">
            <text:p>Adobe Acrobat Standard 9</text:p>
          </table:table-cell>
          <table:table-cell office:value-type="float" office:value="242.99" calcext:value-type="float">
            <text:p>$242.99</text:p>
          </table:table-cell>
        </table:table-row>
        <table:table-row table:style-name="ro5">
          <table:table-cell office:value-type="string" calcext:value-type="string">
            <text:p>Adult Brain Costume Hat</text:p>
          </table:table-cell>
          <table:table-cell office:value-type="float" office:value="29.98" calcext:value-type="float">
            <text:p>$29.98</text:p>
          </table:table-cell>
        </table:table-row>
        <table:table-row table:style-name="ro5">
          <table:table-cell office:value-type="string" calcext:value-type="string">
            <text:p>Adventure Medical Kits/Tender Corporation QuikClot Travel hemostatic clotting bag</text:p>
          </table:table-cell>
          <table:table-cell office:value-type="float" office:value="9.98" calcext:value-type="float">
            <text:p>$9.98</text:p>
          </table:table-cell>
        </table:table-row>
        <table:table-row table:style-name="ro5">
          <table:table-cell office:value-type="string" calcext:value-type="string">
            <text:p>Alias</text:p>
          </table:table-cell>
          <table:table-cell office:value-type="float" office:value="0.01" calcext:value-type="float">
            <text:p>$0.01</text:p>
          </table:table-cell>
        </table:table-row>
        <table:table-row table:style-name="ro5">
          <table:table-cell office:value-type="string" calcext:value-type="string">
            <text:p>Alice's Adventures in Wonderland and Through the Looking Glass (Signet Classics)</text:p>
          </table:table-cell>
          <table:table-cell office:value-type="float" office:value="3.95" calcext:value-type="float">
            <text:p>$3.95</text:p>
          </table:table-cell>
        </table:table-row>
        <table:table-row table:style-name="ro5">
          <table:table-cell office:value-type="string" calcext:value-type="string">
            <text:p>Alison Balter's Mastering Microsoft Office Access 2003</text:p>
          </table:table-cell>
          <table:table-cell office:value-type="float" office:value="8.5" calcext:value-type="float">
            <text:p>$8.50</text:p>
          </table:table-cell>
        </table:table-row>
        <table:table-row table:style-name="ro5">
          <table:table-cell office:value-type="string" calcext:value-type="string">
            <text:p>Alison Balter's Mastering Microsoft Office Access 2007 Development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5">
          <table:table-cell office:value-type="string" calcext:value-type="string">
            <text:p>All New Square Foot Gardening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5">
          <table:table-cell office:value-type="string" calcext:value-type="string">
            <text:p>All Things Must Pass [DIGI-PAK EDITION]</text:p>
          </table:table-cell>
          <table:table-cell office:value-type="float" office:value="18.97" calcext:value-type="float">
            <text:p>$18.97</text:p>
          </table:table-cell>
        </table:table-row>
        <table:table-row table:style-name="ro5">
          <table:table-cell office:value-type="string" calcext:value-type="string">
            <text:p>Altec Lansing T612 Digital Speaker for iPod and iPhone (Black)</text:p>
          </table:table-cell>
          <table:table-cell office:value-type="float" office:value="109.99" calcext:value-type="float">
            <text:p>$109.99</text:p>
          </table:table-cell>
        </table:table-row>
        <table:table-row table:style-name="ro5">
          <table:table-cell office:value-type="string" calcext:value-type="string">
            <text:p>Amazing Grace</text:p>
          </table:table-cell>
          <table:table-cell office:value-type="float" office:value="0.89" calcext:value-type="float">
            <text:p>$0.89</text:p>
          </table:table-cell>
        </table:table-row>
        <table:table-row table:style-name="ro5">
          <table:table-cell office:value-type="string" calcext:value-type="string">
            <text:p>Amazon Kindle 2 Leather Cover</text:p>
          </table:table-cell>
          <table:table-cell office:value-type="float" office:value="59.98" calcext:value-type="float">
            <text:p>$59.98</text:p>
          </table:table-cell>
        </table:table-row>
        <table:table-row table:style-name="ro5">
          <table:table-cell office:value-type="string" calcext:value-type="string">
            <text:p>Amazon Kindle Leather Cover (fits 2nd Generation Kindle)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5">
          <table:table-cell office:value-type="string" calcext:value-type="string">
            <text:p>Amongst White Clouds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5">
          <table:table-cell office:value-type="string" calcext:value-type="string">
            <text:p>Amusements in Mathematics</text:p>
          </table:table-cell>
          <table:table-cell office:value-type="float" office:value="1.59" calcext:value-type="float">
            <text:p>$1.59</text:p>
          </table:table-cell>
        </table:table-row>
        <table:table-row table:style-name="ro5">
          <table:table-cell office:value-type="string" calcext:value-type="string">
            <text:p>An Abundance of Katherines</text:p>
          </table:table-cell>
          <table:table-cell office:value-type="float" office:value="7.99" calcext:value-type="float">
            <text:p>$7.99</text:p>
          </table:table-cell>
        </table:table-row>
        <table:table-row table:style-name="ro5">
          <table:table-cell office:value-type="string" calcext:value-type="string">
            <text:p>Animusic - A Computer Animation Video Album (Special Edition)</text:p>
          </table:table-cell>
          <table:table-cell office:value-type="float" office:value="19.98" calcext:value-type="float">
            <text:p>$19.98</text:p>
          </table:table-cell>
        </table:table-row>
        <table:table-row table:style-name="ro5">
          <table:table-cell office:value-type="string" calcext:value-type="string">
            <text:p>Animusic 2 - A New Computer Animation Video Album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5">
          <table:table-cell office:value-type="string" calcext:value-type="string">
            <text:p>Annapurna</text:p>
          </table:table-cell>
          <table:table-cell office:value-type="float" office:value="11.53" calcext:value-type="float">
            <text:p>$11.53</text:p>
          </table:table-cell>
        </table:table-row>
        <table:table-row table:style-name="ro5">
          <table:table-cell office:value-type="string" calcext:value-type="string">
            <text:p>Antec MX-100 3.5-Inch USB Aluminum Enclosure for SATA Hard Drive</text:p>
          </table:table-cell>
          <table:table-cell office:value-type="float" office:value="0" calcext:value-type="float">
            <text:p>$0.00</text:p>
          </table:table-cell>
        </table:table-row>
        <table:table-row table:style-name="ro5">
          <table:table-cell office:value-type="string" calcext:value-type="string">
            <text:p>APC LE1200 1200VA Voltage Regulator</text:p>
          </table:table-cell>
          <table:table-cell office:value-type="float" office:value="102.8" calcext:value-type="float">
            <text:p>$102.80</text:p>
          </table:table-cell>
        </table:table-row>
        <table:table-row table:style-name="ro5">
          <table:table-cell office:value-type="string" calcext:value-type="string">
            <text:p>Apple iPhone 3G Stylus Pen (Silver)</text:p>
          </table:table-cell>
          <table:table-cell office:value-type="float" office:value="1.54" calcext:value-type="float">
            <text:p>$1.54</text:p>
          </table:table-cell>
        </table:table-row>
        <table:table-row table:style-name="ro5">
          <table:table-cell office:value-type="string" calcext:value-type="string">
            <text:p>Applied Statistics (with Microsoft Excel and CD-ROM)</text:p>
          </table:table-cell>
          <table:table-cell office:value-type="float" office:value="16.67" calcext:value-type="float">
            <text:p>$16.67</text:p>
          </table:table-cell>
        </table:table-row>
        <table:table-row table:style-name="ro5">
          <table:table-cell office:value-type="string" calcext:value-type="string">
            <text:p>Arabian Sands (Penguin Classics)</text:p>
          </table:table-cell>
          <table:table-cell office:value-type="float" office:value="10.2" calcext:value-type="float">
            <text:p>$10.20</text:p>
          </table:table-cell>
        </table:table-row>
        <table:table-row table:style-name="ro5">
          <table:table-cell office:value-type="string" calcext:value-type="string">
            <text:p>Art Journals and Creative Healing: Restoring the Spirit Through Self-Expression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5">
          <table:table-cell office:value-type="string" calcext:value-type="string">
            <text:p>At Last</text:p>
          </table:table-cell>
          <table:table-cell office:value-type="float" office:value="2.77" calcext:value-type="float">
            <text:p>$2.77</text:p>
          </table:table-cell>
        </table:table-row>
        <table:table-row table:style-name="ro5">
          <table:table-cell office:value-type="string" calcext:value-type="string">
            <text:p>At This Moment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Bacon Air Freshener</text:p>
          </table:table-cell>
          <table:table-cell office:value-type="float" office:value="1.39" calcext:value-type="float">
            <text:p>$1.39</text:p>
          </table:table-cell>
        </table:table-row>
        <table:table-row table:style-name="ro5">
          <table:table-cell office:value-type="string" calcext:value-type="string">
            <text:p>Bacon Bandages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Bacon Soap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Bacon Wallet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5">
          <table:table-cell office:value-type="string" calcext:value-type="string">
            <text:p>Balanced Scorecards &amp; Operational Dashboards with Microsoft Excel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5">
          <table:table-cell office:value-type="string" calcext:value-type="string">
            <text:p>Battle Studies</text:p>
          </table:table-cell>
          <table:table-cell office:value-type="float" office:value="8.99" calcext:value-type="float">
            <text:p>$8.99</text:p>
          </table:table-cell>
        </table:table-row>
        <table:table-row table:style-name="ro5">
          <table:table-cell office:value-type="string" calcext:value-type="string">
            <text:p>Be Here</text:p>
          </table:table-cell>
          <table:table-cell office:value-type="float" office:value="5" calcext:value-type="float">
            <text:p>$5.00</text:p>
          </table:table-cell>
        </table:table-row>
        <table:table-row table:style-name="ro5">
          <table:table-cell office:value-type="string" calcext:value-type="string">
            <text:p>Beat the Reaper: A Novel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5">
          <table:table-cell office:value-type="string" calcext:value-type="string">
            <text:p>Becoming a Graphic Designer: A Guide to Careers in Design, 2nd Edition</text:p>
          </table:table-cell>
          <table:table-cell office:value-type="float" office:value="16.73" calcext:value-type="float">
            <text:p>$16.73</text:p>
          </table:table-cell>
        </table:table-row>
        <table:table-row table:style-name="ro5">
          <table:table-cell office:value-type="string" calcext:value-type="string">
            <text:p>Becoming an Interior Designer: A Guide to Careers in Design</text:p>
          </table:table-cell>
          <table:table-cell office:value-type="float" office:value="26.37" calcext:value-type="float">
            <text:p>$26.37</text:p>
          </table:table-cell>
        </table:table-row>
        <table:table-row table:style-name="ro5">
          <table:table-cell office:value-type="string" calcext:value-type="string">
            <text:p>Beginning PivotTables in Excel 2007: From Novice to Professional (Beginning from Novice to Professional)</text:p>
          </table:table-cell>
          <table:table-cell office:value-type="float" office:value="4.49" calcext:value-type="float">
            <text:p>$4.49</text:p>
          </table:table-cell>
        </table:table-row>
        <table:table-row table:style-name="ro5">
          <table:table-cell office:value-type="string" calcext:value-type="string">
            <text:p>Belkin USB 2.0 4-Port Ultra Mini Hub F5U407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Bent Objects: The Secret Life of Everyday Things</text:p>
          </table:table-cell>
          <table:table-cell office:value-type="float" office:value="18.9" calcext:value-type="float">
            <text:p>$18.90</text:p>
          </table:table-cell>
        </table:table-row>
        <table:table-row table:style-name="ro5">
          <table:table-cell office:value-type="string" calcext:value-type="string">
            <text:p>Better: A Surgeon's Notes on Performance</text:p>
          </table:table-cell>
          <table:table-cell office:value-type="float" office:value="4.24" calcext:value-type="float">
            <text:p>$4.24</text:p>
          </table:table-cell>
        </table:table-row>
        <table:table-row table:style-name="ro5">
          <table:table-cell office:value-type="string" calcext:value-type="string">
            <text:p>Black Leather Case for Palm Treo 600/ 650/ 680/ 700p/ 700w/ 700x/ 750/ 755p (Horizontal, Black)</text:p>
          </table:table-cell>
          <table:table-cell office:value-type="float" office:value="2.58" calcext:value-type="float">
            <text:p>$2.58</text:p>
          </table:table-cell>
        </table:table-row>
        <table:table-row table:style-name="ro5">
          <table:table-cell office:value-type="string" calcext:value-type="string">
            <text:p>Black Mirror</text:p>
          </table:table-cell>
          <table:table-cell office:value-type="float" office:value="4.79" calcext:value-type="float">
            <text:p>$4.79</text:p>
          </table:table-cell>
        </table:table-row>
        <table:table-row table:style-name="ro5">
          <table:table-cell office:value-type="string" calcext:value-type="string">
            <text:p>Black OPS - Military TIN Survival KIT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5">
          <table:table-cell office:value-type="string" calcext:value-type="string">
            <text:p>Blade Runner</text:p>
          </table:table-cell>
          <table:table-cell office:value-type="float" office:value="7.99" calcext:value-type="float">
            <text:p>$7.99</text:p>
          </table:table-cell>
        </table:table-row>
        <table:table-row table:style-name="ro5">
          <table:table-cell office:value-type="string" calcext:value-type="string">
            <text:p>Blinding Light: A Novel</text:p>
          </table:table-cell>
          <table:table-cell office:value-type="float" office:value="14.65" calcext:value-type="float">
            <text:p>$14.65</text:p>
          </table:table-cell>
        </table:table-row>
        <table:table-row table:style-name="ro5">
          <table:table-cell office:value-type="string" calcext:value-type="string">
            <text:p>Bon Appetit (1-year)</text:p>
          </table:table-cell>
          <table:table-cell office:value-type="float" office:value="15" calcext:value-type="float">
            <text:p>$15.00</text:p>
          </table:table-cell>
        </table:table-row>
        <table:table-row table:style-name="ro5">
          <table:table-cell office:value-type="string" calcext:value-type="string">
            <text:p>Bookkeeping For Dummies (For Dummies (Business &amp; Personal Finance))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5">
          <table:table-cell office:value-type="string" calcext:value-type="string">
            <text:p>Born to Be Wild</text:p>
          </table:table-cell>
          <table:table-cell office:value-type="float" office:value="21.99" calcext:value-type="float">
            <text:p>$21.99</text:p>
          </table:table-cell>
        </table:table-row>
        <table:table-row table:style-name="ro5">
          <table:table-cell office:value-type="string" calcext:value-type="string">
            <text:p>Boston Legal - Seasons 1-4</text:p>
          </table:table-cell>
          <table:table-cell office:value-type="float" office:value="109.99" calcext:value-type="float">
            <text:p>$109.99</text:p>
          </table:table-cell>
        </table:table-row>
        <table:table-row table:style-name="ro5">
          <table:table-cell office:value-type="string" calcext:value-type="string">
            <text:p>Boston Legal: Season Five</text:p>
          </table:table-cell>
          <table:table-cell office:value-type="float" office:value="31.99" calcext:value-type="float">
            <text:p>$31.99</text:p>
          </table:table-cell>
        </table:table-row>
        <table:table-row table:style-name="ro5">
          <table:table-cell office:value-type="string" calcext:value-type="string">
            <text:p>Braun Clean &amp; Renew Refills (3 Pack)</text:p>
          </table:table-cell>
          <table:table-cell office:value-type="float" office:value="18.99" calcext:value-type="float">
            <text:p>$18.99</text:p>
          </table:table-cell>
        </table:table-row>
        <table:table-row table:style-name="ro5">
          <table:table-cell office:value-type="string" calcext:value-type="string">
            <text:p>Brazilian Jiu-Jitsu: For Experts Only</text:p>
          </table:table-cell>
          <table:table-cell office:value-type="float" office:value="21.86" calcext:value-type="float">
            <text:p>$21.86</text:p>
          </table:table-cell>
        </table:table-row>
        <table:table-row table:style-name="ro5">
          <table:table-cell office:value-type="string" calcext:value-type="string">
            <text:p>Bread and Roses</text:p>
          </table:table-cell>
          <table:table-cell office:value-type="float" office:value="1.99" calcext:value-type="float">
            <text:p>$1.99</text:p>
          </table:table-cell>
        </table:table-row>
        <table:table-row table:style-name="ro5">
          <table:table-cell office:value-type="string" calcext:value-type="string">
            <text:p>Breaking the Patterns of Depression</text:p>
          </table:table-cell>
          <table:table-cell office:value-type="float" office:value="0.15" calcext:value-type="float">
            <text:p>$0.15</text:p>
          </table:table-cell>
        </table:table-row>
        <table:table-row table:style-name="ro5">
          <table:table-cell office:value-type="string" calcext:value-type="string">
            <text:p>Breathe Right Nasal Strips, Extra, 26-Count Box</text:p>
          </table:table-cell>
          <table:table-cell office:value-type="float" office:value="44.36" calcext:value-type="float">
            <text:p>$44.36</text:p>
          </table:table-cell>
        </table:table-row>
        <table:table-row table:style-name="ro5">
          <table:table-cell office:value-type="string" calcext:value-type="string">
            <text:p>Bridge: 25 Ways to Compete in the Bidding (Bridge (Master Point Press))</text:p>
          </table:table-cell>
          <table:table-cell office:value-type="float" office:value="12.89" calcext:value-type="float">
            <text:p>$12.89</text:p>
          </table:table-cell>
        </table:table-row>
        <table:table-row table:style-name="ro5">
          <table:table-cell office:value-type="string" calcext:value-type="string">
            <text:p>Bruckner: Die 3 Messen/Masses Nos. 1-3/Les Messes</text:p>
          </table:table-cell>
          <table:table-cell office:value-type="float" office:value="9.95" calcext:value-type="float">
            <text:p>$9.95</text:p>
          </table:table-cell>
        </table:table-row>
        <table:table-row table:style-name="ro5">
          <table:table-cell office:value-type="string" calcext:value-type="string">
            <text:p>Buffet Hotel</text:p>
          </table:table-cell>
          <table:table-cell office:value-type="float" office:value="3.99" calcext:value-type="float">
            <text:p>$3.99</text:p>
          </table:table-cell>
        </table:table-row>
        <table:table-row table:style-name="ro5">
          <table:table-cell office:value-type="string" calcext:value-type="string">
            <text:p>Build Me This</text:p>
          </table:table-cell>
          <table:table-cell office:value-type="float" office:value="8.99" calcext:value-type="float">
            <text:p>$8.99</text:p>
          </table:table-cell>
        </table:table-row>
        <table:table-row table:style-name="ro5">
          <table:table-cell office:value-type="string" calcext:value-type="string">
            <text:p>Building Financial Models (McGraw-Hill Finance &amp; Investing)</text:p>
          </table:table-cell>
          <table:table-cell office:value-type="float" office:value="53.96" calcext:value-type="float">
            <text:p>$53.96</text:p>
          </table:table-cell>
        </table:table-row>
        <table:table-row table:style-name="ro5">
          <table:table-cell office:value-type="string" calcext:value-type="string">
            <text:p>Business Statistics for Competitive Advantage with Excel 2007: Basics, Model Building and Cases</text:p>
          </table:table-cell>
          <table:table-cell office:value-type="float" office:value="35.89" calcext:value-type="float">
            <text:p>$35.89</text:p>
          </table:table-cell>
        </table:table-row>
        <table:table-row table:style-name="ro5">
          <table:table-cell office:value-type="string" calcext:value-type="string">
            <text:p>Cables To Go - 13042 - 25ft Velocity RCA Audio Extension Cable</text:p>
          </table:table-cell>
          <table:table-cell office:value-type="float" office:value="16.95" calcext:value-type="float">
            <text:p>$16.95</text:p>
          </table:table-cell>
        </table:table-row>
        <table:table-row table:style-name="ro5">
          <table:table-cell office:value-type="string" calcext:value-type="string">
            <text:p>CamelBak BPA-Free 0.75-Liter Limited Edition Better Bottle (Chocolate Houndstooth)</text:p>
          </table:table-cell>
          <table:table-cell office:value-type="float" office:value="6.76" calcext:value-type="float">
            <text:p>$6.76</text:p>
          </table:table-cell>
        </table:table-row>
        <table:table-row table:style-name="ro5">
          <table:table-cell office:value-type="string" calcext:value-type="string">
            <text:p>CamelBak BPA-Free 0.75-Liter Limited Edition Better Bottle (Ice Winter)</text:p>
          </table:table-cell>
          <table:table-cell office:value-type="float" office:value="7.27" calcext:value-type="float">
            <text:p>$7.27</text:p>
          </table:table-cell>
        </table:table-row>
        <table:table-row table:style-name="ro5">
          <table:table-cell office:value-type="string" calcext:value-type="string">
            <text:p>Candide: Or Optimism (Penguin Classics)</text:p>
          </table:table-cell>
          <table:table-cell office:value-type="float" office:value="9.6" calcext:value-type="float">
            <text:p>$9.60</text:p>
          </table:table-cell>
        </table:table-row>
        <table:table-row table:style-name="ro5">
          <table:table-cell office:value-type="string" calcext:value-type="string">
            <text:p>Canon NB-4L Battery Pack for the SD400, SD630, SD600, SD750, SD1000 &amp; TX1 Digital Cameras</text:p>
          </table:table-cell>
          <table:table-cell office:value-type="float" office:value="26.29" calcext:value-type="float">
            <text:p>$26.29</text:p>
          </table:table-cell>
        </table:table-row>
        <table:table-row table:style-name="ro5">
          <table:table-cell office:value-type="string" calcext:value-type="string">
            <text:p>Canto Triste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Casa Forte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Caselogic Neoprene LHDC-1 Portable Hard Drive Case (Dark Gray)</text:p>
          </table:table-cell>
          <table:table-cell office:value-type="float" office:value="9.97" calcext:value-type="float">
            <text:p>$9.97</text:p>
          </table:table-cell>
        </table:table-row>
        <table:table-row table:style-name="ro5">
          <table:table-cell office:value-type="string" calcext:value-type="string">
            <text:p>Casting Crowns</text:p>
          </table:table-cell>
          <table:table-cell office:value-type="float" office:value="9.9" calcext:value-type="float">
            <text:p>$9.90</text:p>
          </table:table-cell>
        </table:table-row>
        <table:table-row table:style-name="ro5">
          <table:table-cell office:value-type="string" calcext:value-type="string">
            <text:p>Centipede Giant Prop</text:p>
          </table:table-cell>
          <table:table-cell office:value-type="float" office:value="30.88" calcext:value-type="float">
            <text:p>$30.88</text:p>
          </table:table-cell>
        </table:table-row>
        <table:table-row table:style-name="ro5">
          <table:table-cell office:value-type="string" calcext:value-type="string">
            <text:p>Ceramic Drunk Chicken Heads - New!, Bug Eyed</text:p>
          </table:table-cell>
          <table:table-cell office:value-type="float" office:value="44.85" calcext:value-type="float">
            <text:p>$44.85</text:p>
          </table:table-cell>
        </table:table-row>
        <table:table-row table:style-name="ro5">
          <table:table-cell office:value-type="string" calcext:value-type="string">
            <text:p>Ceramic Drunk Chicken Heads - New!, Malibu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5">
          <table:table-cell office:value-type="string" calcext:value-type="string">
            <text:p>Ceramic Drunk Chicken Heads - New!, Southwestern</text:p>
          </table:table-cell>
          <table:table-cell office:value-type="float" office:value="44.85" calcext:value-type="float">
            <text:p>$44.85</text:p>
          </table:table-cell>
        </table:table-row>
        <table:table-row table:style-name="ro5">
          <table:table-cell office:value-type="string" calcext:value-type="string">
            <text:p>Change (In The House Of Flies) (Remastered Acoustic Version) [Explicit]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Che - AKA Che Guevara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Cherry Street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Child of a Dead God</text:p>
          </table:table-cell>
          <table:table-cell office:value-type="float" office:value="6.39" calcext:value-type="float">
            <text:p>$6.39</text:p>
          </table:table-cell>
        </table:table-row>
        <table:table-row table:style-name="ro5">
          <table:table-cell office:value-type="string" calcext:value-type="string">
            <text:p>Clinton Anderson's Downunder Horsemanship: Establishing Respect and Control for English and Western Riders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Collapse: How Societies Choose to Fail or Succeed</text:p>
          </table:table-cell>
          <table:table-cell office:value-type="float" office:value="9.63" calcext:value-type="float">
            <text:p>$9.63</text:p>
          </table:table-cell>
        </table:table-row>
        <table:table-row table:style-name="ro5">
          <table:table-cell office:value-type="string" calcext:value-type="string">
            <text:p>Colonization Violence &amp; Narration: In White South African Writing</text:p>
          </table:table-cell>
          <table:table-cell office:value-type="float" office:value="26.95" calcext:value-type="float">
            <text:p>$26.95</text:p>
          </table:table-cell>
        </table:table-row>
        <table:table-row table:style-name="ro5">
          <table:table-cell office:value-type="string" calcext:value-type="string">
            <text:p>Conceptual Physical Science (4th Edition)</text:p>
          </table:table-cell>
          <table:table-cell office:value-type="float" office:value="106.31" calcext:value-type="float">
            <text:p>$106.31</text:p>
          </table:table-cell>
        </table:table-row>
        <table:table-row table:style-name="ro5">
          <table:table-cell office:value-type="string" calcext:value-type="string">
            <text:p>Condemned 2: Bloodshot</text:p>
          </table:table-cell>
          <table:table-cell office:value-type="float" office:value="5.58" calcext:value-type="float">
            <text:p>$5.58</text:p>
          </table:table-cell>
        </table:table-row>
        <table:table-row table:style-name="ro5">
          <table:table-cell office:value-type="string" calcext:value-type="string">
            <text:p>Could It Be I'm Falling In Love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CRC 03039 16oz Food Grade Silicone Non-Aerosol Spray</text:p>
          </table:table-cell>
          <table:table-cell office:value-type="float" office:value="11.85" calcext:value-type="float">
            <text:p>$11.85</text:p>
          </table:table-cell>
        </table:table-row>
        <table:table-row table:style-name="ro5">
          <table:table-cell office:value-type="string" calcext:value-type="string">
            <text:p>Creative Labs Xmod Wireless Music System with X-Fi Technology</text:p>
          </table:table-cell>
          <table:table-cell office:value-type="float" office:value="39.99" calcext:value-type="float">
            <text:p>$39.99</text:p>
          </table:table-cell>
        </table:table-row>
        <table:table-row table:style-name="ro5">
          <table:table-cell office:value-type="string" calcext:value-type="string">
            <text:p>Crown-Okamoto Super Thin Condoms, 100ct</text:p>
          </table:table-cell>
          <table:table-cell office:value-type="float" office:value="9.95" calcext:value-type="float">
            <text:p>$9.95</text:p>
          </table:table-cell>
        </table:table-row>
        <table:table-row table:style-name="ro5">
          <table:table-cell office:value-type="string" calcext:value-type="string">
            <text:p>Crystal Reports 2008: The Complete Reference (Osborne Complete Reference Series)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5">
          <table:table-cell office:value-type="string" calcext:value-type="string">
            <text:p>Cuisinart 89-10AZ Classic Stainless 10 Piece Set</text:p>
          </table:table-cell>
          <table:table-cell office:value-type="float" office:value="109.99" calcext:value-type="float">
            <text:p>$109.99</text:p>
          </table:table-cell>
        </table:table-row>
        <table:table-row table:style-name="ro5">
          <table:table-cell office:value-type="string" calcext:value-type="string">
            <text:p>Cuisinart Chef's Classic Stainless 3-1/2-Quart Saute Pan with Helper Handle &amp; Cover</text:p>
          </table:table-cell>
          <table:table-cell office:value-type="float" office:value="54.95" calcext:value-type="float">
            <text:p>$54.95</text:p>
          </table:table-cell>
        </table:table-row>
        <table:table-row table:style-name="ro5">
          <table:table-cell office:value-type="string" calcext:value-type="string">
            <text:p>Cuisinart Chef's Classic Stainless 5-1/2-Quart Saute Pan with Helper Handle and Cover</text:p>
          </table:table-cell>
          <table:table-cell office:value-type="float" office:value="48.99" calcext:value-type="float">
            <text:p>$48.99</text:p>
          </table:table-cell>
        </table:table-row>
        <table:table-row table:style-name="ro5">
          <table:table-cell office:value-type="string" calcext:value-type="string">
            <text:p>Culpa Innata</text:p>
          </table:table-cell>
          <table:table-cell office:value-type="float" office:value="0" calcext:value-type="float">
            <text:p>$0.00</text:p>
          </table:table-cell>
        </table:table-row>
        <table:table-row table:style-name="ro5">
          <table:table-cell office:value-type="string" calcext:value-type="string">
            <text:p>Cutting Edge PowerPoint For Dummies</text:p>
          </table:table-cell>
          <table:table-cell office:value-type="float" office:value="3.86" calcext:value-type="float">
            <text:p>$3.86</text:p>
          </table:table-cell>
        </table:table-row>
        <table:table-row table:style-name="ro5">
          <table:table-cell office:value-type="string" calcext:value-type="string">
            <text:p>CyberPower High-Speed 7-Port USB Hub</text:p>
          </table:table-cell>
          <table:table-cell office:value-type="float" office:value="55.98" calcext:value-type="float">
            <text:p>$55.98</text:p>
          </table:table-cell>
        </table:table-row>
        <table:table-row table:style-name="ro5">
          <table:table-cell office:value-type="string" calcext:value-type="string">
            <text:p>D-Link DGS-2205 5-port 10/100/1000 Desktop Switch</text:p>
          </table:table-cell>
          <table:table-cell office:value-type="float" office:value="34.99" calcext:value-type="float">
            <text:p>$34.99</text:p>
          </table:table-cell>
        </table:table-row>
        <table:table-row table:style-name="ro5">
          <table:table-cell office:value-type="string" calcext:value-type="string">
            <text:p>Dallas Cowboys Adult Comfy Throw Blanket with Sleeves</text:p>
          </table:table-cell>
          <table:table-cell office:value-type="float" office:value="22.46" calcext:value-type="float">
            <text:p>$22.46</text:p>
          </table:table-cell>
        </table:table-row>
        <table:table-row table:style-name="ro5">
          <table:table-cell office:value-type="string" calcext:value-type="string">
            <text:p>Dallas Cowboys Fiber Reactive Beach Towel</text:p>
          </table:table-cell>
          <table:table-cell office:value-type="float" office:value="17.99" calcext:value-type="float">
            <text:p>$17.99</text:p>
          </table:table-cell>
        </table:table-row>
        <table:table-row table:style-name="ro5">
          <table:table-cell office:value-type="string" calcext:value-type="string">
            <text:p>Damages: The Complete First Season</text:p>
          </table:table-cell>
          <table:table-cell office:value-type="float" office:value="24.35" calcext:value-type="float">
            <text:p>$24.35</text:p>
          </table:table-cell>
        </table:table-row>
        <table:table-row table:style-name="ro5">
          <table:table-cell office:value-type="string" calcext:value-type="string">
            <text:p>Dave Barry Does Japan</text:p>
          </table:table-cell>
          <table:table-cell office:value-type="float" office:value="0.01" calcext:value-type="float">
            <text:p>$0.01</text:p>
          </table:table-cell>
        </table:table-row>
        <table:table-row table:style-name="ro5">
          <table:table-cell office:value-type="string" calcext:value-type="string">
            <text:p>Dave Barry in Cyberspace</text:p>
          </table:table-cell>
          <table:table-cell office:value-type="float" office:value="0.01" calcext:value-type="float">
            <text:p>$0.01</text:p>
          </table:table-cell>
        </table:table-row>
        <table:table-row table:style-name="ro5">
          <table:table-cell office:value-type="string" calcext:value-type="string">
            <text:p>Dead and Gone (Sookie Stackhouse, Book 9)</text:p>
          </table:table-cell>
          <table:table-cell office:value-type="float" office:value="14.27" calcext:value-type="float">
            <text:p>$14.27</text:p>
          </table:table-cell>
        </table:table-row>
        <table:table-row table:style-name="ro5">
          <table:table-cell office:value-type="string" calcext:value-type="string">
            <text:p>Dead Can Dance - Toward the Within</text:p>
          </table:table-cell>
          <table:table-cell office:value-type="float" office:value="0.01" calcext:value-type="float">
            <text:p>$0.01</text:p>
          </table:table-cell>
        </table:table-row>
        <table:table-row table:style-name="ro5">
          <table:table-cell office:value-type="string" calcext:value-type="string">
            <text:p>Definitive Guide to Excel VBA, Second Edition</text:p>
          </table:table-cell>
          <table:table-cell office:value-type="float" office:value="16.5" calcext:value-type="float">
            <text:p>$16.50</text:p>
          </table:table-cell>
        </table:table-row>
        <table:table-row table:style-name="ro5">
          <table:table-cell office:value-type="string" calcext:value-type="string">
            <text:p>DeMark Indicators (Bloomberg Market Essentials: Technical Analysis)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Desert Solitaire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5">
          <table:table-cell office:value-type="string" calcext:value-type="string">
            <text:p>Diamond VC500 One Touch Video Capture Device</text:p>
          </table:table-cell>
          <table:table-cell office:value-type="float" office:value="35.24" calcext:value-type="float">
            <text:p>$35.24</text:p>
          </table:table-cell>
        </table:table-row>
        <table:table-row table:style-name="ro5">
          <table:table-cell office:value-type="string" calcext:value-type="string">
            <text:p>Dictionary of Banking Terms (Barron's Business Guides)</text:p>
          </table:table-cell>
          <table:table-cell office:value-type="float" office:value="10.19" calcext:value-type="float">
            <text:p>$10.19</text:p>
          </table:table-cell>
        </table:table-row>
        <table:table-row table:style-name="ro5">
          <table:table-cell office:value-type="string" calcext:value-type="string">
            <text:p>Dictionary of Finance and Investment Terms (Barron's Financial Guides)</text:p>
          </table:table-cell>
          <table:table-cell office:value-type="float" office:value="8.92" calcext:value-type="float">
            <text:p>$8.92</text:p>
          </table:table-cell>
        </table:table-row>
        <table:table-row table:style-name="ro5">
          <table:table-cell office:value-type="string" calcext:value-type="string">
            <text:p>Divided By Night</text:p>
          </table:table-cell>
          <table:table-cell office:value-type="float" office:value="2.99" calcext:value-type="float">
            <text:p>$2.99</text:p>
          </table:table-cell>
        </table:table-row>
        <table:table-row table:style-name="ro5">
          <table:table-cell office:value-type="string" calcext:value-type="string">
            <text:p>Dock Connector to USB 2.0 Cable for iPod and iPhone (White)</text:p>
          </table:table-cell>
          <table:table-cell office:value-type="float" office:value="2.88" calcext:value-type="float">
            <text:p>$2.88</text:p>
          </table:table-cell>
        </table:table-row>
        <table:table-row table:style-name="ro5">
          <table:table-cell office:value-type="string" calcext:value-type="string">
            <text:p>Down from the Mountain (The "O Brother, Where Art Thou?" Concert)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5">
          <table:table-cell office:value-type="string" calcext:value-type="string">
            <text:p>Down To Memphis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Dr. Horrible's Sing-Along Blog</text:p>
          </table:table-cell>
          <table:table-cell office:value-type="float" office:value="10.49" calcext:value-type="float">
            <text:p>$10.49</text:p>
          </table:table-cell>
        </table:table-row>
        <table:table-row table:style-name="ro5">
          <table:table-cell office:value-type="string" calcext:value-type="string">
            <text:p>DR360 - Compatible Brother DR-360 Laser Drum Unit by LD Products</text:p>
          </table:table-cell>
          <table:table-cell office:value-type="float" office:value="32.99" calcext:value-type="float">
            <text:p>$32.99</text:p>
          </table:table-cell>
        </table:table-row>
        <table:table-row table:style-name="ro5">
          <table:table-cell office:value-type="string" calcext:value-type="string">
            <text:p>Drawn to Life: 20 Golden Years of Disney Master Classes, Volume 1: The Walt Stanchfield Lectures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Drawn to Life: 20 Golden Years of Disney Master Classes, Volume 2: The Walt Stanchfield Lectures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Dreams</text:p>
          </table:table-cell>
          <table:table-cell office:value-type="float" office:value="15.39" calcext:value-type="float">
            <text:p>$15.39</text:p>
          </table:table-cell>
        </table:table-row>
        <table:table-row table:style-name="ro5">
          <table:table-cell office:value-type="string" calcext:value-type="string">
            <text:p>Dwell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5">
          <table:table-cell office:value-type="string" calcext:value-type="string">
            <text:p>Earbuds Travel Case for JLab JBuds, Black</text:p>
          </table:table-cell>
          <table:table-cell office:value-type="float" office:value="0" calcext:value-type="float">
            <text:p>$0.00</text:p>
          </table:table-cell>
        </table:table-row>
        <table:table-row table:style-name="ro5">
          <table:table-cell office:value-type="string" calcext:value-type="string">
            <text:p>Earth from Above, Third Edition</text:p>
          </table:table-cell>
          <table:table-cell office:value-type="float" office:value="103.95" calcext:value-type="float">
            <text:p>$103.95</text:p>
          </table:table-cell>
        </table:table-row>
        <table:table-row table:style-name="ro5">
          <table:table-cell office:value-type="string" calcext:value-type="string">
            <text:p>Emily Remler: Advanced Jazz &amp; Latin Improvisation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5">
          <table:table-cell office:value-type="string" calcext:value-type="string">
            <text:p>Emily Remler: Bebop and Swing Guitar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5">
          <table:table-cell office:value-type="string" calcext:value-type="string">
            <text:p>Emotional Freedom: Liberate Yourself from Negative Emotions and Transform Your Life</text:p>
          </table:table-cell>
          <table:table-cell office:value-type="float" office:value="15.89" calcext:value-type="float">
            <text:p>$15.89</text:p>
          </table:table-cell>
        </table:table-row>
        <table:table-row table:style-name="ro5">
          <table:table-cell office:value-type="string" calcext:value-type="string">
            <text:p>Envisioning Information</text:p>
          </table:table-cell>
          <table:table-cell office:value-type="float" office:value="34.56" calcext:value-type="float">
            <text:p>$34.56</text:p>
          </table:table-cell>
        </table:table-row>
        <table:table-row table:style-name="ro5">
          <table:table-cell office:value-type="string" calcext:value-type="string">
            <text:p>Epson Perfection V30 Color Scanner</text:p>
          </table:table-cell>
          <table:table-cell office:value-type="float" office:value="72.49" calcext:value-type="float">
            <text:p>$72.49</text:p>
          </table:table-cell>
        </table:table-row>
        <table:table-row table:style-name="ro5">
          <table:table-cell office:value-type="string" calcext:value-type="string">
            <text:p>Epson Perfection V300 Photo Color Scanner (Black)</text:p>
          </table:table-cell>
          <table:table-cell office:value-type="float" office:value="279.12" calcext:value-type="float">
            <text:p>$279.12</text:p>
          </table:table-cell>
        </table:table-row>
        <table:table-row table:style-name="ro5">
          <table:table-cell office:value-type="string" calcext:value-type="string">
            <text:p>Equinox</text:p>
          </table:table-cell>
          <table:table-cell office:value-type="float" office:value="8.9" calcext:value-type="float">
            <text:p>$8.90</text:p>
          </table:table-cell>
        </table:table-row>
        <table:table-row table:style-name="ro5">
          <table:table-cell office:value-type="string" calcext:value-type="string">
            <text:p>Essential SharePoint 2007: A Practical Guide for Users, Administrators and Developers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Everything Brain Strain Book</text:p>
          </table:table-cell>
          <table:table-cell office:value-type="float" office:value="7.96" calcext:value-type="float">
            <text:p>$7.96</text:p>
          </table:table-cell>
        </table:table-row>
        <table:table-row table:style-name="ro5">
          <table:table-cell office:value-type="string" calcext:value-type="string">
            <text:p>Everything Is Beautiful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Excel 2000 Formulas</text:p>
          </table:table-cell>
          <table:table-cell office:value-type="float" office:value="41.38" calcext:value-type="float">
            <text:p>$41.38</text:p>
          </table:table-cell>
        </table:table-row>
        <table:table-row table:style-name="ro5">
          <table:table-cell office:value-type="string" calcext:value-type="string">
            <text:p>Excel 2000 Programming for Dummies</text:p>
          </table:table-cell>
          <table:table-cell office:value-type="float" office:value="0.18" calcext:value-type="float">
            <text:p>$0.18</text:p>
          </table:table-cell>
        </table:table-row>
        <table:table-row table:style-name="ro5">
          <table:table-cell office:value-type="string" calcext:value-type="string">
            <text:p>Excel 2000 VBA: Programmers Reference (Programmer's Reference)</text:p>
          </table:table-cell>
          <table:table-cell office:value-type="float" office:value="46.25" calcext:value-type="float">
            <text:p>$46.25</text:p>
          </table:table-cell>
        </table:table-row>
        <table:table-row table:style-name="ro5">
          <table:table-cell office:value-type="string" calcext:value-type="string">
            <text:p>Excel 2002 Bible</text:p>
          </table:table-cell>
          <table:table-cell office:value-type="float" office:value="3.4" calcext:value-type="float">
            <text:p>$3.40</text:p>
          </table:table-cell>
        </table:table-row>
        <table:table-row table:style-name="ro5">
          <table:table-cell office:value-type="string" calcext:value-type="string">
            <text:p>Excel 2002 for Dummies: Quick Reference (--for Dummies)</text:p>
          </table:table-cell>
          <table:table-cell office:value-type="float" office:value="2.78" calcext:value-type="float">
            <text:p>$2.78</text:p>
          </table:table-cell>
        </table:table-row>
        <table:table-row table:style-name="ro5">
          <table:table-cell office:value-type="string" calcext:value-type="string">
            <text:p>Excel 2002 Power Programming with VBA</text:p>
          </table:table-cell>
          <table:table-cell office:value-type="float" office:value="91.78" calcext:value-type="float">
            <text:p>$91.78</text:p>
          </table:table-cell>
        </table:table-row>
        <table:table-row table:style-name="ro5">
          <table:table-cell office:value-type="string" calcext:value-type="string">
            <text:p>Excel 2002 VBA: Programmers Reference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Excel 2003 Bible</text:p>
          </table:table-cell>
          <table:table-cell office:value-type="float" office:value="1020.9" calcext:value-type="float">
            <text:p>$1,020.90</text:p>
          </table:table-cell>
        </table:table-row>
        <table:table-row table:style-name="ro5">
          <table:table-cell office:value-type="string" calcext:value-type="string">
            <text:p>Excel 2003 for Dummies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5">
          <table:table-cell office:value-type="string" calcext:value-type="string">
            <text:p>Excel 2003 for Dummies Quick Reference</text:p>
          </table:table-cell>
          <table:table-cell office:value-type="float" office:value="40.17" calcext:value-type="float">
            <text:p>$40.17</text:p>
          </table:table-cell>
        </table:table-row>
        <table:table-row table:style-name="ro5">
          <table:table-cell office:value-type="string" calcext:value-type="string">
            <text:p>Excel 2003 Formulas</text:p>
          </table:table-cell>
          <table:table-cell office:value-type="float" office:value="85.05" calcext:value-type="float">
            <text:p>$85.05</text:p>
          </table:table-cell>
        </table:table-row>
        <table:table-row table:style-name="ro5">
          <table:table-cell office:value-type="string" calcext:value-type="string">
            <text:p>Excel 2003 Formulas</text:p>
          </table:table-cell>
          <table:table-cell office:value-type="float" office:value="59.14" calcext:value-type="float">
            <text:p>$59.14</text:p>
          </table:table-cell>
        </table:table-row>
        <table:table-row table:style-name="ro5">
          <table:table-cell office:value-type="string" calcext:value-type="string">
            <text:p>Excel 2003 Formulas</text:p>
          </table:table-cell>
          <table:table-cell office:value-type="float" office:value="478.87" calcext:value-type="float">
            <text:p>$478.87</text:p>
          </table:table-cell>
        </table:table-row>
        <table:table-row table:style-name="ro5">
          <table:table-cell office:value-type="string" calcext:value-type="string">
            <text:p>Excel 2003 Power Programming with VBA</text:p>
          </table:table-cell>
          <table:table-cell office:value-type="float" office:value="1370.18" calcext:value-type="float">
            <text:p>$1,370.18</text:p>
          </table:table-cell>
        </table:table-row>
        <table:table-row table:style-name="ro5">
          <table:table-cell office:value-type="string" calcext:value-type="string">
            <text:p>Excel 2003 Top 100 Simplified Tips &amp; Tricks</text:p>
          </table:table-cell>
          <table:table-cell office:value-type="float" office:value="7.97" calcext:value-type="float">
            <text:p>$7.97</text:p>
          </table:table-cell>
        </table:table-row>
        <table:table-row table:style-name="ro5">
          <table:table-cell office:value-type="string" calcext:value-type="string">
            <text:p>Excel 2003 VBA Programming with XML and ASP</text:p>
          </table:table-cell>
          <table:table-cell office:value-type="float" office:value="24.39" calcext:value-type="float">
            <text:p>$24.39</text:p>
          </table:table-cell>
        </table:table-row>
        <table:table-row table:style-name="ro5">
          <table:table-cell office:value-type="string" calcext:value-type="string">
            <text:p>Excel 2007 Advanced Report Development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Excel 2007 All-In-One Desk Reference For Dummies</text:p>
          </table:table-cell>
          <table:table-cell office:value-type="float" office:value="56.67" calcext:value-type="float">
            <text:p>$56.67</text:p>
          </table:table-cell>
        </table:table-row>
        <table:table-row table:style-name="ro5">
          <table:table-cell office:value-type="string" calcext:value-type="string">
            <text:p>Excel 2007 Bible</text:p>
          </table:table-cell>
          <table:table-cell office:value-type="float" office:value="1652.36" calcext:value-type="float">
            <text:p>$1,652.36</text:p>
          </table:table-cell>
        </table:table-row>
        <table:table-row table:style-name="ro5">
          <table:table-cell office:value-type="string" calcext:value-type="string">
            <text:p>Excel 2007 Charts</text:p>
          </table:table-cell>
          <table:table-cell office:value-type="float" office:value="1184.8" calcext:value-type="float">
            <text:p>$1,184.80</text:p>
          </table:table-cell>
        </table:table-row>
        <table:table-row table:style-name="ro5">
          <table:table-cell office:value-type="string" calcext:value-type="string">
            <text:p>Excel 2007 For Dummies</text:p>
          </table:table-cell>
          <table:table-cell office:value-type="float" office:value="40.87" calcext:value-type="float">
            <text:p>$40.87</text:p>
          </table:table-cell>
        </table:table-row>
        <table:table-row table:style-name="ro5">
          <table:table-cell office:value-type="string" calcext:value-type="string">
            <text:p>Excel 2007 For Dummies Quick Reference</text:p>
          </table:table-cell>
          <table:table-cell office:value-type="float" office:value="47.59" calcext:value-type="float">
            <text:p>$47.59</text:p>
          </table:table-cell>
        </table:table-row>
        <table:table-row table:style-name="ro5">
          <table:table-cell office:value-type="string" calcext:value-type="string">
            <text:p>Excel 2007 Formulas</text:p>
          </table:table-cell>
          <table:table-cell office:value-type="float" office:value="1302.7" calcext:value-type="float">
            <text:p>$1,302.70</text:p>
          </table:table-cell>
        </table:table-row>
        <table:table-row table:style-name="ro5">
          <table:table-cell office:value-type="string" calcext:value-type="string">
            <text:p>Excel 2007 Miracles Made Easy: Mr. Excel Reveals 25 Amazing Things You Can Do with the New Excel</text:p>
          </table:table-cell>
          <table:table-cell office:value-type="float" office:value="22.45" calcext:value-type="float">
            <text:p>$22.45</text:p>
          </table:table-cell>
        </table:table-row>
        <table:table-row table:style-name="ro5">
          <table:table-cell office:value-type="string" calcext:value-type="string">
            <text:p>Excel 2007 PivotTables and PivotCharts</text:p>
          </table:table-cell>
          <table:table-cell office:value-type="float" office:value="532.91" calcext:value-type="float">
            <text:p>$532.91</text:p>
          </table:table-cell>
        </table:table-row>
        <table:table-row table:style-name="ro5">
          <table:table-cell office:value-type="string" calcext:value-type="string">
            <text:p>Excel 2007 Power Programming with VBA</text:p>
          </table:table-cell>
          <table:table-cell office:value-type="float" office:value="3061.41" calcext:value-type="float">
            <text:p>$3,061.41</text:p>
          </table:table-cell>
        </table:table-row>
        <table:table-row table:style-name="ro5">
          <table:table-cell office:value-type="string" calcext:value-type="string">
            <text:p>Excel 2007 VBA Programming For Dummies</text:p>
          </table:table-cell>
          <table:table-cell office:value-type="float" office:value="334.83" calcext:value-type="float">
            <text:p>$334.83</text:p>
          </table:table-cell>
        </table:table-row>
        <table:table-row table:style-name="ro5">
          <table:table-cell office:value-type="string" calcext:value-type="string">
            <text:p>Excel 2007: The Missing Manual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5">
          <table:table-cell office:value-type="string" calcext:value-type="string">
            <text:p>Excel 5 for Windows Power Programming Techniques</text:p>
          </table:table-cell>
          <table:table-cell office:value-type="float" office:value="2.55" calcext:value-type="float">
            <text:p>$2.55</text:p>
          </table:table-cell>
        </table:table-row>
        <table:table-row table:style-name="ro5">
          <table:table-cell office:value-type="string" calcext:value-type="string">
            <text:p>Excel 97 Bible</text:p>
          </table:table-cell>
          <table:table-cell office:value-type="float" office:value="36.48" calcext:value-type="float">
            <text:p>$36.48</text:p>
          </table:table-cell>
        </table:table-row>
        <table:table-row table:style-name="ro5">
          <table:table-cell office:value-type="string" calcext:value-type="string">
            <text:p>Excel 97 Programming for Windows for Dummies</text:p>
          </table:table-cell>
          <table:table-cell office:value-type="float" office:value="24.99" calcext:value-type="float">
            <text:p>$24.99</text:p>
          </table:table-cell>
        </table:table-row>
        <table:table-row table:style-name="ro5">
          <table:table-cell office:value-type="string" calcext:value-type="string">
            <text:p>Excel Advanced Report Development</text:p>
          </table:table-cell>
          <table:table-cell office:value-type="float" office:value="105.56" calcext:value-type="float">
            <text:p>$105.56</text:p>
          </table:table-cell>
        </table:table-row>
        <table:table-row table:style-name="ro5">
          <table:table-cell office:value-type="string" calcext:value-type="string">
            <text:p>Excel Charts</text:p>
          </table:table-cell>
          <table:table-cell office:value-type="float" office:value="273.05" calcext:value-type="float">
            <text:p>$273.05</text:p>
          </table:table-cell>
        </table:table-row>
        <table:table-row table:style-name="ro5">
          <table:table-cell office:value-type="string" calcext:value-type="string">
            <text:p>Excel Data Analysis for Dummies</text:p>
          </table:table-cell>
          <table:table-cell office:value-type="float" office:value="5.72" calcext:value-type="float">
            <text:p>$5.72</text:p>
          </table:table-cell>
        </table:table-row>
        <table:table-row table:style-name="ro5">
          <table:table-cell office:value-type="string" calcext:value-type="string">
            <text:p>Excel for Accountants: Tips, Tricks &amp; Techniques</text:p>
          </table:table-cell>
          <table:table-cell office:value-type="float" office:value="23.07" calcext:value-type="float">
            <text:p>$23.07</text:p>
          </table:table-cell>
        </table:table-row>
        <table:table-row table:style-name="ro5">
          <table:table-cell office:value-type="string" calcext:value-type="string">
            <text:p>Excel for Dummies Quick Reference</text:p>
          </table:table-cell>
          <table:table-cell office:value-type="float" office:value="4" calcext:value-type="float">
            <text:p>$4.00</text:p>
          </table:table-cell>
        </table:table-row>
        <table:table-row table:style-name="ro5">
          <table:table-cell office:value-type="string" calcext:value-type="string">
            <text:p>Excel for Scientists and Engineers: Numerical Methods</text:p>
          </table:table-cell>
          <table:table-cell office:value-type="float" office:value="46.1" calcext:value-type="float">
            <text:p>$46.10</text:p>
          </table:table-cell>
        </table:table-row>
        <table:table-row table:style-name="ro5">
          <table:table-cell office:value-type="string" calcext:value-type="string">
            <text:p>Excel Formulas and Functions For Dummies</text:p>
          </table:table-cell>
          <table:table-cell office:value-type="float" office:value="39.14" calcext:value-type="float">
            <text:p>$39.14</text:p>
          </table:table-cell>
        </table:table-row>
        <table:table-row table:style-name="ro5">
          <table:table-cell office:value-type="string" calcext:value-type="string">
            <text:p>Excel Gurus Gone Wild: Do the IMPOSSIBLE with Microsoft Excel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5">
          <table:table-cell office:value-type="string" calcext:value-type="string">
            <text:p>Excel Hacks: Tips &amp; Tools for Streamlining Your Spreadsheets</text:p>
          </table:table-cell>
          <table:table-cell office:value-type="float" office:value="19.79" calcext:value-type="float">
            <text:p>$19.79</text:p>
          </table:table-cell>
        </table:table-row>
        <table:table-row table:style-name="ro5">
          <table:table-cell office:value-type="string" calcext:value-type="string">
            <text:p>Excel PivotTables and Charts (Mr Spreadsheet)</text:p>
          </table:table-cell>
          <table:table-cell office:value-type="float" office:value="46.18" calcext:value-type="float">
            <text:p>$46.18</text:p>
          </table:table-cell>
        </table:table-row>
        <table:table-row table:style-name="ro5">
          <table:table-cell office:value-type="string" calcext:value-type="string">
            <text:p>Excel VBA Programming For Dummies</text:p>
          </table:table-cell>
          <table:table-cell office:value-type="float" office:value="402.81" calcext:value-type="float">
            <text:p>$402.81</text:p>
          </table:table-cell>
        </table:table-row>
        <table:table-row table:style-name="ro5">
          <table:table-cell office:value-type="string" calcext:value-type="string">
            <text:p>Excel&lt;sup&gt;&amp;#174;&lt;/sup&gt; 2007 Bible</text:p>
          </table:table-cell>
          <table:table-cell office:value-type="float" office:value="23.75" calcext:value-type="float">
            <text:p>$23.75</text:p>
          </table:table-cell>
        </table:table-row>
        <table:table-row table:style-name="ro5">
          <table:table-cell office:value-type="string" calcext:value-type="string">
            <text:p>Fable II</text:p>
          </table:table-cell>
          <table:table-cell office:value-type="float" office:value="27" calcext:value-type="float">
            <text:p>$27.00</text:p>
          </table:table-cell>
        </table:table-row>
        <table:table-row table:style-name="ro5">
          <table:table-cell office:value-type="string" calcext:value-type="string">
            <text:p>Farberware Restaurant Pro 12-Inch Open Skillet</text:p>
          </table:table-cell>
          <table:table-cell office:value-type="float" office:value="34.55" calcext:value-type="float">
            <text:p>$34.55</text:p>
          </table:table-cell>
        </table:table-row>
        <table:table-row table:style-name="ro5">
          <table:table-cell office:value-type="string" calcext:value-type="string">
            <text:p>Festa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Fiesta de Tambores / Manos de Seda</text:p>
          </table:table-cell>
          <table:table-cell office:value-type="float" office:value="19.98" calcext:value-type="float">
            <text:p>$19.98</text:p>
          </table:table-cell>
        </table:table-row>
        <table:table-row table:style-name="ro5">
          <table:table-cell office:value-type="string" calcext:value-type="string">
            <text:p>Financial Modeling Using Excel and VBA (Wiley Finance)</text:p>
          </table:table-cell>
          <table:table-cell office:value-type="float" office:value="59.85" calcext:value-type="float">
            <text:p>$59.85</text:p>
          </table:table-cell>
        </table:table-row>
        <table:table-row table:style-name="ro5">
          <table:table-cell office:value-type="string" calcext:value-type="string">
            <text:p>Financial Modelling in Practice: A Concise Guide for Intermediate and Advanced Level with CD ROM (The Wiley Finance Series)</text:p>
          </table:table-cell>
          <table:table-cell office:value-type="float" office:value="75.6" calcext:value-type="float">
            <text:p>$75.60</text:p>
          </table:table-cell>
        </table:table-row>
        <table:table-row table:style-name="ro5">
          <table:table-cell office:value-type="string" calcext:value-type="string">
            <text:p>Fireproof</text:p>
          </table:table-cell>
          <table:table-cell office:value-type="float" office:value="15.49" calcext:value-type="float">
            <text:p>$15.49</text:p>
          </table:table-cell>
        </table:table-row>
        <table:table-row table:style-name="ro5">
          <table:table-cell office:value-type="string" calcext:value-type="string">
            <text:p>Fly by Night</text:p>
          </table:table-cell>
          <table:table-cell office:value-type="float" office:value="7.97" calcext:value-type="float">
            <text:p>$7.97</text:p>
          </table:table-cell>
        </table:table-row>
        <table:table-row table:style-name="ro5">
          <table:table-cell office:value-type="string" calcext:value-type="string">
            <text:p>Fonda-Lina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Foot Baths - Heated foot bath</text:p>
          </table:table-cell>
          <table:table-cell office:value-type="float" office:value="99.95" calcext:value-type="float">
            <text:p>$99.95</text:p>
          </table:table-cell>
        </table:table-row>
        <table:table-row table:style-name="ro5">
          <table:table-cell office:value-type="string" calcext:value-type="string">
            <text:p>Former Me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Formulas and Functions with Microsoft Office Excel 2007 (Business Solutions)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Frontier Psychiatrist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Fundamentals of Corporate Finance Alternate Value 8th Edition</text:p>
          </table:table-cell>
          <table:table-cell office:value-type="float" office:value="139.52" calcext:value-type="float">
            <text:p>$139.52</text:p>
          </table:table-cell>
        </table:table-row>
        <table:table-row table:style-name="ro5">
          <table:table-cell office:value-type="string" calcext:value-type="string">
            <text:p>Galactic Civilizations II: Game of the Year</text:p>
          </table:table-cell>
          <table:table-cell office:value-type="float" office:value="9.98" calcext:value-type="float">
            <text:p>$9.98</text:p>
          </table:table-cell>
        </table:table-row>
        <table:table-row table:style-name="ro5">
          <table:table-cell office:value-type="string" calcext:value-type="string">
            <text:p>Garmin nuvi 260 3.5-Inch Portable GPS Navigator</text:p>
          </table:table-cell>
          <table:table-cell office:value-type="float" office:value="147.38" calcext:value-type="float">
            <text:p>$147.38</text:p>
          </table:table-cell>
        </table:table-row>
        <table:table-row table:style-name="ro5">
          <table:table-cell office:value-type="string" calcext:value-type="string">
            <text:p>Garmin Portable Friction Dashboard Mount for nÃ¼vi Series and StreetPilot C5XX Series GPS Navigators (C530, C550, and C580)</text:p>
          </table:table-cell>
          <table:table-cell office:value-type="float" office:value="29.44" calcext:value-type="float">
            <text:p>$29.44</text:p>
          </table:table-cell>
        </table:table-row>
        <table:table-row table:style-name="ro5">
          <table:table-cell office:value-type="string" calcext:value-type="string">
            <text:p>Gasolina</text:p>
          </table:table-cell>
          <table:table-cell office:value-type="float" office:value="0.89" calcext:value-type="float">
            <text:p>$0.89</text:p>
          </table:table-cell>
        </table:table-row>
        <table:table-row table:style-name="ro5">
          <table:table-cell office:value-type="string" calcext:value-type="string">
            <text:p>Gates of Prayer: The New Union Prayer Book (Weekends, Sabbaths, and Festivals)</text:p>
          </table:table-cell>
          <table:table-cell office:value-type="float" office:value="14" calcext:value-type="float">
            <text:p>$14.00</text:p>
          </table:table-cell>
        </table:table-row>
        <table:table-row table:style-name="ro5">
          <table:table-cell office:value-type="string" calcext:value-type="string">
            <text:p>Gateways to Algebra and Geometry</text:p>
          </table:table-cell>
          <table:table-cell office:value-type="float" office:value="2.87" calcext:value-type="float">
            <text:p>$2.87</text:p>
          </table:table-cell>
        </table:table-row>
        <table:table-row table:style-name="ro5">
          <table:table-cell office:value-type="string" calcext:value-type="string">
            <text:p>GE/SANYO NTG12SETGEN Eneloop NiMH Rechargable Batteries w/ Charger</text:p>
          </table:table-cell>
          <table:table-cell office:value-type="float" office:value="36.99" calcext:value-type="float">
            <text:p>$36.99</text:p>
          </table:table-cell>
        </table:table-row>
        <table:table-row table:style-name="ro5">
          <table:table-cell office:value-type="string" calcext:value-type="string">
            <text:p>Gerber 06050 Ultralight LST Folding Knife with Fine Blade</text:p>
          </table:table-cell>
          <table:table-cell office:value-type="float" office:value="12.85" calcext:value-type="float">
            <text:p>$12.85</text:p>
          </table:table-cell>
        </table:table-row>
        <table:table-row table:style-name="ro5">
          <table:table-cell office:value-type="string" calcext:value-type="string">
            <text:p>Get a Grip on Physics</text:p>
          </table:table-cell>
          <table:table-cell office:value-type="float" office:value="0.01" calcext:value-type="float">
            <text:p>$0.01</text:p>
          </table:table-cell>
        </table:table-row>
        <table:table-row table:style-name="ro5">
          <table:table-cell office:value-type="string" calcext:value-type="string">
            <text:p>Ghostbusters: The Video Game</text:p>
          </table:table-cell>
          <table:table-cell office:value-type="float" office:value="35.99" calcext:value-type="float">
            <text:p>$35.99</text:p>
          </table:table-cell>
        </table:table-row>
        <table:table-row table:style-name="ro5">
          <table:table-cell office:value-type="string" calcext:value-type="string">
            <text:p>Ghosts I-IV</text:p>
          </table:table-cell>
          <table:table-cell office:value-type="float" office:value="5" calcext:value-type="float">
            <text:p>$5.00</text:p>
          </table:table-cell>
        </table:table-row>
        <table:table-row table:style-name="ro5">
          <table:table-cell office:value-type="string" calcext:value-type="string">
            <text:p>Gimme My Money Back: Your Guide to Beating the Financial Crisis</text:p>
          </table:table-cell>
          <table:table-cell office:value-type="float" office:value="10.36" calcext:value-type="float">
            <text:p>$10.36</text:p>
          </table:table-cell>
        </table:table-row>
        <table:table-row table:style-name="ro5">
          <table:table-cell office:value-type="string" calcext:value-type="string">
            <text:p>Glass: Songs From Liquid Days</text:p>
          </table:table-cell>
          <table:table-cell office:value-type="float" office:value="5.99" calcext:value-type="float">
            <text:p>$5.99</text:p>
          </table:table-cell>
        </table:table-row>
        <table:table-row table:style-name="ro5">
          <table:table-cell office:value-type="string" calcext:value-type="string">
            <text:p>Gleem Sodium Fluoride Anticavity Toothpaste, 6.4-Ounce Tubes (Pack of 12)</text:p>
          </table:table-cell>
          <table:table-cell office:value-type="float" office:value="24.24" calcext:value-type="float">
            <text:p>$24.24</text:p>
          </table:table-cell>
        </table:table-row>
        <table:table-row table:style-name="ro5">
          <table:table-cell office:value-type="string" calcext:value-type="string">
            <text:p>Gone Tomorrow: A Reacher Novel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Good Poems</text:p>
          </table:table-cell>
          <table:table-cell office:value-type="float" office:value="3.21" calcext:value-type="float">
            <text:p>$3.21</text:p>
          </table:table-cell>
        </table:table-row>
        <table:table-row table:style-name="ro5">
          <table:table-cell office:value-type="string" calcext:value-type="string">
            <text:p>Google SketchUp Cookbook: Practical Recipes and Essential Techniques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5">
          <table:table-cell office:value-type="string" calcext:value-type="string">
            <text:p>got bacon? Women's tee Shirt in 6 Colors Small thru XXL</text:p>
          </table:table-cell>
          <table:table-cell office:value-type="float" office:value="15.99" calcext:value-type="float">
            <text:p>$15.99</text:p>
          </table:table-cell>
        </table:table-row>
        <table:table-row table:style-name="ro5">
          <table:table-cell office:value-type="string" calcext:value-type="string">
            <text:p>Gotta Be Free</text:p>
          </table:table-cell>
          <table:table-cell office:value-type="float" office:value="0.89" calcext:value-type="float">
            <text:p>$0.89</text:p>
          </table:table-cell>
        </table:table-row>
        <table:table-row table:style-name="ro5">
          <table:table-cell office:value-type="string" calcext:value-type="string">
            <text:p>Graco Backless TurboBooster Car Seat in Chatter</text:p>
          </table:table-cell>
          <table:table-cell office:value-type="float" office:value="39.98" calcext:value-type="float">
            <text:p>$39.98</text:p>
          </table:table-cell>
        </table:table-row>
        <table:table-row table:style-name="ro5">
          <table:table-cell office:value-type="string" calcext:value-type="string">
            <text:p>Grand Ol' Gang 500 pc</text:p>
          </table:table-cell>
          <table:table-cell office:value-type="float" office:value="11.75" calcext:value-type="float">
            <text:p>$11.75</text:p>
          </table:table-cell>
        </table:table-row>
        <table:table-row table:style-name="ro5">
          <table:table-cell office:value-type="string" calcext:value-type="string">
            <text:p>Grandpa Had a Long One: Personal Notes on the Life, Career &amp; Legacy of Benny Bell</text:p>
          </table:table-cell>
          <table:table-cell office:value-type="float" office:value="39.9" calcext:value-type="float">
            <text:p>$39.90</text:p>
          </table:table-cell>
        </table:table-row>
        <table:table-row table:style-name="ro5">
          <table:table-cell office:value-type="string" calcext:value-type="string">
            <text:p>Guide to Financial Reporting and Analysis</text:p>
          </table:table-cell>
          <table:table-cell office:value-type="float" office:value="70.02" calcext:value-type="float">
            <text:p>$70.02</text:p>
          </table:table-cell>
        </table:table-row>
        <table:table-row table:style-name="ro5">
          <table:table-cell office:value-type="string" calcext:value-type="string">
            <text:p>Hanro Inkas Chemise Sleepwear (Medium Vanilla)</text:p>
          </table:table-cell>
          <table:table-cell office:value-type="float" office:value="130" calcext:value-type="float">
            <text:p>$130.00</text:p>
          </table:table-cell>
        </table:table-row>
        <table:table-row table:style-name="ro5">
          <table:table-cell office:value-type="string" calcext:value-type="string">
            <text:p>Happy Birthday (as made famous by The Beatles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He'll Have To Go</text:p>
          </table:table-cell>
          <table:table-cell office:value-type="float" office:value="0.89" calcext:value-type="float">
            <text:p>$0.89</text:p>
          </table:table-cell>
        </table:table-row>
        <table:table-row table:style-name="ro5">
          <table:table-cell office:value-type="string" calcext:value-type="string">
            <text:p>Head First Ajax</text:p>
          </table:table-cell>
          <table:table-cell office:value-type="float" office:value="9.83" calcext:value-type="float">
            <text:p>$9.83</text:p>
          </table:table-cell>
        </table:table-row>
        <table:table-row table:style-name="ro5">
          <table:table-cell office:value-type="string" calcext:value-type="string">
            <text:p>Heartaches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Herman Miller Mirra Chair; Fully Loaded; Color: Graphite</text:p>
          </table:table-cell>
          <table:table-cell office:value-type="float" office:value="1658" calcext:value-type="float">
            <text:p>$1,658.00</text:p>
          </table:table-cell>
        </table:table-row>
        <table:table-row table:style-name="ro5">
          <table:table-cell office:value-type="string" calcext:value-type="string">
            <text:p>Heroes Are Hard to Find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5">
          <table:table-cell office:value-type="string" calcext:value-type="string">
            <text:p>High Probability Trading Strategies: Entry to Exit Tactics for the Forex, Futures, and Stock Markets (Wiley Trading)</text:p>
          </table:table-cell>
          <table:table-cell office:value-type="float" office:value="44.1" calcext:value-type="float">
            <text:p>$44.10</text:p>
          </table:table-cell>
        </table:table-row>
        <table:table-row table:style-name="ro5">
          <table:table-cell office:value-type="string" calcext:value-type="string">
            <text:p>Hips Don't Lie (featuring Wyclef Jean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History: A Very Short Introduction (Very Short Introductions)</text:p>
          </table:table-cell>
          <table:table-cell office:value-type="float" office:value="9.56" calcext:value-type="float">
            <text:p>$9.56</text:p>
          </table:table-cell>
        </table:table-row>
        <table:table-row table:style-name="ro5">
          <table:table-cell office:value-type="string" calcext:value-type="string">
            <text:p>HK1 Hydrokinetic Adjustable Wrench</text:p>
          </table:table-cell>
          <table:table-cell office:value-type="float" office:value="50" calcext:value-type="float">
            <text:p>$50.00</text:p>
          </table:table-cell>
        </table:table-row>
        <table:table-row table:style-name="ro5">
          <table:table-cell office:value-type="string" calcext:value-type="string">
            <text:p>Honeywell 2074 .35 Cubic Foot Top-Opening Anti-Theft Drawer Safe</text:p>
          </table:table-cell>
          <table:table-cell office:value-type="float" office:value="61.98" calcext:value-type="float">
            <text:p>$61.98</text:p>
          </table:table-cell>
        </table:table-row>
        <table:table-row table:style-name="ro5">
          <table:table-cell office:value-type="string" calcext:value-type="string">
            <text:p>How to Make Money in Stocks: <text:s/>A Winning System in Good Times and Bad, Fourth Edition</text:p>
          </table:table-cell>
          <table:table-cell office:value-type="float" office:value="23.06" calcext:value-type="float">
            <text:p>$23.06</text:p>
          </table:table-cell>
        </table:table-row>
        <table:table-row table:style-name="ro5">
          <table:table-cell office:value-type="string" calcext:value-type="string">
            <text:p>How to Measure Anything: Finding the Value of "Intangibles" in Business</text:p>
          </table:table-cell>
          <table:table-cell office:value-type="float" office:value="53.16" calcext:value-type="float">
            <text:p>$53.16</text:p>
          </table:table-cell>
        </table:table-row>
        <table:table-row table:style-name="ro5">
          <table:table-cell office:value-type="string" calcext:value-type="string">
            <text:p>How to Profit From the Coming Rapture: Getting Ahead When You're Left Behind</text:p>
          </table:table-cell>
          <table:table-cell office:value-type="float" office:value="21.43" calcext:value-type="float">
            <text:p>$21.43</text:p>
          </table:table-cell>
        </table:table-row>
        <table:table-row table:style-name="ro5">
          <table:table-cell office:value-type="string" calcext:value-type="string">
            <text:p>How to Trade in Stocks</text:p>
          </table:table-cell>
          <table:table-cell office:value-type="float" office:value="22.76" calcext:value-type="float">
            <text:p>$22.76</text:p>
          </table:table-cell>
        </table:table-row>
        <table:table-row table:style-name="ro5">
          <table:table-cell office:value-type="string" calcext:value-type="string">
            <text:p>HP 564xl Black Ink Cartridge (CB321WN)</text:p>
          </table:table-cell>
          <table:table-cell office:value-type="float" office:value="32.97" calcext:value-type="float">
            <text:p>$32.97</text:p>
          </table:table-cell>
        </table:table-row>
        <table:table-row table:style-name="ro5">
          <table:table-cell office:value-type="string" calcext:value-type="string">
            <text:p>HP 564xl Cyan Ink Cartridge (CB323WN)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5">
          <table:table-cell office:value-type="string" calcext:value-type="string">
            <text:p>HP 564xl Magenta Ink Cartridge (CB324WN)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5">
          <table:table-cell office:value-type="string" calcext:value-type="string">
            <text:p>HP 564xl Yellow Ink Cartridge (CB325WN)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5">
          <table:table-cell office:value-type="string" calcext:value-type="string">
            <text:p>HP 6 Ft Firewire Cable 6 Pin To 6 Pin</text:p>
          </table:table-cell>
          <table:table-cell office:value-type="float" office:value="4.99" calcext:value-type="float">
            <text:p>$4.99</text:p>
          </table:table-cell>
        </table:table-row>
        <table:table-row table:style-name="ro5">
          <table:table-cell office:value-type="string" calcext:value-type="string">
            <text:p>Human Smoke: The Beginnings of World War II, the End of Civilization</text:p>
          </table:table-cell>
          <table:table-cell office:value-type="float" office:value="9.79" calcext:value-type="float">
            <text:p>$9.79</text:p>
          </table:table-cell>
        </table:table-row>
        <table:table-row table:style-name="ro5">
          <table:table-cell office:value-type="string" calcext:value-type="string">
            <text:p>I Am A Man Of Constant Sorrow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I Am Weary (Let Me Rest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I Can't Help Myself (Sugar Pie, Honey Bunch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I Love Bacon Custom Wristband</text:p>
          </table:table-cell>
          <table:table-cell office:value-type="float" office:value="3.99" calcext:value-type="float">
            <text:p>$3.99</text:p>
          </table:table-cell>
        </table:table-row>
        <table:table-row table:style-name="ro5">
          <table:table-cell office:value-type="string" calcext:value-type="string">
            <text:p>I Told You I Was Freaky</text:p>
          </table:table-cell>
          <table:table-cell office:value-type="float" office:value="4.99" calcext:value-type="float">
            <text:p>$4.99</text:p>
          </table:table-cell>
        </table:table-row>
        <table:table-row table:style-name="ro5">
          <table:table-cell office:value-type="string" calcext:value-type="string">
            <text:p>I'm Not Dead (Main Version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If I Only Had A Brain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If... (Questions For The Game of Life)</text:p>
          </table:table-cell>
          <table:table-cell office:value-type="float" office:value="9.32" calcext:value-type="float">
            <text:p>$9.32</text:p>
          </table:table-cell>
        </table:table-row>
        <table:table-row table:style-name="ro5">
          <table:table-cell office:value-type="string" calcext:value-type="string">
            <text:p>iLive IS208B Stereo Speaker System with iPod Dock (Black)</text:p>
          </table:table-cell>
          <table:table-cell office:value-type="float" office:value="29.97" calcext:value-type="float">
            <text:p>$29.97</text:p>
          </table:table-cell>
        </table:table-row>
        <table:table-row table:style-name="ro5">
          <table:table-cell office:value-type="string" calcext:value-type="string">
            <text:p>Imperial Life in the Emerald City: Inside Iraq's Green Zone (Vintage)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5">
          <table:table-cell office:value-type="string" calcext:value-type="string">
            <text:p>In Bocca al Lupo</text:p>
          </table:table-cell>
          <table:table-cell office:value-type="float" office:value="16.98" calcext:value-type="float">
            <text:p>$16.98</text:p>
          </table:table-cell>
        </table:table-row>
        <table:table-row table:style-name="ro5">
          <table:table-cell office:value-type="string" calcext:value-type="string">
            <text:p>Infinite Jest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Information Dashboard Design: The Effective Visual Communication of Data</text:p>
          </table:table-cell>
          <table:table-cell office:value-type="float" office:value="46.18" calcext:value-type="float">
            <text:p>$46.18</text:p>
          </table:table-cell>
        </table:table-row>
        <table:table-row table:style-name="ro5">
          <table:table-cell office:value-type="string" calcext:value-type="string">
            <text:p>Into the Labyrinth</text:p>
          </table:table-cell>
          <table:table-cell office:value-type="float" office:value="0.69" calcext:value-type="float">
            <text:p>$0.69</text:p>
          </table:table-cell>
        </table:table-row>
        <table:table-row table:style-name="ro5">
          <table:table-cell office:value-type="string" calcext:value-type="string">
            <text:p>INTUOS3 Grip Pen Accessory Kit</text:p>
          </table:table-cell>
          <table:table-cell office:value-type="float" office:value="24.4" calcext:value-type="float">
            <text:p>$24.40</text:p>
          </table:table-cell>
        </table:table-row>
        <table:table-row table:style-name="ro5">
          <table:table-cell office:value-type="string" calcext:value-type="string">
            <text:p>Investment Banking Explained: An Insider's Guide to the Industry</text:p>
          </table:table-cell>
          <table:table-cell office:value-type="float" office:value="32.97" calcext:value-type="float">
            <text:p>$32.97</text:p>
          </table:table-cell>
        </table:table-row>
        <table:table-row table:style-name="ro5">
          <table:table-cell office:value-type="string" calcext:value-type="string">
            <text:p>Investment Banking: Valuation, Leveraged Buyouts, and Mergers and Acquisitions (Wiley Finance)</text:p>
          </table:table-cell>
          <table:table-cell office:value-type="float" office:value="50.4" calcext:value-type="float">
            <text:p>$50.40</text:p>
          </table:table-cell>
        </table:table-row>
        <table:table-row table:style-name="ro5">
          <table:table-cell office:value-type="string" calcext:value-type="string">
            <text:p>Invicta Men's Pro Diver Collection Automatic Silver-Tone Watch #2298</text:p>
          </table:table-cell>
          <table:table-cell office:value-type="float" office:value="119.99" calcext:value-type="float">
            <text:p>$119.99</text:p>
          </table:table-cell>
        </table:table-row>
        <table:table-row table:style-name="ro5">
          <table:table-cell office:value-type="string" calcext:value-type="string">
            <text:p>Iomega Prestige 1 TB USB 2.0 Desktop External Hard Drive 34275</text:p>
          </table:table-cell>
          <table:table-cell office:value-type="float" office:value="104.99" calcext:value-type="float">
            <text:p>$104.99</text:p>
          </table:table-cell>
        </table:table-row>
        <table:table-row table:style-name="ro5">
          <table:table-cell office:value-type="string" calcext:value-type="string">
            <text:p>iPhone Fully Loaded</text:p>
          </table:table-cell>
          <table:table-cell office:value-type="float" office:value="13.59" calcext:value-type="float">
            <text:p>$13.59</text:p>
          </table:table-cell>
        </table:table-row>
        <table:table-row table:style-name="ro5">
          <table:table-cell office:value-type="string" calcext:value-type="string">
            <text:p>Item Name</text:p>
          </table:table-cell>
          <table:table-cell table:style-name="ce31"/>
        </table:table-row>
        <table:table-row table:style-name="ro5">
          <table:table-cell office:value-type="string" calcext:value-type="string">
            <text:p>J.M. Coetzee: South Africa and the Politics of Writing (Perspectives on Southern Africa)</text:p>
          </table:table-cell>
          <table:table-cell office:value-type="float" office:value="9.58" calcext:value-type="float">
            <text:p>$9.58</text:p>
          </table:table-cell>
        </table:table-row>
        <table:table-row table:style-name="ro5">
          <table:table-cell office:value-type="string" calcext:value-type="string">
            <text:p>Jabra BT125 Bluetooth Headset , Black</text:p>
          </table:table-cell>
          <table:table-cell office:value-type="float" office:value="37.26" calcext:value-type="float">
            <text:p>$37.26</text:p>
          </table:table-cell>
        </table:table-row>
        <table:table-row table:style-name="ro5">
          <table:table-cell office:value-type="string" calcext:value-type="string">
            <text:p>JBuds Hi-Fi Noise-Reducing Ear Buds (Black)</text:p>
          </table:table-cell>
          <table:table-cell office:value-type="float" office:value="0" calcext:value-type="float">
            <text:p>$0.00</text:p>
          </table:table-cell>
        </table:table-row>
        <table:table-row table:style-name="ro5">
          <table:table-cell office:value-type="string" calcext:value-type="string">
            <text:p>John Walkenbach's Favorite Excel 2007 Tips &amp; Tricks</text:p>
          </table:table-cell>
          <table:table-cell office:value-type="float" office:value="1449.47" calcext:value-type="float">
            <text:p>$1,449.47</text:p>
          </table:table-cell>
        </table:table-row>
        <table:table-row table:style-name="ro5">
          <table:table-cell office:value-type="string" calcext:value-type="string">
            <text:p>John Walkenbach's Favorite Excel Tips &amp; Tricks</text:p>
          </table:table-cell>
          <table:table-cell office:value-type="float" office:value="610.74" calcext:value-type="float">
            <text:p>$610.74</text:p>
          </table:table-cell>
        </table:table-row>
        <table:table-row table:style-name="ro5">
          <table:table-cell office:value-type="string" calcext:value-type="string">
            <text:p>K-dela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Ken Jennings's Trivia Almanac: 7,777 Questions in 365 Days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Kensington Easy Riser Cooling Notebook Stand (K60112US)</text:p>
          </table:table-cell>
          <table:table-cell office:value-type="float" office:value="22.99" calcext:value-type="float">
            <text:p>$22.99</text:p>
          </table:table-cell>
        </table:table-row>
        <table:table-row table:style-name="ro5">
          <table:table-cell office:value-type="string" calcext:value-type="string">
            <text:p>Khet - Eye of Horus Beamsplitter Expansion Pack</text:p>
          </table:table-cell>
          <table:table-cell office:value-type="float" office:value="14.61" calcext:value-type="float">
            <text:p>$14.61</text:p>
          </table:table-cell>
        </table:table-row>
        <table:table-row table:style-name="ro5">
          <table:table-cell office:value-type="string" calcext:value-type="string">
            <text:p>Khet: The Laser Game</text:p>
          </table:table-cell>
          <table:table-cell office:value-type="float" office:value="32.5" calcext:value-type="float">
            <text:p>$32.50</text:p>
          </table:table-cell>
        </table:table-row>
        <table:table-row table:style-name="ro5">
          <table:table-cell office:value-type="string" calcext:value-type="string">
            <text:p>Kidz Gear Headphones For Kids</text:p>
          </table:table-cell>
          <table:table-cell office:value-type="float" office:value="35.98" calcext:value-type="float">
            <text:p>$35.98</text:p>
          </table:table-cell>
        </table:table-row>
        <table:table-row table:style-name="ro5">
          <table:table-cell office:value-type="string" calcext:value-type="string">
            <text:p>Kindle 2 For Dummies</text:p>
          </table:table-cell>
          <table:table-cell office:value-type="float" office:value="3.99" calcext:value-type="float">
            <text:p>$3.99</text:p>
          </table:table-cell>
        </table:table-row>
        <table:table-row table:style-name="ro5">
          <table:table-cell office:value-type="string" calcext:value-type="string">
            <text:p>Kindle 2: Amazon's New Wireless Reading Device (Latest Generation)</text:p>
          </table:table-cell>
          <table:table-cell office:value-type="float" office:value="359" calcext:value-type="float">
            <text:p>$359.00</text:p>
          </table:table-cell>
        </table:table-row>
        <table:table-row table:style-name="ro5">
          <table:table-cell office:value-type="string" calcext:value-type="string">
            <text:p>Kindle: Amazon's 6" Wireless Reading Device (Latest Generation)</text:p>
          </table:table-cell>
          <table:table-cell office:value-type="float" office:value="1017" calcext:value-type="float">
            <text:p>$1,017.00</text:p>
          </table:table-cell>
        </table:table-row>
        <table:table-row table:style-name="ro5">
          <table:table-cell office:value-type="string" calcext:value-type="string">
            <text:p>Kingston DataTraveler 4 GB USB 2.0 Flash Drive DTI/4GB</text:p>
          </table:table-cell>
          <table:table-cell office:value-type="float" office:value="11.49" calcext:value-type="float">
            <text:p>$11.49</text:p>
          </table:table-cell>
        </table:table-row>
        <table:table-row table:style-name="ro5">
          <table:table-cell office:value-type="string" calcext:value-type="string">
            <text:p>Kingston Technology MBLY/8GB 8GB Mobility Multi Kit (Black)</text:p>
          </table:table-cell>
          <table:table-cell office:value-type="float" office:value="39.96" calcext:value-type="float">
            <text:p>$39.96</text:p>
          </table:table-cell>
        </table:table-row>
        <table:table-row table:style-name="ro5">
          <table:table-cell office:value-type="string" calcext:value-type="string">
            <text:p>Koyaanisqatsi</text:p>
          </table:table-cell>
          <table:table-cell office:value-type="float" office:value="8.99" calcext:value-type="float">
            <text:p>$8.99</text:p>
          </table:table-cell>
        </table:table-row>
        <table:table-row table:style-name="ro5">
          <table:table-cell office:value-type="string" calcext:value-type="string">
            <text:p>Laia Ladaia (Reza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Lapinha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Large Bag of Bones - 10 Pounds (BONES1)</text:p>
          </table:table-cell>
          <table:table-cell office:value-type="float" office:value="65.72" calcext:value-type="float">
            <text:p>$65.72</text:p>
          </table:table-cell>
        </table:table-row>
        <table:table-row table:style-name="ro5">
          <table:table-cell office:value-type="string" calcext:value-type="string">
            <text:p>Lean On Me (Single Version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Learn Excel 2007 Essential Skills with the Smart Method: Courseware Tutorial for Self-Instruction to Beginner and Intermediate Level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5">
          <table:table-cell office:value-type="string" calcext:value-type="string">
            <text:p>Learn Excel from Mr. Excel: 277 Excel Mysteries Solved</text:p>
          </table:table-cell>
          <table:table-cell office:value-type="float" office:value="11.67" calcext:value-type="float">
            <text:p>$11.67</text:p>
          </table:table-cell>
        </table:table-row>
        <table:table-row table:style-name="ro5">
          <table:table-cell office:value-type="string" calcext:value-type="string">
            <text:p>LEATHER BRIEFCASE</text:p>
          </table:table-cell>
          <table:table-cell office:value-type="float" office:value="15.95" calcext:value-type="float">
            <text:p>$15.95</text:p>
          </table:table-cell>
        </table:table-row>
        <table:table-row table:style-name="ro5">
          <table:table-cell office:value-type="string" calcext:value-type="string">
            <text:p>LEGO Batman</text:p>
          </table:table-cell>
          <table:table-cell office:value-type="float" office:value="26.88" calcext:value-type="float">
            <text:p>$26.88</text:p>
          </table:table-cell>
        </table:table-row>
        <table:table-row table:style-name="ro5">
          <table:table-cell office:value-type="string" calcext:value-type="string">
            <text:p>Let the Great World Spin: A Novel</text:p>
          </table:table-cell>
          <table:table-cell office:value-type="float" office:value="7.5" calcext:value-type="float">
            <text:p>$7.50</text:p>
          </table:table-cell>
        </table:table-row>
        <table:table-row table:style-name="ro5">
          <table:table-cell office:value-type="string" calcext:value-type="string">
            <text:p>Levi's Men's 550 Big &amp; Tall Relaxed Fit Jean, Medium Stonewash, 56x30</text:p>
          </table:table-cell>
          <table:table-cell office:value-type="float" office:value="31.99" calcext:value-type="float">
            <text:p>$31.99</text:p>
          </table:table-cell>
        </table:table-row>
        <table:table-row table:style-name="ro5">
          <table:table-cell office:value-type="string" calcext:value-type="string">
            <text:p>Leviton 612-6260M-00W Decora 60-30-20-10 Preset Minute Electronic Timer, White</text:p>
          </table:table-cell>
          <table:table-cell office:value-type="float" office:value="49.98" calcext:value-type="float">
            <text:p>$49.98</text:p>
          </table:table-cell>
        </table:table-row>
        <table:table-row table:style-name="ro5">
          <table:table-cell office:value-type="string" calcext:value-type="string">
            <text:p>Life Is a Verb: 37 Days to Wake Up, Be Mindful, and Live Intentionally</text:p>
          </table:table-cell>
          <table:table-cell office:value-type="float" office:value="8.11" calcext:value-type="float">
            <text:p>$8.11</text:p>
          </table:table-cell>
        </table:table-row>
        <table:table-row table:style-name="ro5">
          <table:table-cell office:value-type="string" calcext:value-type="string">
            <text:p>Live at the Wolf</text:p>
          </table:table-cell>
          <table:table-cell office:value-type="float" office:value="15.98" calcext:value-type="float">
            <text:p>$15.98</text:p>
          </table:table-cell>
        </table:table-row>
        <table:table-row table:style-name="ro5">
          <table:table-cell office:value-type="string" calcext:value-type="string">
            <text:p>MAC brand Santoku Knife w/Bolster (#MSK65)</text:p>
          </table:table-cell>
          <table:table-cell office:value-type="float" office:value="82" calcext:value-type="float">
            <text:p>$82.00</text:p>
          </table:table-cell>
        </table:table-row>
        <table:table-row table:style-name="ro5">
          <table:table-cell office:value-type="string" calcext:value-type="string">
            <text:p>Mahjong Quest: An Epic Tale of Tile Matching</text:p>
          </table:table-cell>
          <table:table-cell office:value-type="float" office:value="0.79" calcext:value-type="float">
            <text:p>$0.79</text:p>
          </table:table-cell>
        </table:table-row>
        <table:table-row table:style-name="ro5">
          <table:table-cell office:value-type="string" calcext:value-type="string">
            <text:p>Make the Winning Bid: Bidding Guidelines for the Advancing Player</text:p>
          </table:table-cell>
          <table:table-cell office:value-type="float" office:value="14.35" calcext:value-type="float">
            <text:p>$14.35</text:p>
          </table:table-cell>
        </table:table-row>
        <table:table-row table:style-name="ro5">
          <table:table-cell office:value-type="string" calcext:value-type="string">
            <text:p>Manfrotto 681B Professional Aluminum Monopod (Black)</text:p>
          </table:table-cell>
          <table:table-cell office:value-type="float" office:value="59.9" calcext:value-type="float">
            <text:p>$59.90</text:p>
          </table:table-cell>
        </table:table-row>
        <table:table-row table:style-name="ro5">
          <table:table-cell office:value-type="string" calcext:value-type="string">
            <text:p>Marc by Marc Jacobs Totally Turnlock Posh Shoudler Bag Tote Lime</text:p>
          </table:table-cell>
          <table:table-cell office:value-type="float" office:value="429.99" calcext:value-type="float">
            <text:p>$429.99</text:p>
          </table:table-cell>
        </table:table-row>
        <table:table-row table:style-name="ro5">
          <table:table-cell office:value-type="string" calcext:value-type="string">
            <text:p>Mastering VBA for Microsoft Office 2007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5">
          <table:table-cell office:value-type="string" calcext:value-type="string">
            <text:p>Maxell 2025 Lithium Button Cell Battery</text:p>
          </table:table-cell>
          <table:table-cell office:value-type="float" office:value="3.74" calcext:value-type="float">
            <text:p>$3.74</text:p>
          </table:table-cell>
        </table:table-row>
        <table:table-row table:style-name="ro5">
          <table:table-cell office:value-type="string" calcext:value-type="string">
            <text:p>Me, Myself, and Bob: A True Story About Dreams, God, and Talking Vegetables</text:p>
          </table:table-cell>
          <table:table-cell office:value-type="float" office:value="10.19" calcext:value-type="float">
            <text:p>$10.19</text:p>
          </table:table-cell>
        </table:table-row>
        <table:table-row table:style-name="ro5">
          <table:table-cell office:value-type="string" calcext:value-type="string">
            <text:p>MEG: Hell's Aquarium</text:p>
          </table:table-cell>
          <table:table-cell office:value-type="float" office:value="7.99" calcext:value-type="float">
            <text:p>$7.99</text:p>
          </table:table-cell>
        </table:table-row>
        <table:table-row table:style-name="ro5">
          <table:table-cell office:value-type="string" calcext:value-type="string">
            <text:p>Mental Clarity 60 VegiCaps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5">
          <table:table-cell office:value-type="string" calcext:value-type="string">
            <text:p>Merriweather Post Pavilion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Metal Pealess Waterproof Whistle</text:p>
          </table:table-cell>
          <table:table-cell office:value-type="float" office:value="18.75" calcext:value-type="float">
            <text:p>$18.75</text:p>
          </table:table-cell>
        </table:table-row>
        <table:table-row table:style-name="ro5">
          <table:table-cell office:value-type="string" calcext:value-type="string">
            <text:p>Michael Freeman's Perfect Exposure: The Professional's Guide to Capturing Perfect Digital Photographs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Microsoft <text:s/>Office Excel 2003 Inside Out (Microsoft Office Excel Inside Out)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5">
          <table:table-cell office:value-type="string" calcext:value-type="string">
            <text:p>Microsoft <text:s/>Office Outlook <text:s/>2007 Inside Out</text:p>
          </table:table-cell>
          <table:table-cell office:value-type="float" office:value="5.98" calcext:value-type="float">
            <text:p>$5.98</text:p>
          </table:table-cell>
        </table:table-row>
        <table:table-row table:style-name="ro5">
          <table:table-cell office:value-type="string" calcext:value-type="string">
            <text:p>Microsoft Access 2003 Forms, Reports, and Queries (Business Solutions)</text:p>
          </table:table-cell>
          <table:table-cell office:value-type="float" office:value="19.47" calcext:value-type="float">
            <text:p>$19.47</text:p>
          </table:table-cell>
        </table:table-row>
        <table:table-row table:style-name="ro5">
          <table:table-cell office:value-type="string" calcext:value-type="string">
            <text:p>Microsoft Excel 2000 Bible</text:p>
          </table:table-cell>
          <table:table-cell office:value-type="float" office:value="37.99" calcext:value-type="float">
            <text:p>$37.99</text:p>
          </table:table-cell>
        </table:table-row>
        <table:table-row table:style-name="ro5">
          <table:table-cell office:value-type="string" calcext:value-type="string">
            <text:p>Microsoft Excel 2000 Power Programming with VBA</text:p>
          </table:table-cell>
          <table:table-cell office:value-type="float" office:value="55.18" calcext:value-type="float">
            <text:p>$55.18</text:p>
          </table:table-cell>
        </table:table-row>
        <table:table-row table:style-name="ro5">
          <table:table-cell office:value-type="string" calcext:value-type="string">
            <text:p>Microsoft Excel 2002 Formulas</text:p>
          </table:table-cell>
          <table:table-cell office:value-type="float" office:value="111" calcext:value-type="float">
            <text:p>$111.00</text:p>
          </table:table-cell>
        </table:table-row>
        <table:table-row table:style-name="ro5">
          <table:table-cell office:value-type="string" calcext:value-type="string">
            <text:p>Microsoft Excel 2003 Advanced &amp; Macros Quick Reference Guide (Cheat Sheet of Instructions, Tips &amp; Shortcuts - Laminated)</text:p>
          </table:table-cell>
          <table:table-cell office:value-type="float" office:value="7.2" calcext:value-type="float">
            <text:p>$7.20</text:p>
          </table:table-cell>
        </table:table-row>
        <table:table-row table:style-name="ro5">
          <table:table-cell office:value-type="string" calcext:value-type="string">
            <text:p>Microsoft Excel 2003 Advanced Quick Source Guide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Microsoft Excel 2003 Charts &amp; Lists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Excel 2003 Introduction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Excel 2003 Quick Source Guide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Microsoft Excel 2007 Charts &amp; Tables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EXCEL 97/ Visual Basic Step-by-Step Book &amp; Disk</text:p>
          </table:table-cell>
          <table:table-cell office:value-type="float" office:value="10.88" calcext:value-type="float">
            <text:p>$10.88</text:p>
          </table:table-cell>
        </table:table-row>
        <table:table-row table:style-name="ro5">
          <table:table-cell office:value-type="string" calcext:value-type="string">
            <text:p>Microsoft Excel and Access Integration: With Microsoft Office 2007</text:p>
          </table:table-cell>
          <table:table-cell office:value-type="float" office:value="21.22" calcext:value-type="float">
            <text:p>$21.22</text:p>
          </table:table-cell>
        </table:table-row>
        <table:table-row table:style-name="ro5">
          <table:table-cell office:value-type="string" calcext:value-type="string">
            <text:p>Microsoft Office Access 2003: Comprehensive Concepts and Techniques, CourseCard Edition (Shelly Cashman)</text:p>
          </table:table-cell>
          <table:table-cell office:value-type="float" office:value="14" calcext:value-type="float">
            <text:p>$14.00</text:p>
          </table:table-cell>
        </table:table-row>
        <table:table-row table:style-name="ro5">
          <table:table-cell office:value-type="string" calcext:value-type="string">
            <text:p>Microsoft Office Excel 2007 Formulas &amp; Functions For Dummies</text:p>
          </table:table-cell>
          <table:table-cell office:value-type="float" office:value="6" calcext:value-type="float">
            <text:p>$6.00</text:p>
          </table:table-cell>
        </table:table-row>
        <table:table-row table:style-name="ro5">
          <table:table-cell office:value-type="string" calcext:value-type="string">
            <text:p>Microsoft Office Excel 2007 Inside Out</text:p>
          </table:table-cell>
          <table:table-cell office:value-type="float" office:value="18.64" calcext:value-type="float">
            <text:p>$18.64</text:p>
          </table:table-cell>
        </table:table-row>
        <table:table-row table:style-name="ro5">
          <table:table-cell office:value-type="string" calcext:value-type="string">
            <text:p>Microsoft Office Excel 2007: Data Analysis and Business Modeling (Bpg -- Other)</text:p>
          </table:table-cell>
          <table:table-cell office:value-type="float" office:value="105.56" calcext:value-type="float">
            <text:p>$105.56</text:p>
          </table:table-cell>
        </table:table-row>
        <table:table-row table:style-name="ro5">
          <table:table-cell office:value-type="string" calcext:value-type="string">
            <text:p>Microsoft Office PowerPoint 2003: Comprehensive Concepts and Techniques, CourseCard Edition</text:p>
          </table:table-cell>
          <table:table-cell office:value-type="float" office:value="4.5" calcext:value-type="float">
            <text:p>$4.50</text:p>
          </table:table-cell>
        </table:table-row>
        <table:table-row table:style-name="ro5">
          <table:table-cell office:value-type="string" calcext:value-type="string">
            <text:p>Microsoft Office Word 2003: Comprehensive Concepts and Techniques, CourseCard Edition (Shelly Cashman Series)</text:p>
          </table:table-cell>
          <table:table-cell office:value-type="float" office:value="4.5" calcext:value-type="float">
            <text:p>$4.50</text:p>
          </table:table-cell>
        </table:table-row>
        <table:table-row table:style-name="ro5">
          <table:table-cell office:value-type="string" calcext:value-type="string">
            <text:p>Microsoft Outlook 2007 Bible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Microsoft Outlook 2007 Calendar, Contacts, Tasks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PowerPoint 2003 Advanced Quick Reference Guide (Cheat Sheet of Instructions, Tips &amp; Shortcuts - Laminated)</text:p>
          </table:table-cell>
          <table:table-cell office:value-type="float" office:value="7.2" calcext:value-type="float">
            <text:p>$7.20</text:p>
          </table:table-cell>
        </table:table-row>
        <table:table-row table:style-name="ro5">
          <table:table-cell office:value-type="string" calcext:value-type="string">
            <text:p>Microsoft PowerPoint 2003 Advanced Quick Source Guide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Microsoft PowerPoint 2003 Introduction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PowerPoint 2003 Quick Source Guide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Microsoft PowerPoint 2007 Advanced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Project 2007: The Missing Manual</text:p>
          </table:table-cell>
          <table:table-cell office:value-type="float" office:value="26.4" calcext:value-type="float">
            <text:p>$26.40</text:p>
          </table:table-cell>
        </table:table-row>
        <table:table-row table:style-name="ro5">
          <table:table-cell office:value-type="string" calcext:value-type="string">
            <text:p>Microsoft SQL Server 2005 Unleashed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5">
          <table:table-cell office:value-type="string" calcext:value-type="string">
            <text:p>Microsoft VBScript: Step by Step</text:p>
          </table:table-cell>
          <table:table-cell office:value-type="float" office:value="14.54" calcext:value-type="float">
            <text:p>$14.54</text:p>
          </table:table-cell>
        </table:table-row>
        <table:table-row table:style-name="ro5">
          <table:table-cell office:value-type="string" calcext:value-type="string">
            <text:p>Microsoft Visio 2007 Introduction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Word 2003 Advanced Quick Source Guide</text:p>
          </table:table-cell>
          <table:table-cell office:value-type="float" office:value="4.95" calcext:value-type="float">
            <text:p>$4.95</text:p>
          </table:table-cell>
        </table:table-row>
        <table:table-row table:style-name="ro5">
          <table:table-cell office:value-type="string" calcext:value-type="string">
            <text:p>Microsoft Word 2003 Macros &amp; Templates Quick Reference Guide (Cheat Sheet of Instructions, Tips &amp; Shortcuts - Laminated)</text:p>
          </table:table-cell>
          <table:table-cell office:value-type="float" office:value="3.6" calcext:value-type="float">
            <text:p>$3.60</text:p>
          </table:table-cell>
        </table:table-row>
        <table:table-row table:style-name="ro5">
          <table:table-cell office:value-type="string" calcext:value-type="string">
            <text:p>Microsoft Word 2007 Bible</text:p>
          </table:table-cell>
          <table:table-cell office:value-type="float" office:value="46.45" calcext:value-type="float">
            <text:p>$46.45</text:p>
          </table:table-cell>
        </table:table-row>
        <table:table-row table:style-name="ro5">
          <table:table-cell office:value-type="string" calcext:value-type="string">
            <text:p>Midsomer Murders: Set 12</text:p>
          </table:table-cell>
          <table:table-cell office:value-type="float" office:value="30.35" calcext:value-type="float">
            <text:p>$30.35</text:p>
          </table:table-cell>
        </table:table-row>
        <table:table-row table:style-name="ro5">
          <table:table-cell office:value-type="string" calcext:value-type="string">
            <text:p>Miffy and Friends: Miffy's School Day</text:p>
          </table:table-cell>
          <table:table-cell office:value-type="float" office:value="4.01" calcext:value-type="float">
            <text:p>$4.01</text:p>
          </table:table-cell>
        </table:table-row>
        <table:table-row table:style-name="ro5">
          <table:table-cell office:value-type="string" calcext:value-type="string">
            <text:p>Ministry of Sound: Annual 2009 [Explicit]</text:p>
          </table:table-cell>
          <table:table-cell office:value-type="float" office:value="7.99" calcext:value-type="float">
            <text:p>$7.99</text:p>
          </table:table-cell>
        </table:table-row>
        <table:table-row table:style-name="ro5">
          <table:table-cell office:value-type="string" calcext:value-type="string">
            <text:p>MLA Handbook for Writers of Research Papers 7th Edition</text:p>
          </table:table-cell>
          <table:table-cell office:value-type="float" office:value="15.52" calcext:value-type="float">
            <text:p>$15.52</text:p>
          </table:table-cell>
        </table:table-row>
        <table:table-row table:style-name="ro5">
          <table:table-cell office:value-type="string" calcext:value-type="string">
            <text:p>Monsters, Inc. (4-Disc Edition) [Blu-ray]</text:p>
          </table:table-cell>
          <table:table-cell office:value-type="float" office:value="22.99" calcext:value-type="float">
            <text:p>$22.99</text:p>
          </table:table-cell>
        </table:table-row>
        <table:table-row table:style-name="ro5">
          <table:table-cell office:value-type="string" calcext:value-type="string">
            <text:p>Mountain Music Of Kentucky [2-CD Set]</text:p>
          </table:table-cell>
          <table:table-cell office:value-type="float" office:value="22.99" calcext:value-type="float">
            <text:p>$22.99</text:p>
          </table:table-cell>
        </table:table-row>
        <table:table-row table:style-name="ro5">
          <table:table-cell office:value-type="string" calcext:value-type="string">
            <text:p>Moustache - Six Way</text:p>
          </table:table-cell>
          <table:table-cell office:value-type="float" office:value="1.98" calcext:value-type="float">
            <text:p>$1.98</text:p>
          </table:table-cell>
        </table:table-row>
        <table:table-row table:style-name="ro5">
          <table:table-cell office:value-type="string" calcext:value-type="string">
            <text:p>MPI Outdoors "You Can Survive" Compact-Outdoor Survival Stoge and Supplements</text:p>
          </table:table-cell>
          <table:table-cell office:value-type="float" office:value="13.5" calcext:value-type="float">
            <text:p>$13.50</text:p>
          </table:table-cell>
        </table:table-row>
        <table:table-row table:style-name="ro5">
          <table:table-cell office:value-type="string" calcext:value-type="string">
            <text:p>MR. BAR-B-Q Outdoor Patio Chair Cover</text:p>
          </table:table-cell>
          <table:table-cell office:value-type="float" office:value="8.99" calcext:value-type="float">
            <text:p>$8.99</text:p>
          </table:table-cell>
        </table:table-row>
        <table:table-row table:style-name="ro5">
          <table:table-cell office:value-type="string" calcext:value-type="string">
            <text:p>Mr. Beer Deluxe Bottling System</text:p>
          </table:table-cell>
          <table:table-cell office:value-type="float" office:value="14.98" calcext:value-type="float">
            <text:p>$14.98</text:p>
          </table:table-cell>
        </table:table-row>
        <table:table-row table:style-name="ro5">
          <table:table-cell office:value-type="string" calcext:value-type="string">
            <text:p>Mr. Blue Sky (Album Version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Mr. Penumbra's Twenty-Four-Hour Book Store</text:p>
          </table:table-cell>
          <table:table-cell office:value-type="float" office:value="0.8" calcext:value-type="float">
            <text:p>$0.80</text:p>
          </table:table-cell>
        </table:table-row>
        <table:table-row table:style-name="ro5">
          <table:table-cell office:value-type="string" calcext:value-type="string">
            <text:p>Mr. Sandman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Mr. Spreadsheet's Excel 2007 Library</text:p>
          </table:table-cell>
          <table:table-cell office:value-type="float" office:value="4758.77" calcext:value-type="float">
            <text:p>$4,758.77</text:p>
          </table:table-cell>
        </table:table-row>
        <table:table-row table:style-name="ro5">
          <table:table-cell office:value-type="string" calcext:value-type="string">
            <text:p>My Best Friend's Girl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My Book of Coloring (Kumon Workbooks)</text:p>
          </table:table-cell>
          <table:table-cell office:value-type="float" office:value="6.95" calcext:value-type="float">
            <text:p>$6.95</text:p>
          </table:table-cell>
        </table:table-row>
        <table:table-row table:style-name="ro5">
          <table:table-cell office:value-type="string" calcext:value-type="string">
            <text:p>My First Book Of Cutting (Kumon Workbooks)</text:p>
          </table:table-cell>
          <table:table-cell office:value-type="float" office:value="6.95" calcext:value-type="float">
            <text:p>$6.95</text:p>
          </table:table-cell>
        </table:table-row>
        <table:table-row table:style-name="ro5">
          <table:table-cell office:value-type="string" calcext:value-type="string">
            <text:p>Naqoyqatsi (Original Motion Picture Soundtrack)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Nerd Glasses</text:p>
          </table:table-cell>
          <table:table-cell office:value-type="float" office:value="5.95" calcext:value-type="float">
            <text:p>$5.95</text:p>
          </table:table-cell>
        </table:table-row>
        <table:table-row table:style-name="ro5">
          <table:table-cell office:value-type="string" calcext:value-type="string">
            <text:p>Netgear Digital Entertainer Live Wireless USB Adapter for EVA2000 Digital Entertainer Live</text:p>
          </table:table-cell>
          <table:table-cell office:value-type="float" office:value="36.94" calcext:value-type="float">
            <text:p>$36.94</text:p>
          </table:table-cell>
        </table:table-row>
        <table:table-row table:style-name="ro5">
          <table:table-cell office:value-type="string" calcext:value-type="string">
            <text:p>Neurosmith Together Tunes Musical Play Block</text:p>
          </table:table-cell>
          <table:table-cell office:value-type="float" office:value="79.99" calcext:value-type="float">
            <text:p>$79.99</text:p>
          </table:table-cell>
        </table:table-row>
        <table:table-row table:style-name="ro5">
          <table:table-cell office:value-type="string" calcext:value-type="string">
            <text:p>Never Eat Alone: And Other Secrets to Success, One Relationship at a Time</text:p>
          </table:table-cell>
          <table:table-cell office:value-type="float" office:value="14.82" calcext:value-type="float">
            <text:p>$14.82</text:p>
          </table:table-cell>
        </table:table-row>
        <table:table-row table:style-name="ro5">
          <table:table-cell office:value-type="string" calcext:value-type="string">
            <text:p>New and Selected Poems: Volume One</text:p>
          </table:table-cell>
          <table:table-cell office:value-type="float" office:value="19.8" calcext:value-type="float">
            <text:p>$19.80</text:p>
          </table:table-cell>
        </table:table-row>
        <table:table-row table:style-name="ro5">
          <table:table-cell office:value-type="string" calcext:value-type="string">
            <text:p>New Chapter - Every Woman's One Daily, 90 tablets</text:p>
          </table:table-cell>
          <table:table-cell office:value-type="float" office:value="35.95" calcext:value-type="float">
            <text:p>$35.95</text:p>
          </table:table-cell>
        </table:table-row>
        <table:table-row table:style-name="ro5">
          <table:table-cell office:value-type="string" calcext:value-type="string">
            <text:p>Night (Oprah's Book Club)</text:p>
          </table:table-cell>
          <table:table-cell office:value-type="float" office:value="9" calcext:value-type="float">
            <text:p>$9.00</text:p>
          </table:table-cell>
        </table:table-row>
        <table:table-row table:style-name="ro5">
          <table:table-cell office:value-type="string" calcext:value-type="string">
            <text:p>Night of Thunder: A Bob Lee Swagger Novel</text:p>
          </table:table-cell>
          <table:table-cell office:value-type="float" office:value="7.99" calcext:value-type="float">
            <text:p>$7.99</text:p>
          </table:table-cell>
        </table:table-row>
        <table:table-row table:style-name="ro5">
          <table:table-cell office:value-type="string" calcext:value-type="string">
            <text:p>Nintendo Wii Fit Board Anti-Slip Grip Foot Pad Silicone Skin - Black</text:p>
          </table:table-cell>
          <table:table-cell office:value-type="float" office:value="8.5" calcext:value-type="float">
            <text:p>$8.50</text:p>
          </table:table-cell>
        </table:table-row>
        <table:table-row table:style-name="ro5">
          <table:table-cell office:value-type="string" calcext:value-type="string">
            <text:p>No 15 Color Return Prog Print Cartridge</text:p>
          </table:table-cell>
          <table:table-cell office:value-type="float" office:value="21.93" calcext:value-type="float">
            <text:p>$21.93</text:p>
          </table:table-cell>
        </table:table-row>
        <table:table-row table:style-name="ro5">
          <table:table-cell office:value-type="string" calcext:value-type="string">
            <text:p>No Logo: 10th Anniversary Edition with a New Introduction by the Author</text:p>
          </table:table-cell>
          <table:table-cell office:value-type="float" office:value="10.88" calcext:value-type="float">
            <text:p>$10.88</text:p>
          </table:table-cell>
        </table:table-row>
        <table:table-row table:style-name="ro5">
          <table:table-cell office:value-type="string" calcext:value-type="string">
            <text:p>Norelco NT9110 Nose &amp; Ear Hair Trimmer</text:p>
          </table:table-cell>
          <table:table-cell office:value-type="float" office:value="11.75" calcext:value-type="float">
            <text:p>$11.75</text:p>
          </table:table-cell>
        </table:table-row>
        <table:table-row table:style-name="ro5">
          <table:table-cell office:value-type="string" calcext:value-type="string">
            <text:p>Not Just the Best of the Larry Sanders Show</text:p>
          </table:table-cell>
          <table:table-cell office:value-type="float" office:value="27.99" calcext:value-type="float">
            <text:p>$27.99</text:p>
          </table:table-cell>
        </table:table-row>
        <table:table-row table:style-name="ro5">
          <table:table-cell office:value-type="string" calcext:value-type="string">
            <text:p>NurtureShock: New Thinking About Children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5">
          <table:table-cell office:value-type="string" calcext:value-type="string">
            <text:p>OCTO Metal Stand for Amazon Kindle 2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5">
          <table:table-cell office:value-type="string" calcext:value-type="string">
            <text:p>Office 2007 All-in-One Desk Reference For Dummies</text:p>
          </table:table-cell>
          <table:table-cell office:value-type="float" office:value="18.89" calcext:value-type="float">
            <text:p>$18.89</text:p>
          </table:table-cell>
        </table:table-row>
        <table:table-row table:style-name="ro5">
          <table:table-cell office:value-type="string" calcext:value-type="string">
            <text:p>Office 2007 Library: Excel 2007 Bible, Access 2007 Bible, PowerPoint 2007 Bible, Word 2007 Bible</text:p>
          </table:table-cell>
          <table:table-cell office:value-type="float" office:value="91.34" calcext:value-type="float">
            <text:p>$91.34</text:p>
          </table:table-cell>
        </table:table-row>
        <table:table-row table:style-name="ro5">
          <table:table-cell office:value-type="string" calcext:value-type="string">
            <text:p>Office and SharePoint 2007 User's Guide: Integrating SharePoint with Excel, Outlook, Access and Word (Expert's Voice)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5">
          <table:table-cell office:value-type="string" calcext:value-type="string">
            <text:p>Oh Mary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On Combat, The Psychology and Physiology of Deadly Conflict in War and in Peace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5">
          <table:table-cell office:value-type="string" calcext:value-type="string">
            <text:p>On Killing: The Psychological Cost of Learning to Kill in War and Society</text:p>
          </table:table-cell>
          <table:table-cell office:value-type="float" office:value="10.87" calcext:value-type="float">
            <text:p>$10.87</text:p>
          </table:table-cell>
        </table:table-row>
        <table:table-row table:style-name="ro5">
          <table:table-cell office:value-type="string" calcext:value-type="string">
            <text:p>One Magical Sunday: (But Winning Isn't Everything)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5">
          <table:table-cell office:value-type="string" calcext:value-type="string">
            <text:p>One-Pound Fat Replica 1Lb Fat Model Replica</text:p>
          </table:table-cell>
          <table:table-cell office:value-type="float" office:value="66.6" calcext:value-type="float">
            <text:p>$66.60</text:p>
          </table:table-cell>
        </table:table-row>
        <table:table-row table:style-name="ro5">
          <table:table-cell office:value-type="string" calcext:value-type="string">
            <text:p>One-pound Muscle Replica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5">
          <table:table-cell office:value-type="string" calcext:value-type="string">
            <text:p>Optimal Portfolio Modeling, CD-ROM includes Models Using Excel and R: Models to Maximize Returns and Control Risk in Excel and R (Wiley Trading)</text:p>
          </table:table-cell>
          <table:table-cell office:value-type="float" office:value="15" calcext:value-type="float">
            <text:p>$15.00</text:p>
          </table:table-cell>
        </table:table-row>
        <table:table-row table:style-name="ro5">
          <table:table-cell office:value-type="string" calcext:value-type="string">
            <text:p>Optimum Nutrition Gold Standard 100% Whey, Double Rich Chocolate, 5.15-Pound Tub</text:p>
          </table:table-cell>
          <table:table-cell office:value-type="float" office:value="39.45" calcext:value-type="float">
            <text:p>$39.45</text:p>
          </table:table-cell>
        </table:table-row>
        <table:table-row table:style-name="ro5">
          <table:table-cell office:value-type="string" calcext:value-type="string">
            <text:p>Original Apple USB Power Adapter for iPod, iPhone, iPhone 3G and iPhone 3Gs</text:p>
          </table:table-cell>
          <table:table-cell office:value-type="float" office:value="8.65" calcext:value-type="float">
            <text:p>$8.65</text:p>
          </table:table-cell>
        </table:table-row>
        <table:table-row table:style-name="ro5">
          <table:table-cell office:value-type="string" calcext:value-type="string">
            <text:p>Our Lady Queen of the Angels</text:p>
          </table:table-cell>
          <table:table-cell office:value-type="float" office:value="15.98" calcext:value-type="float">
            <text:p>$15.98</text:p>
          </table:table-cell>
        </table:table-row>
        <table:table-row table:style-name="ro5">
          <table:table-cell office:value-type="string" calcext:value-type="string">
            <text:p>Out of Eden: The Peopling of the World</text:p>
          </table:table-cell>
          <table:table-cell office:value-type="float" office:value="11.73" calcext:value-type="float">
            <text:p>$11.73</text:p>
          </table:table-cell>
        </table:table-row>
        <table:table-row table:style-name="ro5">
          <table:table-cell office:value-type="string" calcext:value-type="string">
            <text:p>Outliers: The Story of Success</text:p>
          </table:table-cell>
          <table:table-cell office:value-type="float" office:value="11.75" calcext:value-type="float">
            <text:p>$11.75</text:p>
          </table:table-cell>
        </table:table-row>
        <table:table-row table:style-name="ro5">
          <table:table-cell office:value-type="string" calcext:value-type="string">
            <text:p>Outlook 2007 For Dummies</text:p>
          </table:table-cell>
          <table:table-cell office:value-type="float" office:value="2.33" calcext:value-type="float">
            <text:p>$2.33</text:p>
          </table:table-cell>
        </table:table-row>
        <table:table-row table:style-name="ro5">
          <table:table-cell office:value-type="string" calcext:value-type="string">
            <text:p>Oxo Good Grips Professional 6-1/2-Inch Santoku Knife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5">
          <table:table-cell office:value-type="string" calcext:value-type="string">
            <text:p>Pa-Kumpa!!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Package of 10 Replacement Kenmore Micro Bags Upright Model 5068,</text:p>
          </table:table-cell>
          <table:table-cell office:value-type="float" office:value="21.9" calcext:value-type="float">
            <text:p>$21.90</text:p>
          </table:table-cell>
        </table:table-row>
        <table:table-row table:style-name="ro5">
          <table:table-cell office:value-type="string" calcext:value-type="string">
            <text:p>Paddy's Pub Flipadelphia Flip Cup Tournament T-Shirt (Small)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5">
          <table:table-cell office:value-type="string" calcext:value-type="string">
            <text:p>Paper Towns</text:p>
          </table:table-cell>
          <table:table-cell office:value-type="float" office:value="12.23" calcext:value-type="float">
            <text:p>$12.23</text:p>
          </table:table-cell>
        </table:table-row>
        <table:table-row table:style-name="ro5">
          <table:table-cell office:value-type="string" calcext:value-type="string">
            <text:p>Paranoia</text:p>
          </table:table-cell>
          <table:table-cell office:value-type="float" office:value="14.62" calcext:value-type="float">
            <text:p>$14.62</text:p>
          </table:table-cell>
        </table:table-row>
        <table:table-row table:style-name="ro5">
          <table:table-cell office:value-type="string" calcext:value-type="string">
            <text:p>Perdido Street Station</text:p>
          </table:table-cell>
          <table:table-cell office:value-type="float" office:value="6.73" calcext:value-type="float">
            <text:p>$6.73</text:p>
          </table:table-cell>
        </table:table-row>
        <table:table-row table:style-name="ro5">
          <table:table-cell office:value-type="string" calcext:value-type="string">
            <text:p>Perfect Dark Zero Limited Collector's Edition</text:p>
          </table:table-cell>
          <table:table-cell office:value-type="float" office:value="8.99" calcext:value-type="float">
            <text:p>$8.99</text:p>
          </table:table-cell>
        </table:table-row>
        <table:table-row table:style-name="ro5">
          <table:table-cell office:value-type="string" calcext:value-type="string">
            <text:p>Pets Go Pop!</text:p>
          </table:table-cell>
          <table:table-cell office:value-type="float" office:value="12.23" calcext:value-type="float">
            <text:p>$12.23</text:p>
          </table:table-cell>
        </table:table-row>
        <table:table-row table:style-name="ro5">
          <table:table-cell office:value-type="string" calcext:value-type="string">
            <text:p>PetSafe Outdoor Ultrasonic Bark Deterrent</text:p>
          </table:table-cell>
          <table:table-cell office:value-type="float" office:value="34.49" calcext:value-type="float">
            <text:p>$34.49</text:p>
          </table:table-cell>
        </table:table-row>
        <table:table-row table:style-name="ro5">
          <table:table-cell office:value-type="string" calcext:value-type="string">
            <text:p>Philips Norelco T780 Rechargeable Vacuum Trimmer</text:p>
          </table:table-cell>
          <table:table-cell office:value-type="float" office:value="25.99" calcext:value-type="float">
            <text:p>$25.99</text:p>
          </table:table-cell>
        </table:table-row>
        <table:table-row table:style-name="ro5">
          <table:table-cell office:value-type="string" calcext:value-type="string">
            <text:p>Pink Brain, Blue Brain: How Small Differences Grow Into Troublesome Gaps -- And What We Can Do About It</text:p>
          </table:table-cell>
          <table:table-cell office:value-type="float" office:value="16.5" calcext:value-type="float">
            <text:p>$16.50</text:p>
          </table:table-cell>
        </table:table-row>
        <table:table-row table:style-name="ro5">
          <table:table-cell office:value-type="string" calcext:value-type="string">
            <text:p>Pivot Table Data Crunching (Business Solutions)</text:p>
          </table:table-cell>
          <table:table-cell office:value-type="float" office:value="41.07" calcext:value-type="float">
            <text:p>$41.07</text:p>
          </table:table-cell>
        </table:table-row>
        <table:table-row table:style-name="ro5">
          <table:table-cell office:value-type="string" calcext:value-type="string">
            <text:p>Pivot Table Data Crunching for Microsoft Office Excel 2007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5">
          <table:table-cell office:value-type="string" calcext:value-type="string">
            <text:p>Pivot Table Data Crunching for Microsoft Office Excel 2007 (Business Solutions)</text:p>
          </table:table-cell>
          <table:table-cell office:value-type="float" office:value="115.45" calcext:value-type="float">
            <text:p>$115.45</text:p>
          </table:table-cell>
        </table:table-row>
        <table:table-row table:style-name="ro5">
          <table:table-cell office:value-type="string" calcext:value-type="string">
            <text:p>Play It Again, Shan</text:p>
          </table:table-cell>
          <table:table-cell office:value-type="float" office:value="1.83" calcext:value-type="float">
            <text:p>$1.83</text:p>
          </table:table-cell>
        </table:table-row>
        <table:table-row table:style-name="ro5">
          <table:table-cell office:value-type="string" calcext:value-type="string">
            <text:p>Polaroid PoGo Instant Mobile Printer</text:p>
          </table:table-cell>
          <table:table-cell office:value-type="float" office:value="59.99" calcext:value-type="float">
            <text:p>$59.99</text:p>
          </table:table-cell>
        </table:table-row>
        <table:table-row table:style-name="ro5">
          <table:table-cell office:value-type="string" calcext:value-type="string">
            <text:p>Polaroid Zink Media 30-Pack for PoGo Instant Mobile Printer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5">
          <table:table-cell office:value-type="string" calcext:value-type="string">
            <text:p>Possession: A Romance</text:p>
          </table:table-cell>
          <table:table-cell office:value-type="float" office:value="4" calcext:value-type="float">
            <text:p>$4.00</text:p>
          </table:table-cell>
        </table:table-row>
        <table:table-row table:style-name="ro5">
          <table:table-cell office:value-type="string" calcext:value-type="string">
            <text:p>Power Excel 2007 with MrExcel (Video Training) (LiveLessons)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PowerPoint 2003 for Dummies</text:p>
          </table:table-cell>
          <table:table-cell office:value-type="float" office:value="29.9" calcext:value-type="float">
            <text:p>$29.90</text:p>
          </table:table-cell>
        </table:table-row>
        <table:table-row table:style-name="ro5">
          <table:table-cell office:value-type="string" calcext:value-type="string">
            <text:p>PowerPoint 2007 Bible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Prepare for Surgery, Heal Faster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5">
          <table:table-cell office:value-type="string" calcext:value-type="string">
            <text:p>Principles of Finance with Excel: Includes CD</text:p>
          </table:table-cell>
          <table:table-cell office:value-type="float" office:value="67.23" calcext:value-type="float">
            <text:p>$67.23</text:p>
          </table:table-cell>
        </table:table-row>
        <table:table-row table:style-name="ro5">
          <table:table-cell office:value-type="string" calcext:value-type="string">
            <text:p>Pro C# 2008 and the .NET 3.5 Platform, Fourth Edition (Windows.Net)</text:p>
          </table:table-cell>
          <table:table-cell office:value-type="float" office:value="42.09" calcext:value-type="float">
            <text:p>$42.09</text:p>
          </table:table-cell>
        </table:table-row>
        <table:table-row table:style-name="ro5"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float" office:value="204.7" calcext:value-type="float">
            <text:p>$204.70</text:p>
          </table:table-cell>
        </table:table-row>
        <table:table-row table:style-name="ro5"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float" office:value="151.16" calcext:value-type="float">
            <text:p>$151.16</text:p>
          </table:table-cell>
        </table:table-row>
        <table:table-row table:style-name="ro5"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float" office:value="113.37" calcext:value-type="float">
            <text:p>$113.37</text:p>
          </table:table-cell>
        </table:table-row>
        <table:table-row table:style-name="ro5">
          <table:table-cell office:value-type="string" calcext:value-type="string">
            <text:p>Programming Excel with VBA and .NET</text:p>
          </table:table-cell>
          <table:table-cell office:value-type="float" office:value="96.76" calcext:value-type="float">
            <text:p>$96.76</text:p>
          </table:table-cell>
        </table:table-row>
        <table:table-row table:style-name="ro5">
          <table:table-cell office:value-type="string" calcext:value-type="string">
            <text:p>Python Programming for the Absolute Beginner</text:p>
          </table:table-cell>
          <table:table-cell office:value-type="float" office:value="13.99" calcext:value-type="float">
            <text:p>$13.99</text:p>
          </table:table-cell>
        </table:table-row>
        <table:table-row table:style-name="ro5">
          <table:table-cell office:value-type="string" calcext:value-type="string">
            <text:p>Quabaug Corp. Barge Cement Quart</text:p>
          </table:table-cell>
          <table:table-cell office:value-type="float" office:value="48.56" calcext:value-type="float">
            <text:p>$48.56</text:p>
          </table:table-cell>
        </table:table-row>
        <table:table-row table:style-name="ro5">
          <table:table-cell office:value-type="string" calcext:value-type="string">
            <text:p>Quantitative Trading Strategies: Harnessing the Power of Quantitative Techniques to Create a Winning Trading Program (McGraw-Hill Traders Edge Series)</text:p>
          </table:table-cell>
          <table:table-cell office:value-type="float" office:value="40.95" calcext:value-type="float">
            <text:p>$40.95</text:p>
          </table:table-cell>
        </table:table-row>
        <table:table-row table:style-name="ro5">
          <table:table-cell office:value-type="string" calcext:value-type="string">
            <text:p>Quantum Physics For Dummies (For Dummies (Math &amp; Science))</text:p>
          </table:table-cell>
          <table:table-cell office:value-type="float" office:value="13.59" calcext:value-type="float">
            <text:p>$13.59</text:p>
          </table:table-cell>
        </table:table-row>
        <table:table-row table:style-name="ro5">
          <table:table-cell office:value-type="string" calcext:value-type="string">
            <text:p>Quattro Pro for DOS for Dummies</text:p>
          </table:table-cell>
          <table:table-cell office:value-type="float" office:value="1.04" calcext:value-type="float">
            <text:p>$1.04</text:p>
          </table:table-cell>
        </table:table-row>
        <table:table-row table:style-name="ro5">
          <table:table-cell office:value-type="string" calcext:value-type="string">
            <text:p>QuickBooks Simple Start 2009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5">
          <table:table-cell office:value-type="string" calcext:value-type="string">
            <text:p>Raditude (Amazon MP3 Deluxe Exclusive Version)</text:p>
          </table:table-cell>
          <table:table-cell office:value-type="float" office:value="9.49" calcext:value-type="float">
            <text:p>$9.49</text:p>
          </table:table-cell>
        </table:table-row>
        <table:table-row table:style-name="ro5">
          <table:table-cell office:value-type="string" calcext:value-type="string">
            <text:p>Rags of My Soul: Poems</text:p>
          </table:table-cell>
          <table:table-cell office:value-type="float" office:value="1.69" calcext:value-type="float">
            <text:p>$1.69</text:p>
          </table:table-cell>
        </table:table-row>
        <table:table-row table:style-name="ro5">
          <table:table-cell office:value-type="string" calcext:value-type="string">
            <text:p>Raising Jake</text:p>
          </table:table-cell>
          <table:table-cell office:value-type="float" office:value="7.47" calcext:value-type="float">
            <text:p>$7.47</text:p>
          </table:table-cell>
        </table:table-row>
        <table:table-row table:style-name="ro5">
          <table:table-cell office:value-type="string" calcext:value-type="string">
            <text:p>Rambo [Blu-ray]</text:p>
          </table:table-cell>
          <table:table-cell office:value-type="float" office:value="13.28" calcext:value-type="float">
            <text:p>$13.28</text:p>
          </table:table-cell>
        </table:table-row>
        <table:table-row table:style-name="ro5">
          <table:table-cell office:value-type="string" calcext:value-type="string">
            <text:p>Ranger Rick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5">
          <table:table-cell office:value-type="string" calcext:value-type="string">
            <text:p>Reading Financial Reports For Dummies (For Dummies (Business &amp; Personal Finance))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5">
          <table:table-cell office:value-type="string" calcext:value-type="string">
            <text:p>Reasons for and Advantages of Breathing: Stories (P.S.)</text:p>
          </table:table-cell>
          <table:table-cell office:value-type="float" office:value="10.97" calcext:value-type="float">
            <text:p>$10.97</text:p>
          </table:table-cell>
        </table:table-row>
        <table:table-row table:style-name="ro5">
          <table:table-cell office:value-type="string" calcext:value-type="string">
            <text:p>Redi Shade 3102496 Fabric Window Shade 36-by-72-Inch, White</text:p>
          </table:table-cell>
          <table:table-cell office:value-type="float" office:value="9.44" calcext:value-type="float">
            <text:p>$9.44</text:p>
          </table:table-cell>
        </table:table-row>
        <table:table-row table:style-name="ro5">
          <table:table-cell office:value-type="string" calcext:value-type="string">
            <text:p>Reflections 60 by 120-Inch Oblong / Rectangle Tablecloth, Merlot</text:p>
          </table:table-cell>
          <table:table-cell office:value-type="float" office:value="31.07" calcext:value-type="float">
            <text:p>$31.07</text:p>
          </table:table-cell>
        </table:table-row>
        <table:table-row table:style-name="ro5">
          <table:table-cell office:value-type="string" calcext:value-type="string">
            <text:p>Reharmonization Techniques (Berklee Methods)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Rehearsals for Departure</text:p>
          </table:table-cell>
          <table:table-cell office:value-type="float" office:value="11.98" calcext:value-type="float">
            <text:p>$11.98</text:p>
          </table:table-cell>
        </table:table-row>
        <table:table-row table:style-name="ro5">
          <table:table-cell office:value-type="string" calcext:value-type="string">
            <text:p>Restless: A Novel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5">
          <table:table-cell office:value-type="string" calcext:value-type="string">
            <text:p>RibbonX: Customizing the Office 2007 Ribbon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Road to the Riches</text:p>
          </table:table-cell>
          <table:table-cell office:value-type="float" office:value="28.35" calcext:value-type="float">
            <text:p>$28.35</text:p>
          </table:table-cell>
        </table:table-row>
        <table:table-row table:style-name="ro5">
          <table:table-cell office:value-type="string" calcext:value-type="string">
            <text:p>Rogue Forces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Roll On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Rompe [Explicit]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Roselight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5">
          <table:table-cell office:value-type="string" calcext:value-type="string">
            <text:p>Roundabout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Rubbermaid 7J18 Durable 3-Piece Canister Set</text:p>
          </table:table-cell>
          <table:table-cell office:value-type="float" office:value="27.1" calcext:value-type="float">
            <text:p>$27.10</text:p>
          </table:table-cell>
        </table:table-row>
        <table:table-row table:style-name="ro5">
          <table:table-cell office:value-type="string" calcext:value-type="string">
            <text:p>Rush</text:p>
          </table:table-cell>
          <table:table-cell office:value-type="float" office:value="7.97" calcext:value-type="float">
            <text:p>$7.97</text:p>
          </table:table-cell>
        </table:table-row>
        <table:table-row table:style-name="ro5">
          <table:table-cell office:value-type="string" calcext:value-type="string">
            <text:p>Sad Man Happy Man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Saint Anthony, Patron Saint of Bacon</text:p>
          </table:table-cell>
          <table:table-cell office:value-type="float" office:value="7.81" calcext:value-type="float">
            <text:p>$7.81</text:p>
          </table:table-cell>
        </table:table-row>
        <table:table-row table:style-name="ro5">
          <table:table-cell office:value-type="string" calcext:value-type="string">
            <text:p>Salve 1 oz. by Cloverine</text:p>
          </table:table-cell>
          <table:table-cell office:value-type="float" office:value="7" calcext:value-type="float">
            <text:p>$7.00</text:p>
          </table:table-cell>
        </table:table-row>
        <table:table-row table:style-name="ro5">
          <table:table-cell office:value-type="string" calcext:value-type="string">
            <text:p>Sanitarium</text:p>
          </table:table-cell>
          <table:table-cell office:value-type="float" office:value="3.99" calcext:value-type="float">
            <text:p>$3.99</text:p>
          </table:table-cell>
        </table:table-row>
        <table:table-row table:style-name="ro5">
          <table:table-cell office:value-type="string" calcext:value-type="string">
            <text:p>SANYO eneloop 4 Pack AA NiMH Pre-Charged Rechargeable Batteries</text:p>
          </table:table-cell>
          <table:table-cell office:value-type="float" office:value="12.71" calcext:value-type="float">
            <text:p>$12.71</text:p>
          </table:table-cell>
        </table:table-row>
        <table:table-row table:style-name="ro5">
          <table:table-cell office:value-type="string" calcext:value-type="string">
            <text:p>Saturday Night Live - The Best of Steve Martin</text:p>
          </table:table-cell>
          <table:table-cell office:value-type="float" office:value="6.99" calcext:value-type="float">
            <text:p>$6.99</text:p>
          </table:table-cell>
        </table:table-row>
        <table:table-row table:style-name="ro5">
          <table:table-cell office:value-type="string" calcext:value-type="string">
            <text:p>School Day</text:p>
          </table:table-cell>
          <table:table-cell office:value-type="float" office:value="1.98" calcext:value-type="float">
            <text:p>$1.98</text:p>
          </table:table-cell>
        </table:table-row>
        <table:table-row table:style-name="ro5">
          <table:table-cell office:value-type="string" calcext:value-type="string">
            <text:p>School Day (Ring Ring Goes The Bell)</text:p>
          </table:table-cell>
          <table:table-cell office:value-type="float" office:value="1.98" calcext:value-type="float">
            <text:p>$1.98</text:p>
          </table:table-cell>
        </table:table-row>
        <table:table-row table:style-name="ro5">
          <table:table-cell office:value-type="string" calcext:value-type="string">
            <text:p>Scosche sleekSYNC Retractable USB 2.0 cable for iPod and iPhone (Black)</text:p>
          </table:table-cell>
          <table:table-cell office:value-type="float" office:value="17.54" calcext:value-type="float">
            <text:p>$17.54</text:p>
          </table:table-cell>
        </table:table-row>
        <table:table-row table:style-name="ro5">
          <table:table-cell office:value-type="string" calcext:value-type="string">
            <text:p>Seagate FreeAgent Go Dock and Case 100521233 (Silver/White)</text:p>
          </table:table-cell>
          <table:table-cell office:value-type="float" office:value="22.85" calcext:value-type="float">
            <text:p>$22.85</text:p>
          </table:table-cell>
        </table:table-row>
        <table:table-row table:style-name="ro5">
          <table:table-cell office:value-type="string" calcext:value-type="string">
            <text:p>Seeing and Savoring Jesus Christ</text:p>
          </table:table-cell>
          <table:table-cell office:value-type="float" office:value="17.99" calcext:value-type="float">
            <text:p>$17.99</text:p>
          </table:table-cell>
        </table:table-row>
        <table:table-row table:style-name="ro5">
          <table:table-cell office:value-type="string" calcext:value-type="string">
            <text:p>Selling a Practice - Straightforward Answers to Tough Questions</text:p>
          </table:table-cell>
          <table:table-cell office:value-type="float" office:value="4.8" calcext:value-type="float">
            <text:p>$4.80</text:p>
          </table:table-cell>
        </table:table-row>
        <table:table-row table:style-name="ro5">
          <table:table-cell office:value-type="string" calcext:value-type="string">
            <text:p>Sennheiser HD 205 Studio Monitor DJ Headphones w/ Swivel Ear Cup</text:p>
          </table:table-cell>
          <table:table-cell office:value-type="float" office:value="39.8" calcext:value-type="float">
            <text:p>$39.80</text:p>
          </table:table-cell>
        </table:table-row>
        <table:table-row table:style-name="ro5">
          <table:table-cell office:value-type="string" calcext:value-type="string">
            <text:p>Serfas Stop Sign Bicycle Taillight (Red)</text:p>
          </table:table-cell>
          <table:table-cell office:value-type="float" office:value="15" calcext:value-type="float">
            <text:p>$15.00</text:p>
          </table:table-cell>
        </table:table-row>
        <table:table-row table:style-name="ro5">
          <table:table-cell office:value-type="string" calcext:value-type="string">
            <text:p>Seventh Generation Training Pants, 3t-4t, (32-40 Lbs), 26-count Packages (Pack of 4) (104 Training Pants)</text:p>
          </table:table-cell>
          <table:table-cell office:value-type="float" office:value="45.99" calcext:value-type="float">
            <text:p>$45.99</text:p>
          </table:table-cell>
        </table:table-row>
        <table:table-row table:style-name="ro5">
          <table:table-cell office:value-type="string" calcext:value-type="string">
            <text:p>Sgt. Pepper's Lonely Hearts Club Band</text:p>
          </table:table-cell>
          <table:table-cell office:value-type="float" office:value="7.49" calcext:value-type="float">
            <text:p>$7.49</text:p>
          </table:table-cell>
        </table:table-row>
        <table:table-row table:style-name="ro5">
          <table:table-cell office:value-type="string" calcext:value-type="string">
            <text:p>SharePoint 2007 User's Guide: Learning Microsoft's Collaboration and Productivity Platform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5">
          <table:table-cell office:value-type="string" calcext:value-type="string">
            <text:p>Sharpening the Warriors Edge: The Psychology &amp; Science of Training</text:p>
          </table:table-cell>
          <table:table-cell office:value-type="float" office:value="13.57" calcext:value-type="float">
            <text:p>$13.57</text:p>
          </table:table-cell>
        </table:table-row>
        <table:table-row table:style-name="ro5">
          <table:table-cell office:value-type="string" calcext:value-type="string">
            <text:p>Sid Meier's Civilization IV: Colonization</text:p>
          </table:table-cell>
          <table:table-cell office:value-type="float" office:value="27.99" calcext:value-type="float">
            <text:p>$27.99</text:p>
          </table:table-cell>
        </table:table-row>
        <table:table-row table:style-name="ro5">
          <table:table-cell office:value-type="string" calcext:value-type="string">
            <text:p>SIIG CB-SA0111-S1 3.3-Feet Serial ATA External Cable</text:p>
          </table:table-cell>
          <table:table-cell office:value-type="float" office:value="9.82" calcext:value-type="float">
            <text:p>$9.82</text:p>
          </table:table-cell>
        </table:table-row>
        <table:table-row table:style-name="ro5">
          <table:table-cell office:value-type="string" calcext:value-type="string">
            <text:p>Simple Things</text:p>
          </table:table-cell>
          <table:table-cell office:value-type="float" office:value="12.49" calcext:value-type="float">
            <text:p>$12.49</text:p>
          </table:table-cell>
        </table:table-row>
        <table:table-row table:style-name="ro5">
          <table:table-cell office:value-type="string" calcext:value-type="string">
            <text:p>Simply Christian: Why Christianity Makes Sense</text:p>
          </table:table-cell>
          <table:table-cell office:value-type="float" office:value="7.99" calcext:value-type="float">
            <text:p>$7.99</text:p>
          </table:table-cell>
        </table:table-row>
        <table:table-row table:style-name="ro5">
          <table:table-cell office:value-type="string" calcext:value-type="string">
            <text:p>Six Days, Seven Nights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5">
          <table:table-cell office:value-type="string" calcext:value-type="string">
            <text:p>Slash</text:p>
          </table:table-cell>
          <table:table-cell office:value-type="float" office:value="10.87" calcext:value-type="float">
            <text:p>$10.87</text:p>
          </table:table-cell>
        </table:table-row>
        <table:table-row table:style-name="ro5">
          <table:table-cell office:value-type="string" calcext:value-type="string">
            <text:p>Smart Ass</text:p>
          </table:table-cell>
          <table:table-cell office:value-type="float" office:value="19.68" calcext:value-type="float">
            <text:p>$19.68</text:p>
          </table:table-cell>
        </table:table-row>
        <table:table-row table:style-name="ro5">
          <table:table-cell office:value-type="string" calcext:value-type="string">
            <text:p>Solaray - Empty Gelatin Capsules Size 000 100 Cap</text:p>
          </table:table-cell>
          <table:table-cell office:value-type="float" office:value="5.68" calcext:value-type="float">
            <text:p>$5.68</text:p>
          </table:table-cell>
        </table:table-row>
        <table:table-row table:style-name="ro5">
          <table:table-cell office:value-type="string" calcext:value-type="string">
            <text:p>Solid Gold Chicken, Turkey, White Fish and Liver Formula</text:p>
          </table:table-cell>
          <table:table-cell office:value-type="float" office:value="26.94" calcext:value-type="float">
            <text:p>$26.94</text:p>
          </table:table-cell>
        </table:table-row>
        <table:table-row table:style-name="ro5">
          <table:table-cell office:value-type="string" calcext:value-type="string">
            <text:p>Sony LCS-CST General Purpose Soft Carrying Case for Slim Cybershot Digital Cameras</text:p>
          </table:table-cell>
          <table:table-cell office:value-type="float" office:value="8.7" calcext:value-type="float">
            <text:p>$8.70</text:p>
          </table:table-cell>
        </table:table-row>
        <table:table-row table:style-name="ro5">
          <table:table-cell office:value-type="string" calcext:value-type="string">
            <text:p>Soul Identity</text:p>
          </table:table-cell>
          <table:table-cell office:value-type="float" office:value="0.02" calcext:value-type="float">
            <text:p>$0.02</text:p>
          </table:table-cell>
        </table:table-row>
        <table:table-row table:style-name="ro5">
          <table:table-cell office:value-type="string" calcext:value-type="string">
            <text:p>Soul's Desire</text:p>
          </table:table-cell>
          <table:table-cell office:value-type="float" office:value="0.49" calcext:value-type="float">
            <text:p>$0.49</text:p>
          </table:table-cell>
        </table:table-row>
        <table:table-row table:style-name="ro5">
          <table:table-cell office:value-type="string" calcext:value-type="string">
            <text:p>Space Oddity (1999 Digital Remaster)</text:p>
          </table:table-cell>
          <table:table-cell office:value-type="float" office:value="0.89" calcext:value-type="float">
            <text:p>$0.89</text:p>
          </table:table-cell>
        </table:table-row>
        <table:table-row table:style-name="ro5">
          <table:table-cell office:value-type="string" calcext:value-type="string">
            <text:p>Special Edition Using Microsoft Office Excel 2003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5">
          <table:table-cell office:value-type="string" calcext:value-type="string">
            <text:p>Special Edition Using Microsoft Office Excel 2007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Spectacular Sins: And Their Global Purpose in the Glory of Christ</text:p>
          </table:table-cell>
          <table:table-cell office:value-type="float" office:value="10.87" calcext:value-type="float">
            <text:p>$10.87</text:p>
          </table:table-cell>
        </table:table-row>
        <table:table-row table:style-name="ro5">
          <table:table-cell office:value-type="string" calcext:value-type="string">
            <text:p>Starfrit Manual Food Processor</text:p>
          </table:table-cell>
          <table:table-cell office:value-type="float" office:value="35.36" calcext:value-type="float">
            <text:p>$35.36</text:p>
          </table:table-cell>
        </table:table-row>
        <table:table-row table:style-name="ro5">
          <table:table-cell office:value-type="string" calcext:value-type="string">
            <text:p>Statistical Analysis with Excel For Dummies</text:p>
          </table:table-cell>
          <table:table-cell office:value-type="float" office:value="19.79" calcext:value-type="float">
            <text:p>$19.79</text:p>
          </table:table-cell>
        </table:table-row>
        <table:table-row table:style-name="ro5">
          <table:table-cell office:value-type="string" calcext:value-type="string">
            <text:p>Sterling Silver Filigree Circle Pendant, 18"</text:p>
          </table:table-cell>
          <table:table-cell office:value-type="float" office:value="35" calcext:value-type="float">
            <text:p>$35.00</text:p>
          </table:table-cell>
        </table:table-row>
        <table:table-row table:style-name="ro5">
          <table:table-cell office:value-type="string" calcext:value-type="string">
            <text:p>Sterling Silver Marcasite &amp; Garnet-Colored Glass Teardrop Earrings</text:p>
          </table:table-cell>
          <table:table-cell office:value-type="float" office:value="39" calcext:value-type="float">
            <text:p>$39.00</text:p>
          </table:table-cell>
        </table:table-row>
        <table:table-row table:style-name="ro5">
          <table:table-cell office:value-type="string" calcext:value-type="string">
            <text:p>Strange Days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Street Fighter IV Collector's Edition</text:p>
          </table:table-cell>
          <table:table-cell office:value-type="float" office:value="79.99" calcext:value-type="float">
            <text:p>$79.99</text:p>
          </table:table-cell>
        </table:table-row>
        <table:table-row table:style-name="ro5">
          <table:table-cell office:value-type="string" calcext:value-type="string">
            <text:p>Streets Of Laredo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Student Study Guide for Biology</text:p>
          </table:table-cell>
          <table:table-cell office:value-type="float" office:value="63.72" calcext:value-type="float">
            <text:p>$63.72</text:p>
          </table:table-cell>
        </table:table-row>
        <table:table-row table:style-name="ro5">
          <table:table-cell office:value-type="string" calcext:value-type="string">
            <text:p>Substitute Teaching from A to Z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5">
          <table:table-cell office:value-type="string" calcext:value-type="string">
            <text:p>Sung by Alfred Sung for Women 3.4 oz Eau de Toilette Spray</text:p>
          </table:table-cell>
          <table:table-cell office:value-type="float" office:value="23.16" calcext:value-type="float">
            <text:p>$23.16</text:p>
          </table:table-cell>
        </table:table-row>
        <table:table-row table:style-name="ro5">
          <table:table-cell office:value-type="string" calcext:value-type="string">
            <text:p>Super Crunchers: Why Thinking-By-Numbers is the New Way To Be Smart</text:p>
          </table:table-cell>
          <table:table-cell office:value-type="float" office:value="10.98" calcext:value-type="float">
            <text:p>$10.98</text:p>
          </table:table-cell>
        </table:table-row>
        <table:table-row table:style-name="ro5">
          <table:table-cell office:value-type="string" calcext:value-type="string">
            <text:p>Super Mario Galaxy</text:p>
          </table:table-cell>
          <table:table-cell office:value-type="float" office:value="39.99" calcext:value-type="float">
            <text:p>$39.99</text:p>
          </table:table-cell>
        </table:table-row>
        <table:table-row table:style-name="ro5">
          <table:table-cell office:value-type="string" calcext:value-type="string">
            <text:p>Super Why!: Jack and the Beanstalk &amp; Other Story Book Adventures</text:p>
          </table:table-cell>
          <table:table-cell office:value-type="float" office:value="8.33" calcext:value-type="float">
            <text:p>$8.33</text:p>
          </table:table-cell>
        </table:table-row>
        <table:table-row table:style-name="ro5">
          <table:table-cell office:value-type="string" calcext:value-type="string">
            <text:p>Superman - The Animated Series, Volume Two (The New Superman Adventures) (DC Comics Classic Collection)</text:p>
          </table:table-cell>
          <table:table-cell office:value-type="float" office:value="21.99" calcext:value-type="float">
            <text:p>$21.99</text:p>
          </table:table-cell>
        </table:table-row>
        <table:table-row table:style-name="ro5">
          <table:table-cell office:value-type="string" calcext:value-type="string">
            <text:p>Supermoon</text:p>
          </table:table-cell>
          <table:table-cell office:value-type="float" office:value="8.99" calcext:value-type="float">
            <text:p>$8.99</text:p>
          </table:table-cell>
        </table:table-row>
        <table:table-row table:style-name="ro5">
          <table:table-cell office:value-type="string" calcext:value-type="string">
            <text:p>Surely You're Joking, Mr. Feynman! (Adventures of a Curious Character)</text:p>
          </table:table-cell>
          <table:table-cell office:value-type="float" office:value="4.21" calcext:value-type="float">
            <text:p>$4.21</text:p>
          </table:table-cell>
        </table:table-row>
        <table:table-row table:style-name="ro5">
          <table:table-cell office:value-type="string" calcext:value-type="string">
            <text:p>Swingline 747 Polished Chrome Classic Desk Stapler (S7074720E)</text:p>
          </table:table-cell>
          <table:table-cell office:value-type="float" office:value="19.49" calcext:value-type="float">
            <text:p>$19.49</text:p>
          </table:table-cell>
        </table:table-row>
        <table:table-row table:style-name="ro5">
          <table:table-cell office:value-type="string" calcext:value-type="string">
            <text:p>Sympathy For The Devil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T-Rex Timberkit</text:p>
          </table:table-cell>
          <table:table-cell office:value-type="float" office:value="21.66" calcext:value-type="float">
            <text:p>$21.66</text:p>
          </table:table-cell>
        </table:table-row>
        <table:table-row table:style-name="ro5">
          <table:table-cell office:value-type="string" calcext:value-type="string">
            <text:p>Tagalog (Spoken World)</text:p>
          </table:table-cell>
          <table:table-cell office:value-type="float" office:value="32.97" calcext:value-type="float">
            <text:p>$32.97</text:p>
          </table:table-cell>
        </table:table-row>
        <table:table-row table:style-name="ro5">
          <table:table-cell office:value-type="string" calcext:value-type="string">
            <text:p>Take Me Home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Taylor Commercial Waterproof Digital Thermometer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5">
          <table:table-cell office:value-type="string" calcext:value-type="string">
            <text:p>Teach Yourself VISUALLY Excel 2003 (Teach Yourself VISUALLY (Tech))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5">
          <table:table-cell office:value-type="string" calcext:value-type="string">
            <text:p>Teach Yourself VISUALLY Microsoft Word 2003 (Teach Yourself VISUALLY (Tech))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5">
          <table:table-cell office:value-type="string" calcext:value-type="string">
            <text:p>Teach Yourself VISUALLY PowerPoint 2003 (Teach Yourself VISUALLY (Tech))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5">
          <table:table-cell office:value-type="string" calcext:value-type="string">
            <text:p>Tequila (Original)</text:p>
          </table:table-cell>
          <table:table-cell office:value-type="float" office:value="0.89" calcext:value-type="float">
            <text:p>$0.89</text:p>
          </table:table-cell>
        </table:table-row>
        <table:table-row table:style-name="ro5">
          <table:table-cell office:value-type="string" calcext:value-type="string">
            <text:p>Terrapin Station</text:p>
          </table:table-cell>
          <table:table-cell office:value-type="float" office:value="5.99" calcext:value-type="float">
            <text:p>$5.99</text:p>
          </table:table-cell>
        </table:table-row>
        <table:table-row table:style-name="ro5">
          <table:table-cell office:value-type="string" calcext:value-type="string">
            <text:p>TetraMin Flakes, 2.20 Ounces</text:p>
          </table:table-cell>
          <table:table-cell office:value-type="float" office:value="6.99" calcext:value-type="float">
            <text:p>$6.99</text:p>
          </table:table-cell>
        </table:table-row>
        <table:table-row table:style-name="ro5">
          <table:table-cell office:value-type="string" calcext:value-type="string">
            <text:p>Texas Instruments TI1795SV Solar Calculator</text:p>
          </table:table-cell>
          <table:table-cell office:value-type="float" office:value="13.18" calcext:value-type="float">
            <text:p>$13.18</text:p>
          </table:table-cell>
        </table:table-row>
        <table:table-row table:style-name="ro5">
          <table:table-cell office:value-type="string" calcext:value-type="string">
            <text:p>The 7 Principles of Fat Burning: Get Healthy, Lose Weight and Keep It Off!</text:p>
          </table:table-cell>
          <table:table-cell office:value-type="float" office:value="12.47" calcext:value-type="float">
            <text:p>$12.47</text:p>
          </table:table-cell>
        </table:table-row>
        <table:table-row table:style-name="ro5">
          <table:table-cell office:value-type="string" calcext:value-type="string">
            <text:p>The 99 Most Essential Vivaldi Masterpieces (Amazon Exclusive)</text:p>
          </table:table-cell>
          <table:table-cell office:value-type="float" office:value="83.72" calcext:value-type="float">
            <text:p>$83.72</text:p>
          </table:table-cell>
        </table:table-row>
        <table:table-row table:style-name="ro5">
          <table:table-cell office:value-type="string" calcext:value-type="string">
            <text:p>The Adobe Photoshop Lightroom 2 Book for Digital Photographers (Voices That Matter)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5">
          <table:table-cell office:value-type="string" calcext:value-type="string">
            <text:p>The Anthologist: A Novel</text:p>
          </table:table-cell>
          <table:table-cell office:value-type="float" office:value="41.5" calcext:value-type="float">
            <text:p>$41.50</text:p>
          </table:table-cell>
        </table:table-row>
        <table:table-row table:style-name="ro5">
          <table:table-cell office:value-type="string" calcext:value-type="string">
            <text:p>The Apartment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5">
          <table:table-cell office:value-type="string" calcext:value-type="string">
            <text:p>The Art of Exotic Dancing for Everyday Women 3 DVD Set! Core Moves, Develop Your Routine, and Chair Dancing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5">
          <table:table-cell office:value-type="string" calcext:value-type="string">
            <text:p>The Beatles Stereo Box Set</text:p>
          </table:table-cell>
          <table:table-cell office:value-type="float" office:value="179.99" calcext:value-type="float">
            <text:p>$179.99</text:p>
          </table:table-cell>
        </table:table-row>
        <table:table-row table:style-name="ro5">
          <table:table-cell office:value-type="string" calcext:value-type="string">
            <text:p>The Bush Boom: How a Misunderestimated President Fixed a Broken Economy</text:p>
          </table:table-cell>
          <table:table-cell office:value-type="float" office:value="7" calcext:value-type="float">
            <text:p>$7.00</text:p>
          </table:table-cell>
        </table:table-row>
        <table:table-row table:style-name="ro5">
          <table:table-cell office:value-type="string" calcext:value-type="string">
            <text:p>The Bytches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5">
          <table:table-cell office:value-type="string" calcext:value-type="string">
            <text:p>The Cattle Call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The Complete Idiot's Guide to Writing Erotic Romance</text:p>
          </table:table-cell>
          <table:table-cell office:value-type="float" office:value="11.53" calcext:value-type="float">
            <text:p>$11.53</text:p>
          </table:table-cell>
        </table:table-row>
        <table:table-row table:style-name="ro5">
          <table:table-cell office:value-type="string" calcext:value-type="string">
            <text:p>The Consolations of Philosophy</text:p>
          </table:table-cell>
          <table:table-cell office:value-type="float" office:value="2.5" calcext:value-type="float">
            <text:p>$2.50</text:p>
          </table:table-cell>
        </table:table-row>
        <table:table-row table:style-name="ro5">
          <table:table-cell office:value-type="string" calcext:value-type="string">
            <text:p>The Crow: New Songs for the Five-String Banjo</text:p>
          </table:table-cell>
          <table:table-cell office:value-type="float" office:value="21.98" calcext:value-type="float">
            <text:p>$21.98</text:p>
          </table:table-cell>
        </table:table-row>
        <table:table-row table:style-name="ro5">
          <table:table-cell office:value-type="string" calcext:value-type="string">
            <text:p>The Darkness</text:p>
          </table:table-cell>
          <table:table-cell office:value-type="float" office:value="6.96" calcext:value-type="float">
            <text:p>$6.96</text:p>
          </table:table-cell>
        </table:table-row>
        <table:table-row table:style-name="ro5">
          <table:table-cell office:value-type="string" calcext:value-type="string">
            <text:p>The Definitive Collection</text:p>
          </table:table-cell>
          <table:table-cell office:value-type="float" office:value="9.97" calcext:value-type="float">
            <text:p>$9.97</text:p>
          </table:table-cell>
        </table:table-row>
        <table:table-row table:style-name="ro5">
          <table:table-cell office:value-type="string" calcext:value-type="string">
            <text:p>The Drunkard's Walk: How Randomness Rules Our Lives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5">
          <table:table-cell office:value-type="string" calcext:value-type="string">
            <text:p>The Echo Maker: A Novel</text:p>
          </table:table-cell>
          <table:table-cell office:value-type="float" office:value="10.2" calcext:value-type="float">
            <text:p>$10.20</text:p>
          </table:table-cell>
        </table:table-row>
        <table:table-row table:style-name="ro5">
          <table:table-cell office:value-type="string" calcext:value-type="string">
            <text:p>The Elements of Style (Text to the Original Edition of 1918)</text:p>
          </table:table-cell>
          <table:table-cell office:value-type="float" office:value="2.39" calcext:value-type="float">
            <text:p>$2.39</text:p>
          </table:table-cell>
        </table:table-row>
        <table:table-row table:style-name="ro5">
          <table:table-cell office:value-type="string" calcext:value-type="string">
            <text:p>The Elephanta Suite: Three Novellas</text:p>
          </table:table-cell>
          <table:table-cell office:value-type="float" office:value="15.52" calcext:value-type="float">
            <text:p>$15.52</text:p>
          </table:table-cell>
        </table:table-row>
        <table:table-row table:style-name="ro5">
          <table:table-cell office:value-type="string" calcext:value-type="string">
            <text:p>The Emperor's Club (Widescreen Edition)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The Everything Word Scramble Book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The Extraordinary Leader</text:p>
          </table:table-cell>
          <table:table-cell office:value-type="float" office:value="2.99" calcext:value-type="float">
            <text:p>$2.99</text:p>
          </table:table-cell>
        </table:table-row>
        <table:table-row table:style-name="ro5">
          <table:table-cell office:value-type="string" calcext:value-type="string">
            <text:p>The Fermata</text:p>
          </table:table-cell>
          <table:table-cell office:value-type="float" office:value="13.22" calcext:value-type="float">
            <text:p>$13.22</text:p>
          </table:table-cell>
        </table:table-row>
        <table:table-row table:style-name="ro5">
          <table:table-cell office:value-type="string" calcext:value-type="string">
            <text:p>The Fermata (Vintage Blue)</text:p>
          </table:table-cell>
          <table:table-cell office:value-type="float" office:value="0.13" calcext:value-type="float">
            <text:p>$0.13</text:p>
          </table:table-cell>
        </table:table-row>
        <table:table-row table:style-name="ro5">
          <table:table-cell office:value-type="string" calcext:value-type="string">
            <text:p>The First Years Breastflow BPA Free Starter Set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5">
          <table:table-cell office:value-type="string" calcext:value-type="string">
            <text:p>The First Years Breastflow Slow - Medium Flow Nipple - 2 Pack</text:p>
          </table:table-cell>
          <table:table-cell office:value-type="float" office:value="13.95" calcext:value-type="float">
            <text:p>$13.95</text:p>
          </table:table-cell>
        </table:table-row>
        <table:table-row table:style-name="ro5">
          <table:table-cell office:value-type="string" calcext:value-type="string">
            <text:p>The Food of a Younger Land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float" office:value="52.92" calcext:value-type="float">
            <text:p>$52.92</text:p>
          </table:table-cell>
        </table:table-row>
        <table:table-row table:style-name="ro5">
          <table:table-cell office:value-type="string" calcext:value-type="string">
            <text:p>The Girl Who Played with Fire</text:p>
          </table:table-cell>
          <table:table-cell office:value-type="float" office:value="12.72" calcext:value-type="float">
            <text:p>$12.72</text:p>
          </table:table-cell>
        </table:table-row>
        <table:table-row table:style-name="ro5">
          <table:table-cell office:value-type="string" calcext:value-type="string">
            <text:p>The Grappler's Book of Strangles and Chokes</text:p>
          </table:table-cell>
          <table:table-cell office:value-type="float" office:value="11.62" calcext:value-type="float">
            <text:p>$11.62</text:p>
          </table:table-cell>
        </table:table-row>
        <table:table-row table:style-name="ro5">
          <table:table-cell office:value-type="string" calcext:value-type="string">
            <text:p>The Greatest Hits Of Sergio Mendes And Brasil '66</text:p>
          </table:table-cell>
          <table:table-cell office:value-type="float" office:value="7.97" calcext:value-type="float">
            <text:p>$7.97</text:p>
          </table:table-cell>
        </table:table-row>
        <table:table-row table:style-name="ro5">
          <table:table-cell office:value-type="string" calcext:value-type="string">
            <text:p>The Insider: Music From The Motion Picture</text:p>
          </table:table-cell>
          <table:table-cell office:value-type="float" office:value="2.05" calcext:value-type="float">
            <text:p>$2.05</text:p>
          </table:table-cell>
        </table:table-row>
        <table:table-row table:style-name="ro5">
          <table:table-cell office:value-type="string" calcext:value-type="string">
            <text:p>The Instant Millionaire: A Tale of Wisdom and Wealth</text:p>
          </table:table-cell>
          <table:table-cell office:value-type="float" office:value="9.95" calcext:value-type="float">
            <text:p>$9.95</text:p>
          </table:table-cell>
        </table:table-row>
        <table:table-row table:style-name="ro5">
          <table:table-cell office:value-type="string" calcext:value-type="string">
            <text:p>The Last Tycoons: The Secret History of Lazard FrÃ¨res &amp; Co.</text:p>
          </table:table-cell>
          <table:table-cell office:value-type="float" office:value="11.56" calcext:value-type="float">
            <text:p>$11.56</text:p>
          </table:table-cell>
        </table:table-row>
        <table:table-row table:style-name="ro5">
          <table:table-cell office:value-type="string" calcext:value-type="string">
            <text:p>The List</text:p>
          </table:table-cell>
          <table:table-cell office:value-type="float" office:value="4.72" calcext:value-type="float">
            <text:p>$4.72</text:p>
          </table:table-cell>
        </table:table-row>
        <table:table-row table:style-name="ro5">
          <table:table-cell office:value-type="string" calcext:value-type="string">
            <text:p>The Lost Symbol</text:p>
          </table:table-cell>
          <table:table-cell office:value-type="float" office:value="32.34" calcext:value-type="float">
            <text:p>$32.34</text:p>
          </table:table-cell>
        </table:table-row>
        <table:table-row table:style-name="ro5">
          <table:table-cell office:value-type="string" calcext:value-type="string">
            <text:p>The Magic School Bus - Holiday Special</text:p>
          </table:table-cell>
          <table:table-cell office:value-type="float" office:value="4.22" calcext:value-type="float">
            <text:p>$4.22</text:p>
          </table:table-cell>
        </table:table-row>
        <table:table-row table:style-name="ro5">
          <table:table-cell office:value-type="string" calcext:value-type="string">
            <text:p>The March: A Novel</text:p>
          </table:table-cell>
          <table:table-cell office:value-type="float" office:value="3.05" calcext:value-type="float">
            <text:p>$3.05</text:p>
          </table:table-cell>
        </table:table-row>
        <table:table-row table:style-name="ro5">
          <table:table-cell office:value-type="string" calcext:value-type="string">
            <text:p>The Marlinspike Sailor</text:p>
          </table:table-cell>
          <table:table-cell office:value-type="float" office:value="12.21" calcext:value-type="float">
            <text:p>$12.21</text:p>
          </table:table-cell>
        </table:table-row>
        <table:table-row table:style-name="ro5">
          <table:table-cell office:value-type="string" calcext:value-type="string">
            <text:p>The Metamorphosis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The Mezzanine</text:p>
          </table:table-cell>
          <table:table-cell office:value-type="float" office:value="14.16" calcext:value-type="float">
            <text:p>$14.16</text:p>
          </table:table-cell>
        </table:table-row>
        <table:table-row table:style-name="ro5">
          <table:table-cell office:value-type="string" calcext:value-type="string">
            <text:p>The Middle of Things</text:p>
          </table:table-cell>
          <table:table-cell office:value-type="float" office:value="2" calcext:value-type="float">
            <text:p>$2.00</text:p>
          </table:table-cell>
        </table:table-row>
        <table:table-row table:style-name="ro5">
          <table:table-cell office:value-type="string" calcext:value-type="string">
            <text:p>The Middle Temple Murder by J.S. Fletcher by J.S. Fletcher</text:p>
          </table:table-cell>
          <table:table-cell office:value-type="float" office:value="4.29" calcext:value-type="float">
            <text:p>$4.29</text:p>
          </table:table-cell>
        </table:table-row>
        <table:table-row table:style-name="ro5">
          <table:table-cell office:value-type="string" calcext:value-type="string">
            <text:p>The Mosquito Coast</text:p>
          </table:table-cell>
          <table:table-cell office:value-type="float" office:value="3.89" calcext:value-type="float">
            <text:p>$3.89</text:p>
          </table:table-cell>
        </table:table-row>
        <table:table-row table:style-name="ro5">
          <table:table-cell office:value-type="string" calcext:value-type="string">
            <text:p>The Name of the Rose: including the Author's Postscript</text:p>
          </table:table-cell>
          <table:table-cell office:value-type="float" office:value="10.2" calcext:value-type="float">
            <text:p>$10.20</text:p>
          </table:table-cell>
        </table:table-row>
        <table:table-row table:style-name="ro5">
          <table:table-cell office:value-type="string" calcext:value-type="string">
            <text:p>The Ninth Gate</text:p>
          </table:table-cell>
          <table:table-cell office:value-type="float" office:value="7.49" calcext:value-type="float">
            <text:p>$7.49</text:p>
          </table:table-cell>
        </table:table-row>
        <table:table-row table:style-name="ro5">
          <table:table-cell office:value-type="string" calcext:value-type="string">
            <text:p>The Online Millionaire: Strategies for Building a Web-Based Empire on eBay and Beyond</text:p>
          </table:table-cell>
          <table:table-cell office:value-type="float" office:value="2.49" calcext:value-type="float">
            <text:p>$2.49</text:p>
          </table:table-cell>
        </table:table-row>
        <table:table-row table:style-name="ro5">
          <table:table-cell office:value-type="string" calcext:value-type="string">
            <text:p>The Out-of-Towners</text:p>
          </table:table-cell>
          <table:table-cell office:value-type="float" office:value="9.98" calcext:value-type="float">
            <text:p>$9.98</text:p>
          </table:table-cell>
        </table:table-row>
        <table:table-row table:style-name="ro5">
          <table:table-cell office:value-type="string" calcext:value-type="string">
            <text:p>The Paradox of Choice: Why More Is Less</text:p>
          </table:table-cell>
          <table:table-cell office:value-type="float" office:value="9.88" calcext:value-type="float">
            <text:p>$9.88</text:p>
          </table:table-cell>
        </table:table-row>
        <table:table-row table:style-name="ro5">
          <table:table-cell office:value-type="string" calcext:value-type="string">
            <text:p>The Piano Tuner: A Novel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5">
          <table:table-cell office:value-type="string" calcext:value-type="string">
            <text:p>The Platinum Collection</text:p>
          </table:table-cell>
          <table:table-cell office:value-type="float" office:value="4.3" calcext:value-type="float">
            <text:p>$4.30</text:p>
          </table:table-cell>
        </table:table-row>
        <table:table-row table:style-name="ro5">
          <table:table-cell office:value-type="string" calcext:value-type="string">
            <text:p>The PowerScore GMAT Critical Reasoning Bible: A Comprehensive System for Attacking the GMAT Critical Reasoning Questions</text:p>
          </table:table-cell>
          <table:table-cell office:value-type="float" office:value="18" calcext:value-type="float">
            <text:p>$18.00</text:p>
          </table:table-cell>
        </table:table-row>
        <table:table-row table:style-name="ro5">
          <table:table-cell office:value-type="string" calcext:value-type="string">
            <text:p>The PowerScore GMAT Sentence Correction Bible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5">
          <table:table-cell office:value-type="string" calcext:value-type="string">
            <text:p>The Prize: The Epic Quest for Oil, Money and Power</text:p>
          </table:table-cell>
          <table:table-cell office:value-type="float" office:value="0.69" calcext:value-type="float">
            <text:p>$0.69</text:p>
          </table:table-cell>
        </table:table-row>
        <table:table-row table:style-name="ro5">
          <table:table-cell office:value-type="string" calcext:value-type="string">
            <text:p>The R Book</text:p>
          </table:table-cell>
          <table:table-cell office:value-type="float" office:value="88" calcext:value-type="float">
            <text:p>$88.00</text:p>
          </table:table-cell>
        </table:table-row>
        <table:table-row table:style-name="ro5">
          <table:table-cell office:value-type="string" calcext:value-type="string">
            <text:p>The Race...from Pit Row to Victory Lane</text:p>
          </table:table-cell>
          <table:table-cell office:value-type="float" office:value="13.22" calcext:value-type="float">
            <text:p>$13.22</text:p>
          </table:table-cell>
        </table:table-row>
        <table:table-row table:style-name="ro5">
          <table:table-cell office:value-type="string" calcext:value-type="string">
            <text:p>The Red Queen: Sex and the Evolution of Human Nature</text:p>
          </table:table-cell>
          <table:table-cell office:value-type="float" office:value="10.19" calcext:value-type="float">
            <text:p>$10.19</text:p>
          </table:table-cell>
        </table:table-row>
        <table:table-row table:style-name="ro5">
          <table:table-cell office:value-type="string" calcext:value-type="string">
            <text:p>The Restaurant Managers Handbook: How to Set Up, Operate, and Manage a Financially Successful Food Service Operation</text:p>
          </table:table-cell>
          <table:table-cell office:value-type="float" office:value="54.97" calcext:value-type="float">
            <text:p>$54.97</text:p>
          </table:table-cell>
        </table:table-row>
        <table:table-row table:style-name="ro5">
          <table:table-cell office:value-type="string" calcext:value-type="string">
            <text:p>The Sea to the North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5">
          <table:table-cell office:value-type="string" calcext:value-type="string">
            <text:p>The Size of Thoughts: Essays and Other Lumber</text:p>
          </table:table-cell>
          <table:table-cell office:value-type="float" office:value="4.39" calcext:value-type="float">
            <text:p>$4.39</text:p>
          </table:table-cell>
        </table:table-row>
        <table:table-row table:style-name="ro5">
          <table:table-cell office:value-type="string" calcext:value-type="string">
            <text:p>The Snowball: Warren Buffett and the Business of Life</text:p>
          </table:table-cell>
          <table:table-cell office:value-type="float" office:value="26.59" calcext:value-type="float">
            <text:p>$26.59</text:p>
          </table:table-cell>
        </table:table-row>
        <table:table-row table:style-name="ro5">
          <table:table-cell office:value-type="string" calcext:value-type="string">
            <text:p>The Songlines</text:p>
          </table:table-cell>
          <table:table-cell office:value-type="float" office:value="10.88" calcext:value-type="float">
            <text:p>$10.88</text:p>
          </table:table-cell>
        </table:table-row>
        <table:table-row table:style-name="ro5">
          <table:table-cell office:value-type="string" calcext:value-type="string">
            <text:p>The Soul Jazz Legacy - CTI: The Master Collection Volume 2</text:p>
          </table:table-cell>
          <table:table-cell office:value-type="float" office:value="12.98" calcext:value-type="float">
            <text:p>$12.98</text:p>
          </table:table-cell>
        </table:table-row>
        <table:table-row table:style-name="ro5">
          <table:table-cell office:value-type="string" calcext:value-type="string">
            <text:p>The Splicing Handbook: Techniques for Modern and Traditional Ropes, Second Edition</text:p>
          </table:table-cell>
          <table:table-cell office:value-type="float" office:value="11.86" calcext:value-type="float">
            <text:p>$11.86</text:p>
          </table:table-cell>
        </table:table-row>
        <table:table-row table:style-name="ro5">
          <table:table-cell office:value-type="string" calcext:value-type="string">
            <text:p>The Story of the Ghost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5">
          <table:table-cell office:value-type="string" calcext:value-type="string">
            <text:p>The Three Marriages: Reimagining Work, Self and Relationship</text:p>
          </table:table-cell>
          <table:table-cell office:value-type="float" office:value="6.98" calcext:value-type="float">
            <text:p>$6.98</text:p>
          </table:table-cell>
        </table:table-row>
        <table:table-row table:style-name="ro5">
          <table:table-cell office:value-type="string" calcext:value-type="string">
            <text:p>The Total Brain Workout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THE ULTIMATE COLLECTION</text:p>
          </table:table-cell>
          <table:table-cell office:value-type="float" office:value="19.41" calcext:value-type="float">
            <text:p>$19.41</text:p>
          </table:table-cell>
        </table:table-row>
        <table:table-row table:style-name="ro5">
          <table:table-cell office:value-type="string" calcext:value-type="string">
            <text:p>The Visual Display of Quantitative Information, 2nd edition</text:p>
          </table:table-cell>
          <table:table-cell office:value-type="float" office:value="28.8" calcext:value-type="float">
            <text:p>$28.80</text:p>
          </table:table-cell>
        </table:table-row>
        <table:table-row table:style-name="ro5">
          <table:table-cell office:value-type="string" calcext:value-type="string">
            <text:p>The World on Sunday : Graphic Art in Joseph Pulitzer's Newspaper (1898 - 1911)</text:p>
          </table:table-cell>
          <table:table-cell office:value-type="float" office:value="33.75" calcext:value-type="float">
            <text:p>$33.75</text:p>
          </table:table-cell>
        </table:table-row>
        <table:table-row table:style-name="ro5">
          <table:table-cell office:value-type="string" calcext:value-type="string">
            <text:p>The Worst Journey in the World (Penguin Classics)</text:p>
          </table:table-cell>
          <table:table-cell office:value-type="float" office:value="12.24" calcext:value-type="float">
            <text:p>$12.24</text:p>
          </table:table-cell>
        </table:table-row>
        <table:table-row table:style-name="ro5">
          <table:table-cell office:value-type="string" calcext:value-type="string">
            <text:p>Thermaltake Sata HDD USB Docking Station</text:p>
          </table:table-cell>
          <table:table-cell office:value-type="float" office:value="36.99" calcext:value-type="float">
            <text:p>$36.99</text:p>
          </table:table-cell>
        </table:table-row>
        <table:table-row table:style-name="ro5">
          <table:table-cell office:value-type="string" calcext:value-type="string">
            <text:p>ThinkFun Gordians Knot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5">
          <table:table-cell office:value-type="string" calcext:value-type="string">
            <text:p>This Is Not a Game: A Novel</text:p>
          </table:table-cell>
          <table:table-cell office:value-type="float" office:value="9.99" calcext:value-type="float">
            <text:p>$9.99</text:p>
          </table:table-cell>
        </table:table-row>
        <table:table-row table:style-name="ro5">
          <table:table-cell office:value-type="string" calcext:value-type="string">
            <text:p>Thomas &amp; Friends Wooden Railway - 6-1/2 Inch Single Curved Switch Track (2 pieces)</text:p>
          </table:table-cell>
          <table:table-cell office:value-type="float" office:value="12.94" calcext:value-type="float">
            <text:p>$12.94</text:p>
          </table:table-cell>
        </table:table-row>
        <table:table-row table:style-name="ro5">
          <table:table-cell office:value-type="string" calcext:value-type="string">
            <text:p>Thorn Queen</text:p>
          </table:table-cell>
          <table:table-cell office:value-type="float" office:value="4.47" calcext:value-type="float">
            <text:p>$4.47</text:p>
          </table:table-cell>
        </table:table-row>
        <table:table-row table:style-name="ro5">
          <table:table-cell office:value-type="string" calcext:value-type="string">
            <text:p>Throw Down Your Heart, Tales from the Acoustic Planet, Vol. 3: Africa Sessions</text:p>
          </table:table-cell>
          <table:table-cell office:value-type="float" office:value="27.48" calcext:value-type="float">
            <text:p>$27.48</text:p>
          </table:table-cell>
        </table:table-row>
        <table:table-row table:style-name="ro5">
          <table:table-cell office:value-type="string" calcext:value-type="string">
            <text:p>Tic Tac Toe</text:p>
          </table:table-cell>
          <table:table-cell office:value-type="float" office:value="1.98" calcext:value-type="float">
            <text:p>$1.98</text:p>
          </table:table-cell>
        </table:table-row>
        <table:table-row table:style-name="ro5">
          <table:table-cell office:value-type="string" calcext:value-type="string">
            <text:p>Time Bandits (Criterion Collection Spine #37)</text:p>
          </table:table-cell>
          <table:table-cell office:value-type="float" office:value="8.97" calcext:value-type="float">
            <text:p>$8.97</text:p>
          </table:table-cell>
        </table:table-row>
        <table:table-row table:style-name="ro5">
          <table:table-cell office:value-type="string" calcext:value-type="string">
            <text:p>To the Golden Shore: The Life of Adoniram Judson</text:p>
          </table:table-cell>
          <table:table-cell office:value-type="float" office:value="13.6" calcext:value-type="float">
            <text:p>$13.60</text:p>
          </table:table-cell>
        </table:table-row>
        <table:table-row table:style-name="ro5">
          <table:table-cell office:value-type="string" calcext:value-type="string">
            <text:p>Toccata and Fugue in D minor, BWV 565/Toccata (Instrumental)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Tommy</text:p>
          </table:table-cell>
          <table:table-cell office:value-type="float" office:value="10.49" calcext:value-type="float">
            <text:p>$10.49</text:p>
          </table:table-cell>
        </table:table-row>
        <table:table-row table:style-name="ro5">
          <table:table-cell office:value-type="string" calcext:value-type="string">
            <text:p>Tommy Bahama By Tommy Bahama For Men. Cologne Spray 3.4 Ounces</text:p>
          </table:table-cell>
          <table:table-cell office:value-type="float" office:value="32.98" calcext:value-type="float">
            <text:p>$32.98</text:p>
          </table:table-cell>
        </table:table-row>
        <table:table-row table:style-name="ro5">
          <table:table-cell office:value-type="string" calcext:value-type="string">
            <text:p>Transcend 16 GB SDHC SD Class 6 Flash Memory Card TS16GSDHC6E [Amazon Frustration-Free Packaging]</text:p>
          </table:table-cell>
          <table:table-cell office:value-type="float" office:value="26.99" calcext:value-type="float">
            <text:p>$26.99</text:p>
          </table:table-cell>
        </table:table-row>
        <table:table-row table:style-name="ro5">
          <table:table-cell office:value-type="string" calcext:value-type="string">
            <text:p>Transcend 8 GB SDHC SD Class 6 Flash Memory Card TS8GSDHC6E [Amazon Frustration-Free Packaging]</text:p>
          </table:table-cell>
          <table:table-cell office:value-type="float" office:value="15.99" calcext:value-type="float">
            <text:p>$15.99</text:p>
          </table:table-cell>
        </table:table-row>
        <table:table-row table:style-name="ro5">
          <table:table-cell office:value-type="string" calcext:value-type="string">
            <text:p>Transforming Performance Measurement: Rethinking the Way We Measure and Drive Organizational Success</text:p>
          </table:table-cell>
          <table:table-cell office:value-type="float" office:value="3.97" calcext:value-type="float">
            <text:p>$3.97</text:p>
          </table:table-cell>
        </table:table-row>
        <table:table-row table:style-name="ro5">
          <table:table-cell office:value-type="string" calcext:value-type="string">
            <text:p>TrendyDigital MaxGuard Leather Cover + WaterGuard Waterproof Case for Kindle 2</text:p>
          </table:table-cell>
          <table:table-cell office:value-type="float" office:value="39.99" calcext:value-type="float">
            <text:p>$39.99</text:p>
          </table:table-cell>
        </table:table-row>
        <table:table-row table:style-name="ro5">
          <table:table-cell office:value-type="string" calcext:value-type="string">
            <text:p>TrendyDigital WaterGuard Waterproof Case for Kindle, Blue Border</text:p>
          </table:table-cell>
          <table:table-cell office:value-type="float" office:value="31.98" calcext:value-type="float">
            <text:p>$31.98</text:p>
          </table:table-cell>
        </table:table-row>
        <table:table-row table:style-name="ro5">
          <table:table-cell office:value-type="string" calcext:value-type="string">
            <text:p>Trojan SUPRA Lubricated: 18-Pack of Condoms</text:p>
          </table:table-cell>
          <table:table-cell office:value-type="float" office:value="21.85" calcext:value-type="float">
            <text:p>$21.85</text:p>
          </table:table-cell>
        </table:table-row>
        <table:table-row table:style-name="ro5">
          <table:table-cell office:value-type="string" calcext:value-type="string">
            <text:p>Tuff Turf</text:p>
          </table:table-cell>
          <table:table-cell office:value-type="float" office:value="8.99" calcext:value-type="float">
            <text:p>$8.99</text:p>
          </table:table-cell>
        </table:table-row>
        <table:table-row table:style-name="ro5">
          <table:table-cell office:value-type="string" calcext:value-type="string">
            <text:p>TurboTax Home &amp; Business Federal + State + eFile 2008</text:p>
          </table:table-cell>
          <table:table-cell office:value-type="float" office:value="47.15" calcext:value-type="float">
            <text:p>$47.15</text:p>
          </table:table-cell>
        </table:table-row>
        <table:table-row table:style-name="ro5">
          <table:table-cell office:value-type="string" calcext:value-type="string">
            <text:p>Twilight (The Twilight Saga, Book 1)</text:p>
          </table:table-cell>
          <table:table-cell office:value-type="float" office:value="6.59" calcext:value-type="float">
            <text:p>$6.59</text:p>
          </table:table-cell>
        </table:table-row>
        <table:table-row table:style-name="ro5">
          <table:table-cell office:value-type="string" calcext:value-type="string">
            <text:p>TwinLab B-12 Dots Vitamin B-12 Tablets, 5000 mcg, 60-Count Bottles (Pack of 2)</text:p>
          </table:table-cell>
          <table:table-cell office:value-type="float" office:value="24.55" calcext:value-type="float">
            <text:p>$24.55</text:p>
          </table:table-cell>
        </table:table-row>
        <table:table-row table:style-name="ro5">
          <table:table-cell office:value-type="string" calcext:value-type="string">
            <text:p>U and I: A True Story</text:p>
          </table:table-cell>
          <table:table-cell office:value-type="float" office:value="3.5" calcext:value-type="float">
            <text:p>$3.50</text:p>
          </table:table-cell>
        </table:table-row>
        <table:table-row table:style-name="ro5">
          <table:table-cell office:value-type="string" calcext:value-type="string">
            <text:p>Ultra 2008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5">
          <table:table-cell office:value-type="string" calcext:value-type="string">
            <text:p>Up (4 Disc Combo Pack with Digital Copy and DVD) [Blu-ray]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5">
          <table:table-cell office:value-type="string" calcext:value-type="string">
            <text:p>Upa Neguinho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USB Data Cable + Rapid Car Charger With IC Chip For LG VX9100 EnV2, VX8610 Decoy, AX300, AX830 Glimmer, LX400 Blue, LX400 Burgundy, UX300 Cell Phone</text:p>
          </table:table-cell>
          <table:table-cell office:value-type="float" office:value="8.34" calcext:value-type="float">
            <text:p>$8.34</text:p>
          </table:table-cell>
        </table:table-row>
        <table:table-row table:style-name="ro5">
          <table:table-cell office:value-type="string" calcext:value-type="string">
            <text:p>USB INTERCOOLER 4 COOLING FAN + HDMI CABLE for SONY PS3</text:p>
          </table:table-cell>
          <table:table-cell office:value-type="float" office:value="9.45" calcext:value-type="float">
            <text:p>$9.45</text:p>
          </table:table-cell>
        </table:table-row>
        <table:table-row table:style-name="ro5">
          <table:table-cell office:value-type="string" calcext:value-type="string">
            <text:p>UTG Airsoft Foldable Target With Zippered Mesh Pellet Trap</text:p>
          </table:table-cell>
          <table:table-cell office:value-type="float" office:value="19" calcext:value-type="float">
            <text:p>$19.00</text:p>
          </table:table-cell>
        </table:table-row>
        <table:table-row table:style-name="ro5">
          <table:table-cell office:value-type="string" calcext:value-type="string">
            <text:p>Valor's Trial</text:p>
          </table:table-cell>
          <table:table-cell office:value-type="float" office:value="6.39" calcext:value-type="float">
            <text:p>$6.39</text:p>
          </table:table-cell>
        </table:table-row>
        <table:table-row table:style-name="ro5">
          <table:table-cell office:value-type="string" calcext:value-type="string">
            <text:p>Vantec NexStar 3 NST-360U2-BK 3.5-Inch IDE to USB 2.0 External Hard Drive Enclosure (Onyx Black)</text:p>
          </table:table-cell>
          <table:table-cell office:value-type="float" office:value="30.99" calcext:value-type="float">
            <text:p>$30.99</text:p>
          </table:table-cell>
        </table:table-row>
        <table:table-row table:style-name="ro5">
          <table:table-cell office:value-type="string" calcext:value-type="string">
            <text:p>Vault Career Guide to Investment Banking, 6th Edition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Vault Guide to Finance Interviews, 7th Edition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5">
          <table:table-cell office:value-type="string" calcext:value-type="string">
            <text:p>VBA and Macros for Microsoft Office Excel 2007 (Business Solutions)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5">
          <table:table-cell office:value-type="string" calcext:value-type="string">
            <text:p>Vbscript for Dummies</text:p>
          </table:table-cell>
          <table:table-cell office:value-type="float" office:value="74.95" calcext:value-type="float">
            <text:p>$74.95</text:p>
          </table:table-cell>
        </table:table-row>
        <table:table-row table:style-name="ro5">
          <table:table-cell office:value-type="string" calcext:value-type="string">
            <text:p>Vector VEC 024B 400-Watt D/C to A/C Power Inverter with Power Level Meter</text:p>
          </table:table-cell>
          <table:table-cell office:value-type="float" office:value="42.99" calcext:value-type="float">
            <text:p>$42.99</text:p>
          </table:table-cell>
        </table:table-row>
        <table:table-row table:style-name="ro5">
          <table:table-cell office:value-type="string" calcext:value-type="string">
            <text:p>Victory Point: Operations Red Wings and Whalers - the Marine Corps' Battle for Freedom in Afghanistan</text:p>
          </table:table-cell>
          <table:table-cell office:value-type="float" office:value="17.13" calcext:value-type="float">
            <text:p>$17.13</text:p>
          </table:table-cell>
        </table:table-row>
        <table:table-row table:style-name="ro5">
          <table:table-cell office:value-type="string" calcext:value-type="string">
            <text:p>Vinturi Essential Wine Aerator</text:p>
          </table:table-cell>
          <table:table-cell office:value-type="float" office:value="31.88" calcext:value-type="float">
            <text:p>$31.88</text:p>
          </table:table-cell>
        </table:table-row>
        <table:table-row table:style-name="ro5">
          <table:table-cell office:value-type="string" calcext:value-type="string">
            <text:p>Vox</text:p>
          </table:table-cell>
          <table:table-cell office:value-type="float" office:value="15.16" calcext:value-type="float">
            <text:p>$15.16</text:p>
          </table:table-cell>
        </table:table-row>
        <table:table-row table:style-name="ro5">
          <table:table-cell office:value-type="string" calcext:value-type="string">
            <text:p>Wagan Twin USB/DC Cup Holder Adapter</text:p>
          </table:table-cell>
          <table:table-cell office:value-type="float" office:value="9.37" calcext:value-type="float">
            <text:p>$9.37</text:p>
          </table:table-cell>
        </table:table-row>
        <table:table-row table:style-name="ro5">
          <table:table-cell office:value-type="string" calcext:value-type="string">
            <text:p>Wake Of The Flood</text:p>
          </table:table-cell>
          <table:table-cell office:value-type="float" office:value="1.99" calcext:value-type="float">
            <text:p>$1.99</text:p>
          </table:table-cell>
        </table:table-row>
        <table:table-row table:style-name="ro5">
          <table:table-cell office:value-type="string" calcext:value-type="string">
            <text:p>Wake Your Daughter Up</text:p>
          </table:table-cell>
          <table:table-cell office:value-type="float" office:value="6.12" calcext:value-type="float">
            <text:p>$6.12</text:p>
          </table:table-cell>
        </table:table-row>
        <table:table-row table:style-name="ro5">
          <table:table-cell office:value-type="string" calcext:value-type="string">
            <text:p>Wall Street Lingo: Thousands of Investment Terms Explained Simply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5">
          <table:table-cell office:value-type="string" calcext:value-type="string">
            <text:p>Wanted: Dead or Alive</text:p>
          </table:table-cell>
          <table:table-cell office:value-type="float" office:value="18.88" calcext:value-type="float">
            <text:p>$18.88</text:p>
          </table:table-cell>
        </table:table-row>
        <table:table-row table:style-name="ro5">
          <table:table-cell office:value-type="string" calcext:value-type="string">
            <text:p>Wavelength</text:p>
          </table:table-cell>
          <table:table-cell office:value-type="float" office:value="10.97" calcext:value-type="float">
            <text:p>$10.97</text:p>
          </table:table-cell>
        </table:table-row>
        <table:table-row table:style-name="ro5">
          <table:table-cell office:value-type="string" calcext:value-type="string">
            <text:p>Western Digital 1 TB Caviar Green SATA Intellipower 32 MB Cache Bulk/OEM Desktop Hard Drive WD10EADS [Amazon Frustration-Free Packaging]</text:p>
          </table:table-cell>
          <table:table-cell office:value-type="float" office:value="84.99" calcext:value-type="float">
            <text:p>$84.99</text:p>
          </table:table-cell>
        </table:table-row>
        <table:table-row table:style-name="ro5">
          <table:table-cell office:value-type="string" calcext:value-type="string">
            <text:p>What A Wonderful World</text:p>
          </table:table-cell>
          <table:table-cell office:value-type="float" office:value="0.89" calcext:value-type="float">
            <text:p>$0.89</text:p>
          </table:table-cell>
        </table:table-row>
        <table:table-row table:style-name="ro5">
          <table:table-cell office:value-type="string" calcext:value-type="string">
            <text:p>What I Learned Losing a Million Dollars</text:p>
          </table:table-cell>
          <table:table-cell office:value-type="float" office:value="39.95" calcext:value-type="float">
            <text:p>$39.95</text:p>
          </table:table-cell>
        </table:table-row>
        <table:table-row table:style-name="ro5">
          <table:table-cell office:value-type="string" calcext:value-type="string">
            <text:p>What the Storm Means</text:p>
          </table:table-cell>
          <table:table-cell office:value-type="float" office:value="2.39" calcext:value-type="float">
            <text:p>$2.39</text:p>
          </table:table-cell>
        </table:table-row>
        <table:table-row table:style-name="ro5">
          <table:table-cell office:value-type="string" calcext:value-type="string">
            <text:p>What Would Bacon Do Folder with Spinner</text:p>
          </table:table-cell>
          <table:table-cell office:value-type="float" office:value="4.98" calcext:value-type="float">
            <text:p>$4.98</text:p>
          </table:table-cell>
        </table:table-row>
        <table:table-row table:style-name="ro5">
          <table:table-cell office:value-type="string" calcext:value-type="string">
            <text:p>What's Eating Gilbert Grape (Special Collector's Edition)</text:p>
          </table:table-cell>
          <table:table-cell office:value-type="float" office:value="9.49" calcext:value-type="float">
            <text:p>$9.49</text:p>
          </table:table-cell>
        </table:table-row>
        <table:table-row table:style-name="ro5">
          <table:table-cell office:value-type="string" calcext:value-type="string">
            <text:p>When Genius Failed: The Rise and Fall of Long-Term Capital Management</text:p>
          </table:table-cell>
          <table:table-cell office:value-type="float" office:value="10.47" calcext:value-type="float">
            <text:p>$10.47</text:p>
          </table:table-cell>
        </table:table-row>
        <table:table-row table:style-name="ro5">
          <table:table-cell office:value-type="string" calcext:value-type="string">
            <text:p>When Summer Turns To Snow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Where The Sun Don't Shine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Who Knew</text:p>
          </table:table-cell>
          <table:table-cell office:value-type="float" office:value="1.98" calcext:value-type="float">
            <text:p>$1.98</text:p>
          </table:table-cell>
        </table:table-row>
        <table:table-row table:style-name="ro5">
          <table:table-cell office:value-type="string" calcext:value-type="string">
            <text:p>Who Says</text:p>
          </table:table-cell>
          <table:table-cell office:value-type="float" office:value="1.29" calcext:value-type="float">
            <text:p>$1.29</text:p>
          </table:table-cell>
        </table:table-row>
        <table:table-row table:style-name="ro5">
          <table:table-cell office:value-type="string" calcext:value-type="string">
            <text:p>Willie and the Wheel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5">
          <table:table-cell office:value-type="string" calcext:value-type="string">
            <text:p>Winegard SS-3000 Amplified Indoor UHF/VHF Antenna</text:p>
          </table:table-cell>
          <table:table-cell office:value-type="float" office:value="50.99" calcext:value-type="float">
            <text:p>$50.99</text:p>
          </table:table-cell>
        </table:table-row>
        <table:table-row table:style-name="ro5">
          <table:table-cell office:value-type="string" calcext:value-type="string">
            <text:p>Winware 3-Ply Stainless Steel 12 Inch Fry Pan with Silicone Sleeve</text:p>
          </table:table-cell>
          <table:table-cell office:value-type="float" office:value="49.99" calcext:value-type="float">
            <text:p>$49.99</text:p>
          </table:table-cell>
        </table:table-row>
        <table:table-row table:style-name="ro5">
          <table:table-cell office:value-type="string" calcext:value-type="string">
            <text:p>Wisconsin Death Trip</text:p>
          </table:table-cell>
          <table:table-cell office:value-type="float" office:value="69.21" calcext:value-type="float">
            <text:p>$69.21</text:p>
          </table:table-cell>
        </table:table-row>
        <table:table-row table:style-name="ro5">
          <table:table-cell office:value-type="string" calcext:value-type="string">
            <text:p>Witch on the Water</text:p>
          </table:table-cell>
          <table:table-cell office:value-type="float" office:value="46.6" calcext:value-type="float">
            <text:p>$46.60</text:p>
          </table:table-cell>
        </table:table-row>
        <table:table-row table:style-name="ro5">
          <table:table-cell office:value-type="string" calcext:value-type="string">
            <text:p>Wolf Hall: A Novel</text:p>
          </table:table-cell>
          <table:table-cell office:value-type="float" office:value="11" calcext:value-type="float">
            <text:p>$11.00</text:p>
          </table:table-cell>
        </table:table-row>
        <table:table-row table:style-name="ro5">
          <table:table-cell office:value-type="string" calcext:value-type="string">
            <text:p>Woolrich Men's Wool Railroad Vest, NO COLOR, Size XL</text:p>
          </table:table-cell>
          <table:table-cell office:value-type="float" office:value="65" calcext:value-type="float">
            <text:p>$65.00</text:p>
          </table:table-cell>
        </table:table-row>
        <table:table-row table:style-name="ro5">
          <table:table-cell office:value-type="string" calcext:value-type="string">
            <text:p>Word 2007 For Dummies</text:p>
          </table:table-cell>
          <table:table-cell office:value-type="float" office:value="10.05" calcext:value-type="float">
            <text:p>$10.05</text:p>
          </table:table-cell>
        </table:table-row>
        <table:table-row table:style-name="ro5">
          <table:table-cell office:value-type="string" calcext:value-type="string">
            <text:p>WordPress For Dummies</text:p>
          </table:table-cell>
          <table:table-cell office:value-type="float" office:value="15.49" calcext:value-type="float">
            <text:p>$15.49</text:p>
          </table:table-cell>
        </table:table-row>
        <table:table-row table:style-name="ro5">
          <table:table-cell office:value-type="string" calcext:value-type="string">
            <text:p>Working with Difficult People (Worksmart Series)</text:p>
          </table:table-cell>
          <table:table-cell office:value-type="float" office:value="5.3" calcext:value-type="float">
            <text:p>$5.30</text:p>
          </table:table-cell>
        </table:table-row>
        <table:table-row table:style-name="ro5">
          <table:table-cell office:value-type="string" calcext:value-type="string">
            <text:p>Working Wood Trebuchet DIY Kit 17" X 7" X 24"</text:p>
          </table:table-cell>
          <table:table-cell office:value-type="float" office:value="39.95" calcext:value-type="float">
            <text:p>$39.95</text:p>
          </table:table-cell>
        </table:table-row>
        <table:table-row table:style-name="ro5">
          <table:table-cell office:value-type="string" calcext:value-type="string">
            <text:p>WOW Hits 2010</text:p>
          </table:table-cell>
          <table:table-cell office:value-type="float" office:value="9.69" calcext:value-type="float">
            <text:p>$9.69</text:p>
          </table:table-cell>
        </table:table-row>
        <table:table-row table:style-name="ro5">
          <table:table-cell office:value-type="string" calcext:value-type="string">
            <text:p>Writing Excel Macros</text:p>
          </table:table-cell>
          <table:table-cell office:value-type="float" office:value="6.96" calcext:value-type="float">
            <text:p>$6.96</text:p>
          </table:table-cell>
        </table:table-row>
        <table:table-row table:style-name="ro5">
          <table:table-cell office:value-type="string" calcext:value-type="string">
            <text:p>Writing Excel Macros with VBA, 2nd Edition</text:p>
          </table:table-cell>
          <table:table-cell office:value-type="float" office:value="71.76" calcext:value-type="float">
            <text:p>$71.76</text:p>
          </table:table-cell>
        </table:table-row>
        <table:table-row table:style-name="ro5">
          <table:table-cell office:value-type="string" calcext:value-type="string">
            <text:p>Xbox 360 Over Ear Headset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5">
          <table:table-cell office:value-type="string" calcext:value-type="string">
            <text:p>XSLT 1.0 Pocket Reference (Pocket Reference (O'Reilly))</text:p>
          </table:table-cell>
          <table:table-cell office:value-type="float" office:value="9.95" calcext:value-type="float">
            <text:p>$9.95</text:p>
          </table:table-cell>
        </table:table-row>
        <table:table-row table:style-name="ro5">
          <table:table-cell office:value-type="string" calcext:value-type="string">
            <text:p>Ye-Me-Le</text:p>
          </table:table-cell>
          <table:table-cell office:value-type="float" office:value="0.99" calcext:value-type="float">
            <text:p>$0.99</text:p>
          </table:table-cell>
        </table:table-row>
        <table:table-row table:style-name="ro5">
          <table:table-cell office:value-type="string" calcext:value-type="string">
            <text:p>Year One (Rated)</text:p>
          </table:table-cell>
          <table:table-cell office:value-type="float" office:value="3.99" calcext:value-type="float">
            <text:p>$3.99</text:p>
          </table:table-cell>
        </table:table-row>
        <table:table-row table:style-name="ro5">
          <table:table-cell office:value-type="string" calcext:value-type="string">
            <text:p>Year Zero</text:p>
          </table:table-cell>
          <table:table-cell office:value-type="float" office:value="9.49" calcext:value-type="float">
            <text:p>$9.49</text:p>
          </table:table-cell>
        </table:table-row>
        <table:table-row table:style-name="ro5">
          <table:table-cell office:value-type="string" calcext:value-type="string">
            <text:p>YZERMAN 2008 STANLEY CUP #19 Detroit Red Wings RBK Premier NHL Hockey Jersey by Reebok ( NHLPA Certified Custom Sewn Authentic Twill)</text:p>
          </table:table-cell>
          <table:table-cell office:value-type="float" office:value="180" calcext:value-type="float">
            <text:p>$180.00</text:p>
          </table:table-cell>
        </table:table-row>
        <table:table-row table:style-name="ro5">
          <table:table-cell office:value-type="string" calcext:value-type="string">
            <text:p>Zoom MRT3 Micro Rhythm Trak Drum Machine</text:p>
          </table:table-cell>
          <table:table-cell table:style-name="ce32" office:value-type="float" office:value="84.75" calcext:value-type="float">
            <text:p>$84.75</text:p>
          </table:table-cell>
        </table:table-row>
        <table:table-row table:style-name="ro5">
          <table:table-cell table:style-name="ce18" office:value-type="string" calcext:value-type="string">
            <text:p>Total Result</text:p>
          </table:table-cell>
          <table:table-cell table:style-name="ce14" office:value-type="float" office:value="37257.4699999999" calcext:value-type="float">
            <text:p>$37,257.47</text:p>
          </table:table-cell>
        </table:table-row>
      </table:table>
      <table:table table:name="Pivot Table_Data_2" table:style-name="ta2">
        <office:forms form:automatic-focus="false" form:apply-design-mode="false"/>
        <table:table-column table:style-name="co7" table:default-cell-style-name="ce28"/>
        <table:table-column table:style-name="co12" table:default-cell-style-name="ce30"/>
        <table:table-row table:style-name="ro5">
          <table:table-cell table:style-name="ce27" office:value-type="string" calcext:value-type="string">
            <text:p>2009 Amazon Affiliate Income</text:p>
          </table:table-cell>
          <table:table-cell table:style-name="ce12" office:value-type="string" calcext:value-type="string">
            <text:p>Sum - Column E</text:p>
          </table:table-cell>
        </table:table-row>
        <table:table-row table:style-name="ro5">
          <table:table-cell table:style-name="ce17" office:value-type="string" calcext:value-type="string">
            <text:p>Apparel &amp; Accessories</text:p>
          </table:table-cell>
          <table:table-cell table:style-name="ce29" office:value-type="float" office:value="759.35" calcext:value-type="float">
            <text:p>$759.35</text:p>
          </table:table-cell>
        </table:table-row>
        <table:table-row table:style-name="ro5">
          <table:table-cell office:value-type="string" calcext:value-type="string">
            <text:p>Automotive</text:p>
          </table:table-cell>
          <table:table-cell office:value-type="float" office:value="9.37" calcext:value-type="float">
            <text:p>$9.37</text:p>
          </table:table-cell>
        </table:table-row>
        <table:table-row table:style-name="ro5">
          <table:table-cell office:value-type="string" calcext:value-type="string">
            <text:p>Baby</text:p>
          </table:table-cell>
          <table:table-cell office:value-type="float" office:value="73.92" calcext:value-type="float">
            <text:p>$73.92</text:p>
          </table:table-cell>
        </table:table-row>
        <table:table-row table:style-name="ro5">
          <table:table-cell office:value-type="string" calcext:value-type="string">
            <text:p>Beauty</text:p>
          </table:table-cell>
          <table:table-cell office:value-type="float" office:value="7" calcext:value-type="float">
            <text:p>$7.00</text:p>
          </table:table-cell>
        </table:table-row>
        <table:table-row table:style-name="ro5">
          <table:table-cell office:value-type="string" calcext:value-type="string">
            <text:p>Books</text:p>
          </table:table-cell>
          <table:table-cell office:value-type="float" office:value="25445.6199999999" calcext:value-type="float">
            <text:p>$25,445.62</text:p>
          </table:table-cell>
        </table:table-row>
        <table:table-row table:style-name="ro5">
          <table:table-cell office:value-type="string" calcext:value-type="string">
            <text:p>Cell Phones &amp; Service</text:p>
          </table:table-cell>
          <table:table-cell office:value-type="float" office:value="39.84" calcext:value-type="float">
            <text:p>$39.84</text:p>
          </table:table-cell>
        </table:table-row>
        <table:table-row table:style-name="ro5">
          <table:table-cell office:value-type="string" calcext:value-type="string">
            <text:p>DVD</text:p>
          </table:table-cell>
          <table:table-cell office:value-type="float" office:value="618.67" calcext:value-type="float">
            <text:p>$618.67</text:p>
          </table:table-cell>
        </table:table-row>
        <table:table-row table:style-name="ro5">
          <table:table-cell office:value-type="string" calcext:value-type="string">
            <text:p>Electronics</text:p>
          </table:table-cell>
          <table:table-cell office:value-type="float" office:value="2102.89" calcext:value-type="float">
            <text:p>$2,102.89</text:p>
          </table:table-cell>
        </table:table-row>
        <table:table-row table:style-name="ro5">
          <table:table-cell office:value-type="string" calcext:value-type="string">
            <text:p>Health &amp; Personal Care</text:p>
          </table:table-cell>
          <table:table-cell office:value-type="float" office:value="567.98" calcext:value-type="float">
            <text:p>$567.98</text:p>
          </table:table-cell>
        </table:table-row>
        <table:table-row table:style-name="ro5">
          <table:table-cell office:value-type="string" calcext:value-type="string">
            <text:p>Health &amp; Personal Care Appliances</text:p>
          </table:table-cell>
          <table:table-cell office:value-type="float" office:value="223.28" calcext:value-type="float">
            <text:p>$223.28</text:p>
          </table:table-cell>
        </table:table-row>
        <table:table-row table:style-name="ro5">
          <table:table-cell office:value-type="string" calcext:value-type="string">
            <text:p>Jewelry</text:p>
          </table:table-cell>
          <table:table-cell office:value-type="float" office:value="74" calcext:value-type="float">
            <text:p>$74.00</text:p>
          </table:table-cell>
        </table:table-row>
        <table:table-row table:style-name="ro5">
          <table:table-cell office:value-type="string" calcext:value-type="string">
            <text:p>Kindle eBooks</text:p>
          </table:table-cell>
          <table:table-cell office:value-type="float" office:value="281.41" calcext:value-type="float">
            <text:p>$281.41</text:p>
          </table:table-cell>
        </table:table-row>
        <table:table-row table:style-name="ro5">
          <table:table-cell office:value-type="string" calcext:value-type="string">
            <text:p>Kindle Hardware</text:p>
          </table:table-cell>
          <table:table-cell office:value-type="float" office:value="1465.97" calcext:value-type="float">
            <text:p>$1,465.97</text:p>
          </table:table-cell>
        </table:table-row>
        <table:table-row table:style-name="ro5">
          <table:table-cell office:value-type="string" calcext:value-type="string">
            <text:p>Kitchen &amp; Housewares</text:p>
          </table:table-cell>
          <table:table-cell office:value-type="float" office:value="2242.57" calcext:value-type="float">
            <text:p>$2,242.57</text:p>
          </table:table-cell>
        </table:table-row>
        <table:table-row table:style-name="ro5">
          <table:table-cell office:value-type="string" calcext:value-type="string">
            <text:p>Magazine Subscriptions</text:p>
          </table:table-cell>
          <table:table-cell office:value-type="float" office:value="54.9" calcext:value-type="float">
            <text:p>$54.90</text:p>
          </table:table-cell>
        </table:table-row>
        <table:table-row table:style-name="ro5">
          <table:table-cell office:value-type="string" calcext:value-type="string">
            <text:p>MP3 Downloads</text:p>
          </table:table-cell>
          <table:table-cell office:value-type="float" office:value="316.13" calcext:value-type="float">
            <text:p>$316.13</text:p>
          </table:table-cell>
        </table:table-row>
        <table:table-row table:style-name="ro5">
          <table:table-cell office:value-type="string" calcext:value-type="string">
            <text:p>Music</text:p>
          </table:table-cell>
          <table:table-cell office:value-type="float" office:value="673.23" calcext:value-type="float">
            <text:p>$673.23</text:p>
          </table:table-cell>
        </table:table-row>
        <table:table-row table:style-name="ro5">
          <table:table-cell office:value-type="string" calcext:value-type="string">
            <text:p>Musical Instruments</text:p>
          </table:table-cell>
          <table:table-cell office:value-type="float" office:value="84.75" calcext:value-type="float">
            <text:p>$84.75</text:p>
          </table:table-cell>
        </table:table-row>
        <table:table-row table:style-name="ro5">
          <table:table-cell office:value-type="string" calcext:value-type="string">
            <text:p>Office Products</text:p>
          </table:table-cell>
          <table:table-cell office:value-type="float" office:value="19.49" calcext:value-type="float">
            <text:p>$19.49</text:p>
          </table:table-cell>
        </table:table-row>
        <table:table-row table:style-name="ro5">
          <table:table-cell office:value-type="string" calcext:value-type="string">
            <text:p>Other</text:p>
          </table:table-cell>
          <table:table-cell office:value-type="float" office:value="50.35" calcext:value-type="float">
            <text:p>$50.35</text:p>
          </table:table-cell>
        </table:table-row>
        <table:table-row table:style-name="ro5">
          <table:table-cell office:value-type="string" calcext:value-type="string">
            <text:p>Pet Supplies</text:p>
          </table:table-cell>
          <table:table-cell office:value-type="float" office:value="68.42" calcext:value-type="float">
            <text:p>$68.42</text:p>
          </table:table-cell>
        </table:table-row>
        <table:table-row table:style-name="ro6">
          <table:table-cell/>
          <table:table-cell table:style-name="ce31"/>
        </table:table-row>
        <table:table-row table:style-name="ro5">
          <table:table-cell office:value-type="string" calcext:value-type="string">
            <text:p>Software</text:p>
          </table:table-cell>
          <table:table-cell office:value-type="float" office:value="609.07" calcext:value-type="float">
            <text:p>$609.07</text:p>
          </table:table-cell>
        </table:table-row>
        <table:table-row table:style-name="ro5">
          <table:table-cell office:value-type="string" calcext:value-type="string">
            <text:p>Sports &amp; Outdoors</text:p>
          </table:table-cell>
          <table:table-cell office:value-type="float" office:value="429.11" calcext:value-type="float">
            <text:p>$429.11</text:p>
          </table:table-cell>
        </table:table-row>
        <table:table-row table:style-name="ro5">
          <table:table-cell office:value-type="string" calcext:value-type="string">
            <text:p>Tools &amp; Hardware</text:p>
          </table:table-cell>
          <table:table-cell office:value-type="float" office:value="280.23" calcext:value-type="float">
            <text:p>$280.23</text:p>
          </table:table-cell>
        </table:table-row>
        <table:table-row table:style-name="ro5">
          <table:table-cell office:value-type="string" calcext:value-type="string">
            <text:p>Toys &amp; Games</text:p>
          </table:table-cell>
          <table:table-cell office:value-type="float" office:value="328.58" calcext:value-type="float">
            <text:p>$328.58</text:p>
          </table:table-cell>
        </table:table-row>
        <table:table-row table:style-name="ro5">
          <table:table-cell office:value-type="string" calcext:value-type="string">
            <text:p>VHS</text:p>
          </table:table-cell>
          <table:table-cell office:value-type="float" office:value="0.01" calcext:value-type="float">
            <text:p>$0.01</text:p>
          </table:table-cell>
        </table:table-row>
        <table:table-row table:style-name="ro5">
          <table:table-cell office:value-type="string" calcext:value-type="string">
            <text:p>Video Games</text:p>
          </table:table-cell>
          <table:table-cell office:value-type="float" office:value="305.37" calcext:value-type="float">
            <text:p>$305.37</text:p>
          </table:table-cell>
        </table:table-row>
        <table:table-row table:style-name="ro5">
          <table:table-cell office:value-type="string" calcext:value-type="string">
            <text:p>Video On Demand Videos</text:p>
          </table:table-cell>
          <table:table-cell office:value-type="float" office:value="5.97" calcext:value-type="float">
            <text:p>$5.97</text:p>
          </table:table-cell>
        </table:table-row>
        <table:table-row table:style-name="ro5">
          <table:table-cell office:value-type="string" calcext:value-type="string">
            <text:p>Watches</text:p>
          </table:table-cell>
          <table:table-cell table:style-name="ce32" office:value-type="float" office:value="119.99" calcext:value-type="float">
            <text:p>$119.99</text:p>
          </table:table-cell>
        </table:table-row>
        <table:table-row table:style-name="ro5">
          <table:table-cell table:style-name="ce18" office:value-type="string" calcext:value-type="string">
            <text:p>Total Result</text:p>
          </table:table-cell>
          <table:table-cell table:style-name="ce14" office:value-type="float" office:value="37257.4699999999" calcext:value-type="float">
            <text:p>$37,257.47</text:p>
          </table:table-cell>
        </table:table-row>
        <table:table-row table:style-name="ro5" table:number-rows-repeated="5">
          <table:table-cell table:style-name="Default" table:number-columns-repeated="2"/>
        </table:table-row>
        <table:table-row table:style-name="ro5">
          <table:table-cell table:style-name="Default"/>
          <table:table-cell table:style-name="Default" office:value-type="string" calcext:value-type="string">
            <text:p>fdtd</text:p>
          </table:table-cell>
        </table:table-row>
      </table:table>
      <table:named-expressions>
        <table:named-expression table:name="__shared_1_0_0" table:base-cell-address="$Data.$I$1" table:expression="HYPERLINK(&quot;http://www.amazon.com/exec/obidos/ISBN=&quot;&amp;[.A1]&amp;&quot;/ref=nosim/jwalkassociateA/&quot;;&quot;&lt;link&gt;&quot;)"/>
        <table:named-expression table:name="__shared_1_10_0" table:base-cell-address="$Data.$I$1" table:expression="HYPERLINK(&quot;http://www.amazon.com/exec/obidos/ISBN=&quot;&amp;[.A1]&amp;&quot;/ref=nosim/jwalkassociateA/&quot;;&quot;&lt;link&gt;&quot;)"/>
        <table:named-expression table:name="__shared_1_11_0" table:base-cell-address="$Data.$I$1" table:expression="HYPERLINK(&quot;http://www.amazon.com/exec/obidos/ISBN=&quot;&amp;[.A1]&amp;&quot;/ref=nosim/jwalkassociateA/&quot;;&quot;&lt;link&gt;&quot;)"/>
        <table:named-expression table:name="__shared_1_12_0" table:base-cell-address="$Data.$I$1" table:expression="HYPERLINK(&quot;http://www.amazon.com/exec/obidos/ISBN=&quot;&amp;[.A1]&amp;&quot;/ref=nosim/jwalkassociateA/&quot;;&quot;&lt;link&gt;&quot;)"/>
        <table:named-expression table:name="__shared_1_13_0" table:base-cell-address="$Data.$I$1" table:expression="HYPERLINK(&quot;http://www.amazon.com/exec/obidos/ISBN=&quot;&amp;[.A1]&amp;&quot;/ref=nosim/jwalkassociateA/&quot;;&quot;&lt;link&gt;&quot;)"/>
        <table:named-expression table:name="__shared_1_14_0" table:base-cell-address="$Data.$I$1" table:expression="HYPERLINK(&quot;http://www.amazon.com/exec/obidos/ISBN=&quot;&amp;[.A1]&amp;&quot;/ref=nosim/jwalkassociateA/&quot;;&quot;&lt;link&gt;&quot;)"/>
        <table:named-expression table:name="__shared_1_15_0" table:base-cell-address="$Data.$I$1" table:expression="HYPERLINK(&quot;http://www.amazon.com/exec/obidos/ISBN=&quot;&amp;[.A1]&amp;&quot;/ref=nosim/jwalkassociateA/&quot;;&quot;&lt;link&gt;&quot;)"/>
        <table:named-expression table:name="__shared_1_16_0" table:base-cell-address="$Data.$I$1" table:expression="HYPERLINK(&quot;http://www.amazon.com/exec/obidos/ISBN=&quot;&amp;[.A1]&amp;&quot;/ref=nosim/jwalkassociateA/&quot;;&quot;&lt;link&gt;&quot;)"/>
        <table:named-expression table:name="__shared_1_17_0" table:base-cell-address="$Data.$I$1" table:expression="HYPERLINK(&quot;http://www.amazon.com/exec/obidos/ISBN=&quot;&amp;[.A1]&amp;&quot;/ref=nosim/jwalkassociateA/&quot;;&quot;&lt;link&gt;&quot;)"/>
        <table:named-expression table:name="__shared_1_18_0" table:base-cell-address="$Data.$I$1" table:expression="HYPERLINK(&quot;http://www.amazon.com/exec/obidos/ISBN=&quot;&amp;[.A1]&amp;&quot;/ref=nosim/jwalkassociateA/&quot;;&quot;&lt;link&gt;&quot;)"/>
        <table:named-expression table:name="__shared_1_19_0" table:base-cell-address="$Data.$I$1" table:expression="HYPERLINK(&quot;http://www.amazon.com/exec/obidos/ISBN=&quot;&amp;[.A1]&amp;&quot;/ref=nosim/jwalkassociateA/&quot;;&quot;&lt;link&gt;&quot;)"/>
        <table:named-expression table:name="__shared_1_1_0" table:base-cell-address="$Data.$I$1" table:expression="HYPERLINK(&quot;http://www.amazon.com/exec/obidos/ISBN=&quot;&amp;[.A1]&amp;&quot;/ref=nosim/jwalkassociateA/&quot;;&quot;&lt;link&gt;&quot;)"/>
        <table:named-expression table:name="__shared_1_20_0" table:base-cell-address="$Data.$I$1" table:expression="HYPERLINK(&quot;http://www.amazon.com/exec/obidos/ISBN=&quot;&amp;[.A1]&amp;&quot;/ref=nosim/jwalkassociateA/&quot;;&quot;&lt;link&gt;&quot;)"/>
        <table:named-expression table:name="__shared_1_21_0" table:base-cell-address="$Data.$I$1" table:expression="HYPERLINK(&quot;http://www.amazon.com/exec/obidos/ISBN=&quot;&amp;[.A1]&amp;&quot;/ref=nosim/jwalkassociateA/&quot;;&quot;&lt;link&gt;&quot;)"/>
        <table:named-expression table:name="__shared_1_2_0" table:base-cell-address="$Data.$I$1" table:expression="HYPERLINK(&quot;http://www.amazon.com/exec/obidos/ISBN=&quot;&amp;[.A1]&amp;&quot;/ref=nosim/jwalkassociateA/&quot;;&quot;&lt;link&gt;&quot;)"/>
        <table:named-expression table:name="__shared_1_3_0" table:base-cell-address="$Data.$I$1" table:expression="HYPERLINK(&quot;http://www.amazon.com/exec/obidos/ISBN=&quot;&amp;[.A1]&amp;&quot;/ref=nosim/jwalkassociateA/&quot;;&quot;&lt;link&gt;&quot;)"/>
        <table:named-expression table:name="__shared_1_4_0" table:base-cell-address="$Data.$I$1" table:expression="HYPERLINK(&quot;http://www.amazon.com/exec/obidos/ISBN=&quot;&amp;[.A1]&amp;&quot;/ref=nosim/jwalkassociateA/&quot;;&quot;&lt;link&gt;&quot;)"/>
        <table:named-expression table:name="__shared_1_5_0" table:base-cell-address="$Data.$I$1" table:expression="HYPERLINK(&quot;http://www.amazon.com/exec/obidos/ISBN=&quot;&amp;[.A1]&amp;&quot;/ref=nosim/jwalkassociateA/&quot;;&quot;&lt;link&gt;&quot;)"/>
        <table:named-expression table:name="__shared_1_6_0" table:base-cell-address="$Data.$I$1" table:expression="HYPERLINK(&quot;http://www.amazon.com/exec/obidos/ISBN=&quot;&amp;[.A1]&amp;&quot;/ref=nosim/jwalkassociateA/&quot;;&quot;&lt;link&gt;&quot;)"/>
        <table:named-expression table:name="__shared_1_7_0" table:base-cell-address="$Data.$I$1" table:expression="HYPERLINK(&quot;http://www.amazon.com/exec/obidos/ISBN=&quot;&amp;[.A1]&amp;&quot;/ref=nosim/jwalkassociateA/&quot;;&quot;&lt;link&gt;&quot;)"/>
        <table:named-expression table:name="__shared_1_8_0" table:base-cell-address="$Data.$I$1" table:expression="HYPERLINK(&quot;http://www.amazon.com/exec/obidos/ISBN=&quot;&amp;[.A1]&amp;&quot;/ref=nosim/jwalkassociateA/&quot;;&quot;&lt;link&gt;&quot;)"/>
        <table:named-expression table:name="__shared_1_9_0" table:base-cell-address="$Data.$I$1" table:expression="HYPERLINK(&quot;http://www.amazon.com/exec/obidos/ISBN=&quot;&amp;[.A1]&amp;&quot;/ref=nosim/jwalkassociateA/&quot;;&quot;&lt;link&gt;&quot;)"/>
      </table:named-expressions>
      <table:database-ranges>
        <table:database-range table:name="Table1" table:target-range-address="Data.A2:Data.E1387" table:display-filter-buttons="true" table:orientation="column">
          <table:filter>
            <table:filter-and>
              <table:filter-condition table:field-number="1" table:value="Amazon.com" table:operator="="/>
              <table:filter-condition table:field-number="-1" table:value="Books" table:operator="="/>
            </table:filter-and>
          </table:filter>
        </table:database-range>
      </table:database-ranges>
      <table:data-pilot-tables>
        <table:data-pilot-table table:name="DataPilot2" table:application-data="" table:target-range-address="'Pivot Table_Data_2'.A1:'Pivot Table_Data_2'.B32" table:buttons="'Pivot Table_Data_2'.A1" table:show-filter-button="false" table:drill-down-on-double-click="false">
          <table:source-cell-range table:cell-range-address="Data.A1:Data.E13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2009 Amazon Affiliate Income" table:orientation="row" table:used-hierarchy="0" table:function="auto">
            <table:data-pilot-level table:show-empty="false" calcext:repeat-item-labels="false">
              <table:data-pilot-members>
                <table:data-pilot-member table:name="Apparel &amp; Accessories" table:display="true" table:show-details="true"/>
                <table:data-pilot-member table:name="Automotive" table:display="true" table:show-details="true"/>
                <table:data-pilot-member table:name="Baby" table:display="true" table:show-details="true"/>
                <table:data-pilot-member table:name="Beauty" table:display="true" table:show-details="true"/>
                <table:data-pilot-member table:name="Books" table:display="true" table:show-details="true"/>
                <table:data-pilot-member table:name="Cell Phones &amp; Service" table:display="true" table:show-details="true"/>
                <table:data-pilot-member table:name="DVD" table:display="true" table:show-details="true"/>
                <table:data-pilot-member table:name="Electronics" table:display="true" table:show-details="true"/>
                <table:data-pilot-member table:name="Health &amp; Personal Care" table:display="true" table:show-details="true"/>
                <table:data-pilot-member table:name="Health &amp; Personal Care Appliances" table:display="true" table:show-details="true"/>
                <table:data-pilot-member table:name="Jewelry" table:display="true" table:show-details="true"/>
                <table:data-pilot-member table:name="Kindle eBooks" table:display="true" table:show-details="true"/>
                <table:data-pilot-member table:name="Kindle Hardware" table:display="true" table:show-details="true"/>
                <table:data-pilot-member table:name="Kitchen &amp; Housewares" table:display="true" table:show-details="true"/>
                <table:data-pilot-member table:name="Magazine Subscriptions" table:display="true" table:show-details="true"/>
                <table:data-pilot-member table:name="MP3 Downloads" table:display="true" table:show-details="true"/>
                <table:data-pilot-member table:name="Music" table:display="true" table:show-details="true"/>
                <table:data-pilot-member table:name="Musical Instruments" table:display="true" table:show-details="true"/>
                <table:data-pilot-member table:name="Office Products" table:display="true" table:show-details="true"/>
                <table:data-pilot-member table:name="Other" table:display="true" table:show-details="true"/>
                <table:data-pilot-member table:name="Pet Supplies" table:display="true" table:show-details="true"/>
                <table:data-pilot-member table:name="Product Line" table:display="true" table:show-details="true"/>
                <table:data-pilot-member table:name="Software" table:display="true" table:show-details="true"/>
                <table:data-pilot-member table:name="Sports &amp; Outdoors" table:display="true" table:show-details="true"/>
                <table:data-pilot-member table:name="Tools &amp; Hardware" table:display="true" table:show-details="true"/>
                <table:data-pilot-member table:name="Toys &amp; Games" table:display="true" table:show-details="true"/>
                <table:data-pilot-member table:name="VHS" table:display="true" table:show-details="true"/>
                <table:data-pilot-member table:name="Video Games" table:display="true" table:show-details="true"/>
                <table:data-pilot-member table:name="Video On Demand Videos" table:display="true" table:show-details="true"/>
                <table:data-pilot-member table:name="Watch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E" table:orientation="data" table:used-hierarchy="0" table:function="sum">
            <table:data-pilot-level table:show-empty="false" calcext:repeat-item-labels="false">
              <table:data-pilot-members>
                <table:data-pilot-member table:name="-$30.25" table:display="true" table:show-details="true"/>
                <table:data-pilot-member table:name="-$29.69" table:display="true" table:show-details="true"/>
                <table:data-pilot-member table:name="-$26.39" table:display="true" table:show-details="true"/>
                <table:data-pilot-member table:name="-$25.27" table:display="true" table:show-details="true"/>
                <table:data-pilot-member table:name="-$25.19" table:display="true" table:show-details="true"/>
                <table:data-pilot-member table:name="-$22.74" table:display="true" table:show-details="true"/>
                <table:data-pilot-member table:name="-$19.98" table:display="true" table:show-details="true"/>
                <table:data-pilot-member table:name="-$9.95" table:display="true" table:show-details="true"/>
                <table:data-pilot-member table:name="-$4.95" table:display="true" table:show-details="true"/>
                <table:data-pilot-member table:name="$0.01" table:display="true" table:show-details="true"/>
                <table:data-pilot-member table:name="$0.13" table:display="true" table:show-details="true"/>
                <table:data-pilot-member table:name="$0.15" table:display="true" table:show-details="true"/>
                <table:data-pilot-member table:name="$0.18" table:display="true" table:show-details="true"/>
                <table:data-pilot-member table:name="$0.29" table:display="true" table:show-details="true"/>
                <table:data-pilot-member table:name="$0.49" table:display="true" table:show-details="true"/>
                <table:data-pilot-member table:name="$0.69" table:display="true" table:show-details="true"/>
                <table:data-pilot-member table:name="$0.75" table:display="true" table:show-details="true"/>
                <table:data-pilot-member table:name="$0.79" table:display="true" table:show-details="true"/>
                <table:data-pilot-member table:name="$0.80" table:display="true" table:show-details="true"/>
                <table:data-pilot-member table:name="$0.88" table:display="true" table:show-details="true"/>
                <table:data-pilot-member table:name="$0.89" table:display="true" table:show-details="true"/>
                <table:data-pilot-member table:name="$0.93" table:display="true" table:show-details="true"/>
                <table:data-pilot-member table:name="$0.95" table:display="true" table:show-details="true"/>
                <table:data-pilot-member table:name="$0.96" table:display="true" table:show-details="true"/>
                <table:data-pilot-member table:name="$0.99" table:display="true" table:show-details="true"/>
                <table:data-pilot-member table:name="$1.10" table:display="true" table:show-details="true"/>
                <table:data-pilot-member table:name="$1.25" table:display="true" table:show-details="true"/>
                <table:data-pilot-member table:name="$1.29" table:display="true" table:show-details="true"/>
                <table:data-pilot-member table:name="$1.39" table:display="true" table:show-details="true"/>
                <table:data-pilot-member table:name="$1.54" table:display="true" table:show-details="true"/>
                <table:data-pilot-member table:name="$1.59" table:display="true" table:show-details="true"/>
                <table:data-pilot-member table:name="$1.69" table:display="true" table:show-details="true"/>
                <table:data-pilot-member table:name="$1.83" table:display="true" table:show-details="true"/>
                <table:data-pilot-member table:name="$1.98" table:display="true" table:show-details="true"/>
                <table:data-pilot-member table:name="$1.99" table:display="true" table:show-details="true"/>
                <table:data-pilot-member table:name="$2.00" table:display="true" table:show-details="true"/>
                <table:data-pilot-member table:name="$2.05" table:display="true" table:show-details="true"/>
                <table:data-pilot-member table:name="$2.29" table:display="true" table:show-details="true"/>
                <table:data-pilot-member table:name="$2.33" table:display="true" table:show-details="true"/>
                <table:data-pilot-member table:name="$2.36" table:display="true" table:show-details="true"/>
                <table:data-pilot-member table:name="$2.39" table:display="true" table:show-details="true"/>
                <table:data-pilot-member table:name="$2.49" table:display="true" table:show-details="true"/>
                <table:data-pilot-member table:name="$2.50" table:display="true" table:show-details="true"/>
                <table:data-pilot-member table:name="$2.55" table:display="true" table:show-details="true"/>
                <table:data-pilot-member table:name="$2.58" table:display="true" table:show-details="true"/>
                <table:data-pilot-member table:name="$2.68" table:display="true" table:show-details="true"/>
                <table:data-pilot-member table:name="$2.78" table:display="true" table:show-details="true"/>
                <table:data-pilot-member table:name="$2.87" table:display="true" table:show-details="true"/>
                <table:data-pilot-member table:name="$2.88" table:display="true" table:show-details="true"/>
                <table:data-pilot-member table:name="$2.99" table:display="true" table:show-details="true"/>
                <table:data-pilot-member table:name="$3.00" table:display="true" table:show-details="true"/>
                <table:data-pilot-member table:name="$3.05" table:display="true" table:show-details="true"/>
                <table:data-pilot-member table:name="$3.21" table:display="true" table:show-details="true"/>
                <table:data-pilot-member table:name="$3.40" table:display="true" table:show-details="true"/>
                <table:data-pilot-member table:name="$3.49" table:display="true" table:show-details="true"/>
                <table:data-pilot-member table:name="$3.50" table:display="true" table:show-details="true"/>
                <table:data-pilot-member table:name="$3.60" table:display="true" table:show-details="true"/>
                <table:data-pilot-member table:name="$3.62" table:display="true" table:show-details="true"/>
                <table:data-pilot-member table:name="$3.74" table:display="true" table:show-details="true"/>
                <table:data-pilot-member table:name="$3.86" table:display="true" table:show-details="true"/>
                <table:data-pilot-member table:name="$3.89" table:display="true" table:show-details="true"/>
                <table:data-pilot-member table:name="$3.95" table:display="true" table:show-details="true"/>
                <table:data-pilot-member table:name="$3.97" table:display="true" table:show-details="true"/>
                <table:data-pilot-member table:name="$3.98" table:display="true" table:show-details="true"/>
                <table:data-pilot-member table:name="$3.99" table:display="true" table:show-details="true"/>
                <table:data-pilot-member table:name="$4.00" table:display="true" table:show-details="true"/>
                <table:data-pilot-member table:name="$4.01" table:display="true" table:show-details="true"/>
                <table:data-pilot-member table:name="$4.07" table:display="true" table:show-details="true"/>
                <table:data-pilot-member table:name="$4.21" table:display="true" table:show-details="true"/>
                <table:data-pilot-member table:name="$4.22" table:display="true" table:show-details="true"/>
                <table:data-pilot-member table:name="$4.24" table:display="true" table:show-details="true"/>
                <table:data-pilot-member table:name="$4.29" table:display="true" table:show-details="true"/>
                <table:data-pilot-member table:name="$4.30" table:display="true" table:show-details="true"/>
                <table:data-pilot-member table:name="$4.41" table:display="true" table:show-details="true"/>
                <table:data-pilot-member table:name="$4.47" table:display="true" table:show-details="true"/>
                <table:data-pilot-member table:name="$4.49" table:display="true" table:show-details="true"/>
                <table:data-pilot-member table:name="$4.50" table:display="true" table:show-details="true"/>
                <table:data-pilot-member table:name="$4.79" table:display="true" table:show-details="true"/>
                <table:data-pilot-member table:name="$4.80" table:display="true" table:show-details="true"/>
                <table:data-pilot-member table:name="$4.84" table:display="true" table:show-details="true"/>
                <table:data-pilot-member table:name="$4.95" table:display="true" table:show-details="true"/>
                <table:data-pilot-member table:name="$4.96" table:display="true" table:show-details="true"/>
                <table:data-pilot-member table:name="$4.98" table:display="true" table:show-details="true"/>
                <table:data-pilot-member table:name="$4.99" table:display="true" table:show-details="true"/>
                <table:data-pilot-member table:name="$5.00" table:display="true" table:show-details="true"/>
                <table:data-pilot-member table:name="$5.24" table:display="true" table:show-details="true"/>
                <table:data-pilot-member table:name="$5.25" table:display="true" table:show-details="true"/>
                <table:data-pilot-member table:name="$5.30" table:display="true" table:show-details="true"/>
                <table:data-pilot-member table:name="$5.50" table:display="true" table:show-details="true"/>
                <table:data-pilot-member table:name="$5.58" table:display="true" table:show-details="true"/>
                <table:data-pilot-member table:name="$5.68" table:display="true" table:show-details="true"/>
                <table:data-pilot-member table:name="$5.72" table:display="true" table:show-details="true"/>
                <table:data-pilot-member table:name="$5.78" table:display="true" table:show-details="true"/>
                <table:data-pilot-member table:name="$5.95" table:display="true" table:show-details="true"/>
                <table:data-pilot-member table:name="$5.98" table:display="true" table:show-details="true"/>
                <table:data-pilot-member table:name="$5.99" table:display="true" table:show-details="true"/>
                <table:data-pilot-member table:name="$6.00" table:display="true" table:show-details="true"/>
                <table:data-pilot-member table:name="$6.06" table:display="true" table:show-details="true"/>
                <table:data-pilot-member table:name="$6.12" table:display="true" table:show-details="true"/>
                <table:data-pilot-member table:name="$6.25" table:display="true" table:show-details="true"/>
                <table:data-pilot-member table:name="$6.39" table:display="true" table:show-details="true"/>
                <table:data-pilot-member table:name="$6.49" table:display="true" table:show-details="true"/>
                <table:data-pilot-member table:name="$6.58" table:display="true" table:show-details="true"/>
                <table:data-pilot-member table:name="$6.59" table:display="true" table:show-details="true"/>
                <table:data-pilot-member table:name="$6.64" table:display="true" table:show-details="true"/>
                <table:data-pilot-member table:name="$6.66" table:display="true" table:show-details="true"/>
                <table:data-pilot-member table:name="$6.69" table:display="true" table:show-details="true"/>
                <table:data-pilot-member table:name="$6.73" table:display="true" table:show-details="true"/>
                <table:data-pilot-member table:name="$6.75" table:display="true" table:show-details="true"/>
                <table:data-pilot-member table:name="$6.76" table:display="true" table:show-details="true"/>
                <table:data-pilot-member table:name="$6.95" table:display="true" table:show-details="true"/>
                <table:data-pilot-member table:name="$6.96" table:display="true" table:show-details="true"/>
                <table:data-pilot-member table:name="$6.98" table:display="true" table:show-details="true"/>
                <table:data-pilot-member table:name="$6.99" table:display="true" table:show-details="true"/>
                <table:data-pilot-member table:name="$7.00" table:display="true" table:show-details="true"/>
                <table:data-pilot-member table:name="$7.02" table:display="true" table:show-details="true"/>
                <table:data-pilot-member table:name="$7.20" table:display="true" table:show-details="true"/>
                <table:data-pilot-member table:name="$7.22" table:display="true" table:show-details="true"/>
                <table:data-pilot-member table:name="$7.27" table:display="true" table:show-details="true"/>
                <table:data-pilot-member table:name="$7.47" table:display="true" table:show-details="true"/>
                <table:data-pilot-member table:name="$7.49" table:display="true" table:show-details="true"/>
                <table:data-pilot-member table:name="$7.50" table:display="true" table:show-details="true"/>
                <table:data-pilot-member table:name="$7.63" table:display="true" table:show-details="true"/>
                <table:data-pilot-member table:name="$7.64" table:display="true" table:show-details="true"/>
                <table:data-pilot-member table:name="$7.81" table:display="true" table:show-details="true"/>
                <table:data-pilot-member table:name="$7.96" table:display="true" table:show-details="true"/>
                <table:data-pilot-member table:name="$7.97" table:display="true" table:show-details="true"/>
                <table:data-pilot-member table:name="$7.98" table:display="true" table:show-details="true"/>
                <table:data-pilot-member table:name="$7.99" table:display="true" table:show-details="true"/>
                <table:data-pilot-member table:name="$8.11" table:display="true" table:show-details="true"/>
                <table:data-pilot-member table:name="$8.25" table:display="true" table:show-details="true"/>
                <table:data-pilot-member table:name="$8.33" table:display="true" table:show-details="true"/>
                <table:data-pilot-member table:name="$8.34" table:display="true" table:show-details="true"/>
                <table:data-pilot-member table:name="$8.50" table:display="true" table:show-details="true"/>
                <table:data-pilot-member table:name="$8.59" table:display="true" table:show-details="true"/>
                <table:data-pilot-member table:name="$8.65" table:display="true" table:show-details="true"/>
                <table:data-pilot-member table:name="$8.70" table:display="true" table:show-details="true"/>
                <table:data-pilot-member table:name="$8.90" table:display="true" table:show-details="true"/>
                <table:data-pilot-member table:name="$8.92" table:display="true" table:show-details="true"/>
                <table:data-pilot-member table:name="$8.97" table:display="true" table:show-details="true"/>
                <table:data-pilot-member table:name="$8.99" table:display="true" table:show-details="true"/>
                <table:data-pilot-member table:name="$9.00" table:display="true" table:show-details="true"/>
                <table:data-pilot-member table:name="$9.04" table:display="true" table:show-details="true"/>
                <table:data-pilot-member table:name="$9.05" table:display="true" table:show-details="true"/>
                <table:data-pilot-member table:name="$9.32" table:display="true" table:show-details="true"/>
                <table:data-pilot-member table:name="$9.37" table:display="true" table:show-details="true"/>
                <table:data-pilot-member table:name="$9.44" table:display="true" table:show-details="true"/>
                <table:data-pilot-member table:name="$9.45" table:display="true" table:show-details="true"/>
                <table:data-pilot-member table:name="$9.49" table:display="true" table:show-details="true"/>
                <table:data-pilot-member table:name="$9.56" table:display="true" table:show-details="true"/>
                <table:data-pilot-member table:name="$9.58" table:display="true" table:show-details="true"/>
                <table:data-pilot-member table:name="$9.60" table:display="true" table:show-details="true"/>
                <table:data-pilot-member table:name="$9.63" table:display="true" table:show-details="true"/>
                <table:data-pilot-member table:name="$9.69" table:display="true" table:show-details="true"/>
                <table:data-pilot-member table:name="$9.72" table:display="true" table:show-details="true"/>
                <table:data-pilot-member table:name="$9.74" table:display="true" table:show-details="true"/>
                <table:data-pilot-member table:name="$9.75" table:display="true" table:show-details="true"/>
                <table:data-pilot-member table:name="$9.79" table:display="true" table:show-details="true"/>
                <table:data-pilot-member table:name="$9.81" table:display="true" table:show-details="true"/>
                <table:data-pilot-member table:name="$9.82" table:display="true" table:show-details="true"/>
                <table:data-pilot-member table:name="$9.83" table:display="true" table:show-details="true"/>
                <table:data-pilot-member table:name="$9.88" table:display="true" table:show-details="true"/>
                <table:data-pilot-member table:name="$9.89" table:display="true" table:show-details="true"/>
                <table:data-pilot-member table:name="$9.90" table:display="true" table:show-details="true"/>
                <table:data-pilot-member table:name="$9.95" table:display="true" table:show-details="true"/>
                <table:data-pilot-member table:name="$9.97" table:display="true" table:show-details="true"/>
                <table:data-pilot-member table:name="$9.98" table:display="true" table:show-details="true"/>
                <table:data-pilot-member table:name="$9.99" table:display="true" table:show-details="true"/>
                <table:data-pilot-member table:name="$10.00" table:display="true" table:show-details="true"/>
                <table:data-pilot-member table:name="$10.17" table:display="true" table:show-details="true"/>
                <table:data-pilot-member table:name="$10.19" table:display="true" table:show-details="true"/>
                <table:data-pilot-member table:name="$10.20" table:display="true" table:show-details="true"/>
                <table:data-pilot-member table:name="$10.36" table:display="true" table:show-details="true"/>
                <table:data-pilot-member table:name="$10.39" table:display="true" table:show-details="true"/>
                <table:data-pilot-member table:name="$10.47" table:display="true" table:show-details="true"/>
                <table:data-pilot-member table:name="$10.49" table:display="true" table:show-details="true"/>
                <table:data-pilot-member table:name="$10.78" table:display="true" table:show-details="true"/>
                <table:data-pilot-member table:name="$10.84" table:display="true" table:show-details="true"/>
                <table:data-pilot-member table:name="$10.85" table:display="true" table:show-details="true"/>
                <table:data-pilot-member table:name="$10.87" table:display="true" table:show-details="true"/>
                <table:data-pilot-member table:name="$10.88" table:display="true" table:show-details="true"/>
                <table:data-pilot-member table:name="$10.94" table:display="true" table:show-details="true"/>
                <table:data-pilot-member table:name="$10.95" table:display="true" table:show-details="true"/>
                <table:data-pilot-member table:name="$10.97" table:display="true" table:show-details="true"/>
                <table:data-pilot-member table:name="$10.98" table:display="true" table:show-details="true"/>
                <table:data-pilot-member table:name="$10.99" table:display="true" table:show-details="true"/>
                <table:data-pilot-member table:name="$11.00" table:display="true" table:show-details="true"/>
                <table:data-pilot-member table:name="$11.04" table:display="true" table:show-details="true"/>
                <table:data-pilot-member table:name="$11.14" table:display="true" table:show-details="true"/>
                <table:data-pilot-member table:name="$11.16" table:display="true" table:show-details="true"/>
                <table:data-pilot-member table:name="$11.22" table:display="true" table:show-details="true"/>
                <table:data-pilot-member table:name="$11.31" table:display="true" table:show-details="true"/>
                <table:data-pilot-member table:name="$11.49" table:display="true" table:show-details="true"/>
                <table:data-pilot-member table:name="$11.53" table:display="true" table:show-details="true"/>
                <table:data-pilot-member table:name="$11.55" table:display="true" table:show-details="true"/>
                <table:data-pilot-member table:name="$11.56" table:display="true" table:show-details="true"/>
                <table:data-pilot-member table:name="$11.62" table:display="true" table:show-details="true"/>
                <table:data-pilot-member table:name="$11.67" table:display="true" table:show-details="true"/>
                <table:data-pilot-member table:name="$11.73" table:display="true" table:show-details="true"/>
                <table:data-pilot-member table:name="$11.75" table:display="true" table:show-details="true"/>
                <table:data-pilot-member table:name="$11.78" table:display="true" table:show-details="true"/>
                <table:data-pilot-member table:name="$11.85" table:display="true" table:show-details="true"/>
                <table:data-pilot-member table:name="$11.86" table:display="true" table:show-details="true"/>
                <table:data-pilot-member table:name="$11.97" table:display="true" table:show-details="true"/>
                <table:data-pilot-member table:name="$11.98" table:display="true" table:show-details="true"/>
                <table:data-pilot-member table:name="$11.99" table:display="true" table:show-details="true"/>
                <table:data-pilot-member table:name="$12.00" table:display="true" table:show-details="true"/>
                <table:data-pilot-member table:name="$12.09" table:display="true" table:show-details="true"/>
                <table:data-pilot-member table:name="$12.16" table:display="true" table:show-details="true"/>
                <table:data-pilot-member table:name="$12.21" table:display="true" table:show-details="true"/>
                <table:data-pilot-member table:name="$12.23" table:display="true" table:show-details="true"/>
                <table:data-pilot-member table:name="$12.24" table:display="true" table:show-details="true"/>
                <table:data-pilot-member table:name="$12.47" table:display="true" table:show-details="true"/>
                <table:data-pilot-member table:name="$12.49" table:display="true" table:show-details="true"/>
                <table:data-pilot-member table:name="$12.54" table:display="true" table:show-details="true"/>
                <table:data-pilot-member table:name="$12.57" table:display="true" table:show-details="true"/>
                <table:data-pilot-member table:name="$12.63" table:display="true" table:show-details="true"/>
                <table:data-pilot-member table:name="$12.71" table:display="true" table:show-details="true"/>
                <table:data-pilot-member table:name="$12.72" table:display="true" table:show-details="true"/>
                <table:data-pilot-member table:name="$12.81" table:display="true" table:show-details="true"/>
                <table:data-pilot-member table:name="$12.85" table:display="true" table:show-details="true"/>
                <table:data-pilot-member table:name="$12.89" table:display="true" table:show-details="true"/>
                <table:data-pilot-member table:name="$12.94" table:display="true" table:show-details="true"/>
                <table:data-pilot-member table:name="$12.95" table:display="true" table:show-details="true"/>
                <table:data-pilot-member table:name="$12.96" table:display="true" table:show-details="true"/>
                <table:data-pilot-member table:name="$12.98" table:display="true" table:show-details="true"/>
                <table:data-pilot-member table:name="$12.99" table:display="true" table:show-details="true"/>
                <table:data-pilot-member table:name="$13.07" table:display="true" table:show-details="true"/>
                <table:data-pilot-member table:name="$13.16" table:display="true" table:show-details="true"/>
                <table:data-pilot-member table:name="$13.18" table:display="true" table:show-details="true"/>
                <table:data-pilot-member table:name="$13.22" table:display="true" table:show-details="true"/>
                <table:data-pilot-member table:name="$13.28" table:display="true" table:show-details="true"/>
                <table:data-pilot-member table:name="$13.29" table:display="true" table:show-details="true"/>
                <table:data-pilot-member table:name="$13.46" table:display="true" table:show-details="true"/>
                <table:data-pilot-member table:name="$13.48" table:display="true" table:show-details="true"/>
                <table:data-pilot-member table:name="$13.49" table:display="true" table:show-details="true"/>
                <table:data-pilot-member table:name="$13.50" table:display="true" table:show-details="true"/>
                <table:data-pilot-member table:name="$13.57" table:display="true" table:show-details="true"/>
                <table:data-pilot-member table:name="$13.59" table:display="true" table:show-details="true"/>
                <table:data-pilot-member table:name="$13.60" table:display="true" table:show-details="true"/>
                <table:data-pilot-member table:name="$13.61" table:display="true" table:show-details="true"/>
                <table:data-pilot-member table:name="$13.65" table:display="true" table:show-details="true"/>
                <table:data-pilot-member table:name="$13.88" table:display="true" table:show-details="true"/>
                <table:data-pilot-member table:name="$13.89" table:display="true" table:show-details="true"/>
                <table:data-pilot-member table:name="$13.92" table:display="true" table:show-details="true"/>
                <table:data-pilot-member table:name="$13.95" table:display="true" table:show-details="true"/>
                <table:data-pilot-member table:name="$13.98" table:display="true" table:show-details="true"/>
                <table:data-pilot-member table:name="$13.99" table:display="true" table:show-details="true"/>
                <table:data-pilot-member table:name="$14.00" table:display="true" table:show-details="true"/>
                <table:data-pilot-member table:name="$14.11" table:display="true" table:show-details="true"/>
                <table:data-pilot-member table:name="$14.17" table:display="true" table:show-details="true"/>
                <table:data-pilot-member table:name="$14.20" table:display="true" table:show-details="true"/>
                <table:data-pilot-member table:name="$14.27" table:display="true" table:show-details="true"/>
                <table:data-pilot-member table:name="$14.29" table:display="true" table:show-details="true"/>
                <table:data-pilot-member table:name="$14.33" table:display="true" table:show-details="true"/>
                <table:data-pilot-member table:name="$14.35" table:display="true" table:show-details="true"/>
                <table:data-pilot-member table:name="$14.40" table:display="true" table:show-details="true"/>
                <table:data-pilot-member table:name="$14.45" table:display="true" table:show-details="true"/>
                <table:data-pilot-member table:name="$14.54" table:display="true" table:show-details="true"/>
                <table:data-pilot-member table:name="$14.61" table:display="true" table:show-details="true"/>
                <table:data-pilot-member table:name="$14.65" table:display="true" table:show-details="true"/>
                <table:data-pilot-member table:name="$14.66" table:display="true" table:show-details="true"/>
                <table:data-pilot-member table:name="$14.82" table:display="true" table:show-details="true"/>
                <table:data-pilot-member table:name="$14.90" table:display="true" table:show-details="true"/>
                <table:data-pilot-member table:name="$14.94" table:display="true" table:show-details="true"/>
                <table:data-pilot-member table:name="$14.95" table:display="true" table:show-details="true"/>
                <table:data-pilot-member table:name="$14.98" table:display="true" table:show-details="true"/>
                <table:data-pilot-member table:name="$14.99" table:display="true" table:show-details="true"/>
                <table:data-pilot-member table:name="$15.00" table:display="true" table:show-details="true"/>
                <table:data-pilot-member table:name="$15.18" table:display="true" table:show-details="true"/>
                <table:data-pilot-member table:name="$15.22" table:display="true" table:show-details="true"/>
                <table:data-pilot-member table:name="$15.39" table:display="true" table:show-details="true"/>
                <table:data-pilot-member table:name="$15.47" table:display="true" table:show-details="true"/>
                <table:data-pilot-member table:name="$15.49" table:display="true" table:show-details="true"/>
                <table:data-pilot-member table:name="$15.52" table:display="true" table:show-details="true"/>
                <table:data-pilot-member table:name="$15.57" table:display="true" table:show-details="true"/>
                <table:data-pilot-member table:name="$15.60" table:display="true" table:show-details="true"/>
                <table:data-pilot-member table:name="$15.68" table:display="true" table:show-details="true"/>
                <table:data-pilot-member table:name="$15.74" table:display="true" table:show-details="true"/>
                <table:data-pilot-member table:name="$15.84" table:display="true" table:show-details="true"/>
                <table:data-pilot-member table:name="$15.89" table:display="true" table:show-details="true"/>
                <table:data-pilot-member table:name="$15.95" table:display="true" table:show-details="true"/>
                <table:data-pilot-member table:name="$15.98" table:display="true" table:show-details="true"/>
                <table:data-pilot-member table:name="$15.99" table:display="true" table:show-details="true"/>
                <table:data-pilot-member table:name="$16.15" table:display="true" table:show-details="true"/>
                <table:data-pilot-member table:name="$16.17" table:display="true" table:show-details="true"/>
                <table:data-pilot-member table:name="$16.23" table:display="true" table:show-details="true"/>
                <table:data-pilot-member table:name="$16.25" table:display="true" table:show-details="true"/>
                <table:data-pilot-member table:name="$16.45" table:display="true" table:show-details="true"/>
                <table:data-pilot-member table:name="$16.47" table:display="true" table:show-details="true"/>
                <table:data-pilot-member table:name="$16.49" table:display="true" table:show-details="true"/>
                <table:data-pilot-member table:name="$16.50" table:display="true" table:show-details="true"/>
                <table:data-pilot-member table:name="$16.59" table:display="true" table:show-details="true"/>
                <table:data-pilot-member table:name="$16.65" table:display="true" table:show-details="true"/>
                <table:data-pilot-member table:name="$16.67" table:display="true" table:show-details="true"/>
                <table:data-pilot-member table:name="$16.73" table:display="true" table:show-details="true"/>
                <table:data-pilot-member table:name="$16.95" table:display="true" table:show-details="true"/>
                <table:data-pilot-member table:name="$16.98" table:display="true" table:show-details="true"/>
                <table:data-pilot-member table:name="$16.99" table:display="true" table:show-details="true"/>
                <table:data-pilot-member table:name="$17.08" table:display="true" table:show-details="true"/>
                <table:data-pilot-member table:name="$17.13" table:display="true" table:show-details="true"/>
                <table:data-pilot-member table:name="$17.20" table:display="true" table:show-details="true"/>
                <table:data-pilot-member table:name="$17.54" table:display="true" table:show-details="true"/>
                <table:data-pilot-member table:name="$17.72" table:display="true" table:show-details="true"/>
                <table:data-pilot-member table:name="$17.80" table:display="true" table:show-details="true"/>
                <table:data-pilot-member table:name="$17.97" table:display="true" table:show-details="true"/>
                <table:data-pilot-member table:name="$17.98" table:display="true" table:show-details="true"/>
                <table:data-pilot-member table:name="$17.99" table:display="true" table:show-details="true"/>
                <table:data-pilot-member table:name="$18.00" table:display="true" table:show-details="true"/>
                <table:data-pilot-member table:name="$18.09" table:display="true" table:show-details="true"/>
                <table:data-pilot-member table:name="$18.10" table:display="true" table:show-details="true"/>
                <table:data-pilot-member table:name="$18.21" table:display="true" table:show-details="true"/>
                <table:data-pilot-member table:name="$18.41" table:display="true" table:show-details="true"/>
                <table:data-pilot-member table:name="$18.45" table:display="true" table:show-details="true"/>
                <table:data-pilot-member table:name="$18.55" table:display="true" table:show-details="true"/>
                <table:data-pilot-member table:name="$18.64" table:display="true" table:show-details="true"/>
                <table:data-pilot-member table:name="$18.75" table:display="true" table:show-details="true"/>
                <table:data-pilot-member table:name="$18.85" table:display="true" table:show-details="true"/>
                <table:data-pilot-member table:name="$18.88" table:display="true" table:show-details="true"/>
                <table:data-pilot-member table:name="$18.89" table:display="true" table:show-details="true"/>
                <table:data-pilot-member table:name="$18.91" table:display="true" table:show-details="true"/>
                <table:data-pilot-member table:name="$18.97" table:display="true" table:show-details="true"/>
                <table:data-pilot-member table:name="$18.98" table:display="true" table:show-details="true"/>
                <table:data-pilot-member table:name="$18.99" table:display="true" table:show-details="true"/>
                <table:data-pilot-member table:name="$19.00" table:display="true" table:show-details="true"/>
                <table:data-pilot-member table:name="$19.24" table:display="true" table:show-details="true"/>
                <table:data-pilot-member table:name="$19.30" table:display="true" table:show-details="true"/>
                <table:data-pilot-member table:name="$19.41" table:display="true" table:show-details="true"/>
                <table:data-pilot-member table:name="$19.42" table:display="true" table:show-details="true"/>
                <table:data-pilot-member table:name="$19.47" table:display="true" table:show-details="true"/>
                <table:data-pilot-member table:name="$19.49" table:display="true" table:show-details="true"/>
                <table:data-pilot-member table:name="$19.65" table:display="true" table:show-details="true"/>
                <table:data-pilot-member table:name="$19.68" table:display="true" table:show-details="true"/>
                <table:data-pilot-member table:name="$19.71" table:display="true" table:show-details="true"/>
                <table:data-pilot-member table:name="$19.77" table:display="true" table:show-details="true"/>
                <table:data-pilot-member table:name="$19.79" table:display="true" table:show-details="true"/>
                <table:data-pilot-member table:name="$19.80" table:display="true" table:show-details="true"/>
                <table:data-pilot-member table:name="$19.95" table:display="true" table:show-details="true"/>
                <table:data-pilot-member table:name="$19.98" table:display="true" table:show-details="true"/>
                <table:data-pilot-member table:name="$19.99" table:display="true" table:show-details="true"/>
                <table:data-pilot-member table:name="$20.06" table:display="true" table:show-details="true"/>
                <table:data-pilot-member table:name="$20.25" table:display="true" table:show-details="true"/>
                <table:data-pilot-member table:name="$20.32" table:display="true" table:show-details="true"/>
                <table:data-pilot-member table:name="$20.34" table:display="true" table:show-details="true"/>
                <table:data-pilot-member table:name="$20.52" table:display="true" table:show-details="true"/>
                <table:data-pilot-member table:name="$20.97" table:display="true" table:show-details="true"/>
                <table:data-pilot-member table:name="$20.99" table:display="true" table:show-details="true"/>
                <table:data-pilot-member table:name="$21.11" table:display="true" table:show-details="true"/>
                <table:data-pilot-member table:name="$21.14" table:display="true" table:show-details="true"/>
                <table:data-pilot-member table:name="$21.22" table:display="true" table:show-details="true"/>
                <table:data-pilot-member table:name="$21.25" table:display="true" table:show-details="true"/>
                <table:data-pilot-member table:name="$21.49" table:display="true" table:show-details="true"/>
                <table:data-pilot-member table:name="$21.66" table:display="true" table:show-details="true"/>
                <table:data-pilot-member table:name="$21.69" table:display="true" table:show-details="true"/>
                <table:data-pilot-member table:name="$21.70" table:display="true" table:show-details="true"/>
                <table:data-pilot-member table:name="$21.72" table:display="true" table:show-details="true"/>
                <table:data-pilot-member table:name="$21.85" table:display="true" table:show-details="true"/>
                <table:data-pilot-member table:name="$21.86" table:display="true" table:show-details="true"/>
                <table:data-pilot-member table:name="$21.90" table:display="true" table:show-details="true"/>
                <table:data-pilot-member table:name="$21.92" table:display="true" table:show-details="true"/>
                <table:data-pilot-member table:name="$21.93" table:display="true" table:show-details="true"/>
                <table:data-pilot-member table:name="$21.99" table:display="true" table:show-details="true"/>
                <table:data-pilot-member table:name="$22.06" table:display="true" table:show-details="true"/>
                <table:data-pilot-member table:name="$22.33" table:display="true" table:show-details="true"/>
                <table:data-pilot-member table:name="$22.45" table:display="true" table:show-details="true"/>
                <table:data-pilot-member table:name="$22.46" table:display="true" table:show-details="true"/>
                <table:data-pilot-member table:name="$22.49" table:display="true" table:show-details="true"/>
                <table:data-pilot-member table:name="$22.61" table:display="true" table:show-details="true"/>
                <table:data-pilot-member table:name="$22.62" table:display="true" table:show-details="true"/>
                <table:data-pilot-member table:name="$22.63" table:display="true" table:show-details="true"/>
                <table:data-pilot-member table:name="$22.72" table:display="true" table:show-details="true"/>
                <table:data-pilot-member table:name="$22.74" table:display="true" table:show-details="true"/>
                <table:data-pilot-member table:name="$22.76" table:display="true" table:show-details="true"/>
                <table:data-pilot-member table:name="$22.83" table:display="true" table:show-details="true"/>
                <table:data-pilot-member table:name="$22.84" table:display="true" table:show-details="true"/>
                <table:data-pilot-member table:name="$22.85" table:display="true" table:show-details="true"/>
                <table:data-pilot-member table:name="$22.99" table:display="true" table:show-details="true"/>
                <table:data-pilot-member table:name="$23.05" table:display="true" table:show-details="true"/>
                <table:data-pilot-member table:name="$23.06" table:display="true" table:show-details="true"/>
                <table:data-pilot-member table:name="$23.07" table:display="true" table:show-details="true"/>
                <table:data-pilot-member table:name="$23.09" table:display="true" table:show-details="true"/>
                <table:data-pilot-member table:name="$23.10" table:display="true" table:show-details="true"/>
                <table:data-pilot-member table:name="$23.16" table:display="true" table:show-details="true"/>
                <table:data-pilot-member table:name="$23.68" table:display="true" table:show-details="true"/>
                <table:data-pilot-member table:name="$23.75" table:display="true" table:show-details="true"/>
                <table:data-pilot-member table:name="$23.99" table:display="true" table:show-details="true"/>
                <table:data-pilot-member table:name="$24.06" table:display="true" table:show-details="true"/>
                <table:data-pilot-member table:name="$24.24" table:display="true" table:show-details="true"/>
                <table:data-pilot-member table:name="$24.35" table:display="true" table:show-details="true"/>
                <table:data-pilot-member table:name="$24.39" table:display="true" table:show-details="true"/>
                <table:data-pilot-member table:name="$24.40" table:display="true" table:show-details="true"/>
                <table:data-pilot-member table:name="$24.55" table:display="true" table:show-details="true"/>
                <table:data-pilot-member table:name="$24.81" table:display="true" table:show-details="true"/>
                <table:data-pilot-member table:name="$24.99" table:display="true" table:show-details="true"/>
                <table:data-pilot-member table:name="$25.00" table:display="true" table:show-details="true"/>
                <table:data-pilot-member table:name="$25.14" table:display="true" table:show-details="true"/>
                <table:data-pilot-member table:name="$25.15" table:display="true" table:show-details="true"/>
                <table:data-pilot-member table:name="$25.19" table:display="true" table:show-details="true"/>
                <table:data-pilot-member table:name="$25.27" table:display="true" table:show-details="true"/>
                <table:data-pilot-member table:name="$25.38" table:display="true" table:show-details="true"/>
                <table:data-pilot-member table:name="$25.62" table:display="true" table:show-details="true"/>
                <table:data-pilot-member table:name="$25.75" table:display="true" table:show-details="true"/>
                <table:data-pilot-member table:name="$25.80" table:display="true" table:show-details="true"/>
                <table:data-pilot-member table:name="$25.91" table:display="true" table:show-details="true"/>
                <table:data-pilot-member table:name="$25.99" table:display="true" table:show-details="true"/>
                <table:data-pilot-member table:name="$26.10" table:display="true" table:show-details="true"/>
                <table:data-pilot-member table:name="$26.29" table:display="true" table:show-details="true"/>
                <table:data-pilot-member table:name="$26.37" table:display="true" table:show-details="true"/>
                <table:data-pilot-member table:name="$26.39" table:display="true" table:show-details="true"/>
                <table:data-pilot-member table:name="$26.40" table:display="true" table:show-details="true"/>
                <table:data-pilot-member table:name="$26.88" table:display="true" table:show-details="true"/>
                <table:data-pilot-member table:name="$26.91" table:display="true" table:show-details="true"/>
                <table:data-pilot-member table:name="$26.94" table:display="true" table:show-details="true"/>
                <table:data-pilot-member table:name="$26.95" table:display="true" table:show-details="true"/>
                <table:data-pilot-member table:name="$26.99" table:display="true" table:show-details="true"/>
                <table:data-pilot-member table:name="$27.00" table:display="true" table:show-details="true"/>
                <table:data-pilot-member table:name="$27.10" table:display="true" table:show-details="true"/>
                <table:data-pilot-member table:name="$27.47" table:display="true" table:show-details="true"/>
                <table:data-pilot-member table:name="$27.48" table:display="true" table:show-details="true"/>
                <table:data-pilot-member table:name="$27.93" table:display="true" table:show-details="true"/>
                <table:data-pilot-member table:name="$27.99" table:display="true" table:show-details="true"/>
                <table:data-pilot-member table:name="$28.15" table:display="true" table:show-details="true"/>
                <table:data-pilot-member table:name="$28.34" table:display="true" table:show-details="true"/>
                <table:data-pilot-member table:name="$28.35" table:display="true" table:show-details="true"/>
                <table:data-pilot-member table:name="$28.80" table:display="true" table:show-details="true"/>
                <table:data-pilot-member table:name="$29.44" table:display="true" table:show-details="true"/>
                <table:data-pilot-member table:name="$29.69" table:display="true" table:show-details="true"/>
                <table:data-pilot-member table:name="$29.90" table:display="true" table:show-details="true"/>
                <table:data-pilot-member table:name="$29.97" table:display="true" table:show-details="true"/>
                <table:data-pilot-member table:name="$29.99" table:display="true" table:show-details="true"/>
                <table:data-pilot-member table:name="$30.25" table:display="true" table:show-details="true"/>
                <table:data-pilot-member table:name="$30.35" table:display="true" table:show-details="true"/>
                <table:data-pilot-member table:name="$30.39" table:display="true" table:show-details="true"/>
                <table:data-pilot-member table:name="$30.88" table:display="true" table:show-details="true"/>
                <table:data-pilot-member table:name="$30.99" table:display="true" table:show-details="true"/>
                <table:data-pilot-member table:name="$31.07" table:display="true" table:show-details="true"/>
                <table:data-pilot-member table:name="$31.48" table:display="true" table:show-details="true"/>
                <table:data-pilot-member table:name="$31.49" table:display="true" table:show-details="true"/>
                <table:data-pilot-member table:name="$31.64" table:display="true" table:show-details="true"/>
                <table:data-pilot-member table:name="$31.88" table:display="true" table:show-details="true"/>
                <table:data-pilot-member table:name="$31.99" table:display="true" table:show-details="true"/>
                <table:data-pilot-member table:name="$32.50" table:display="true" table:show-details="true"/>
                <table:data-pilot-member table:name="$32.84" table:display="true" table:show-details="true"/>
                <table:data-pilot-member table:name="$32.95" table:display="true" table:show-details="true"/>
                <table:data-pilot-member table:name="$32.97" table:display="true" table:show-details="true"/>
                <table:data-pilot-member table:name="$32.98" table:display="true" table:show-details="true"/>
                <table:data-pilot-member table:name="$32.99" table:display="true" table:show-details="true"/>
                <table:data-pilot-member table:name="$33.30" table:display="true" table:show-details="true"/>
                <table:data-pilot-member table:name="$33.75" table:display="true" table:show-details="true"/>
                <table:data-pilot-member table:name="$34.19" table:display="true" table:show-details="true"/>
                <table:data-pilot-member table:name="$34.49" table:display="true" table:show-details="true"/>
                <table:data-pilot-member table:name="$34.55" table:display="true" table:show-details="true"/>
                <table:data-pilot-member table:name="$34.56" table:display="true" table:show-details="true"/>
                <table:data-pilot-member table:name="$34.64" table:display="true" table:show-details="true"/>
                <table:data-pilot-member table:name="$34.99" table:display="true" table:show-details="true"/>
                <table:data-pilot-member table:name="$35.00" table:display="true" table:show-details="true"/>
                <table:data-pilot-member table:name="$35.24" table:display="true" table:show-details="true"/>
                <table:data-pilot-member table:name="$35.25" table:display="true" table:show-details="true"/>
                <table:data-pilot-member table:name="$35.36" table:display="true" table:show-details="true"/>
                <table:data-pilot-member table:name="$35.89" table:display="true" table:show-details="true"/>
                <table:data-pilot-member table:name="$35.95" table:display="true" table:show-details="true"/>
                <table:data-pilot-member table:name="$35.98" table:display="true" table:show-details="true"/>
                <table:data-pilot-member table:name="$35.99" table:display="true" table:show-details="true"/>
                <table:data-pilot-member table:name="$36.26" table:display="true" table:show-details="true"/>
                <table:data-pilot-member table:name="$36.49" table:display="true" table:show-details="true"/>
                <table:data-pilot-member table:name="$36.94" table:display="true" table:show-details="true"/>
                <table:data-pilot-member table:name="$36.99" table:display="true" table:show-details="true"/>
                <table:data-pilot-member table:name="$37.26" table:display="true" table:show-details="true"/>
                <table:data-pilot-member table:name="$37.79" table:display="true" table:show-details="true"/>
                <table:data-pilot-member table:name="$39.00" table:display="true" table:show-details="true"/>
                <table:data-pilot-member table:name="$39.45" table:display="true" table:show-details="true"/>
                <table:data-pilot-member table:name="$39.80" table:display="true" table:show-details="true"/>
                <table:data-pilot-member table:name="$39.90" table:display="true" table:show-details="true"/>
                <table:data-pilot-member table:name="$39.95" table:display="true" table:show-details="true"/>
                <table:data-pilot-member table:name="$39.96" table:display="true" table:show-details="true"/>
                <table:data-pilot-member table:name="$39.98" table:display="true" table:show-details="true"/>
                <table:data-pilot-member table:name="$39.99" table:display="true" table:show-details="true"/>
                <table:data-pilot-member table:name="$40.94" table:display="true" table:show-details="true"/>
                <table:data-pilot-member table:name="$40.95" table:display="true" table:show-details="true"/>
                <table:data-pilot-member table:name="$42.09" table:display="true" table:show-details="true"/>
                <table:data-pilot-member table:name="$42.99" table:display="true" table:show-details="true"/>
                <table:data-pilot-member table:name="$44.10" table:display="true" table:show-details="true"/>
                <table:data-pilot-member table:name="$44.36" table:display="true" table:show-details="true"/>
                <table:data-pilot-member table:name="$44.85" table:display="true" table:show-details="true"/>
                <table:data-pilot-member table:name="$45.48" table:display="true" table:show-details="true"/>
                <table:data-pilot-member table:name="$45.99" table:display="true" table:show-details="true"/>
                <table:data-pilot-member table:name="$46.10" table:display="true" table:show-details="true"/>
                <table:data-pilot-member table:name="$46.14" table:display="true" table:show-details="true"/>
                <table:data-pilot-member table:name="$46.18" table:display="true" table:show-details="true"/>
                <table:data-pilot-member table:name="$46.60" table:display="true" table:show-details="true"/>
                <table:data-pilot-member table:name="$47.15" table:display="true" table:show-details="true"/>
                <table:data-pilot-member table:name="$47.84" table:display="true" table:show-details="true"/>
                <table:data-pilot-member table:name="$48.56" table:display="true" table:show-details="true"/>
                <table:data-pilot-member table:name="$48.99" table:display="true" table:show-details="true"/>
                <table:data-pilot-member table:name="$49.98" table:display="true" table:show-details="true"/>
                <table:data-pilot-member table:name="$49.99" table:display="true" table:show-details="true"/>
                <table:data-pilot-member table:name="$50.00" table:display="true" table:show-details="true"/>
                <table:data-pilot-member table:name="$50.38" table:display="true" table:show-details="true"/>
                <table:data-pilot-member table:name="$50.40" table:display="true" table:show-details="true"/>
                <table:data-pilot-member table:name="$50.54" table:display="true" table:show-details="true"/>
                <table:data-pilot-member table:name="$50.76" table:display="true" table:show-details="true"/>
                <table:data-pilot-member table:name="$50.99" table:display="true" table:show-details="true"/>
                <table:data-pilot-member table:name="$52.78" table:display="true" table:show-details="true"/>
                <table:data-pilot-member table:name="$53.96" table:display="true" table:show-details="true"/>
                <table:data-pilot-member table:name="$54.95" table:display="true" table:show-details="true"/>
                <table:data-pilot-member table:name="$54.97" table:display="true" table:show-details="true"/>
                <table:data-pilot-member table:name="$55.98" table:display="true" table:show-details="true"/>
                <table:data-pilot-member table:name="$59.38" table:display="true" table:show-details="true"/>
                <table:data-pilot-member table:name="$59.85" table:display="true" table:show-details="true"/>
                <table:data-pilot-member table:name="$59.90" table:display="true" table:show-details="true"/>
                <table:data-pilot-member table:name="$59.98" table:display="true" table:show-details="true"/>
                <table:data-pilot-member table:name="$59.99" table:display="true" table:show-details="true"/>
                <table:data-pilot-member table:name="$61.98" table:display="true" table:show-details="true"/>
                <table:data-pilot-member table:name="$62.98" table:display="true" table:show-details="true"/>
                <table:data-pilot-member table:name="$63.72" table:display="true" table:show-details="true"/>
                <table:data-pilot-member table:name="$65.00" table:display="true" table:show-details="true"/>
                <table:data-pilot-member table:name="$65.72" table:display="true" table:show-details="true"/>
                <table:data-pilot-member table:name="$67.23" table:display="true" table:show-details="true"/>
                <table:data-pilot-member table:name="$70.02" table:display="true" table:show-details="true"/>
                <table:data-pilot-member table:name="$72.49" table:display="true" table:show-details="true"/>
                <table:data-pilot-member table:name="$74.95" table:display="true" table:show-details="true"/>
                <table:data-pilot-member table:name="$75.60" table:display="true" table:show-details="true"/>
                <table:data-pilot-member table:name="$79.17" table:display="true" table:show-details="true"/>
                <table:data-pilot-member table:name="$79.99" table:display="true" table:show-details="true"/>
                <table:data-pilot-member table:name="$82.00" table:display="true" table:show-details="true"/>
                <table:data-pilot-member table:name="$84.75" table:display="true" table:show-details="true"/>
                <table:data-pilot-member table:name="$84.99" table:display="true" table:show-details="true"/>
                <table:data-pilot-member table:name="$88.00" table:display="true" table:show-details="true"/>
                <table:data-pilot-member table:name="$89.99" table:display="true" table:show-details="true"/>
                <table:data-pilot-member table:name="$91.34" table:display="true" table:show-details="true"/>
                <table:data-pilot-member table:name="$93.24" table:display="true" table:show-details="true"/>
                <table:data-pilot-member table:name="$93.78" table:display="true" table:show-details="true"/>
                <table:data-pilot-member table:name="$93.79" table:display="true" table:show-details="true"/>
                <table:data-pilot-member table:name="$94.11" table:display="true" table:show-details="true"/>
                <table:data-pilot-member table:name="$94.47" table:display="true" table:show-details="true"/>
                <table:data-pilot-member table:name="$95.89" table:display="true" table:show-details="true"/>
                <table:data-pilot-member table:name="$96.67" table:display="true" table:show-details="true"/>
                <table:data-pilot-member table:name="$96.82" table:display="true" table:show-details="true"/>
                <table:data-pilot-member table:name="$99.95" table:display="true" table:show-details="true"/>
                <table:data-pilot-member table:name="$102.80" table:display="true" table:show-details="true"/>
                <table:data-pilot-member table:name="$103.95" table:display="true" table:show-details="true"/>
                <table:data-pilot-member table:name="$104.99" table:display="true" table:show-details="true"/>
                <table:data-pilot-member table:name="$106.31" table:display="true" table:show-details="true"/>
                <table:data-pilot-member table:name="$107.09" table:display="true" table:show-details="true"/>
                <table:data-pilot-member table:name="$109.99" table:display="true" table:show-details="true"/>
                <table:data-pilot-member table:name="$119.99" table:display="true" table:show-details="true"/>
                <table:data-pilot-member table:name="$130.00" table:display="true" table:show-details="true"/>
                <table:data-pilot-member table:name="$139.52" table:display="true" table:show-details="true"/>
                <table:data-pilot-member table:name="$147.38" table:display="true" table:show-details="true"/>
                <table:data-pilot-member table:name="$179.99" table:display="true" table:show-details="true"/>
                <table:data-pilot-member table:name="$180.00" table:display="true" table:show-details="true"/>
                <table:data-pilot-member table:name="$214.18" table:display="true" table:show-details="true"/>
                <table:data-pilot-member table:name="$242.99" table:display="true" table:show-details="true"/>
                <table:data-pilot-member table:name="$299.00" table:display="true" table:show-details="true"/>
                <table:data-pilot-member table:name="$299.99" table:display="true" table:show-details="true"/>
                <table:data-pilot-member table:name="$359.00" table:display="true" table:show-details="true"/>
                <table:data-pilot-member table:name="$429.99" table:display="true" table:show-details="true"/>
                <table:data-pilot-member table:name="$829.00" table:display="true" table:show-details="true"/>
                <table:data-pilot-member table:name="Revenue ($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Data_1'.A1:'Pivot Table_Data_1'.B691" table:buttons="'Pivot Table_Data_1'.A1" table:show-filter-button="false" table:drill-down-on-double-click="false">
          <table:source-cell-range table:cell-range-address="Data.A1:Data.E13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umn B" table:orientation="row" table:used-hierarchy="0" table:function="auto">
            <table:data-pilot-level table:show-empty="false" calcext:repeat-item-labels="false">
              <table:data-pilot-members>
                <table:data-pilot-member table:name="(1) Dr. Schulze Intestinal Formula #1 Colon Cleanse Laxative - 90 Capsules" table:display="true" table:show-details="true"/>
                <table:data-pilot-member table:name="1,000 Artist Journal Pages: Personal Pages and Inspirations (1000 Series)" table:display="true" table:show-details="true"/>
                <table:data-pilot-member table:name="100 Minds That Made the Market (Fisher Investments Press)" table:display="true" table:show-details="true"/>
                <table:data-pilot-member table:name="1001 Natural Wonders You Must See Before You Die: UNESCO Edition" table:display="true" table:show-details="true"/>
                <table:data-pilot-member table:name="1001 Paintings You Must See Before You Die" table:display="true" table:show-details="true"/>
                <table:data-pilot-member table:name="13 Pack of HP 02 Compatible Ink Cartridges: 3 Black + 2 Cyan, Magenta, Yellow, Light Cyan, Light Magenta by 4inkjets/LD" table:display="true" table:show-details="true"/>
                <table:data-pilot-member table:name="16-Piece Deluxe Watch Opener Tool Kit Repair Pin Remover" table:display="true" table:show-details="true"/>
                <table:data-pilot-member table:name="2 in 1 USB Retractable Data Cable for Creative Zen Vision V, V Plus, Micro, Micro Photo, Muvo Slim, Xmod, Stone, Neeon 2, Neeon 512mb, Neeon 1gb, Neeo" table:display="true" table:show-details="true"/>
                <table:data-pilot-member table:name="2 Over 1 Game Force (The Official Better Bridge)" table:display="true" table:show-details="true"/>
                <table:data-pilot-member table:name="2-Channel RC Super Sonic Radio Control Airplane" table:display="true" table:show-details="true"/>
                <table:data-pilot-member table:name="2666: A Novel" table:display="true" table:show-details="true"/>
                <table:data-pilot-member table:name="3D THE BRAIN Miscellaneous Candy Mold Chocolate" table:display="true" table:show-details="true"/>
                <table:data-pilot-member table:name="5 X LED MINI MICRO BLACK KEYCHAIN KEY RING SUPER BRIGHT FLASH LIGHT WHITE LIGHT" table:display="true" table:show-details="true"/>
                <table:data-pilot-member table:name="500+ Sound Effects" table:display="true" table:show-details="true"/>
                <table:data-pilot-member table:name="808s &amp; Heartbreak" table:display="true" table:show-details="true"/>
                <table:data-pilot-member table:name="92 Pacific Boulevard (Cedar Cove)" table:display="true" table:show-details="true"/>
                <table:data-pilot-member table:name="A Bold Fresh Piece of Humanity" table:display="true" table:show-details="true"/>
                <table:data-pilot-member table:name="A Charlie Brown Thanksgiving (Peanuts)" table:display="true" table:show-details="true"/>
                <table:data-pilot-member table:name="A Good Man in Africa: A Novel" table:display="true" table:show-details="true"/>
                <table:data-pilot-member table:name="A Guide to Microsoft Excel 2007 for Scientists and Engineers" table:display="true" table:show-details="true"/>
                <table:data-pilot-member table:name="A Hundred Things Keep Me Up At Night" table:display="true" table:show-details="true"/>
                <table:data-pilot-member table:name="A Little Hometown Love" table:display="true" table:show-details="true"/>
                <table:data-pilot-member table:name="A Madman Dreams of Turing Machines" table:display="true" table:show-details="true"/>
                <table:data-pilot-member table:name="A Picture of Nectar" table:display="true" table:show-details="true"/>
                <table:data-pilot-member table:name="A Princess of Landover" table:display="true" table:show-details="true"/>
                <table:data-pilot-member table:name="A Revolution In Eating: How the Quest for Food Shaped America (Arts and Traditions of the Table)" table:display="true" table:show-details="true"/>
                <table:data-pilot-member table:name="A Week At The Airport: A Heathrow Diary" table:display="true" table:show-details="true"/>
                <table:data-pilot-member table:name="Acai Berry Extreme All-In-One Colon Cleanse, Weight Loss, Antioxidant, Appetite Suppressant, Metabolism Booster" table:display="true" table:show-details="true"/>
                <table:data-pilot-member table:name="Access 2003 Bible" table:display="true" table:show-details="true"/>
                <table:data-pilot-member table:name="Access 2007 All-in-One Desk Reference For Dummies" table:display="true" table:show-details="true"/>
                <table:data-pilot-member table:name="Access 2007 For Dummies" table:display="true" table:show-details="true"/>
                <table:data-pilot-member table:name="Access 2007 Programming by Example with VBA, XML, and ASP (Wordware Database Library)" table:display="true" table:show-details="true"/>
                <table:data-pilot-member table:name="Access 2007 VBA Bible: For Data-Centric Microsoft Office Applications" table:display="true" table:show-details="true"/>
                <table:data-pilot-member table:name="Access 2007 VBA Programmer's Reference (Programmer to Programmer)" table:display="true" table:show-details="true"/>
                <table:data-pilot-member table:name="Access 2007 VBA Programming For Dummies" table:display="true" table:show-details="true"/>
                <table:data-pilot-member table:name="Access 2007: The Missing Manual" table:display="true" table:show-details="true"/>
                <table:data-pilot-member table:name="Access VBA Programming For Dummies" table:display="true" table:show-details="true"/>
                <table:data-pilot-member table:name="Accounting For Dummies" table:display="true" table:show-details="true"/>
                <table:data-pilot-member table:name="Accu-Chek-Aviva Test Strips, 50 Test Strips" table:display="true" table:show-details="true"/>
                <table:data-pilot-member table:name="AccuSharp 001 Knife Sharpener" table:display="true" table:show-details="true"/>
                <table:data-pilot-member table:name="Adobe Acrobat 9 Classroom in a Book" table:display="true" table:show-details="true"/>
                <table:data-pilot-member table:name="Adobe Acrobat Professional 9" table:display="true" table:show-details="true"/>
                <table:data-pilot-member table:name="Adobe Acrobat Standard 9" table:display="true" table:show-details="true"/>
                <table:data-pilot-member table:name="Adult Brain Costume Hat" table:display="true" table:show-details="true"/>
                <table:data-pilot-member table:name="Adventure Medical Kits/Tender Corporation QuikClot Travel hemostatic clotting bag" table:display="true" table:show-details="true"/>
                <table:data-pilot-member table:name="Alias" table:display="true" table:show-details="true"/>
                <table:data-pilot-member table:name="Alice's Adventures in Wonderland and Through the Looking Glass (Signet Classics)" table:display="true" table:show-details="true"/>
                <table:data-pilot-member table:name="Alison Balter's Mastering Microsoft Office Access 2003" table:display="true" table:show-details="true"/>
                <table:data-pilot-member table:name="Alison Balter's Mastering Microsoft Office Access 2007 Development" table:display="true" table:show-details="true"/>
                <table:data-pilot-member table:name="All New Square Foot Gardening" table:display="true" table:show-details="true"/>
                <table:data-pilot-member table:name="All Things Must Pass [DIGI-PAK EDITION]" table:display="true" table:show-details="true"/>
                <table:data-pilot-member table:name="Altec Lansing T612 Digital Speaker for iPod and iPhone (Black)" table:display="true" table:show-details="true"/>
                <table:data-pilot-member table:name="Amazing Grace" table:display="true" table:show-details="true"/>
                <table:data-pilot-member table:name="Amazon Kindle 2 Leather Cover" table:display="true" table:show-details="true"/>
                <table:data-pilot-member table:name="Amazon Kindle Leather Cover (fits 2nd Generation Kindle)" table:display="true" table:show-details="true"/>
                <table:data-pilot-member table:name="Amongst White Clouds" table:display="true" table:show-details="true"/>
                <table:data-pilot-member table:name="Amusements in Mathematics" table:display="true" table:show-details="true"/>
                <table:data-pilot-member table:name="An Abundance of Katherines" table:display="true" table:show-details="true"/>
                <table:data-pilot-member table:name="Animusic - A Computer Animation Video Album (Special Edition)" table:display="true" table:show-details="true"/>
                <table:data-pilot-member table:name="Animusic 2 - A New Computer Animation Video Album" table:display="true" table:show-details="true"/>
                <table:data-pilot-member table:name="Annapurna" table:display="true" table:show-details="true"/>
                <table:data-pilot-member table:name="Antec MX-100 3.5-Inch USB Aluminum Enclosure for SATA Hard Drive" table:display="true" table:show-details="true"/>
                <table:data-pilot-member table:name="APC LE1200 1200VA Voltage Regulator" table:display="true" table:show-details="true"/>
                <table:data-pilot-member table:name="Apple iPhone 3G Stylus Pen (Silver)" table:display="true" table:show-details="true"/>
                <table:data-pilot-member table:name="Applied Statistics (with Microsoft Excel and CD-ROM)" table:display="true" table:show-details="true"/>
                <table:data-pilot-member table:name="Arabian Sands (Penguin Classics)" table:display="true" table:show-details="true"/>
                <table:data-pilot-member table:name="Art Journals and Creative Healing: Restoring the Spirit Through Self-Expression" table:display="true" table:show-details="true"/>
                <table:data-pilot-member table:name="At Last" table:display="true" table:show-details="true"/>
                <table:data-pilot-member table:name="At This Moment" table:display="true" table:show-details="true"/>
                <table:data-pilot-member table:name="Bacon Air Freshener" table:display="true" table:show-details="true"/>
                <table:data-pilot-member table:name="Bacon Bandages" table:display="true" table:show-details="true"/>
                <table:data-pilot-member table:name="Bacon Soap" table:display="true" table:show-details="true"/>
                <table:data-pilot-member table:name="Bacon Wallet" table:display="true" table:show-details="true"/>
                <table:data-pilot-member table:name="Balanced Scorecards &amp; Operational Dashboards with Microsoft Excel" table:display="true" table:show-details="true"/>
                <table:data-pilot-member table:name="Battle Studies" table:display="true" table:show-details="true"/>
                <table:data-pilot-member table:name="Be Here" table:display="true" table:show-details="true"/>
                <table:data-pilot-member table:name="Beat the Reaper: A Novel" table:display="true" table:show-details="true"/>
                <table:data-pilot-member table:name="Becoming a Graphic Designer: A Guide to Careers in Design, 2nd Edition" table:display="true" table:show-details="true"/>
                <table:data-pilot-member table:name="Becoming an Interior Designer: A Guide to Careers in Design" table:display="true" table:show-details="true"/>
                <table:data-pilot-member table:name="Beginning PivotTables in Excel 2007: From Novice to Professional (Beginning from Novice to Professional)" table:display="true" table:show-details="true"/>
                <table:data-pilot-member table:name="Belkin USB 2.0 4-Port Ultra Mini Hub F5U407" table:display="true" table:show-details="true"/>
                <table:data-pilot-member table:name="Bent Objects: The Secret Life of Everyday Things" table:display="true" table:show-details="true"/>
                <table:data-pilot-member table:name="Better: A Surgeon's Notes on Performance" table:display="true" table:show-details="true"/>
                <table:data-pilot-member table:name="Black Leather Case for Palm Treo 600/ 650/ 680/ 700p/ 700w/ 700x/ 750/ 755p (Horizontal, Black)" table:display="true" table:show-details="true"/>
                <table:data-pilot-member table:name="Black Mirror" table:display="true" table:show-details="true"/>
                <table:data-pilot-member table:name="Black OPS - Military TIN Survival KIT" table:display="true" table:show-details="true"/>
                <table:data-pilot-member table:name="Blade Runner" table:display="true" table:show-details="true"/>
                <table:data-pilot-member table:name="Blinding Light: A Novel" table:display="true" table:show-details="true"/>
                <table:data-pilot-member table:name="Bon Appetit (1-year)" table:display="true" table:show-details="true"/>
                <table:data-pilot-member table:name="Bookkeeping For Dummies (For Dummies (Business &amp; Personal Finance))" table:display="true" table:show-details="true"/>
                <table:data-pilot-member table:name="Born to Be Wild" table:display="true" table:show-details="true"/>
                <table:data-pilot-member table:name="Boston Legal - Seasons 1-4" table:display="true" table:show-details="true"/>
                <table:data-pilot-member table:name="Boston Legal: Season Five" table:display="true" table:show-details="true"/>
                <table:data-pilot-member table:name="Braun Clean &amp; Renew Refills (3 Pack)" table:display="true" table:show-details="true"/>
                <table:data-pilot-member table:name="Brazilian Jiu-Jitsu: For Experts Only" table:display="true" table:show-details="true"/>
                <table:data-pilot-member table:name="Bread and Roses" table:display="true" table:show-details="true"/>
                <table:data-pilot-member table:name="Breaking the Patterns of Depression" table:display="true" table:show-details="true"/>
                <table:data-pilot-member table:name="Breathe Right Nasal Strips, Extra, 26-Count Box" table:display="true" table:show-details="true"/>
                <table:data-pilot-member table:name="Bridge: 25 Ways to Compete in the Bidding (Bridge (Master Point Press))" table:display="true" table:show-details="true"/>
                <table:data-pilot-member table:name="Bruckner: Die 3 Messen/Masses Nos. 1-3/Les Messes" table:display="true" table:show-details="true"/>
                <table:data-pilot-member table:name="Buffet Hotel" table:display="true" table:show-details="true"/>
                <table:data-pilot-member table:name="Build Me This" table:display="true" table:show-details="true"/>
                <table:data-pilot-member table:name="Building Financial Models (McGraw-Hill Finance &amp; Investing)" table:display="true" table:show-details="true"/>
                <table:data-pilot-member table:name="Business Statistics for Competitive Advantage with Excel 2007: Basics, Model Building and Cases" table:display="true" table:show-details="true"/>
                <table:data-pilot-member table:name="Cables To Go - 13042 - 25ft Velocity RCA Audio Extension Cable" table:display="true" table:show-details="true"/>
                <table:data-pilot-member table:name="CamelBak BPA-Free 0.75-Liter Limited Edition Better Bottle (Chocolate Houndstooth)" table:display="true" table:show-details="true"/>
                <table:data-pilot-member table:name="CamelBak BPA-Free 0.75-Liter Limited Edition Better Bottle (Ice Winter)" table:display="true" table:show-details="true"/>
                <table:data-pilot-member table:name="Candide: Or Optimism (Penguin Classics)" table:display="true" table:show-details="true"/>
                <table:data-pilot-member table:name="Canon NB-4L Battery Pack for the SD400, SD630, SD600, SD750, SD1000 &amp; TX1 Digital Cameras" table:display="true" table:show-details="true"/>
                <table:data-pilot-member table:name="Canto Triste" table:display="true" table:show-details="true"/>
                <table:data-pilot-member table:name="Casa Forte" table:display="true" table:show-details="true"/>
                <table:data-pilot-member table:name="Caselogic Neoprene LHDC-1 Portable Hard Drive Case (Dark Gray)" table:display="true" table:show-details="true"/>
                <table:data-pilot-member table:name="Casting Crowns" table:display="true" table:show-details="true"/>
                <table:data-pilot-member table:name="Centipede Giant Prop" table:display="true" table:show-details="true"/>
                <table:data-pilot-member table:name="Ceramic Drunk Chicken Heads - New!, Bug Eyed" table:display="true" table:show-details="true"/>
                <table:data-pilot-member table:name="Ceramic Drunk Chicken Heads - New!, Malibu" table:display="true" table:show-details="true"/>
                <table:data-pilot-member table:name="Ceramic Drunk Chicken Heads - New!, Southwestern" table:display="true" table:show-details="true"/>
                <table:data-pilot-member table:name="Change (In The House Of Flies) (Remastered Acoustic Version) [Explicit]" table:display="true" table:show-details="true"/>
                <table:data-pilot-member table:name="Che - AKA Che Guevara" table:display="true" table:show-details="true"/>
                <table:data-pilot-member table:name="Cherry Street" table:display="true" table:show-details="true"/>
                <table:data-pilot-member table:name="Child of a Dead God" table:display="true" table:show-details="true"/>
                <table:data-pilot-member table:name="Clinton Anderson's Downunder Horsemanship: Establishing Respect and Control for English and Western Riders" table:display="true" table:show-details="true"/>
                <table:data-pilot-member table:name="Collapse: How Societies Choose to Fail or Succeed" table:display="true" table:show-details="true"/>
                <table:data-pilot-member table:name="Colonization Violence &amp; Narration: In White South African Writing" table:display="true" table:show-details="true"/>
                <table:data-pilot-member table:name="Conceptual Physical Science (4th Edition)" table:display="true" table:show-details="true"/>
                <table:data-pilot-member table:name="Condemned 2: Bloodshot" table:display="true" table:show-details="true"/>
                <table:data-pilot-member table:name="Could It Be I'm Falling In Love" table:display="true" table:show-details="true"/>
                <table:data-pilot-member table:name="CRC 03039 16oz Food Grade Silicone Non-Aerosol Spray" table:display="true" table:show-details="true"/>
                <table:data-pilot-member table:name="Creative Labs Xmod Wireless Music System with X-Fi Technology" table:display="true" table:show-details="true"/>
                <table:data-pilot-member table:name="Crown-Okamoto Super Thin Condoms, 100ct" table:display="true" table:show-details="true"/>
                <table:data-pilot-member table:name="Crystal Reports 2008: The Complete Reference (Osborne Complete Reference Series)" table:display="true" table:show-details="true"/>
                <table:data-pilot-member table:name="Cuisinart 89-10AZ Classic Stainless 10 Piece Set" table:display="true" table:show-details="true"/>
                <table:data-pilot-member table:name="Cuisinart Chef's Classic Stainless 3-1/2-Quart Saute Pan with Helper Handle &amp; Cover" table:display="true" table:show-details="true"/>
                <table:data-pilot-member table:name="Cuisinart Chef's Classic Stainless 5-1/2-Quart Saute Pan with Helper Handle and Cover" table:display="true" table:show-details="true"/>
                <table:data-pilot-member table:name="Culpa Innata" table:display="true" table:show-details="true"/>
                <table:data-pilot-member table:name="Cutting Edge PowerPoint For Dummies" table:display="true" table:show-details="true"/>
                <table:data-pilot-member table:name="CyberPower High-Speed 7-Port USB Hub" table:display="true" table:show-details="true"/>
                <table:data-pilot-member table:name="D-Link DGS-2205 5-port 10/100/1000 Desktop Switch" table:display="true" table:show-details="true"/>
                <table:data-pilot-member table:name="Dallas Cowboys Adult Comfy Throw Blanket with Sleeves" table:display="true" table:show-details="true"/>
                <table:data-pilot-member table:name="Dallas Cowboys Fiber Reactive Beach Towel" table:display="true" table:show-details="true"/>
                <table:data-pilot-member table:name="Damages: The Complete First Season" table:display="true" table:show-details="true"/>
                <table:data-pilot-member table:name="Dave Barry Does Japan" table:display="true" table:show-details="true"/>
                <table:data-pilot-member table:name="Dave Barry in Cyberspace" table:display="true" table:show-details="true"/>
                <table:data-pilot-member table:name="Dead and Gone (Sookie Stackhouse, Book 9)" table:display="true" table:show-details="true"/>
                <table:data-pilot-member table:name="Dead Can Dance - Toward the Within" table:display="true" table:show-details="true"/>
                <table:data-pilot-member table:name="Definitive Guide to Excel VBA, Second Edition" table:display="true" table:show-details="true"/>
                <table:data-pilot-member table:name="DeMark Indicators (Bloomberg Market Essentials: Technical Analysis)" table:display="true" table:show-details="true"/>
                <table:data-pilot-member table:name="Desert Solitaire" table:display="true" table:show-details="true"/>
                <table:data-pilot-member table:name="Diamond VC500 One Touch Video Capture Device" table:display="true" table:show-details="true"/>
                <table:data-pilot-member table:name="Dictionary of Banking Terms (Barron's Business Guides)" table:display="true" table:show-details="true"/>
                <table:data-pilot-member table:name="Dictionary of Finance and Investment Terms (Barron's Financial Guides)" table:display="true" table:show-details="true"/>
                <table:data-pilot-member table:name="Divided By Night" table:display="true" table:show-details="true"/>
                <table:data-pilot-member table:name="Dock Connector to USB 2.0 Cable for iPod and iPhone (White)" table:display="true" table:show-details="true"/>
                <table:data-pilot-member table:name="Down from the Mountain (The &quot;O Brother, Where Art Thou?&quot; Concert)" table:display="true" table:show-details="true"/>
                <table:data-pilot-member table:name="Down To Memphis" table:display="true" table:show-details="true"/>
                <table:data-pilot-member table:name="Dr. Horrible's Sing-Along Blog" table:display="true" table:show-details="true"/>
                <table:data-pilot-member table:name="DR360 - Compatible Brother DR-360 Laser Drum Unit by LD Products" table:display="true" table:show-details="true"/>
                <table:data-pilot-member table:name="Drawn to Life: 20 Golden Years of Disney Master Classes, Volume 1: The Walt Stanchfield Lectures" table:display="true" table:show-details="true"/>
                <table:data-pilot-member table:name="Drawn to Life: 20 Golden Years of Disney Master Classes, Volume 2: The Walt Stanchfield Lectures" table:display="true" table:show-details="true"/>
                <table:data-pilot-member table:name="Dreams" table:display="true" table:show-details="true"/>
                <table:data-pilot-member table:name="Dwell" table:display="true" table:show-details="true"/>
                <table:data-pilot-member table:name="Earbuds Travel Case for JLab JBuds, Black" table:display="true" table:show-details="true"/>
                <table:data-pilot-member table:name="Earth from Above, Third Edition" table:display="true" table:show-details="true"/>
                <table:data-pilot-member table:name="Emily Remler: Advanced Jazz &amp; Latin Improvisation" table:display="true" table:show-details="true"/>
                <table:data-pilot-member table:name="Emily Remler: Bebop and Swing Guitar" table:display="true" table:show-details="true"/>
                <table:data-pilot-member table:name="Emotional Freedom: Liberate Yourself from Negative Emotions and Transform Your Life" table:display="true" table:show-details="true"/>
                <table:data-pilot-member table:name="Envisioning Information" table:display="true" table:show-details="true"/>
                <table:data-pilot-member table:name="Epson Perfection V30 Color Scanner" table:display="true" table:show-details="true"/>
                <table:data-pilot-member table:name="Epson Perfection V300 Photo Color Scanner (Black)" table:display="true" table:show-details="true"/>
                <table:data-pilot-member table:name="Equinox" table:display="true" table:show-details="true"/>
                <table:data-pilot-member table:name="Essential SharePoint 2007: A Practical Guide for Users, Administrators and Developers" table:display="true" table:show-details="true"/>
                <table:data-pilot-member table:name="Everything Brain Strain Book" table:display="true" table:show-details="true"/>
                <table:data-pilot-member table:name="Everything Is Beautiful" table:display="true" table:show-details="true"/>
                <table:data-pilot-member table:name="Excel 2000 Formulas" table:display="true" table:show-details="true"/>
                <table:data-pilot-member table:name="Excel 2000 Programming for Dummies" table:display="true" table:show-details="true"/>
                <table:data-pilot-member table:name="Excel 2000 VBA: Programmers Reference (Programmer's Reference)" table:display="true" table:show-details="true"/>
                <table:data-pilot-member table:name="Excel 2002 Bible" table:display="true" table:show-details="true"/>
                <table:data-pilot-member table:name="Excel 2002 for Dummies: Quick Reference (--for Dummies)" table:display="true" table:show-details="true"/>
                <table:data-pilot-member table:name="Excel 2002 Power Programming with VBA" table:display="true" table:show-details="true"/>
                <table:data-pilot-member table:name="Excel 2002 VBA: Programmers Reference" table:display="true" table:show-details="true"/>
                <table:data-pilot-member table:name="Excel 2003 Bible" table:display="true" table:show-details="true"/>
                <table:data-pilot-member table:name="Excel 2003 for Dummies" table:display="true" table:show-details="true"/>
                <table:data-pilot-member table:name="Excel 2003 for Dummies Quick Reference" table:display="true" table:show-details="true"/>
                <table:data-pilot-member table:name="Excel 2003 Formulas" table:display="true" table:show-details="true"/>
                <table:data-pilot-member table:name="Excel 2003 Formulas" table:display="true" table:show-details="true"/>
                <table:data-pilot-member table:name="Excel 2003 Power Programming with VBA" table:display="true" table:show-details="true"/>
                <table:data-pilot-member table:name="Excel 2003 Top 100 Simplified Tips &amp; Tricks" table:display="true" table:show-details="true"/>
                <table:data-pilot-member table:name="Excel 2003 VBA Programming with XML and ASP" table:display="true" table:show-details="true"/>
                <table:data-pilot-member table:name="Excel 2007 Advanced Report Development" table:display="true" table:show-details="true"/>
                <table:data-pilot-member table:name="Excel 2007 All-In-One Desk Reference For Dummies" table:display="true" table:show-details="true"/>
                <table:data-pilot-member table:name="Excel 2007 Bible" table:display="true" table:show-details="true"/>
                <table:data-pilot-member table:name="Excel 2007 Charts" table:display="true" table:show-details="true"/>
                <table:data-pilot-member table:name="Excel 2007 For Dummies" table:display="true" table:show-details="true"/>
                <table:data-pilot-member table:name="Excel 2007 For Dummies Quick Reference" table:display="true" table:show-details="true"/>
                <table:data-pilot-member table:name="Excel 2007 Formulas" table:display="true" table:show-details="true"/>
                <table:data-pilot-member table:name="Excel 2007 Miracles Made Easy: Mr. Excel Reveals 25 Amazing Things You Can Do with the New Excel" table:display="true" table:show-details="true"/>
                <table:data-pilot-member table:name="Excel 2007 PivotTables and PivotCharts" table:display="true" table:show-details="true"/>
                <table:data-pilot-member table:name="Excel 2007 Power Programming with VBA" table:display="true" table:show-details="true"/>
                <table:data-pilot-member table:name="Excel 2007 VBA Programming For Dummies" table:display="true" table:show-details="true"/>
                <table:data-pilot-member table:name="Excel 2007: The Missing Manual" table:display="true" table:show-details="true"/>
                <table:data-pilot-member table:name="Excel 5 for Windows Power Programming Techniques" table:display="true" table:show-details="true"/>
                <table:data-pilot-member table:name="Excel 97 Bible" table:display="true" table:show-details="true"/>
                <table:data-pilot-member table:name="Excel 97 Programming for Windows for Dummies" table:display="true" table:show-details="true"/>
                <table:data-pilot-member table:name="Excel Advanced Report Development" table:display="true" table:show-details="true"/>
                <table:data-pilot-member table:name="Excel Charts" table:display="true" table:show-details="true"/>
                <table:data-pilot-member table:name="Excel Data Analysis for Dummies" table:display="true" table:show-details="true"/>
                <table:data-pilot-member table:name="Excel for Accountants: Tips, Tricks &amp; Techniques" table:display="true" table:show-details="true"/>
                <table:data-pilot-member table:name="Excel for Dummies Quick Reference" table:display="true" table:show-details="true"/>
                <table:data-pilot-member table:name="Excel for Scientists and Engineers: Numerical Methods" table:display="true" table:show-details="true"/>
                <table:data-pilot-member table:name="Excel Formulas and Functions For Dummies" table:display="true" table:show-details="true"/>
                <table:data-pilot-member table:name="Excel Gurus Gone Wild: Do the IMPOSSIBLE with Microsoft Excel" table:display="true" table:show-details="true"/>
                <table:data-pilot-member table:name="Excel Hacks: Tips &amp; Tools for Streamlining Your Spreadsheets" table:display="true" table:show-details="true"/>
                <table:data-pilot-member table:name="Excel PivotTables and Charts (Mr Spreadsheet)" table:display="true" table:show-details="true"/>
                <table:data-pilot-member table:name="Excel VBA Programming For Dummies" table:display="true" table:show-details="true"/>
                <table:data-pilot-member table:name="Excel&lt;sup&gt;&amp;#174;&lt;/sup&gt; 2007 Bible" table:display="true" table:show-details="true"/>
                <table:data-pilot-member table:name="Fable II" table:display="true" table:show-details="true"/>
                <table:data-pilot-member table:name="Farberware Restaurant Pro 12-Inch Open Skillet" table:display="true" table:show-details="true"/>
                <table:data-pilot-member table:name="Festa" table:display="true" table:show-details="true"/>
                <table:data-pilot-member table:name="Fiesta de Tambores / Manos de Seda" table:display="true" table:show-details="true"/>
                <table:data-pilot-member table:name="Financial Modeling Using Excel and VBA (Wiley Finance)" table:display="true" table:show-details="true"/>
                <table:data-pilot-member table:name="Financial Modelling in Practice: A Concise Guide for Intermediate and Advanced Level with CD ROM (The Wiley Finance Series)" table:display="true" table:show-details="true"/>
                <table:data-pilot-member table:name="Fireproof" table:display="true" table:show-details="true"/>
                <table:data-pilot-member table:name="Fly by Night" table:display="true" table:show-details="true"/>
                <table:data-pilot-member table:name="Fonda-Lina" table:display="true" table:show-details="true"/>
                <table:data-pilot-member table:name="Foot Baths - Heated foot bath" table:display="true" table:show-details="true"/>
                <table:data-pilot-member table:name="Former Me" table:display="true" table:show-details="true"/>
                <table:data-pilot-member table:name="Formulas and Functions with Microsoft Office Excel 2007 (Business Solutions)" table:display="true" table:show-details="true"/>
                <table:data-pilot-member table:name="Frontier Psychiatrist" table:display="true" table:show-details="true"/>
                <table:data-pilot-member table:name="Fundamentals of Corporate Finance Alternate Value 8th Edition" table:display="true" table:show-details="true"/>
                <table:data-pilot-member table:name="Galactic Civilizations II: Game of the Year" table:display="true" table:show-details="true"/>
                <table:data-pilot-member table:name="Garmin nuvi 260 3.5-Inch Portable GPS Navigator" table:display="true" table:show-details="true"/>
                <table:data-pilot-member table:name="Garmin Portable Friction Dashboard Mount for nÃ¼vi Series and StreetPilot C5XX Series GPS Navigators (C530, C550, and C580)" table:display="true" table:show-details="true"/>
                <table:data-pilot-member table:name="Gasolina" table:display="true" table:show-details="true"/>
                <table:data-pilot-member table:name="Gates of Prayer: The New Union Prayer Book (Weekends, Sabbaths, and Festivals)" table:display="true" table:show-details="true"/>
                <table:data-pilot-member table:name="Gateways to Algebra and Geometry" table:display="true" table:show-details="true"/>
                <table:data-pilot-member table:name="GE/SANYO NTG12SETGEN Eneloop NiMH Rechargable Batteries w/ Charger" table:display="true" table:show-details="true"/>
                <table:data-pilot-member table:name="Gerber 06050 Ultralight LST Folding Knife with Fine Blade" table:display="true" table:show-details="true"/>
                <table:data-pilot-member table:name="Get a Grip on Physics" table:display="true" table:show-details="true"/>
                <table:data-pilot-member table:name="Ghostbusters: The Video Game" table:display="true" table:show-details="true"/>
                <table:data-pilot-member table:name="Ghosts I-IV" table:display="true" table:show-details="true"/>
                <table:data-pilot-member table:name="Gimme My Money Back: Your Guide to Beating the Financial Crisis" table:display="true" table:show-details="true"/>
                <table:data-pilot-member table:name="Glass: Songs From Liquid Days" table:display="true" table:show-details="true"/>
                <table:data-pilot-member table:name="Gleem Sodium Fluoride Anticavity Toothpaste, 6.4-Ounce Tubes (Pack of 12)" table:display="true" table:show-details="true"/>
                <table:data-pilot-member table:name="Gone Tomorrow: A Reacher Novel" table:display="true" table:show-details="true"/>
                <table:data-pilot-member table:name="Good Poems" table:display="true" table:show-details="true"/>
                <table:data-pilot-member table:name="Google SketchUp Cookbook: Practical Recipes and Essential Techniques" table:display="true" table:show-details="true"/>
                <table:data-pilot-member table:name="got bacon? Women's tee Shirt in 6 Colors Small thru XXL" table:display="true" table:show-details="true"/>
                <table:data-pilot-member table:name="Gotta Be Free" table:display="true" table:show-details="true"/>
                <table:data-pilot-member table:name="Graco Backless TurboBooster Car Seat in Chatter" table:display="true" table:show-details="true"/>
                <table:data-pilot-member table:name="Grand Ol' Gang 500 pc" table:display="true" table:show-details="true"/>
                <table:data-pilot-member table:name="Grandpa Had a Long One: Personal Notes on the Life, Career &amp; Legacy of Benny Bell" table:display="true" table:show-details="true"/>
                <table:data-pilot-member table:name="Guide to Financial Reporting and Analysis" table:display="true" table:show-details="true"/>
                <table:data-pilot-member table:name="Hanro Inkas Chemise Sleepwear (Medium Vanilla)" table:display="true" table:show-details="true"/>
                <table:data-pilot-member table:name="Happy Birthday (as made famous by The Beatles)" table:display="true" table:show-details="true"/>
                <table:data-pilot-member table:name="He'll Have To Go" table:display="true" table:show-details="true"/>
                <table:data-pilot-member table:name="Head First Ajax" table:display="true" table:show-details="true"/>
                <table:data-pilot-member table:name="Heartaches" table:display="true" table:show-details="true"/>
                <table:data-pilot-member table:name="Herman Miller Mirra Chair; Fully Loaded; Color: Graphite" table:display="true" table:show-details="true"/>
                <table:data-pilot-member table:name="Heroes Are Hard to Find" table:display="true" table:show-details="true"/>
                <table:data-pilot-member table:name="High Probability Trading Strategies: Entry to Exit Tactics for the Forex, Futures, and Stock Markets (Wiley Trading)" table:display="true" table:show-details="true"/>
                <table:data-pilot-member table:name="Hips Don't Lie (featuring Wyclef Jean)" table:display="true" table:show-details="true"/>
                <table:data-pilot-member table:name="History: A Very Short Introduction (Very Short Introductions)" table:display="true" table:show-details="true"/>
                <table:data-pilot-member table:name="HK1 Hydrokinetic Adjustable Wrench" table:display="true" table:show-details="true"/>
                <table:data-pilot-member table:name="Honeywell 2074 .35 Cubic Foot Top-Opening Anti-Theft Drawer Safe" table:display="true" table:show-details="true"/>
                <table:data-pilot-member table:name="How to Make Money in Stocks:  A Winning System in Good Times and Bad, Fourth Edition" table:display="true" table:show-details="true"/>
                <table:data-pilot-member table:name="How to Measure Anything: Finding the Value of &quot;Intangibles&quot; in Business" table:display="true" table:show-details="true"/>
                <table:data-pilot-member table:name="How to Profit From the Coming Rapture: Getting Ahead When You're Left Behind" table:display="true" table:show-details="true"/>
                <table:data-pilot-member table:name="How to Trade in Stocks" table:display="true" table:show-details="true"/>
                <table:data-pilot-member table:name="HP 564xl Black Ink Cartridge (CB321WN)" table:display="true" table:show-details="true"/>
                <table:data-pilot-member table:name="HP 564xl Cyan Ink Cartridge (CB323WN)" table:display="true" table:show-details="true"/>
                <table:data-pilot-member table:name="HP 564xl Magenta Ink Cartridge (CB324WN)" table:display="true" table:show-details="true"/>
                <table:data-pilot-member table:name="HP 564xl Yellow Ink Cartridge (CB325WN)" table:display="true" table:show-details="true"/>
                <table:data-pilot-member table:name="HP 6 Ft Firewire Cable 6 Pin To 6 Pin" table:display="true" table:show-details="true"/>
                <table:data-pilot-member table:name="Human Smoke: The Beginnings of World War II, the End of Civilization" table:display="true" table:show-details="true"/>
                <table:data-pilot-member table:name="I Am A Man Of Constant Sorrow" table:display="true" table:show-details="true"/>
                <table:data-pilot-member table:name="I Am Weary (Let Me Rest)" table:display="true" table:show-details="true"/>
                <table:data-pilot-member table:name="I Can't Help Myself (Sugar Pie, Honey Bunch)" table:display="true" table:show-details="true"/>
                <table:data-pilot-member table:name="I Love Bacon Custom Wristband" table:display="true" table:show-details="true"/>
                <table:data-pilot-member table:name="I Told You I Was Freaky" table:display="true" table:show-details="true"/>
                <table:data-pilot-member table:name="I'm Not Dead (Main Version)" table:display="true" table:show-details="true"/>
                <table:data-pilot-member table:name="If I Only Had A Brain" table:display="true" table:show-details="true"/>
                <table:data-pilot-member table:name="If... (Questions For The Game of Life)" table:display="true" table:show-details="true"/>
                <table:data-pilot-member table:name="iLive IS208B Stereo Speaker System with iPod Dock (Black)" table:display="true" table:show-details="true"/>
                <table:data-pilot-member table:name="Imperial Life in the Emerald City: Inside Iraq's Green Zone (Vintage)" table:display="true" table:show-details="true"/>
                <table:data-pilot-member table:name="In Bocca al Lupo" table:display="true" table:show-details="true"/>
                <table:data-pilot-member table:name="Infinite Jest" table:display="true" table:show-details="true"/>
                <table:data-pilot-member table:name="Information Dashboard Design: The Effective Visual Communication of Data" table:display="true" table:show-details="true"/>
                <table:data-pilot-member table:name="Into the Labyrinth" table:display="true" table:show-details="true"/>
                <table:data-pilot-member table:name="INTUOS3 Grip Pen Accessory Kit" table:display="true" table:show-details="true"/>
                <table:data-pilot-member table:name="Investment Banking Explained: An Insider's Guide to the Industry" table:display="true" table:show-details="true"/>
                <table:data-pilot-member table:name="Investment Banking: Valuation, Leveraged Buyouts, and Mergers and Acquisitions (Wiley Finance)" table:display="true" table:show-details="true"/>
                <table:data-pilot-member table:name="Invicta Men's Pro Diver Collection Automatic Silver-Tone Watch #2298" table:display="true" table:show-details="true"/>
                <table:data-pilot-member table:name="Iomega Prestige 1 TB USB 2.0 Desktop External Hard Drive 34275" table:display="true" table:show-details="true"/>
                <table:data-pilot-member table:name="iPhone Fully Loaded" table:display="true" table:show-details="true"/>
                <table:data-pilot-member table:name="Item Name" table:display="true" table:show-details="true"/>
                <table:data-pilot-member table:name="J.M. Coetzee: South Africa and the Politics of Writing (Perspectives on Southern Africa)" table:display="true" table:show-details="true"/>
                <table:data-pilot-member table:name="Jabra BT125 Bluetooth Headset , Black" table:display="true" table:show-details="true"/>
                <table:data-pilot-member table:name="JBuds Hi-Fi Noise-Reducing Ear Buds (Black)" table:display="true" table:show-details="true"/>
                <table:data-pilot-member table:name="John Walkenbach's Favorite Excel 2007 Tips &amp; Tricks" table:display="true" table:show-details="true"/>
                <table:data-pilot-member table:name="John Walkenbach's Favorite Excel Tips &amp; Tricks" table:display="true" table:show-details="true"/>
                <table:data-pilot-member table:name="K-dela" table:display="true" table:show-details="true"/>
                <table:data-pilot-member table:name="Ken Jennings's Trivia Almanac: 7,777 Questions in 365 Days" table:display="true" table:show-details="true"/>
                <table:data-pilot-member table:name="Kensington Easy Riser Cooling Notebook Stand (K60112US)" table:display="true" table:show-details="true"/>
                <table:data-pilot-member table:name="Khet - Eye of Horus Beamsplitter Expansion Pack" table:display="true" table:show-details="true"/>
                <table:data-pilot-member table:name="Khet: The Laser Game" table:display="true" table:show-details="true"/>
                <table:data-pilot-member table:name="Kidz Gear Headphones For Kids" table:display="true" table:show-details="true"/>
                <table:data-pilot-member table:name="Kindle 2 For Dummies" table:display="true" table:show-details="true"/>
                <table:data-pilot-member table:name="Kindle 2: Amazon's New Wireless Reading Device (Latest Generation)" table:display="true" table:show-details="true"/>
                <table:data-pilot-member table:name="Kindle: Amazon's 6&quot; Wireless Reading Device (Latest Generation)" table:display="true" table:show-details="true"/>
                <table:data-pilot-member table:name="Kingston DataTraveler 4 GB USB 2.0 Flash Drive DTI/4GB" table:display="true" table:show-details="true"/>
                <table:data-pilot-member table:name="Kingston Technology MBLY/8GB 8GB Mobility Multi Kit (Black)" table:display="true" table:show-details="true"/>
                <table:data-pilot-member table:name="Koyaanisqatsi" table:display="true" table:show-details="true"/>
                <table:data-pilot-member table:name="Laia Ladaia (Reza)" table:display="true" table:show-details="true"/>
                <table:data-pilot-member table:name="Lapinha" table:display="true" table:show-details="true"/>
                <table:data-pilot-member table:name="Large Bag of Bones - 10 Pounds (BONES1)" table:display="true" table:show-details="true"/>
                <table:data-pilot-member table:name="Lean On Me (Single Version)" table:display="true" table:show-details="true"/>
                <table:data-pilot-member table:name="Learn Excel 2007 Essential Skills with the Smart Method: Courseware Tutorial for Self-Instruction to Beginner and Intermediate Level" table:display="true" table:show-details="true"/>
                <table:data-pilot-member table:name="Learn Excel from Mr. Excel: 277 Excel Mysteries Solved" table:display="true" table:show-details="true"/>
                <table:data-pilot-member table:name="LEATHER BRIEFCASE" table:display="true" table:show-details="true"/>
                <table:data-pilot-member table:name="LEGO Batman" table:display="true" table:show-details="true"/>
                <table:data-pilot-member table:name="Let the Great World Spin: A Novel" table:display="true" table:show-details="true"/>
                <table:data-pilot-member table:name="Levi's Men's 550 Big &amp; Tall Relaxed Fit Jean, Medium Stonewash, 56x30" table:display="true" table:show-details="true"/>
                <table:data-pilot-member table:name="Leviton 612-6260M-00W Decora 60-30-20-10 Preset Minute Electronic Timer, White" table:display="true" table:show-details="true"/>
                <table:data-pilot-member table:name="Life Is a Verb: 37 Days to Wake Up, Be Mindful, and Live Intentionally" table:display="true" table:show-details="true"/>
                <table:data-pilot-member table:name="Live at the Wolf" table:display="true" table:show-details="true"/>
                <table:data-pilot-member table:name="MAC brand Santoku Knife w/Bolster (#MSK65)" table:display="true" table:show-details="true"/>
                <table:data-pilot-member table:name="Mahjong Quest: An Epic Tale of Tile Matching" table:display="true" table:show-details="true"/>
                <table:data-pilot-member table:name="Make the Winning Bid: Bidding Guidelines for the Advancing Player" table:display="true" table:show-details="true"/>
                <table:data-pilot-member table:name="Manfrotto 681B Professional Aluminum Monopod (Black)" table:display="true" table:show-details="true"/>
                <table:data-pilot-member table:name="Marc by Marc Jacobs Totally Turnlock Posh Shoudler Bag Tote Lime" table:display="true" table:show-details="true"/>
                <table:data-pilot-member table:name="Mastering VBA for Microsoft Office 2007" table:display="true" table:show-details="true"/>
                <table:data-pilot-member table:name="Maxell 2025 Lithium Button Cell Battery" table:display="true" table:show-details="true"/>
                <table:data-pilot-member table:name="Me, Myself, and Bob: A True Story About Dreams, God, and Talking Vegetables" table:display="true" table:show-details="true"/>
                <table:data-pilot-member table:name="MEG: Hell's Aquarium" table:display="true" table:show-details="true"/>
                <table:data-pilot-member table:name="Mental Clarity 60 VegiCaps" table:display="true" table:show-details="true"/>
                <table:data-pilot-member table:name="Merriweather Post Pavilion" table:display="true" table:show-details="true"/>
                <table:data-pilot-member table:name="Metal Pealess Waterproof Whistle" table:display="true" table:show-details="true"/>
                <table:data-pilot-member table:name="Michael Freeman's Perfect Exposure: The Professional's Guide to Capturing Perfect Digital Photographs" table:display="true" table:show-details="true"/>
                <table:data-pilot-member table:name="Microsoft  Office Excel 2003 Inside Out (Microsoft Office Excel Inside Out)" table:display="true" table:show-details="true"/>
                <table:data-pilot-member table:name="Microsoft  Office Outlook  2007 Inside Out" table:display="true" table:show-details="true"/>
                <table:data-pilot-member table:name="Microsoft Access 2003 Forms, Reports, and Queries (Business Solutions)" table:display="true" table:show-details="true"/>
                <table:data-pilot-member table:name="Microsoft Excel 2000 Bible" table:display="true" table:show-details="true"/>
                <table:data-pilot-member table:name="Microsoft Excel 2000 Power Programming with VBA" table:display="true" table:show-details="true"/>
                <table:data-pilot-member table:name="Microsoft Excel 2002 Formulas" table:display="true" table:show-details="true"/>
                <table:data-pilot-member table:name="Microsoft Excel 2003 Advanced &amp; Macros Quick Reference Guide (Cheat Sheet of Instructions, Tips &amp; Shortcuts - Laminated)" table:display="true" table:show-details="true"/>
                <table:data-pilot-member table:name="Microsoft Excel 2003 Advanced Quick Source Guide" table:display="true" table:show-details="true"/>
                <table:data-pilot-member table:name="Microsoft Excel 2003 Charts &amp; Lists Quick Reference Guide (Cheat Sheet of Instructions, Tips &amp; Shortcuts - Laminated)" table:display="true" table:show-details="true"/>
                <table:data-pilot-member table:name="Microsoft Excel 2003 Introduction Quick Reference Guide (Cheat Sheet of Instructions, Tips &amp; Shortcuts - Laminated)" table:display="true" table:show-details="true"/>
                <table:data-pilot-member table:name="Microsoft Excel 2003 Quick Source Guide" table:display="true" table:show-details="true"/>
                <table:data-pilot-member table:name="Microsoft Excel 2007 Charts &amp; Tables Quick Reference Guide (Cheat Sheet of Instructions, Tips &amp; Shortcuts - Laminated)" table:display="true" table:show-details="true"/>
                <table:data-pilot-member table:name="Microsoft EXCEL 97/ Visual Basic Step-by-Step Book &amp; Disk" table:display="true" table:show-details="true"/>
                <table:data-pilot-member table:name="Microsoft Excel and Access Integration: With Microsoft Office 2007" table:display="true" table:show-details="true"/>
                <table:data-pilot-member table:name="Microsoft Office Access 2003: Comprehensive Concepts and Techniques, CourseCard Edition (Shelly Cashman)" table:display="true" table:show-details="true"/>
                <table:data-pilot-member table:name="Microsoft Office Excel 2007 Formulas &amp; Functions For Dummies" table:display="true" table:show-details="true"/>
                <table:data-pilot-member table:name="Microsoft Office Excel 2007 Inside Out" table:display="true" table:show-details="true"/>
                <table:data-pilot-member table:name="Microsoft Office Excel 2007: Data Analysis and Business Modeling (Bpg -- Other)" table:display="true" table:show-details="true"/>
                <table:data-pilot-member table:name="Microsoft Office PowerPoint 2003: Comprehensive Concepts and Techniques, CourseCard Edition" table:display="true" table:show-details="true"/>
                <table:data-pilot-member table:name="Microsoft Office Word 2003: Comprehensive Concepts and Techniques, CourseCard Edition (Shelly Cashman Series)" table:display="true" table:show-details="true"/>
                <table:data-pilot-member table:name="Microsoft Outlook 2007 Bible" table:display="true" table:show-details="true"/>
                <table:data-pilot-member table:name="Microsoft Outlook 2007 Calendar, Contacts, Tasks Quick Reference Guide (Cheat Sheet of Instructions, Tips &amp; Shortcuts - Laminated)" table:display="true" table:show-details="true"/>
                <table:data-pilot-member table:name="Microsoft PowerPoint 2003 Advanced Quick Reference Guide (Cheat Sheet of Instructions, Tips &amp; Shortcuts - Laminated)" table:display="true" table:show-details="true"/>
                <table:data-pilot-member table:name="Microsoft PowerPoint 2003 Advanced Quick Source Guide" table:display="true" table:show-details="true"/>
                <table:data-pilot-member table:name="Microsoft PowerPoint 2003 Introduction Quick Reference Guide (Cheat Sheet of Instructions, Tips &amp; Shortcuts - Laminated)" table:display="true" table:show-details="true"/>
                <table:data-pilot-member table:name="Microsoft PowerPoint 2003 Quick Source Guide" table:display="true" table:show-details="true"/>
                <table:data-pilot-member table:name="Microsoft PowerPoint 2007 Advanced Quick Reference Guide (Cheat Sheet of Instructions, Tips &amp; Shortcuts - Laminated)" table:display="true" table:show-details="true"/>
                <table:data-pilot-member table:name="Microsoft Project 2007: The Missing Manual" table:display="true" table:show-details="true"/>
                <table:data-pilot-member table:name="Microsoft SQL Server 2005 Unleashed" table:display="true" table:show-details="true"/>
                <table:data-pilot-member table:name="Microsoft VBScript: Step by Step" table:display="true" table:show-details="true"/>
                <table:data-pilot-member table:name="Microsoft Visio 2007 Introduction Quick Reference Guide (Cheat Sheet of Instructions, Tips &amp; Shortcuts - Laminated)" table:display="true" table:show-details="true"/>
                <table:data-pilot-member table:name="Microsoft Word 2003 Advanced Quick Source Guide" table:display="true" table:show-details="true"/>
                <table:data-pilot-member table:name="Microsoft Word 2003 Macros &amp; Templates Quick Reference Guide (Cheat Sheet of Instructions, Tips &amp; Shortcuts - Laminated)" table:display="true" table:show-details="true"/>
                <table:data-pilot-member table:name="Microsoft Word 2007 Bible" table:display="true" table:show-details="true"/>
                <table:data-pilot-member table:name="Midsomer Murders: Set 12" table:display="true" table:show-details="true"/>
                <table:data-pilot-member table:name="Miffy and Friends: Miffy's School Day" table:display="true" table:show-details="true"/>
                <table:data-pilot-member table:name="Ministry of Sound: Annual 2009 [Explicit]" table:display="true" table:show-details="true"/>
                <table:data-pilot-member table:name="MLA Handbook for Writers of Research Papers 7th Edition" table:display="true" table:show-details="true"/>
                <table:data-pilot-member table:name="Monsters, Inc. (4-Disc Edition) [Blu-ray]" table:display="true" table:show-details="true"/>
                <table:data-pilot-member table:name="Mountain Music Of Kentucky [2-CD Set]" table:display="true" table:show-details="true"/>
                <table:data-pilot-member table:name="Moustache - Six Way" table:display="true" table:show-details="true"/>
                <table:data-pilot-member table:name="MPI Outdoors &quot;You Can Survive&quot; Compact-Outdoor Survival Stoge and Supplements" table:display="true" table:show-details="true"/>
                <table:data-pilot-member table:name="MR. BAR-B-Q Outdoor Patio Chair Cover" table:display="true" table:show-details="true"/>
                <table:data-pilot-member table:name="Mr. Beer Deluxe Bottling System" table:display="true" table:show-details="true"/>
                <table:data-pilot-member table:name="Mr. Blue Sky (Album Version)" table:display="true" table:show-details="true"/>
                <table:data-pilot-member table:name="Mr. Penumbra's Twenty-Four-Hour Book Store" table:display="true" table:show-details="true"/>
                <table:data-pilot-member table:name="Mr. Sandman" table:display="true" table:show-details="true"/>
                <table:data-pilot-member table:name="Mr. Spreadsheet's Excel 2007 Library" table:display="true" table:show-details="true"/>
                <table:data-pilot-member table:name="My Best Friend's Girl" table:display="true" table:show-details="true"/>
                <table:data-pilot-member table:name="My Book of Coloring (Kumon Workbooks)" table:display="true" table:show-details="true"/>
                <table:data-pilot-member table:name="My First Book Of Cutting (Kumon Workbooks)" table:display="true" table:show-details="true"/>
                <table:data-pilot-member table:name="Naqoyqatsi (Original Motion Picture Soundtrack)" table:display="true" table:show-details="true"/>
                <table:data-pilot-member table:name="Nerd Glasses" table:display="true" table:show-details="true"/>
                <table:data-pilot-member table:name="Netgear Digital Entertainer Live Wireless USB Adapter for EVA2000 Digital Entertainer Live" table:display="true" table:show-details="true"/>
                <table:data-pilot-member table:name="Neurosmith Together Tunes Musical Play Block" table:display="true" table:show-details="true"/>
                <table:data-pilot-member table:name="Never Eat Alone: And Other Secrets to Success, One Relationship at a Time" table:display="true" table:show-details="true"/>
                <table:data-pilot-member table:name="New and Selected Poems: Volume One" table:display="true" table:show-details="true"/>
                <table:data-pilot-member table:name="New Chapter - Every Woman's One Daily, 90 tablets" table:display="true" table:show-details="true"/>
                <table:data-pilot-member table:name="Night (Oprah's Book Club)" table:display="true" table:show-details="true"/>
                <table:data-pilot-member table:name="Night of Thunder: A Bob Lee Swagger Novel" table:display="true" table:show-details="true"/>
                <table:data-pilot-member table:name="Nintendo Wii Fit Board Anti-Slip Grip Foot Pad Silicone Skin - Black" table:display="true" table:show-details="true"/>
                <table:data-pilot-member table:name="No 15 Color Return Prog Print Cartridge" table:display="true" table:show-details="true"/>
                <table:data-pilot-member table:name="No Logo: 10th Anniversary Edition with a New Introduction by the Author" table:display="true" table:show-details="true"/>
                <table:data-pilot-member table:name="Norelco NT9110 Nose &amp; Ear Hair Trimmer" table:display="true" table:show-details="true"/>
                <table:data-pilot-member table:name="Not Just the Best of the Larry Sanders Show" table:display="true" table:show-details="true"/>
                <table:data-pilot-member table:name="NurtureShock: New Thinking About Children" table:display="true" table:show-details="true"/>
                <table:data-pilot-member table:name="OCTO Metal Stand for Amazon Kindle 2" table:display="true" table:show-details="true"/>
                <table:data-pilot-member table:name="Office 2007 All-in-One Desk Reference For Dummies" table:display="true" table:show-details="true"/>
                <table:data-pilot-member table:name="Office 2007 Library: Excel 2007 Bible, Access 2007 Bible, PowerPoint 2007 Bible, Word 2007 Bible" table:display="true" table:show-details="true"/>
                <table:data-pilot-member table:name="Office and SharePoint 2007 User's Guide: Integrating SharePoint with Excel, Outlook, Access and Word (Expert's Voice)" table:display="true" table:show-details="true"/>
                <table:data-pilot-member table:name="Oh Mary" table:display="true" table:show-details="true"/>
                <table:data-pilot-member table:name="On Combat, The Psychology and Physiology of Deadly Conflict in War and in Peace" table:display="true" table:show-details="true"/>
                <table:data-pilot-member table:name="On Killing: The Psychological Cost of Learning to Kill in War and Society" table:display="true" table:show-details="true"/>
                <table:data-pilot-member table:name="One Magical Sunday: (But Winning Isn't Everything)" table:display="true" table:show-details="true"/>
                <table:data-pilot-member table:name="One-Pound Fat Replica 1Lb Fat Model Replica" table:display="true" table:show-details="true"/>
                <table:data-pilot-member table:name="One-pound Muscle Replica" table:display="true" table:show-details="true"/>
                <table:data-pilot-member table:name="Optimal Portfolio Modeling, CD-ROM includes Models Using Excel and R: Models to Maximize Returns and Control Risk in Excel and R (Wiley Trading)" table:display="true" table:show-details="true"/>
                <table:data-pilot-member table:name="Optimum Nutrition Gold Standard 100% Whey, Double Rich Chocolate, 5.15-Pound Tub" table:display="true" table:show-details="true"/>
                <table:data-pilot-member table:name="Original Apple USB Power Adapter for iPod, iPhone, iPhone 3G and iPhone 3Gs" table:display="true" table:show-details="true"/>
                <table:data-pilot-member table:name="Our Lady Queen of the Angels" table:display="true" table:show-details="true"/>
                <table:data-pilot-member table:name="Out of Eden: The Peopling of the World" table:display="true" table:show-details="true"/>
                <table:data-pilot-member table:name="Outliers: The Story of Success" table:display="true" table:show-details="true"/>
                <table:data-pilot-member table:name="Outlook 2007 For Dummies" table:display="true" table:show-details="true"/>
                <table:data-pilot-member table:name="Oxo Good Grips Professional 6-1/2-Inch Santoku Knife" table:display="true" table:show-details="true"/>
                <table:data-pilot-member table:name="Pa-Kumpa!!" table:display="true" table:show-details="true"/>
                <table:data-pilot-member table:name="Package of 10 Replacement Kenmore Micro Bags Upright Model 5068," table:display="true" table:show-details="true"/>
                <table:data-pilot-member table:name="Paddy's Pub Flipadelphia Flip Cup Tournament T-Shirt (Small)" table:display="true" table:show-details="true"/>
                <table:data-pilot-member table:name="Paper Towns" table:display="true" table:show-details="true"/>
                <table:data-pilot-member table:name="Paranoia" table:display="true" table:show-details="true"/>
                <table:data-pilot-member table:name="Perdido Street Station" table:display="true" table:show-details="true"/>
                <table:data-pilot-member table:name="Perfect Dark Zero Limited Collector's Edition" table:display="true" table:show-details="true"/>
                <table:data-pilot-member table:name="Pets Go Pop!" table:display="true" table:show-details="true"/>
                <table:data-pilot-member table:name="PetSafe Outdoor Ultrasonic Bark Deterrent" table:display="true" table:show-details="true"/>
                <table:data-pilot-member table:name="Philips Norelco T780 Rechargeable Vacuum Trimmer" table:display="true" table:show-details="true"/>
                <table:data-pilot-member table:name="Pink Brain, Blue Brain: How Small Differences Grow Into Troublesome Gaps -- And What We Can Do About It" table:display="true" table:show-details="true"/>
                <table:data-pilot-member table:name="Pivot Table Data Crunching (Business Solutions)" table:display="true" table:show-details="true"/>
                <table:data-pilot-member table:name="Pivot Table Data Crunching for Microsoft Office Excel 2007" table:display="true" table:show-details="true"/>
                <table:data-pilot-member table:name="Pivot Table Data Crunching for Microsoft Office Excel 2007 (Business Solutions)" table:display="true" table:show-details="true"/>
                <table:data-pilot-member table:name="Play It Again, Shan" table:display="true" table:show-details="true"/>
                <table:data-pilot-member table:name="Polaroid PoGo Instant Mobile Printer" table:display="true" table:show-details="true"/>
                <table:data-pilot-member table:name="Polaroid Zink Media 30-Pack for PoGo Instant Mobile Printer" table:display="true" table:show-details="true"/>
                <table:data-pilot-member table:name="Possession: A Romance" table:display="true" table:show-details="true"/>
                <table:data-pilot-member table:name="Power Excel 2007 with MrExcel (Video Training) (LiveLessons)" table:display="true" table:show-details="true"/>
                <table:data-pilot-member table:name="PowerPoint 2003 for Dummies" table:display="true" table:show-details="true"/>
                <table:data-pilot-member table:name="PowerPoint 2007 Bible" table:display="true" table:show-details="true"/>
                <table:data-pilot-member table:name="Prepare for Surgery, Heal Faster" table:display="true" table:show-details="true"/>
                <table:data-pilot-member table:name="Principles of Finance with Excel: Includes CD" table:display="true" table:show-details="true"/>
                <table:data-pilot-member table:name="Pro C# 2008 and the .NET 3.5 Platform, Fourth Edition (Windows.Net)" table:display="true" table:show-details="true"/>
                <table:data-pilot-member table:name="Professional Excel Development: The Definitive Guide to Developing Applications Using Microsoft Excel and VBA (Addison-Wesley Microsoft Technolo" table:display="true" table:show-details="true"/>
                <table:data-pilot-member table:name="Professional Excel Development: The Definitive Guide to Developing Applications Using Microsoft Excel, VBA, and .NET (2nd Edition)" table:display="true" table:show-details="true"/>
                <table:data-pilot-member table:name="Professional Excel Development: The Definitive Guide to Developing Applications Using Microsoft Excel, VBA, and .NET (2nd Edition) (Addison-Wesley Mic" table:display="true" table:show-details="true"/>
                <table:data-pilot-member table:name="Programming Excel with VBA and .NET" table:display="true" table:show-details="true"/>
                <table:data-pilot-member table:name="Python Programming for the Absolute Beginner" table:display="true" table:show-details="true"/>
                <table:data-pilot-member table:name="Quabaug Corp. Barge Cement Quart" table:display="true" table:show-details="true"/>
                <table:data-pilot-member table:name="Quantitative Trading Strategies: Harnessing the Power of Quantitative Techniques to Create a Winning Trading Program (McGraw-Hill Traders Edge Series)" table:display="true" table:show-details="true"/>
                <table:data-pilot-member table:name="Quantum Physics For Dummies (For Dummies (Math &amp; Science))" table:display="true" table:show-details="true"/>
                <table:data-pilot-member table:name="Quattro Pro for DOS for Dummies" table:display="true" table:show-details="true"/>
                <table:data-pilot-member table:name="QuickBooks Simple Start 2009" table:display="true" table:show-details="true"/>
                <table:data-pilot-member table:name="Raditude (Amazon MP3 Deluxe Exclusive Version)" table:display="true" table:show-details="true"/>
                <table:data-pilot-member table:name="Rags of My Soul: Poems" table:display="true" table:show-details="true"/>
                <table:data-pilot-member table:name="Raising Jake" table:display="true" table:show-details="true"/>
                <table:data-pilot-member table:name="Rambo [Blu-ray]" table:display="true" table:show-details="true"/>
                <table:data-pilot-member table:name="Ranger Rick" table:display="true" table:show-details="true"/>
                <table:data-pilot-member table:name="Reading Financial Reports For Dummies (For Dummies (Business &amp; Personal Finance))" table:display="true" table:show-details="true"/>
                <table:data-pilot-member table:name="Reasons for and Advantages of Breathing: Stories (P.S.)" table:display="true" table:show-details="true"/>
                <table:data-pilot-member table:name="Redi Shade 3102496 Fabric Window Shade 36-by-72-Inch, White" table:display="true" table:show-details="true"/>
                <table:data-pilot-member table:name="Reflections 60 by 120-Inch Oblong / Rectangle Tablecloth, Merlot" table:display="true" table:show-details="true"/>
                <table:data-pilot-member table:name="Reharmonization Techniques (Berklee Methods)" table:display="true" table:show-details="true"/>
                <table:data-pilot-member table:name="Rehearsals for Departure" table:display="true" table:show-details="true"/>
                <table:data-pilot-member table:name="Restless: A Novel" table:display="true" table:show-details="true"/>
                <table:data-pilot-member table:name="RibbonX: Customizing the Office 2007 Ribbon" table:display="true" table:show-details="true"/>
                <table:data-pilot-member table:name="Road to the Riches" table:display="true" table:show-details="true"/>
                <table:data-pilot-member table:name="Rogue Forces" table:display="true" table:show-details="true"/>
                <table:data-pilot-member table:name="Roll On" table:display="true" table:show-details="true"/>
                <table:data-pilot-member table:name="Rompe [Explicit]" table:display="true" table:show-details="true"/>
                <table:data-pilot-member table:name="Roselight" table:display="true" table:show-details="true"/>
                <table:data-pilot-member table:name="Roundabout" table:display="true" table:show-details="true"/>
                <table:data-pilot-member table:name="Rubbermaid 7J18 Durable 3-Piece Canister Set" table:display="true" table:show-details="true"/>
                <table:data-pilot-member table:name="Rush" table:display="true" table:show-details="true"/>
                <table:data-pilot-member table:name="Sad Man Happy Man" table:display="true" table:show-details="true"/>
                <table:data-pilot-member table:name="Saint Anthony, Patron Saint of Bacon" table:display="true" table:show-details="true"/>
                <table:data-pilot-member table:name="Salve 1 oz. by Cloverine" table:display="true" table:show-details="true"/>
                <table:data-pilot-member table:name="Sanitarium" table:display="true" table:show-details="true"/>
                <table:data-pilot-member table:name="SANYO eneloop 4 Pack AA NiMH Pre-Charged Rechargeable Batteries" table:display="true" table:show-details="true"/>
                <table:data-pilot-member table:name="Saturday Night Live - The Best of Steve Martin" table:display="true" table:show-details="true"/>
                <table:data-pilot-member table:name="School Day" table:display="true" table:show-details="true"/>
                <table:data-pilot-member table:name="School Day (Ring Ring Goes The Bell)" table:display="true" table:show-details="true"/>
                <table:data-pilot-member table:name="Scosche sleekSYNC Retractable USB 2.0 cable for iPod and iPhone (Black)" table:display="true" table:show-details="true"/>
                <table:data-pilot-member table:name="Seagate FreeAgent Go Dock and Case 100521233 (Silver/White)" table:display="true" table:show-details="true"/>
                <table:data-pilot-member table:name="Seeing and Savoring Jesus Christ" table:display="true" table:show-details="true"/>
                <table:data-pilot-member table:name="Selling a Practice - Straightforward Answers to Tough Questions" table:display="true" table:show-details="true"/>
                <table:data-pilot-member table:name="Sennheiser HD 205 Studio Monitor DJ Headphones w/ Swivel Ear Cup" table:display="true" table:show-details="true"/>
                <table:data-pilot-member table:name="Serfas Stop Sign Bicycle Taillight (Red)" table:display="true" table:show-details="true"/>
                <table:data-pilot-member table:name="Seventh Generation Training Pants, 3t-4t, (32-40 Lbs), 26-count Packages (Pack of 4) (104 Training Pants)" table:display="true" table:show-details="true"/>
                <table:data-pilot-member table:name="Sgt. Pepper's Lonely Hearts Club Band" table:display="true" table:show-details="true"/>
                <table:data-pilot-member table:name="SharePoint 2007 User's Guide: Learning Microsoft's Collaboration and Productivity Platform" table:display="true" table:show-details="true"/>
                <table:data-pilot-member table:name="Sharpening the Warriors Edge: The Psychology &amp; Science of Training" table:display="true" table:show-details="true"/>
                <table:data-pilot-member table:name="Sid Meier's Civilization IV: Colonization" table:display="true" table:show-details="true"/>
                <table:data-pilot-member table:name="SIIG CB-SA0111-S1 3.3-Feet Serial ATA External Cable" table:display="true" table:show-details="true"/>
                <table:data-pilot-member table:name="Simple Things" table:display="true" table:show-details="true"/>
                <table:data-pilot-member table:name="Simply Christian: Why Christianity Makes Sense" table:display="true" table:show-details="true"/>
                <table:data-pilot-member table:name="Six Days, Seven Nights" table:display="true" table:show-details="true"/>
                <table:data-pilot-member table:name="Slash" table:display="true" table:show-details="true"/>
                <table:data-pilot-member table:name="Smart Ass" table:display="true" table:show-details="true"/>
                <table:data-pilot-member table:name="Solaray - Empty Gelatin Capsules Size 000 100 Cap" table:display="true" table:show-details="true"/>
                <table:data-pilot-member table:name="Solid Gold Chicken, Turkey, White Fish and Liver Formula" table:display="true" table:show-details="true"/>
                <table:data-pilot-member table:name="Sony LCS-CST General Purpose Soft Carrying Case for Slim Cybershot Digital Cameras" table:display="true" table:show-details="true"/>
                <table:data-pilot-member table:name="Soul Identity" table:display="true" table:show-details="true"/>
                <table:data-pilot-member table:name="Soul's Desire" table:display="true" table:show-details="true"/>
                <table:data-pilot-member table:name="Space Oddity (1999 Digital Remaster)" table:display="true" table:show-details="true"/>
                <table:data-pilot-member table:name="Special Edition Using Microsoft Office Excel 2003" table:display="true" table:show-details="true"/>
                <table:data-pilot-member table:name="Special Edition Using Microsoft Office Excel 2007" table:display="true" table:show-details="true"/>
                <table:data-pilot-member table:name="Spectacular Sins: And Their Global Purpose in the Glory of Christ" table:display="true" table:show-details="true"/>
                <table:data-pilot-member table:name="Starfrit Manual Food Processor" table:display="true" table:show-details="true"/>
                <table:data-pilot-member table:name="Statistical Analysis with Excel For Dummies" table:display="true" table:show-details="true"/>
                <table:data-pilot-member table:name="Sterling Silver Filigree Circle Pendant, 18&quot;" table:display="true" table:show-details="true"/>
                <table:data-pilot-member table:name="Sterling Silver Marcasite &amp; Garnet-Colored Glass Teardrop Earrings" table:display="true" table:show-details="true"/>
                <table:data-pilot-member table:name="Strange Days" table:display="true" table:show-details="true"/>
                <table:data-pilot-member table:name="Street Fighter IV Collector's Edition" table:display="true" table:show-details="true"/>
                <table:data-pilot-member table:name="Streets Of Laredo" table:display="true" table:show-details="true"/>
                <table:data-pilot-member table:name="Student Study Guide for Biology" table:display="true" table:show-details="true"/>
                <table:data-pilot-member table:name="Substitute Teaching from A to Z" table:display="true" table:show-details="true"/>
                <table:data-pilot-member table:name="Sung by Alfred Sung for Women 3.4 oz Eau de Toilette Spray" table:display="true" table:show-details="true"/>
                <table:data-pilot-member table:name="Super Crunchers: Why Thinking-By-Numbers is the New Way To Be Smart" table:display="true" table:show-details="true"/>
                <table:data-pilot-member table:name="Super Mario Galaxy" table:display="true" table:show-details="true"/>
                <table:data-pilot-member table:name="Super Why!: Jack and the Beanstalk &amp; Other Story Book Adventures" table:display="true" table:show-details="true"/>
                <table:data-pilot-member table:name="Superman - The Animated Series, Volume Two (The New Superman Adventures) (DC Comics Classic Collection)" table:display="true" table:show-details="true"/>
                <table:data-pilot-member table:name="Supermoon" table:display="true" table:show-details="true"/>
                <table:data-pilot-member table:name="Surely You're Joking, Mr. Feynman! (Adventures of a Curious Character)" table:display="true" table:show-details="true"/>
                <table:data-pilot-member table:name="Swingline 747 Polished Chrome Classic Desk Stapler (S7074720E)" table:display="true" table:show-details="true"/>
                <table:data-pilot-member table:name="Sympathy For The Devil" table:display="true" table:show-details="true"/>
                <table:data-pilot-member table:name="T-Rex Timberkit" table:display="true" table:show-details="true"/>
                <table:data-pilot-member table:name="Tagalog (Spoken World)" table:display="true" table:show-details="true"/>
                <table:data-pilot-member table:name="Take Me Home" table:display="true" table:show-details="true"/>
                <table:data-pilot-member table:name="Taylor Commercial Waterproof Digital Thermometer" table:display="true" table:show-details="true"/>
                <table:data-pilot-member table:name="Teach Yourself VISUALLY Excel 2003 (Teach Yourself VISUALLY (Tech))" table:display="true" table:show-details="true"/>
                <table:data-pilot-member table:name="Teach Yourself VISUALLY Microsoft Word 2003 (Teach Yourself VISUALLY (Tech))" table:display="true" table:show-details="true"/>
                <table:data-pilot-member table:name="Teach Yourself VISUALLY PowerPoint 2003 (Teach Yourself VISUALLY (Tech))" table:display="true" table:show-details="true"/>
                <table:data-pilot-member table:name="Tequila (Original)" table:display="true" table:show-details="true"/>
                <table:data-pilot-member table:name="Terrapin Station" table:display="true" table:show-details="true"/>
                <table:data-pilot-member table:name="TetraMin Flakes, 2.20 Ounces" table:display="true" table:show-details="true"/>
                <table:data-pilot-member table:name="Texas Instruments TI1795SV Solar Calculator" table:display="true" table:show-details="true"/>
                <table:data-pilot-member table:name="The 7 Principles of Fat Burning: Get Healthy, Lose Weight and Keep It Off!" table:display="true" table:show-details="true"/>
                <table:data-pilot-member table:name="The 99 Most Essential Vivaldi Masterpieces (Amazon Exclusive)" table:display="true" table:show-details="true"/>
                <table:data-pilot-member table:name="The Adobe Photoshop Lightroom 2 Book for Digital Photographers (Voices That Matter)" table:display="true" table:show-details="true"/>
                <table:data-pilot-member table:name="The Anthologist: A Novel" table:display="true" table:show-details="true"/>
                <table:data-pilot-member table:name="The Apartment" table:display="true" table:show-details="true"/>
                <table:data-pilot-member table:name="The Art of Exotic Dancing for Everyday Women 3 DVD Set! Core Moves, Develop Your Routine, and Chair Dancing" table:display="true" table:show-details="true"/>
                <table:data-pilot-member table:name="The Beatles Stereo Box Set" table:display="true" table:show-details="true"/>
                <table:data-pilot-member table:name="The Bush Boom: How a Misunderestimated President Fixed a Broken Economy" table:display="true" table:show-details="true"/>
                <table:data-pilot-member table:name="The Bytches" table:display="true" table:show-details="true"/>
                <table:data-pilot-member table:name="The Cattle Call" table:display="true" table:show-details="true"/>
                <table:data-pilot-member table:name="The Complete Idiot's Guide to Writing Erotic Romance" table:display="true" table:show-details="true"/>
                <table:data-pilot-member table:name="The Consolations of Philosophy" table:display="true" table:show-details="true"/>
                <table:data-pilot-member table:name="The Crow: New Songs for the Five-String Banjo" table:display="true" table:show-details="true"/>
                <table:data-pilot-member table:name="The Darkness" table:display="true" table:show-details="true"/>
                <table:data-pilot-member table:name="The Definitive Collection" table:display="true" table:show-details="true"/>
                <table:data-pilot-member table:name="The Drunkard's Walk: How Randomness Rules Our Lives" table:display="true" table:show-details="true"/>
                <table:data-pilot-member table:name="The Echo Maker: A Novel" table:display="true" table:show-details="true"/>
                <table:data-pilot-member table:name="The Elements of Style (Text to the Original Edition of 1918)" table:display="true" table:show-details="true"/>
                <table:data-pilot-member table:name="The Elephanta Suite: Three Novellas" table:display="true" table:show-details="true"/>
                <table:data-pilot-member table:name="The Emperor's Club (Widescreen Edition)" table:display="true" table:show-details="true"/>
                <table:data-pilot-member table:name="The Everything Word Scramble Book" table:display="true" table:show-details="true"/>
                <table:data-pilot-member table:name="The Extraordinary Leader" table:display="true" table:show-details="true"/>
                <table:data-pilot-member table:name="The Fermata" table:display="true" table:show-details="true"/>
                <table:data-pilot-member table:name="The Fermata (Vintage Blue)" table:display="true" table:show-details="true"/>
                <table:data-pilot-member table:name="The First Years Breastflow BPA Free Starter Set" table:display="true" table:show-details="true"/>
                <table:data-pilot-member table:name="The First Years Breastflow Slow - Medium Flow Nipple - 2 Pack" table:display="true" table:show-details="true"/>
                <table:data-pilot-member table:name="The Food of a Younger Land" table:display="true" table:show-details="true"/>
                <table:data-pilot-member table:name="The Food of a Younger Land: A Portrait of American Food--Before the National Highway System, Before Chain Restaurants, and Before Frozen Food, When th" table:display="true" table:show-details="true"/>
                <table:data-pilot-member table:name="The Girl Who Played with Fire" table:display="true" table:show-details="true"/>
                <table:data-pilot-member table:name="The Grappler's Book of Strangles and Chokes" table:display="true" table:show-details="true"/>
                <table:data-pilot-member table:name="The Greatest Hits Of Sergio Mendes And Brasil '66" table:display="true" table:show-details="true"/>
                <table:data-pilot-member table:name="The Insider: Music From The Motion Picture" table:display="true" table:show-details="true"/>
                <table:data-pilot-member table:name="The Instant Millionaire: A Tale of Wisdom and Wealth" table:display="true" table:show-details="true"/>
                <table:data-pilot-member table:name="The Last Tycoons: The Secret History of Lazard FrÃ¨res &amp; Co." table:display="true" table:show-details="true"/>
                <table:data-pilot-member table:name="The List" table:display="true" table:show-details="true"/>
                <table:data-pilot-member table:name="The Lost Symbol" table:display="true" table:show-details="true"/>
                <table:data-pilot-member table:name="The Magic School Bus - Holiday Special" table:display="true" table:show-details="true"/>
                <table:data-pilot-member table:name="The March: A Novel" table:display="true" table:show-details="true"/>
                <table:data-pilot-member table:name="The Marlinspike Sailor" table:display="true" table:show-details="true"/>
                <table:data-pilot-member table:name="The Metamorphosis" table:display="true" table:show-details="true"/>
                <table:data-pilot-member table:name="The Mezzanine" table:display="true" table:show-details="true"/>
                <table:data-pilot-member table:name="The Middle of Things" table:display="true" table:show-details="true"/>
                <table:data-pilot-member table:name="The Middle Temple Murder by J.S. Fletcher by J.S. Fletcher" table:display="true" table:show-details="true"/>
                <table:data-pilot-member table:name="The Mosquito Coast" table:display="true" table:show-details="true"/>
                <table:data-pilot-member table:name="The Name of the Rose: including the Author's Postscript" table:display="true" table:show-details="true"/>
                <table:data-pilot-member table:name="The Ninth Gate" table:display="true" table:show-details="true"/>
                <table:data-pilot-member table:name="The Online Millionaire: Strategies for Building a Web-Based Empire on eBay and Beyond" table:display="true" table:show-details="true"/>
                <table:data-pilot-member table:name="The Out-of-Towners" table:display="true" table:show-details="true"/>
                <table:data-pilot-member table:name="The Paradox of Choice: Why More Is Less" table:display="true" table:show-details="true"/>
                <table:data-pilot-member table:name="The Piano Tuner: A Novel" table:display="true" table:show-details="true"/>
                <table:data-pilot-member table:name="The Platinum Collection" table:display="true" table:show-details="true"/>
                <table:data-pilot-member table:name="The PowerScore GMAT Critical Reasoning Bible: A Comprehensive System for Attacking the GMAT Critical Reasoning Questions" table:display="true" table:show-details="true"/>
                <table:data-pilot-member table:name="The PowerScore GMAT Sentence Correction Bible" table:display="true" table:show-details="true"/>
                <table:data-pilot-member table:name="The Prize: The Epic Quest for Oil, Money and Power" table:display="true" table:show-details="true"/>
                <table:data-pilot-member table:name="The R Book" table:display="true" table:show-details="true"/>
                <table:data-pilot-member table:name="The Race...from Pit Row to Victory Lane" table:display="true" table:show-details="true"/>
                <table:data-pilot-member table:name="The Red Queen: Sex and the Evolution of Human Nature" table:display="true" table:show-details="true"/>
                <table:data-pilot-member table:name="The Restaurant Managers Handbook: How to Set Up, Operate, and Manage a Financially Successful Food Service Operation" table:display="true" table:show-details="true"/>
                <table:data-pilot-member table:name="The Sea to the North" table:display="true" table:show-details="true"/>
                <table:data-pilot-member table:name="The Size of Thoughts: Essays and Other Lumber" table:display="true" table:show-details="true"/>
                <table:data-pilot-member table:name="The Snowball: Warren Buffett and the Business of Life" table:display="true" table:show-details="true"/>
                <table:data-pilot-member table:name="The Songlines" table:display="true" table:show-details="true"/>
                <table:data-pilot-member table:name="The Soul Jazz Legacy - CTI: The Master Collection Volume 2" table:display="true" table:show-details="true"/>
                <table:data-pilot-member table:name="The Splicing Handbook: Techniques for Modern and Traditional Ropes, Second Edition" table:display="true" table:show-details="true"/>
                <table:data-pilot-member table:name="The Story of the Ghost" table:display="true" table:show-details="true"/>
                <table:data-pilot-member table:name="The Three Marriages: Reimagining Work, Self and Relationship" table:display="true" table:show-details="true"/>
                <table:data-pilot-member table:name="The Total Brain Workout" table:display="true" table:show-details="true"/>
                <table:data-pilot-member table:name="THE ULTIMATE COLLECTION" table:display="true" table:show-details="true"/>
                <table:data-pilot-member table:name="The Visual Display of Quantitative Information, 2nd edition" table:display="true" table:show-details="true"/>
                <table:data-pilot-member table:name="The World on Sunday : Graphic Art in Joseph Pulitzer's Newspaper (1898 - 1911)" table:display="true" table:show-details="true"/>
                <table:data-pilot-member table:name="The Worst Journey in the World (Penguin Classics)" table:display="true" table:show-details="true"/>
                <table:data-pilot-member table:name="Thermaltake Sata HDD USB Docking Station" table:display="true" table:show-details="true"/>
                <table:data-pilot-member table:name="ThinkFun Gordians Knot" table:display="true" table:show-details="true"/>
                <table:data-pilot-member table:name="This Is Not a Game: A Novel" table:display="true" table:show-details="true"/>
                <table:data-pilot-member table:name="Thomas &amp; Friends Wooden Railway - 6-1/2 Inch Single Curved Switch Track (2 pieces)" table:display="true" table:show-details="true"/>
                <table:data-pilot-member table:name="Thorn Queen" table:display="true" table:show-details="true"/>
                <table:data-pilot-member table:name="Throw Down Your Heart, Tales from the Acoustic Planet, Vol. 3: Africa Sessions" table:display="true" table:show-details="true"/>
                <table:data-pilot-member table:name="Tic Tac Toe" table:display="true" table:show-details="true"/>
                <table:data-pilot-member table:name="Time Bandits (Criterion Collection Spine #37)" table:display="true" table:show-details="true"/>
                <table:data-pilot-member table:name="To the Golden Shore: The Life of Adoniram Judson" table:display="true" table:show-details="true"/>
                <table:data-pilot-member table:name="Toccata and Fugue in D minor, BWV 565/Toccata (Instrumental)" table:display="true" table:show-details="true"/>
                <table:data-pilot-member table:name="Tommy" table:display="true" table:show-details="true"/>
                <table:data-pilot-member table:name="Tommy Bahama By Tommy Bahama For Men. Cologne Spray 3.4 Ounces" table:display="true" table:show-details="true"/>
                <table:data-pilot-member table:name="Transcend 16 GB SDHC SD Class 6 Flash Memory Card TS16GSDHC6E [Amazon Frustration-Free Packaging]" table:display="true" table:show-details="true"/>
                <table:data-pilot-member table:name="Transcend 8 GB SDHC SD Class 6 Flash Memory Card TS8GSDHC6E [Amazon Frustration-Free Packaging]" table:display="true" table:show-details="true"/>
                <table:data-pilot-member table:name="Transforming Performance Measurement: Rethinking the Way We Measure and Drive Organizational Success" table:display="true" table:show-details="true"/>
                <table:data-pilot-member table:name="TrendyDigital MaxGuard Leather Cover + WaterGuard Waterproof Case for Kindle 2" table:display="true" table:show-details="true"/>
                <table:data-pilot-member table:name="TrendyDigital WaterGuard Waterproof Case for Kindle, Blue Border" table:display="true" table:show-details="true"/>
                <table:data-pilot-member table:name="Trojan SUPRA Lubricated: 18-Pack of Condoms" table:display="true" table:show-details="true"/>
                <table:data-pilot-member table:name="Tuff Turf" table:display="true" table:show-details="true"/>
                <table:data-pilot-member table:name="TurboTax Home &amp; Business Federal + State + eFile 2008" table:display="true" table:show-details="true"/>
                <table:data-pilot-member table:name="Twilight (The Twilight Saga, Book 1)" table:display="true" table:show-details="true"/>
                <table:data-pilot-member table:name="TwinLab B-12 Dots Vitamin B-12 Tablets, 5000 mcg, 60-Count Bottles (Pack of 2)" table:display="true" table:show-details="true"/>
                <table:data-pilot-member table:name="U and I: A True Story" table:display="true" table:show-details="true"/>
                <table:data-pilot-member table:name="Ultra 2008" table:display="true" table:show-details="true"/>
                <table:data-pilot-member table:name="Up (4 Disc Combo Pack with Digital Copy and DVD) [Blu-ray]" table:display="true" table:show-details="true"/>
                <table:data-pilot-member table:name="Upa Neguinho" table:display="true" table:show-details="true"/>
                <table:data-pilot-member table:name="USB Data Cable + Rapid Car Charger With IC Chip For LG VX9100 EnV2, VX8610 Decoy, AX300, AX830 Glimmer, LX400 Blue, LX400 Burgundy, UX300 Cell Phone" table:display="true" table:show-details="true"/>
                <table:data-pilot-member table:name="USB INTERCOOLER 4 COOLING FAN + HDMI CABLE for SONY PS3" table:display="true" table:show-details="true"/>
                <table:data-pilot-member table:name="UTG Airsoft Foldable Target With Zippered Mesh Pellet Trap" table:display="true" table:show-details="true"/>
                <table:data-pilot-member table:name="Valor's Trial" table:display="true" table:show-details="true"/>
                <table:data-pilot-member table:name="Vantec NexStar 3 NST-360U2-BK 3.5-Inch IDE to USB 2.0 External Hard Drive Enclosure (Onyx Black)" table:display="true" table:show-details="true"/>
                <table:data-pilot-member table:name="Vault Career Guide to Investment Banking, 6th Edition" table:display="true" table:show-details="true"/>
                <table:data-pilot-member table:name="Vault Guide to Finance Interviews, 7th Edition" table:display="true" table:show-details="true"/>
                <table:data-pilot-member table:name="VBA and Macros for Microsoft Office Excel 2007 (Business Solutions)" table:display="true" table:show-details="true"/>
                <table:data-pilot-member table:name="Vbscript for Dummies" table:display="true" table:show-details="true"/>
                <table:data-pilot-member table:name="Vector VEC 024B 400-Watt D/C to A/C Power Inverter with Power Level Meter" table:display="true" table:show-details="true"/>
                <table:data-pilot-member table:name="Victory Point: Operations Red Wings and Whalers - the Marine Corps' Battle for Freedom in Afghanistan" table:display="true" table:show-details="true"/>
                <table:data-pilot-member table:name="Vinturi Essential Wine Aerator" table:display="true" table:show-details="true"/>
                <table:data-pilot-member table:name="Vox" table:display="true" table:show-details="true"/>
                <table:data-pilot-member table:name="Wagan Twin USB/DC Cup Holder Adapter" table:display="true" table:show-details="true"/>
                <table:data-pilot-member table:name="Wake Of The Flood" table:display="true" table:show-details="true"/>
                <table:data-pilot-member table:name="Wake Your Daughter Up" table:display="true" table:show-details="true"/>
                <table:data-pilot-member table:name="Wall Street Lingo: Thousands of Investment Terms Explained Simply" table:display="true" table:show-details="true"/>
                <table:data-pilot-member table:name="Wanted: Dead or Alive" table:display="true" table:show-details="true"/>
                <table:data-pilot-member table:name="Wavelength" table:display="true" table:show-details="true"/>
                <table:data-pilot-member table:name="Western Digital 1 TB Caviar Green SATA Intellipower 32 MB Cache Bulk/OEM Desktop Hard Drive WD10EADS [Amazon Frustration-Free Packaging]" table:display="true" table:show-details="true"/>
                <table:data-pilot-member table:name="What A Wonderful World" table:display="true" table:show-details="true"/>
                <table:data-pilot-member table:name="What I Learned Losing a Million Dollars" table:display="true" table:show-details="true"/>
                <table:data-pilot-member table:name="What the Storm Means" table:display="true" table:show-details="true"/>
                <table:data-pilot-member table:name="What Would Bacon Do Folder with Spinner" table:display="true" table:show-details="true"/>
                <table:data-pilot-member table:name="What's Eating Gilbert Grape (Special Collector's Edition)" table:display="true" table:show-details="true"/>
                <table:data-pilot-member table:name="When Genius Failed: The Rise and Fall of Long-Term Capital Management" table:display="true" table:show-details="true"/>
                <table:data-pilot-member table:name="When Summer Turns To Snow" table:display="true" table:show-details="true"/>
                <table:data-pilot-member table:name="Where The Sun Don't Shine" table:display="true" table:show-details="true"/>
                <table:data-pilot-member table:name="Who Knew" table:display="true" table:show-details="true"/>
                <table:data-pilot-member table:name="Who Says" table:display="true" table:show-details="true"/>
                <table:data-pilot-member table:name="Willie and the Wheel" table:display="true" table:show-details="true"/>
                <table:data-pilot-member table:name="Winegard SS-3000 Amplified Indoor UHF/VHF Antenna" table:display="true" table:show-details="true"/>
                <table:data-pilot-member table:name="Winware 3-Ply Stainless Steel 12 Inch Fry Pan with Silicone Sleeve" table:display="true" table:show-details="true"/>
                <table:data-pilot-member table:name="Wisconsin Death Trip" table:display="true" table:show-details="true"/>
                <table:data-pilot-member table:name="Witch on the Water" table:display="true" table:show-details="true"/>
                <table:data-pilot-member table:name="Wolf Hall: A Novel" table:display="true" table:show-details="true"/>
                <table:data-pilot-member table:name="Woolrich Men's Wool Railroad Vest, NO COLOR, Size XL" table:display="true" table:show-details="true"/>
                <table:data-pilot-member table:name="Word 2007 For Dummies" table:display="true" table:show-details="true"/>
                <table:data-pilot-member table:name="WordPress For Dummies" table:display="true" table:show-details="true"/>
                <table:data-pilot-member table:name="Working with Difficult People (Worksmart Series)" table:display="true" table:show-details="true"/>
                <table:data-pilot-member table:name="Working Wood Trebuchet DIY Kit 17&quot; X 7&quot; X 24&quot;" table:display="true" table:show-details="true"/>
                <table:data-pilot-member table:name="WOW Hits 2010" table:display="true" table:show-details="true"/>
                <table:data-pilot-member table:name="Writing Excel Macros" table:display="true" table:show-details="true"/>
                <table:data-pilot-member table:name="Writing Excel Macros with VBA, 2nd Edition" table:display="true" table:show-details="true"/>
                <table:data-pilot-member table:name="Xbox 360 Over Ear Headset" table:display="true" table:show-details="true"/>
                <table:data-pilot-member table:name="XSLT 1.0 Pocket Reference (Pocket Reference (O'Reilly))" table:display="true" table:show-details="true"/>
                <table:data-pilot-member table:name="Ye-Me-Le" table:display="true" table:show-details="true"/>
                <table:data-pilot-member table:name="Year One (Rated)" table:display="true" table:show-details="true"/>
                <table:data-pilot-member table:name="Year Zero" table:display="true" table:show-details="true"/>
                <table:data-pilot-member table:name="YZERMAN 2008 STANLEY CUP #19 Detroit Red Wings RBK Premier NHL Hockey Jersey by Reebok ( NHLPA Certified Custom Sewn Authentic Twill)" table:display="true" table:show-details="true"/>
                <table:data-pilot-member table:name="Zoom MRT3 Micro Rhythm Trak Drum Machi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E" table:orientation="data" table:used-hierarchy="0" table:function="sum">
            <table:data-pilot-level table:show-empty="false" calcext:repeat-item-labels="false">
              <table:data-pilot-members>
                <table:data-pilot-member table:name="-$30.25" table:display="true" table:show-details="true"/>
                <table:data-pilot-member table:name="-$29.69" table:display="true" table:show-details="true"/>
                <table:data-pilot-member table:name="-$26.39" table:display="true" table:show-details="true"/>
                <table:data-pilot-member table:name="-$25.27" table:display="true" table:show-details="true"/>
                <table:data-pilot-member table:name="-$25.19" table:display="true" table:show-details="true"/>
                <table:data-pilot-member table:name="-$22.74" table:display="true" table:show-details="true"/>
                <table:data-pilot-member table:name="-$19.98" table:display="true" table:show-details="true"/>
                <table:data-pilot-member table:name="-$9.95" table:display="true" table:show-details="true"/>
                <table:data-pilot-member table:name="-$4.95" table:display="true" table:show-details="true"/>
                <table:data-pilot-member table:name="$0.01" table:display="true" table:show-details="true"/>
                <table:data-pilot-member table:name="$0.13" table:display="true" table:show-details="true"/>
                <table:data-pilot-member table:name="$0.15" table:display="true" table:show-details="true"/>
                <table:data-pilot-member table:name="$0.18" table:display="true" table:show-details="true"/>
                <table:data-pilot-member table:name="$0.29" table:display="true" table:show-details="true"/>
                <table:data-pilot-member table:name="$0.49" table:display="true" table:show-details="true"/>
                <table:data-pilot-member table:name="$0.69" table:display="true" table:show-details="true"/>
                <table:data-pilot-member table:name="$0.75" table:display="true" table:show-details="true"/>
                <table:data-pilot-member table:name="$0.79" table:display="true" table:show-details="true"/>
                <table:data-pilot-member table:name="$0.80" table:display="true" table:show-details="true"/>
                <table:data-pilot-member table:name="$0.88" table:display="true" table:show-details="true"/>
                <table:data-pilot-member table:name="$0.89" table:display="true" table:show-details="true"/>
                <table:data-pilot-member table:name="$0.93" table:display="true" table:show-details="true"/>
                <table:data-pilot-member table:name="$0.95" table:display="true" table:show-details="true"/>
                <table:data-pilot-member table:name="$0.96" table:display="true" table:show-details="true"/>
                <table:data-pilot-member table:name="$0.99" table:display="true" table:show-details="true"/>
                <table:data-pilot-member table:name="$1.10" table:display="true" table:show-details="true"/>
                <table:data-pilot-member table:name="$1.25" table:display="true" table:show-details="true"/>
                <table:data-pilot-member table:name="$1.29" table:display="true" table:show-details="true"/>
                <table:data-pilot-member table:name="$1.39" table:display="true" table:show-details="true"/>
                <table:data-pilot-member table:name="$1.54" table:display="true" table:show-details="true"/>
                <table:data-pilot-member table:name="$1.59" table:display="true" table:show-details="true"/>
                <table:data-pilot-member table:name="$1.69" table:display="true" table:show-details="true"/>
                <table:data-pilot-member table:name="$1.83" table:display="true" table:show-details="true"/>
                <table:data-pilot-member table:name="$1.98" table:display="true" table:show-details="true"/>
                <table:data-pilot-member table:name="$1.99" table:display="true" table:show-details="true"/>
                <table:data-pilot-member table:name="$2.00" table:display="true" table:show-details="true"/>
                <table:data-pilot-member table:name="$2.05" table:display="true" table:show-details="true"/>
                <table:data-pilot-member table:name="$2.29" table:display="true" table:show-details="true"/>
                <table:data-pilot-member table:name="$2.33" table:display="true" table:show-details="true"/>
                <table:data-pilot-member table:name="$2.36" table:display="true" table:show-details="true"/>
                <table:data-pilot-member table:name="$2.39" table:display="true" table:show-details="true"/>
                <table:data-pilot-member table:name="$2.49" table:display="true" table:show-details="true"/>
                <table:data-pilot-member table:name="$2.50" table:display="true" table:show-details="true"/>
                <table:data-pilot-member table:name="$2.55" table:display="true" table:show-details="true"/>
                <table:data-pilot-member table:name="$2.58" table:display="true" table:show-details="true"/>
                <table:data-pilot-member table:name="$2.68" table:display="true" table:show-details="true"/>
                <table:data-pilot-member table:name="$2.78" table:display="true" table:show-details="true"/>
                <table:data-pilot-member table:name="$2.87" table:display="true" table:show-details="true"/>
                <table:data-pilot-member table:name="$2.88" table:display="true" table:show-details="true"/>
                <table:data-pilot-member table:name="$2.99" table:display="true" table:show-details="true"/>
                <table:data-pilot-member table:name="$3.00" table:display="true" table:show-details="true"/>
                <table:data-pilot-member table:name="$3.05" table:display="true" table:show-details="true"/>
                <table:data-pilot-member table:name="$3.21" table:display="true" table:show-details="true"/>
                <table:data-pilot-member table:name="$3.40" table:display="true" table:show-details="true"/>
                <table:data-pilot-member table:name="$3.49" table:display="true" table:show-details="true"/>
                <table:data-pilot-member table:name="$3.50" table:display="true" table:show-details="true"/>
                <table:data-pilot-member table:name="$3.60" table:display="true" table:show-details="true"/>
                <table:data-pilot-member table:name="$3.62" table:display="true" table:show-details="true"/>
                <table:data-pilot-member table:name="$3.74" table:display="true" table:show-details="true"/>
                <table:data-pilot-member table:name="$3.86" table:display="true" table:show-details="true"/>
                <table:data-pilot-member table:name="$3.89" table:display="true" table:show-details="true"/>
                <table:data-pilot-member table:name="$3.95" table:display="true" table:show-details="true"/>
                <table:data-pilot-member table:name="$3.97" table:display="true" table:show-details="true"/>
                <table:data-pilot-member table:name="$3.98" table:display="true" table:show-details="true"/>
                <table:data-pilot-member table:name="$3.99" table:display="true" table:show-details="true"/>
                <table:data-pilot-member table:name="$4.00" table:display="true" table:show-details="true"/>
                <table:data-pilot-member table:name="$4.01" table:display="true" table:show-details="true"/>
                <table:data-pilot-member table:name="$4.07" table:display="true" table:show-details="true"/>
                <table:data-pilot-member table:name="$4.21" table:display="true" table:show-details="true"/>
                <table:data-pilot-member table:name="$4.22" table:display="true" table:show-details="true"/>
                <table:data-pilot-member table:name="$4.24" table:display="true" table:show-details="true"/>
                <table:data-pilot-member table:name="$4.29" table:display="true" table:show-details="true"/>
                <table:data-pilot-member table:name="$4.30" table:display="true" table:show-details="true"/>
                <table:data-pilot-member table:name="$4.41" table:display="true" table:show-details="true"/>
                <table:data-pilot-member table:name="$4.47" table:display="true" table:show-details="true"/>
                <table:data-pilot-member table:name="$4.49" table:display="true" table:show-details="true"/>
                <table:data-pilot-member table:name="$4.50" table:display="true" table:show-details="true"/>
                <table:data-pilot-member table:name="$4.79" table:display="true" table:show-details="true"/>
                <table:data-pilot-member table:name="$4.80" table:display="true" table:show-details="true"/>
                <table:data-pilot-member table:name="$4.84" table:display="true" table:show-details="true"/>
                <table:data-pilot-member table:name="$4.95" table:display="true" table:show-details="true"/>
                <table:data-pilot-member table:name="$4.96" table:display="true" table:show-details="true"/>
                <table:data-pilot-member table:name="$4.98" table:display="true" table:show-details="true"/>
                <table:data-pilot-member table:name="$4.99" table:display="true" table:show-details="true"/>
                <table:data-pilot-member table:name="$5.00" table:display="true" table:show-details="true"/>
                <table:data-pilot-member table:name="$5.24" table:display="true" table:show-details="true"/>
                <table:data-pilot-member table:name="$5.25" table:display="true" table:show-details="true"/>
                <table:data-pilot-member table:name="$5.30" table:display="true" table:show-details="true"/>
                <table:data-pilot-member table:name="$5.50" table:display="true" table:show-details="true"/>
                <table:data-pilot-member table:name="$5.58" table:display="true" table:show-details="true"/>
                <table:data-pilot-member table:name="$5.68" table:display="true" table:show-details="true"/>
                <table:data-pilot-member table:name="$5.72" table:display="true" table:show-details="true"/>
                <table:data-pilot-member table:name="$5.78" table:display="true" table:show-details="true"/>
                <table:data-pilot-member table:name="$5.95" table:display="true" table:show-details="true"/>
                <table:data-pilot-member table:name="$5.98" table:display="true" table:show-details="true"/>
                <table:data-pilot-member table:name="$5.99" table:display="true" table:show-details="true"/>
                <table:data-pilot-member table:name="$6.00" table:display="true" table:show-details="true"/>
                <table:data-pilot-member table:name="$6.06" table:display="true" table:show-details="true"/>
                <table:data-pilot-member table:name="$6.12" table:display="true" table:show-details="true"/>
                <table:data-pilot-member table:name="$6.25" table:display="true" table:show-details="true"/>
                <table:data-pilot-member table:name="$6.39" table:display="true" table:show-details="true"/>
                <table:data-pilot-member table:name="$6.49" table:display="true" table:show-details="true"/>
                <table:data-pilot-member table:name="$6.58" table:display="true" table:show-details="true"/>
                <table:data-pilot-member table:name="$6.59" table:display="true" table:show-details="true"/>
                <table:data-pilot-member table:name="$6.64" table:display="true" table:show-details="true"/>
                <table:data-pilot-member table:name="$6.66" table:display="true" table:show-details="true"/>
                <table:data-pilot-member table:name="$6.69" table:display="true" table:show-details="true"/>
                <table:data-pilot-member table:name="$6.73" table:display="true" table:show-details="true"/>
                <table:data-pilot-member table:name="$6.75" table:display="true" table:show-details="true"/>
                <table:data-pilot-member table:name="$6.76" table:display="true" table:show-details="true"/>
                <table:data-pilot-member table:name="$6.95" table:display="true" table:show-details="true"/>
                <table:data-pilot-member table:name="$6.96" table:display="true" table:show-details="true"/>
                <table:data-pilot-member table:name="$6.98" table:display="true" table:show-details="true"/>
                <table:data-pilot-member table:name="$6.99" table:display="true" table:show-details="true"/>
                <table:data-pilot-member table:name="$7.00" table:display="true" table:show-details="true"/>
                <table:data-pilot-member table:name="$7.02" table:display="true" table:show-details="true"/>
                <table:data-pilot-member table:name="$7.20" table:display="true" table:show-details="true"/>
                <table:data-pilot-member table:name="$7.22" table:display="true" table:show-details="true"/>
                <table:data-pilot-member table:name="$7.27" table:display="true" table:show-details="true"/>
                <table:data-pilot-member table:name="$7.47" table:display="true" table:show-details="true"/>
                <table:data-pilot-member table:name="$7.49" table:display="true" table:show-details="true"/>
                <table:data-pilot-member table:name="$7.50" table:display="true" table:show-details="true"/>
                <table:data-pilot-member table:name="$7.63" table:display="true" table:show-details="true"/>
                <table:data-pilot-member table:name="$7.64" table:display="true" table:show-details="true"/>
                <table:data-pilot-member table:name="$7.81" table:display="true" table:show-details="true"/>
                <table:data-pilot-member table:name="$7.96" table:display="true" table:show-details="true"/>
                <table:data-pilot-member table:name="$7.97" table:display="true" table:show-details="true"/>
                <table:data-pilot-member table:name="$7.98" table:display="true" table:show-details="true"/>
                <table:data-pilot-member table:name="$7.99" table:display="true" table:show-details="true"/>
                <table:data-pilot-member table:name="$8.11" table:display="true" table:show-details="true"/>
                <table:data-pilot-member table:name="$8.25" table:display="true" table:show-details="true"/>
                <table:data-pilot-member table:name="$8.33" table:display="true" table:show-details="true"/>
                <table:data-pilot-member table:name="$8.34" table:display="true" table:show-details="true"/>
                <table:data-pilot-member table:name="$8.50" table:display="true" table:show-details="true"/>
                <table:data-pilot-member table:name="$8.59" table:display="true" table:show-details="true"/>
                <table:data-pilot-member table:name="$8.65" table:display="true" table:show-details="true"/>
                <table:data-pilot-member table:name="$8.70" table:display="true" table:show-details="true"/>
                <table:data-pilot-member table:name="$8.90" table:display="true" table:show-details="true"/>
                <table:data-pilot-member table:name="$8.92" table:display="true" table:show-details="true"/>
                <table:data-pilot-member table:name="$8.97" table:display="true" table:show-details="true"/>
                <table:data-pilot-member table:name="$8.99" table:display="true" table:show-details="true"/>
                <table:data-pilot-member table:name="$9.00" table:display="true" table:show-details="true"/>
                <table:data-pilot-member table:name="$9.04" table:display="true" table:show-details="true"/>
                <table:data-pilot-member table:name="$9.05" table:display="true" table:show-details="true"/>
                <table:data-pilot-member table:name="$9.32" table:display="true" table:show-details="true"/>
                <table:data-pilot-member table:name="$9.37" table:display="true" table:show-details="true"/>
                <table:data-pilot-member table:name="$9.44" table:display="true" table:show-details="true"/>
                <table:data-pilot-member table:name="$9.45" table:display="true" table:show-details="true"/>
                <table:data-pilot-member table:name="$9.49" table:display="true" table:show-details="true"/>
                <table:data-pilot-member table:name="$9.56" table:display="true" table:show-details="true"/>
                <table:data-pilot-member table:name="$9.58" table:display="true" table:show-details="true"/>
                <table:data-pilot-member table:name="$9.60" table:display="true" table:show-details="true"/>
                <table:data-pilot-member table:name="$9.63" table:display="true" table:show-details="true"/>
                <table:data-pilot-member table:name="$9.69" table:display="true" table:show-details="true"/>
                <table:data-pilot-member table:name="$9.72" table:display="true" table:show-details="true"/>
                <table:data-pilot-member table:name="$9.74" table:display="true" table:show-details="true"/>
                <table:data-pilot-member table:name="$9.75" table:display="true" table:show-details="true"/>
                <table:data-pilot-member table:name="$9.79" table:display="true" table:show-details="true"/>
                <table:data-pilot-member table:name="$9.81" table:display="true" table:show-details="true"/>
                <table:data-pilot-member table:name="$9.82" table:display="true" table:show-details="true"/>
                <table:data-pilot-member table:name="$9.83" table:display="true" table:show-details="true"/>
                <table:data-pilot-member table:name="$9.88" table:display="true" table:show-details="true"/>
                <table:data-pilot-member table:name="$9.89" table:display="true" table:show-details="true"/>
                <table:data-pilot-member table:name="$9.90" table:display="true" table:show-details="true"/>
                <table:data-pilot-member table:name="$9.95" table:display="true" table:show-details="true"/>
                <table:data-pilot-member table:name="$9.97" table:display="true" table:show-details="true"/>
                <table:data-pilot-member table:name="$9.98" table:display="true" table:show-details="true"/>
                <table:data-pilot-member table:name="$9.99" table:display="true" table:show-details="true"/>
                <table:data-pilot-member table:name="$10.00" table:display="true" table:show-details="true"/>
                <table:data-pilot-member table:name="$10.17" table:display="true" table:show-details="true"/>
                <table:data-pilot-member table:name="$10.19" table:display="true" table:show-details="true"/>
                <table:data-pilot-member table:name="$10.20" table:display="true" table:show-details="true"/>
                <table:data-pilot-member table:name="$10.36" table:display="true" table:show-details="true"/>
                <table:data-pilot-member table:name="$10.39" table:display="true" table:show-details="true"/>
                <table:data-pilot-member table:name="$10.47" table:display="true" table:show-details="true"/>
                <table:data-pilot-member table:name="$10.49" table:display="true" table:show-details="true"/>
                <table:data-pilot-member table:name="$10.78" table:display="true" table:show-details="true"/>
                <table:data-pilot-member table:name="$10.84" table:display="true" table:show-details="true"/>
                <table:data-pilot-member table:name="$10.85" table:display="true" table:show-details="true"/>
                <table:data-pilot-member table:name="$10.87" table:display="true" table:show-details="true"/>
                <table:data-pilot-member table:name="$10.88" table:display="true" table:show-details="true"/>
                <table:data-pilot-member table:name="$10.94" table:display="true" table:show-details="true"/>
                <table:data-pilot-member table:name="$10.95" table:display="true" table:show-details="true"/>
                <table:data-pilot-member table:name="$10.97" table:display="true" table:show-details="true"/>
                <table:data-pilot-member table:name="$10.98" table:display="true" table:show-details="true"/>
                <table:data-pilot-member table:name="$10.99" table:display="true" table:show-details="true"/>
                <table:data-pilot-member table:name="$11.00" table:display="true" table:show-details="true"/>
                <table:data-pilot-member table:name="$11.04" table:display="true" table:show-details="true"/>
                <table:data-pilot-member table:name="$11.14" table:display="true" table:show-details="true"/>
                <table:data-pilot-member table:name="$11.16" table:display="true" table:show-details="true"/>
                <table:data-pilot-member table:name="$11.22" table:display="true" table:show-details="true"/>
                <table:data-pilot-member table:name="$11.31" table:display="true" table:show-details="true"/>
                <table:data-pilot-member table:name="$11.49" table:display="true" table:show-details="true"/>
                <table:data-pilot-member table:name="$11.53" table:display="true" table:show-details="true"/>
                <table:data-pilot-member table:name="$11.55" table:display="true" table:show-details="true"/>
                <table:data-pilot-member table:name="$11.56" table:display="true" table:show-details="true"/>
                <table:data-pilot-member table:name="$11.62" table:display="true" table:show-details="true"/>
                <table:data-pilot-member table:name="$11.67" table:display="true" table:show-details="true"/>
                <table:data-pilot-member table:name="$11.73" table:display="true" table:show-details="true"/>
                <table:data-pilot-member table:name="$11.75" table:display="true" table:show-details="true"/>
                <table:data-pilot-member table:name="$11.78" table:display="true" table:show-details="true"/>
                <table:data-pilot-member table:name="$11.85" table:display="true" table:show-details="true"/>
                <table:data-pilot-member table:name="$11.86" table:display="true" table:show-details="true"/>
                <table:data-pilot-member table:name="$11.97" table:display="true" table:show-details="true"/>
                <table:data-pilot-member table:name="$11.98" table:display="true" table:show-details="true"/>
                <table:data-pilot-member table:name="$11.99" table:display="true" table:show-details="true"/>
                <table:data-pilot-member table:name="$12.00" table:display="true" table:show-details="true"/>
                <table:data-pilot-member table:name="$12.09" table:display="true" table:show-details="true"/>
                <table:data-pilot-member table:name="$12.16" table:display="true" table:show-details="true"/>
                <table:data-pilot-member table:name="$12.21" table:display="true" table:show-details="true"/>
                <table:data-pilot-member table:name="$12.23" table:display="true" table:show-details="true"/>
                <table:data-pilot-member table:name="$12.24" table:display="true" table:show-details="true"/>
                <table:data-pilot-member table:name="$12.47" table:display="true" table:show-details="true"/>
                <table:data-pilot-member table:name="$12.49" table:display="true" table:show-details="true"/>
                <table:data-pilot-member table:name="$12.54" table:display="true" table:show-details="true"/>
                <table:data-pilot-member table:name="$12.57" table:display="true" table:show-details="true"/>
                <table:data-pilot-member table:name="$12.63" table:display="true" table:show-details="true"/>
                <table:data-pilot-member table:name="$12.71" table:display="true" table:show-details="true"/>
                <table:data-pilot-member table:name="$12.72" table:display="true" table:show-details="true"/>
                <table:data-pilot-member table:name="$12.81" table:display="true" table:show-details="true"/>
                <table:data-pilot-member table:name="$12.85" table:display="true" table:show-details="true"/>
                <table:data-pilot-member table:name="$12.89" table:display="true" table:show-details="true"/>
                <table:data-pilot-member table:name="$12.94" table:display="true" table:show-details="true"/>
                <table:data-pilot-member table:name="$12.95" table:display="true" table:show-details="true"/>
                <table:data-pilot-member table:name="$12.96" table:display="true" table:show-details="true"/>
                <table:data-pilot-member table:name="$12.98" table:display="true" table:show-details="true"/>
                <table:data-pilot-member table:name="$12.99" table:display="true" table:show-details="true"/>
                <table:data-pilot-member table:name="$13.07" table:display="true" table:show-details="true"/>
                <table:data-pilot-member table:name="$13.16" table:display="true" table:show-details="true"/>
                <table:data-pilot-member table:name="$13.18" table:display="true" table:show-details="true"/>
                <table:data-pilot-member table:name="$13.22" table:display="true" table:show-details="true"/>
                <table:data-pilot-member table:name="$13.28" table:display="true" table:show-details="true"/>
                <table:data-pilot-member table:name="$13.29" table:display="true" table:show-details="true"/>
                <table:data-pilot-member table:name="$13.46" table:display="true" table:show-details="true"/>
                <table:data-pilot-member table:name="$13.48" table:display="true" table:show-details="true"/>
                <table:data-pilot-member table:name="$13.49" table:display="true" table:show-details="true"/>
                <table:data-pilot-member table:name="$13.50" table:display="true" table:show-details="true"/>
                <table:data-pilot-member table:name="$13.57" table:display="true" table:show-details="true"/>
                <table:data-pilot-member table:name="$13.59" table:display="true" table:show-details="true"/>
                <table:data-pilot-member table:name="$13.60" table:display="true" table:show-details="true"/>
                <table:data-pilot-member table:name="$13.61" table:display="true" table:show-details="true"/>
                <table:data-pilot-member table:name="$13.65" table:display="true" table:show-details="true"/>
                <table:data-pilot-member table:name="$13.88" table:display="true" table:show-details="true"/>
                <table:data-pilot-member table:name="$13.89" table:display="true" table:show-details="true"/>
                <table:data-pilot-member table:name="$13.92" table:display="true" table:show-details="true"/>
                <table:data-pilot-member table:name="$13.95" table:display="true" table:show-details="true"/>
                <table:data-pilot-member table:name="$13.98" table:display="true" table:show-details="true"/>
                <table:data-pilot-member table:name="$13.99" table:display="true" table:show-details="true"/>
                <table:data-pilot-member table:name="$14.00" table:display="true" table:show-details="true"/>
                <table:data-pilot-member table:name="$14.11" table:display="true" table:show-details="true"/>
                <table:data-pilot-member table:name="$14.17" table:display="true" table:show-details="true"/>
                <table:data-pilot-member table:name="$14.20" table:display="true" table:show-details="true"/>
                <table:data-pilot-member table:name="$14.27" table:display="true" table:show-details="true"/>
                <table:data-pilot-member table:name="$14.29" table:display="true" table:show-details="true"/>
                <table:data-pilot-member table:name="$14.33" table:display="true" table:show-details="true"/>
                <table:data-pilot-member table:name="$14.35" table:display="true" table:show-details="true"/>
                <table:data-pilot-member table:name="$14.40" table:display="true" table:show-details="true"/>
                <table:data-pilot-member table:name="$14.45" table:display="true" table:show-details="true"/>
                <table:data-pilot-member table:name="$14.54" table:display="true" table:show-details="true"/>
                <table:data-pilot-member table:name="$14.61" table:display="true" table:show-details="true"/>
                <table:data-pilot-member table:name="$14.65" table:display="true" table:show-details="true"/>
                <table:data-pilot-member table:name="$14.66" table:display="true" table:show-details="true"/>
                <table:data-pilot-member table:name="$14.82" table:display="true" table:show-details="true"/>
                <table:data-pilot-member table:name="$14.90" table:display="true" table:show-details="true"/>
                <table:data-pilot-member table:name="$14.94" table:display="true" table:show-details="true"/>
                <table:data-pilot-member table:name="$14.95" table:display="true" table:show-details="true"/>
                <table:data-pilot-member table:name="$14.98" table:display="true" table:show-details="true"/>
                <table:data-pilot-member table:name="$14.99" table:display="true" table:show-details="true"/>
                <table:data-pilot-member table:name="$15.00" table:display="true" table:show-details="true"/>
                <table:data-pilot-member table:name="$15.18" table:display="true" table:show-details="true"/>
                <table:data-pilot-member table:name="$15.22" table:display="true" table:show-details="true"/>
                <table:data-pilot-member table:name="$15.39" table:display="true" table:show-details="true"/>
                <table:data-pilot-member table:name="$15.47" table:display="true" table:show-details="true"/>
                <table:data-pilot-member table:name="$15.49" table:display="true" table:show-details="true"/>
                <table:data-pilot-member table:name="$15.52" table:display="true" table:show-details="true"/>
                <table:data-pilot-member table:name="$15.57" table:display="true" table:show-details="true"/>
                <table:data-pilot-member table:name="$15.60" table:display="true" table:show-details="true"/>
                <table:data-pilot-member table:name="$15.68" table:display="true" table:show-details="true"/>
                <table:data-pilot-member table:name="$15.74" table:display="true" table:show-details="true"/>
                <table:data-pilot-member table:name="$15.84" table:display="true" table:show-details="true"/>
                <table:data-pilot-member table:name="$15.89" table:display="true" table:show-details="true"/>
                <table:data-pilot-member table:name="$15.95" table:display="true" table:show-details="true"/>
                <table:data-pilot-member table:name="$15.98" table:display="true" table:show-details="true"/>
                <table:data-pilot-member table:name="$15.99" table:display="true" table:show-details="true"/>
                <table:data-pilot-member table:name="$16.15" table:display="true" table:show-details="true"/>
                <table:data-pilot-member table:name="$16.17" table:display="true" table:show-details="true"/>
                <table:data-pilot-member table:name="$16.23" table:display="true" table:show-details="true"/>
                <table:data-pilot-member table:name="$16.25" table:display="true" table:show-details="true"/>
                <table:data-pilot-member table:name="$16.45" table:display="true" table:show-details="true"/>
                <table:data-pilot-member table:name="$16.47" table:display="true" table:show-details="true"/>
                <table:data-pilot-member table:name="$16.49" table:display="true" table:show-details="true"/>
                <table:data-pilot-member table:name="$16.50" table:display="true" table:show-details="true"/>
                <table:data-pilot-member table:name="$16.59" table:display="true" table:show-details="true"/>
                <table:data-pilot-member table:name="$16.65" table:display="true" table:show-details="true"/>
                <table:data-pilot-member table:name="$16.67" table:display="true" table:show-details="true"/>
                <table:data-pilot-member table:name="$16.73" table:display="true" table:show-details="true"/>
                <table:data-pilot-member table:name="$16.95" table:display="true" table:show-details="true"/>
                <table:data-pilot-member table:name="$16.98" table:display="true" table:show-details="true"/>
                <table:data-pilot-member table:name="$16.99" table:display="true" table:show-details="true"/>
                <table:data-pilot-member table:name="$17.08" table:display="true" table:show-details="true"/>
                <table:data-pilot-member table:name="$17.13" table:display="true" table:show-details="true"/>
                <table:data-pilot-member table:name="$17.20" table:display="true" table:show-details="true"/>
                <table:data-pilot-member table:name="$17.54" table:display="true" table:show-details="true"/>
                <table:data-pilot-member table:name="$17.72" table:display="true" table:show-details="true"/>
                <table:data-pilot-member table:name="$17.80" table:display="true" table:show-details="true"/>
                <table:data-pilot-member table:name="$17.97" table:display="true" table:show-details="true"/>
                <table:data-pilot-member table:name="$17.98" table:display="true" table:show-details="true"/>
                <table:data-pilot-member table:name="$17.99" table:display="true" table:show-details="true"/>
                <table:data-pilot-member table:name="$18.00" table:display="true" table:show-details="true"/>
                <table:data-pilot-member table:name="$18.09" table:display="true" table:show-details="true"/>
                <table:data-pilot-member table:name="$18.10" table:display="true" table:show-details="true"/>
                <table:data-pilot-member table:name="$18.21" table:display="true" table:show-details="true"/>
                <table:data-pilot-member table:name="$18.41" table:display="true" table:show-details="true"/>
                <table:data-pilot-member table:name="$18.45" table:display="true" table:show-details="true"/>
                <table:data-pilot-member table:name="$18.55" table:display="true" table:show-details="true"/>
                <table:data-pilot-member table:name="$18.64" table:display="true" table:show-details="true"/>
                <table:data-pilot-member table:name="$18.75" table:display="true" table:show-details="true"/>
                <table:data-pilot-member table:name="$18.85" table:display="true" table:show-details="true"/>
                <table:data-pilot-member table:name="$18.88" table:display="true" table:show-details="true"/>
                <table:data-pilot-member table:name="$18.89" table:display="true" table:show-details="true"/>
                <table:data-pilot-member table:name="$18.91" table:display="true" table:show-details="true"/>
                <table:data-pilot-member table:name="$18.97" table:display="true" table:show-details="true"/>
                <table:data-pilot-member table:name="$18.98" table:display="true" table:show-details="true"/>
                <table:data-pilot-member table:name="$18.99" table:display="true" table:show-details="true"/>
                <table:data-pilot-member table:name="$19.00" table:display="true" table:show-details="true"/>
                <table:data-pilot-member table:name="$19.24" table:display="true" table:show-details="true"/>
                <table:data-pilot-member table:name="$19.30" table:display="true" table:show-details="true"/>
                <table:data-pilot-member table:name="$19.41" table:display="true" table:show-details="true"/>
                <table:data-pilot-member table:name="$19.42" table:display="true" table:show-details="true"/>
                <table:data-pilot-member table:name="$19.47" table:display="true" table:show-details="true"/>
                <table:data-pilot-member table:name="$19.49" table:display="true" table:show-details="true"/>
                <table:data-pilot-member table:name="$19.65" table:display="true" table:show-details="true"/>
                <table:data-pilot-member table:name="$19.68" table:display="true" table:show-details="true"/>
                <table:data-pilot-member table:name="$19.71" table:display="true" table:show-details="true"/>
                <table:data-pilot-member table:name="$19.77" table:display="true" table:show-details="true"/>
                <table:data-pilot-member table:name="$19.79" table:display="true" table:show-details="true"/>
                <table:data-pilot-member table:name="$19.80" table:display="true" table:show-details="true"/>
                <table:data-pilot-member table:name="$19.95" table:display="true" table:show-details="true"/>
                <table:data-pilot-member table:name="$19.98" table:display="true" table:show-details="true"/>
                <table:data-pilot-member table:name="$19.99" table:display="true" table:show-details="true"/>
                <table:data-pilot-member table:name="$20.06" table:display="true" table:show-details="true"/>
                <table:data-pilot-member table:name="$20.25" table:display="true" table:show-details="true"/>
                <table:data-pilot-member table:name="$20.32" table:display="true" table:show-details="true"/>
                <table:data-pilot-member table:name="$20.34" table:display="true" table:show-details="true"/>
                <table:data-pilot-member table:name="$20.52" table:display="true" table:show-details="true"/>
                <table:data-pilot-member table:name="$20.97" table:display="true" table:show-details="true"/>
                <table:data-pilot-member table:name="$20.99" table:display="true" table:show-details="true"/>
                <table:data-pilot-member table:name="$21.11" table:display="true" table:show-details="true"/>
                <table:data-pilot-member table:name="$21.14" table:display="true" table:show-details="true"/>
                <table:data-pilot-member table:name="$21.22" table:display="true" table:show-details="true"/>
                <table:data-pilot-member table:name="$21.25" table:display="true" table:show-details="true"/>
                <table:data-pilot-member table:name="$21.49" table:display="true" table:show-details="true"/>
                <table:data-pilot-member table:name="$21.66" table:display="true" table:show-details="true"/>
                <table:data-pilot-member table:name="$21.69" table:display="true" table:show-details="true"/>
                <table:data-pilot-member table:name="$21.70" table:display="true" table:show-details="true"/>
                <table:data-pilot-member table:name="$21.72" table:display="true" table:show-details="true"/>
                <table:data-pilot-member table:name="$21.85" table:display="true" table:show-details="true"/>
                <table:data-pilot-member table:name="$21.86" table:display="true" table:show-details="true"/>
                <table:data-pilot-member table:name="$21.90" table:display="true" table:show-details="true"/>
                <table:data-pilot-member table:name="$21.92" table:display="true" table:show-details="true"/>
                <table:data-pilot-member table:name="$21.93" table:display="true" table:show-details="true"/>
                <table:data-pilot-member table:name="$21.99" table:display="true" table:show-details="true"/>
                <table:data-pilot-member table:name="$22.06" table:display="true" table:show-details="true"/>
                <table:data-pilot-member table:name="$22.33" table:display="true" table:show-details="true"/>
                <table:data-pilot-member table:name="$22.45" table:display="true" table:show-details="true"/>
                <table:data-pilot-member table:name="$22.46" table:display="true" table:show-details="true"/>
                <table:data-pilot-member table:name="$22.49" table:display="true" table:show-details="true"/>
                <table:data-pilot-member table:name="$22.61" table:display="true" table:show-details="true"/>
                <table:data-pilot-member table:name="$22.62" table:display="true" table:show-details="true"/>
                <table:data-pilot-member table:name="$22.63" table:display="true" table:show-details="true"/>
                <table:data-pilot-member table:name="$22.72" table:display="true" table:show-details="true"/>
                <table:data-pilot-member table:name="$22.74" table:display="true" table:show-details="true"/>
                <table:data-pilot-member table:name="$22.76" table:display="true" table:show-details="true"/>
                <table:data-pilot-member table:name="$22.83" table:display="true" table:show-details="true"/>
                <table:data-pilot-member table:name="$22.84" table:display="true" table:show-details="true"/>
                <table:data-pilot-member table:name="$22.85" table:display="true" table:show-details="true"/>
                <table:data-pilot-member table:name="$22.99" table:display="true" table:show-details="true"/>
                <table:data-pilot-member table:name="$23.05" table:display="true" table:show-details="true"/>
                <table:data-pilot-member table:name="$23.06" table:display="true" table:show-details="true"/>
                <table:data-pilot-member table:name="$23.07" table:display="true" table:show-details="true"/>
                <table:data-pilot-member table:name="$23.09" table:display="true" table:show-details="true"/>
                <table:data-pilot-member table:name="$23.10" table:display="true" table:show-details="true"/>
                <table:data-pilot-member table:name="$23.16" table:display="true" table:show-details="true"/>
                <table:data-pilot-member table:name="$23.68" table:display="true" table:show-details="true"/>
                <table:data-pilot-member table:name="$23.75" table:display="true" table:show-details="true"/>
                <table:data-pilot-member table:name="$23.99" table:display="true" table:show-details="true"/>
                <table:data-pilot-member table:name="$24.06" table:display="true" table:show-details="true"/>
                <table:data-pilot-member table:name="$24.24" table:display="true" table:show-details="true"/>
                <table:data-pilot-member table:name="$24.35" table:display="true" table:show-details="true"/>
                <table:data-pilot-member table:name="$24.39" table:display="true" table:show-details="true"/>
                <table:data-pilot-member table:name="$24.40" table:display="true" table:show-details="true"/>
                <table:data-pilot-member table:name="$24.55" table:display="true" table:show-details="true"/>
                <table:data-pilot-member table:name="$24.81" table:display="true" table:show-details="true"/>
                <table:data-pilot-member table:name="$24.99" table:display="true" table:show-details="true"/>
                <table:data-pilot-member table:name="$25.00" table:display="true" table:show-details="true"/>
                <table:data-pilot-member table:name="$25.14" table:display="true" table:show-details="true"/>
                <table:data-pilot-member table:name="$25.15" table:display="true" table:show-details="true"/>
                <table:data-pilot-member table:name="$25.19" table:display="true" table:show-details="true"/>
                <table:data-pilot-member table:name="$25.27" table:display="true" table:show-details="true"/>
                <table:data-pilot-member table:name="$25.38" table:display="true" table:show-details="true"/>
                <table:data-pilot-member table:name="$25.62" table:display="true" table:show-details="true"/>
                <table:data-pilot-member table:name="$25.75" table:display="true" table:show-details="true"/>
                <table:data-pilot-member table:name="$25.80" table:display="true" table:show-details="true"/>
                <table:data-pilot-member table:name="$25.91" table:display="true" table:show-details="true"/>
                <table:data-pilot-member table:name="$25.99" table:display="true" table:show-details="true"/>
                <table:data-pilot-member table:name="$26.10" table:display="true" table:show-details="true"/>
                <table:data-pilot-member table:name="$26.29" table:display="true" table:show-details="true"/>
                <table:data-pilot-member table:name="$26.37" table:display="true" table:show-details="true"/>
                <table:data-pilot-member table:name="$26.39" table:display="true" table:show-details="true"/>
                <table:data-pilot-member table:name="$26.40" table:display="true" table:show-details="true"/>
                <table:data-pilot-member table:name="$26.88" table:display="true" table:show-details="true"/>
                <table:data-pilot-member table:name="$26.91" table:display="true" table:show-details="true"/>
                <table:data-pilot-member table:name="$26.94" table:display="true" table:show-details="true"/>
                <table:data-pilot-member table:name="$26.95" table:display="true" table:show-details="true"/>
                <table:data-pilot-member table:name="$26.99" table:display="true" table:show-details="true"/>
                <table:data-pilot-member table:name="$27.00" table:display="true" table:show-details="true"/>
                <table:data-pilot-member table:name="$27.10" table:display="true" table:show-details="true"/>
                <table:data-pilot-member table:name="$27.47" table:display="true" table:show-details="true"/>
                <table:data-pilot-member table:name="$27.48" table:display="true" table:show-details="true"/>
                <table:data-pilot-member table:name="$27.93" table:display="true" table:show-details="true"/>
                <table:data-pilot-member table:name="$27.99" table:display="true" table:show-details="true"/>
                <table:data-pilot-member table:name="$28.15" table:display="true" table:show-details="true"/>
                <table:data-pilot-member table:name="$28.34" table:display="true" table:show-details="true"/>
                <table:data-pilot-member table:name="$28.35" table:display="true" table:show-details="true"/>
                <table:data-pilot-member table:name="$28.80" table:display="true" table:show-details="true"/>
                <table:data-pilot-member table:name="$29.44" table:display="true" table:show-details="true"/>
                <table:data-pilot-member table:name="$29.69" table:display="true" table:show-details="true"/>
                <table:data-pilot-member table:name="$29.90" table:display="true" table:show-details="true"/>
                <table:data-pilot-member table:name="$29.97" table:display="true" table:show-details="true"/>
                <table:data-pilot-member table:name="$29.99" table:display="true" table:show-details="true"/>
                <table:data-pilot-member table:name="$30.25" table:display="true" table:show-details="true"/>
                <table:data-pilot-member table:name="$30.35" table:display="true" table:show-details="true"/>
                <table:data-pilot-member table:name="$30.39" table:display="true" table:show-details="true"/>
                <table:data-pilot-member table:name="$30.88" table:display="true" table:show-details="true"/>
                <table:data-pilot-member table:name="$30.99" table:display="true" table:show-details="true"/>
                <table:data-pilot-member table:name="$31.07" table:display="true" table:show-details="true"/>
                <table:data-pilot-member table:name="$31.48" table:display="true" table:show-details="true"/>
                <table:data-pilot-member table:name="$31.49" table:display="true" table:show-details="true"/>
                <table:data-pilot-member table:name="$31.64" table:display="true" table:show-details="true"/>
                <table:data-pilot-member table:name="$31.88" table:display="true" table:show-details="true"/>
                <table:data-pilot-member table:name="$31.99" table:display="true" table:show-details="true"/>
                <table:data-pilot-member table:name="$32.50" table:display="true" table:show-details="true"/>
                <table:data-pilot-member table:name="$32.84" table:display="true" table:show-details="true"/>
                <table:data-pilot-member table:name="$32.95" table:display="true" table:show-details="true"/>
                <table:data-pilot-member table:name="$32.97" table:display="true" table:show-details="true"/>
                <table:data-pilot-member table:name="$32.98" table:display="true" table:show-details="true"/>
                <table:data-pilot-member table:name="$32.99" table:display="true" table:show-details="true"/>
                <table:data-pilot-member table:name="$33.30" table:display="true" table:show-details="true"/>
                <table:data-pilot-member table:name="$33.75" table:display="true" table:show-details="true"/>
                <table:data-pilot-member table:name="$34.19" table:display="true" table:show-details="true"/>
                <table:data-pilot-member table:name="$34.49" table:display="true" table:show-details="true"/>
                <table:data-pilot-member table:name="$34.55" table:display="true" table:show-details="true"/>
                <table:data-pilot-member table:name="$34.56" table:display="true" table:show-details="true"/>
                <table:data-pilot-member table:name="$34.64" table:display="true" table:show-details="true"/>
                <table:data-pilot-member table:name="$34.99" table:display="true" table:show-details="true"/>
                <table:data-pilot-member table:name="$35.00" table:display="true" table:show-details="true"/>
                <table:data-pilot-member table:name="$35.24" table:display="true" table:show-details="true"/>
                <table:data-pilot-member table:name="$35.25" table:display="true" table:show-details="true"/>
                <table:data-pilot-member table:name="$35.36" table:display="true" table:show-details="true"/>
                <table:data-pilot-member table:name="$35.89" table:display="true" table:show-details="true"/>
                <table:data-pilot-member table:name="$35.95" table:display="true" table:show-details="true"/>
                <table:data-pilot-member table:name="$35.98" table:display="true" table:show-details="true"/>
                <table:data-pilot-member table:name="$35.99" table:display="true" table:show-details="true"/>
                <table:data-pilot-member table:name="$36.26" table:display="true" table:show-details="true"/>
                <table:data-pilot-member table:name="$36.49" table:display="true" table:show-details="true"/>
                <table:data-pilot-member table:name="$36.94" table:display="true" table:show-details="true"/>
                <table:data-pilot-member table:name="$36.99" table:display="true" table:show-details="true"/>
                <table:data-pilot-member table:name="$37.26" table:display="true" table:show-details="true"/>
                <table:data-pilot-member table:name="$37.79" table:display="true" table:show-details="true"/>
                <table:data-pilot-member table:name="$39.00" table:display="true" table:show-details="true"/>
                <table:data-pilot-member table:name="$39.45" table:display="true" table:show-details="true"/>
                <table:data-pilot-member table:name="$39.80" table:display="true" table:show-details="true"/>
                <table:data-pilot-member table:name="$39.90" table:display="true" table:show-details="true"/>
                <table:data-pilot-member table:name="$39.95" table:display="true" table:show-details="true"/>
                <table:data-pilot-member table:name="$39.96" table:display="true" table:show-details="true"/>
                <table:data-pilot-member table:name="$39.98" table:display="true" table:show-details="true"/>
                <table:data-pilot-member table:name="$39.99" table:display="true" table:show-details="true"/>
                <table:data-pilot-member table:name="$40.94" table:display="true" table:show-details="true"/>
                <table:data-pilot-member table:name="$40.95" table:display="true" table:show-details="true"/>
                <table:data-pilot-member table:name="$42.09" table:display="true" table:show-details="true"/>
                <table:data-pilot-member table:name="$42.99" table:display="true" table:show-details="true"/>
                <table:data-pilot-member table:name="$44.10" table:display="true" table:show-details="true"/>
                <table:data-pilot-member table:name="$44.36" table:display="true" table:show-details="true"/>
                <table:data-pilot-member table:name="$44.85" table:display="true" table:show-details="true"/>
                <table:data-pilot-member table:name="$45.48" table:display="true" table:show-details="true"/>
                <table:data-pilot-member table:name="$45.99" table:display="true" table:show-details="true"/>
                <table:data-pilot-member table:name="$46.10" table:display="true" table:show-details="true"/>
                <table:data-pilot-member table:name="$46.14" table:display="true" table:show-details="true"/>
                <table:data-pilot-member table:name="$46.18" table:display="true" table:show-details="true"/>
                <table:data-pilot-member table:name="$46.60" table:display="true" table:show-details="true"/>
                <table:data-pilot-member table:name="$47.15" table:display="true" table:show-details="true"/>
                <table:data-pilot-member table:name="$47.84" table:display="true" table:show-details="true"/>
                <table:data-pilot-member table:name="$48.56" table:display="true" table:show-details="true"/>
                <table:data-pilot-member table:name="$48.99" table:display="true" table:show-details="true"/>
                <table:data-pilot-member table:name="$49.98" table:display="true" table:show-details="true"/>
                <table:data-pilot-member table:name="$49.99" table:display="true" table:show-details="true"/>
                <table:data-pilot-member table:name="$50.00" table:display="true" table:show-details="true"/>
                <table:data-pilot-member table:name="$50.38" table:display="true" table:show-details="true"/>
                <table:data-pilot-member table:name="$50.40" table:display="true" table:show-details="true"/>
                <table:data-pilot-member table:name="$50.54" table:display="true" table:show-details="true"/>
                <table:data-pilot-member table:name="$50.76" table:display="true" table:show-details="true"/>
                <table:data-pilot-member table:name="$50.99" table:display="true" table:show-details="true"/>
                <table:data-pilot-member table:name="$52.78" table:display="true" table:show-details="true"/>
                <table:data-pilot-member table:name="$53.96" table:display="true" table:show-details="true"/>
                <table:data-pilot-member table:name="$54.95" table:display="true" table:show-details="true"/>
                <table:data-pilot-member table:name="$54.97" table:display="true" table:show-details="true"/>
                <table:data-pilot-member table:name="$55.98" table:display="true" table:show-details="true"/>
                <table:data-pilot-member table:name="$59.38" table:display="true" table:show-details="true"/>
                <table:data-pilot-member table:name="$59.85" table:display="true" table:show-details="true"/>
                <table:data-pilot-member table:name="$59.90" table:display="true" table:show-details="true"/>
                <table:data-pilot-member table:name="$59.98" table:display="true" table:show-details="true"/>
                <table:data-pilot-member table:name="$59.99" table:display="true" table:show-details="true"/>
                <table:data-pilot-member table:name="$61.98" table:display="true" table:show-details="true"/>
                <table:data-pilot-member table:name="$62.98" table:display="true" table:show-details="true"/>
                <table:data-pilot-member table:name="$63.72" table:display="true" table:show-details="true"/>
                <table:data-pilot-member table:name="$65.00" table:display="true" table:show-details="true"/>
                <table:data-pilot-member table:name="$65.72" table:display="true" table:show-details="true"/>
                <table:data-pilot-member table:name="$67.23" table:display="true" table:show-details="true"/>
                <table:data-pilot-member table:name="$70.02" table:display="true" table:show-details="true"/>
                <table:data-pilot-member table:name="$72.49" table:display="true" table:show-details="true"/>
                <table:data-pilot-member table:name="$74.95" table:display="true" table:show-details="true"/>
                <table:data-pilot-member table:name="$75.60" table:display="true" table:show-details="true"/>
                <table:data-pilot-member table:name="$79.17" table:display="true" table:show-details="true"/>
                <table:data-pilot-member table:name="$79.99" table:display="true" table:show-details="true"/>
                <table:data-pilot-member table:name="$82.00" table:display="true" table:show-details="true"/>
                <table:data-pilot-member table:name="$84.75" table:display="true" table:show-details="true"/>
                <table:data-pilot-member table:name="$84.99" table:display="true" table:show-details="true"/>
                <table:data-pilot-member table:name="$88.00" table:display="true" table:show-details="true"/>
                <table:data-pilot-member table:name="$89.99" table:display="true" table:show-details="true"/>
                <table:data-pilot-member table:name="$91.34" table:display="true" table:show-details="true"/>
                <table:data-pilot-member table:name="$93.24" table:display="true" table:show-details="true"/>
                <table:data-pilot-member table:name="$93.78" table:display="true" table:show-details="true"/>
                <table:data-pilot-member table:name="$93.79" table:display="true" table:show-details="true"/>
                <table:data-pilot-member table:name="$94.11" table:display="true" table:show-details="true"/>
                <table:data-pilot-member table:name="$94.47" table:display="true" table:show-details="true"/>
                <table:data-pilot-member table:name="$95.89" table:display="true" table:show-details="true"/>
                <table:data-pilot-member table:name="$96.67" table:display="true" table:show-details="true"/>
                <table:data-pilot-member table:name="$96.82" table:display="true" table:show-details="true"/>
                <table:data-pilot-member table:name="$99.95" table:display="true" table:show-details="true"/>
                <table:data-pilot-member table:name="$102.80" table:display="true" table:show-details="true"/>
                <table:data-pilot-member table:name="$103.95" table:display="true" table:show-details="true"/>
                <table:data-pilot-member table:name="$104.99" table:display="true" table:show-details="true"/>
                <table:data-pilot-member table:name="$106.31" table:display="true" table:show-details="true"/>
                <table:data-pilot-member table:name="$107.09" table:display="true" table:show-details="true"/>
                <table:data-pilot-member table:name="$109.99" table:display="true" table:show-details="true"/>
                <table:data-pilot-member table:name="$119.99" table:display="true" table:show-details="true"/>
                <table:data-pilot-member table:name="$130.00" table:display="true" table:show-details="true"/>
                <table:data-pilot-member table:name="$139.52" table:display="true" table:show-details="true"/>
                <table:data-pilot-member table:name="$147.38" table:display="true" table:show-details="true"/>
                <table:data-pilot-member table:name="$179.99" table:display="true" table:show-details="true"/>
                <table:data-pilot-member table:name="$180.00" table:display="true" table:show-details="true"/>
                <table:data-pilot-member table:name="$214.18" table:display="true" table:show-details="true"/>
                <table:data-pilot-member table:name="$242.99" table:display="true" table:show-details="true"/>
                <table:data-pilot-member table:name="$299.00" table:display="true" table:show-details="true"/>
                <table:data-pilot-member table:name="$299.99" table:display="true" table:show-details="true"/>
                <table:data-pilot-member table:name="$359.00" table:display="true" table:show-details="true"/>
                <table:data-pilot-member table:name="$429.99" table:display="true" table:show-details="true"/>
                <table:data-pilot-member table:name="$829.00" table:display="true" table:show-details="true"/>
                <table:data-pilot-member table:name="Revenue ($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Data_4'.A1:'Pivot Table_Data_4'.C4" table:buttons="'Pivot Table_Data_4'.A2 'Pivot Table_Data_4'.B1" table:show-filter-button="false" table:drill-down-on-double-click="false">
          <table:source-cell-range table:cell-range-address="Data.A2:Data.E138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ler" table:orientation="row" table:used-hierarchy="0" table:function="auto">
            <table:data-pilot-level table:show-empty="false" calcext:repeat-item-labels="false">
              <table:data-pilot-members>
                <table:data-pilot-member table:name="Amazon.com" table:display="false" table:show-details="true"/>
                <table:data-pilot-member table:name="Third Part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s Shipped" table:orientation="data" table:used-hierarchy="0" table:function="sum">
            <table:data-pilot-level table:show-empty="false" calcext:repeat-item-labels="false">
              <table:data-pilot-members>
                <table:data-pilot-member table:name="-2" table:display="true" table:show-details="true"/>
                <table:data-pilot-member table:name="-1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9" table:display="true" table:show-details="true"/>
                <table:data-pilot-member table:name="15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enue ($)" table:orientation="data" table:used-hierarchy="0" table:function="sum">
            <table:data-pilot-level table:show-empty="false" calcext:repeat-item-labels="false">
              <table:data-pilot-members>
                <table:data-pilot-member table:name="-$30.25" table:display="true" table:show-details="true"/>
                <table:data-pilot-member table:name="-$29.69" table:display="true" table:show-details="true"/>
                <table:data-pilot-member table:name="-$26.39" table:display="true" table:show-details="true"/>
                <table:data-pilot-member table:name="-$25.27" table:display="true" table:show-details="true"/>
                <table:data-pilot-member table:name="-$25.19" table:display="true" table:show-details="true"/>
                <table:data-pilot-member table:name="-$22.74" table:display="true" table:show-details="true"/>
                <table:data-pilot-member table:name="-$19.98" table:display="true" table:show-details="true"/>
                <table:data-pilot-member table:name="-$9.95" table:display="true" table:show-details="true"/>
                <table:data-pilot-member table:name="-$4.95" table:display="true" table:show-details="true"/>
                <table:data-pilot-member table:name="$0.01" table:display="true" table:show-details="true"/>
                <table:data-pilot-member table:name="$0.13" table:display="true" table:show-details="true"/>
                <table:data-pilot-member table:name="$0.15" table:display="true" table:show-details="true"/>
                <table:data-pilot-member table:name="$0.18" table:display="true" table:show-details="true"/>
                <table:data-pilot-member table:name="$0.29" table:display="true" table:show-details="true"/>
                <table:data-pilot-member table:name="$0.49" table:display="true" table:show-details="true"/>
                <table:data-pilot-member table:name="$0.69" table:display="true" table:show-details="true"/>
                <table:data-pilot-member table:name="$0.75" table:display="true" table:show-details="true"/>
                <table:data-pilot-member table:name="$0.79" table:display="true" table:show-details="true"/>
                <table:data-pilot-member table:name="$0.80" table:display="true" table:show-details="true"/>
                <table:data-pilot-member table:name="$0.88" table:display="true" table:show-details="true"/>
                <table:data-pilot-member table:name="$0.89" table:display="true" table:show-details="true"/>
                <table:data-pilot-member table:name="$0.93" table:display="true" table:show-details="true"/>
                <table:data-pilot-member table:name="$0.95" table:display="true" table:show-details="true"/>
                <table:data-pilot-member table:name="$0.96" table:display="true" table:show-details="true"/>
                <table:data-pilot-member table:name="$0.99" table:display="true" table:show-details="true"/>
                <table:data-pilot-member table:name="$1.10" table:display="true" table:show-details="true"/>
                <table:data-pilot-member table:name="$1.25" table:display="true" table:show-details="true"/>
                <table:data-pilot-member table:name="$1.29" table:display="true" table:show-details="true"/>
                <table:data-pilot-member table:name="$1.39" table:display="true" table:show-details="true"/>
                <table:data-pilot-member table:name="$1.54" table:display="true" table:show-details="true"/>
                <table:data-pilot-member table:name="$1.59" table:display="true" table:show-details="true"/>
                <table:data-pilot-member table:name="$1.69" table:display="true" table:show-details="true"/>
                <table:data-pilot-member table:name="$1.83" table:display="true" table:show-details="true"/>
                <table:data-pilot-member table:name="$1.98" table:display="true" table:show-details="true"/>
                <table:data-pilot-member table:name="$1.99" table:display="true" table:show-details="true"/>
                <table:data-pilot-member table:name="$2.00" table:display="true" table:show-details="true"/>
                <table:data-pilot-member table:name="$2.05" table:display="true" table:show-details="true"/>
                <table:data-pilot-member table:name="$2.29" table:display="true" table:show-details="true"/>
                <table:data-pilot-member table:name="$2.33" table:display="true" table:show-details="true"/>
                <table:data-pilot-member table:name="$2.36" table:display="true" table:show-details="true"/>
                <table:data-pilot-member table:name="$2.39" table:display="true" table:show-details="true"/>
                <table:data-pilot-member table:name="$2.49" table:display="true" table:show-details="true"/>
                <table:data-pilot-member table:name="$2.50" table:display="true" table:show-details="true"/>
                <table:data-pilot-member table:name="$2.55" table:display="true" table:show-details="true"/>
                <table:data-pilot-member table:name="$2.58" table:display="true" table:show-details="true"/>
                <table:data-pilot-member table:name="$2.68" table:display="true" table:show-details="true"/>
                <table:data-pilot-member table:name="$2.78" table:display="true" table:show-details="true"/>
                <table:data-pilot-member table:name="$2.87" table:display="true" table:show-details="true"/>
                <table:data-pilot-member table:name="$2.88" table:display="true" table:show-details="true"/>
                <table:data-pilot-member table:name="$2.99" table:display="true" table:show-details="true"/>
                <table:data-pilot-member table:name="$3.00" table:display="true" table:show-details="true"/>
                <table:data-pilot-member table:name="$3.05" table:display="true" table:show-details="true"/>
                <table:data-pilot-member table:name="$3.21" table:display="true" table:show-details="true"/>
                <table:data-pilot-member table:name="$3.40" table:display="true" table:show-details="true"/>
                <table:data-pilot-member table:name="$3.49" table:display="true" table:show-details="true"/>
                <table:data-pilot-member table:name="$3.50" table:display="true" table:show-details="true"/>
                <table:data-pilot-member table:name="$3.60" table:display="true" table:show-details="true"/>
                <table:data-pilot-member table:name="$3.62" table:display="true" table:show-details="true"/>
                <table:data-pilot-member table:name="$3.74" table:display="true" table:show-details="true"/>
                <table:data-pilot-member table:name="$3.86" table:display="true" table:show-details="true"/>
                <table:data-pilot-member table:name="$3.89" table:display="true" table:show-details="true"/>
                <table:data-pilot-member table:name="$3.95" table:display="true" table:show-details="true"/>
                <table:data-pilot-member table:name="$3.97" table:display="true" table:show-details="true"/>
                <table:data-pilot-member table:name="$3.98" table:display="true" table:show-details="true"/>
                <table:data-pilot-member table:name="$3.99" table:display="true" table:show-details="true"/>
                <table:data-pilot-member table:name="$4.00" table:display="true" table:show-details="true"/>
                <table:data-pilot-member table:name="$4.01" table:display="true" table:show-details="true"/>
                <table:data-pilot-member table:name="$4.07" table:display="true" table:show-details="true"/>
                <table:data-pilot-member table:name="$4.21" table:display="true" table:show-details="true"/>
                <table:data-pilot-member table:name="$4.22" table:display="true" table:show-details="true"/>
                <table:data-pilot-member table:name="$4.24" table:display="true" table:show-details="true"/>
                <table:data-pilot-member table:name="$4.29" table:display="true" table:show-details="true"/>
                <table:data-pilot-member table:name="$4.30" table:display="true" table:show-details="true"/>
                <table:data-pilot-member table:name="$4.41" table:display="true" table:show-details="true"/>
                <table:data-pilot-member table:name="$4.47" table:display="true" table:show-details="true"/>
                <table:data-pilot-member table:name="$4.49" table:display="true" table:show-details="true"/>
                <table:data-pilot-member table:name="$4.50" table:display="true" table:show-details="true"/>
                <table:data-pilot-member table:name="$4.79" table:display="true" table:show-details="true"/>
                <table:data-pilot-member table:name="$4.80" table:display="true" table:show-details="true"/>
                <table:data-pilot-member table:name="$4.84" table:display="true" table:show-details="true"/>
                <table:data-pilot-member table:name="$4.95" table:display="true" table:show-details="true"/>
                <table:data-pilot-member table:name="$4.96" table:display="true" table:show-details="true"/>
                <table:data-pilot-member table:name="$4.98" table:display="true" table:show-details="true"/>
                <table:data-pilot-member table:name="$4.99" table:display="true" table:show-details="true"/>
                <table:data-pilot-member table:name="$5.00" table:display="true" table:show-details="true"/>
                <table:data-pilot-member table:name="$5.24" table:display="true" table:show-details="true"/>
                <table:data-pilot-member table:name="$5.25" table:display="true" table:show-details="true"/>
                <table:data-pilot-member table:name="$5.30" table:display="true" table:show-details="true"/>
                <table:data-pilot-member table:name="$5.50" table:display="true" table:show-details="true"/>
                <table:data-pilot-member table:name="$5.58" table:display="true" table:show-details="true"/>
                <table:data-pilot-member table:name="$5.68" table:display="true" table:show-details="true"/>
                <table:data-pilot-member table:name="$5.72" table:display="true" table:show-details="true"/>
                <table:data-pilot-member table:name="$5.78" table:display="true" table:show-details="true"/>
                <table:data-pilot-member table:name="$5.95" table:display="true" table:show-details="true"/>
                <table:data-pilot-member table:name="$5.98" table:display="true" table:show-details="true"/>
                <table:data-pilot-member table:name="$5.99" table:display="true" table:show-details="true"/>
                <table:data-pilot-member table:name="$6.00" table:display="true" table:show-details="true"/>
                <table:data-pilot-member table:name="$6.06" table:display="true" table:show-details="true"/>
                <table:data-pilot-member table:name="$6.12" table:display="true" table:show-details="true"/>
                <table:data-pilot-member table:name="$6.25" table:display="true" table:show-details="true"/>
                <table:data-pilot-member table:name="$6.39" table:display="true" table:show-details="true"/>
                <table:data-pilot-member table:name="$6.49" table:display="true" table:show-details="true"/>
                <table:data-pilot-member table:name="$6.58" table:display="true" table:show-details="true"/>
                <table:data-pilot-member table:name="$6.59" table:display="true" table:show-details="true"/>
                <table:data-pilot-member table:name="$6.64" table:display="true" table:show-details="true"/>
                <table:data-pilot-member table:name="$6.66" table:display="true" table:show-details="true"/>
                <table:data-pilot-member table:name="$6.69" table:display="true" table:show-details="true"/>
                <table:data-pilot-member table:name="$6.73" table:display="true" table:show-details="true"/>
                <table:data-pilot-member table:name="$6.75" table:display="true" table:show-details="true"/>
                <table:data-pilot-member table:name="$6.76" table:display="true" table:show-details="true"/>
                <table:data-pilot-member table:name="$6.95" table:display="true" table:show-details="true"/>
                <table:data-pilot-member table:name="$6.96" table:display="true" table:show-details="true"/>
                <table:data-pilot-member table:name="$6.98" table:display="true" table:show-details="true"/>
                <table:data-pilot-member table:name="$6.99" table:display="true" table:show-details="true"/>
                <table:data-pilot-member table:name="$7.00" table:display="true" table:show-details="true"/>
                <table:data-pilot-member table:name="$7.02" table:display="true" table:show-details="true"/>
                <table:data-pilot-member table:name="$7.20" table:display="true" table:show-details="true"/>
                <table:data-pilot-member table:name="$7.22" table:display="true" table:show-details="true"/>
                <table:data-pilot-member table:name="$7.27" table:display="true" table:show-details="true"/>
                <table:data-pilot-member table:name="$7.47" table:display="true" table:show-details="true"/>
                <table:data-pilot-member table:name="$7.49" table:display="true" table:show-details="true"/>
                <table:data-pilot-member table:name="$7.50" table:display="true" table:show-details="true"/>
                <table:data-pilot-member table:name="$7.63" table:display="true" table:show-details="true"/>
                <table:data-pilot-member table:name="$7.64" table:display="true" table:show-details="true"/>
                <table:data-pilot-member table:name="$7.81" table:display="true" table:show-details="true"/>
                <table:data-pilot-member table:name="$7.96" table:display="true" table:show-details="true"/>
                <table:data-pilot-member table:name="$7.97" table:display="true" table:show-details="true"/>
                <table:data-pilot-member table:name="$7.98" table:display="true" table:show-details="true"/>
                <table:data-pilot-member table:name="$7.99" table:display="true" table:show-details="true"/>
                <table:data-pilot-member table:name="$8.11" table:display="true" table:show-details="true"/>
                <table:data-pilot-member table:name="$8.25" table:display="true" table:show-details="true"/>
                <table:data-pilot-member table:name="$8.33" table:display="true" table:show-details="true"/>
                <table:data-pilot-member table:name="$8.34" table:display="true" table:show-details="true"/>
                <table:data-pilot-member table:name="$8.50" table:display="true" table:show-details="true"/>
                <table:data-pilot-member table:name="$8.59" table:display="true" table:show-details="true"/>
                <table:data-pilot-member table:name="$8.65" table:display="true" table:show-details="true"/>
                <table:data-pilot-member table:name="$8.70" table:display="true" table:show-details="true"/>
                <table:data-pilot-member table:name="$8.90" table:display="true" table:show-details="true"/>
                <table:data-pilot-member table:name="$8.92" table:display="true" table:show-details="true"/>
                <table:data-pilot-member table:name="$8.97" table:display="true" table:show-details="true"/>
                <table:data-pilot-member table:name="$8.99" table:display="true" table:show-details="true"/>
                <table:data-pilot-member table:name="$9.00" table:display="true" table:show-details="true"/>
                <table:data-pilot-member table:name="$9.04" table:display="true" table:show-details="true"/>
                <table:data-pilot-member table:name="$9.05" table:display="true" table:show-details="true"/>
                <table:data-pilot-member table:name="$9.32" table:display="true" table:show-details="true"/>
                <table:data-pilot-member table:name="$9.37" table:display="true" table:show-details="true"/>
                <table:data-pilot-member table:name="$9.44" table:display="true" table:show-details="true"/>
                <table:data-pilot-member table:name="$9.45" table:display="true" table:show-details="true"/>
                <table:data-pilot-member table:name="$9.49" table:display="true" table:show-details="true"/>
                <table:data-pilot-member table:name="$9.56" table:display="true" table:show-details="true"/>
                <table:data-pilot-member table:name="$9.58" table:display="true" table:show-details="true"/>
                <table:data-pilot-member table:name="$9.60" table:display="true" table:show-details="true"/>
                <table:data-pilot-member table:name="$9.63" table:display="true" table:show-details="true"/>
                <table:data-pilot-member table:name="$9.69" table:display="true" table:show-details="true"/>
                <table:data-pilot-member table:name="$9.72" table:display="true" table:show-details="true"/>
                <table:data-pilot-member table:name="$9.74" table:display="true" table:show-details="true"/>
                <table:data-pilot-member table:name="$9.75" table:display="true" table:show-details="true"/>
                <table:data-pilot-member table:name="$9.79" table:display="true" table:show-details="true"/>
                <table:data-pilot-member table:name="$9.81" table:display="true" table:show-details="true"/>
                <table:data-pilot-member table:name="$9.82" table:display="true" table:show-details="true"/>
                <table:data-pilot-member table:name="$9.83" table:display="true" table:show-details="true"/>
                <table:data-pilot-member table:name="$9.88" table:display="true" table:show-details="true"/>
                <table:data-pilot-member table:name="$9.89" table:display="true" table:show-details="true"/>
                <table:data-pilot-member table:name="$9.90" table:display="true" table:show-details="true"/>
                <table:data-pilot-member table:name="$9.95" table:display="true" table:show-details="true"/>
                <table:data-pilot-member table:name="$9.97" table:display="true" table:show-details="true"/>
                <table:data-pilot-member table:name="$9.98" table:display="true" table:show-details="true"/>
                <table:data-pilot-member table:name="$9.99" table:display="true" table:show-details="true"/>
                <table:data-pilot-member table:name="$10.00" table:display="true" table:show-details="true"/>
                <table:data-pilot-member table:name="$10.17" table:display="true" table:show-details="true"/>
                <table:data-pilot-member table:name="$10.19" table:display="true" table:show-details="true"/>
                <table:data-pilot-member table:name="$10.20" table:display="true" table:show-details="true"/>
                <table:data-pilot-member table:name="$10.36" table:display="true" table:show-details="true"/>
                <table:data-pilot-member table:name="$10.39" table:display="true" table:show-details="true"/>
                <table:data-pilot-member table:name="$10.47" table:display="true" table:show-details="true"/>
                <table:data-pilot-member table:name="$10.49" table:display="true" table:show-details="true"/>
                <table:data-pilot-member table:name="$10.78" table:display="true" table:show-details="true"/>
                <table:data-pilot-member table:name="$10.84" table:display="true" table:show-details="true"/>
                <table:data-pilot-member table:name="$10.85" table:display="true" table:show-details="true"/>
                <table:data-pilot-member table:name="$10.87" table:display="true" table:show-details="true"/>
                <table:data-pilot-member table:name="$10.88" table:display="true" table:show-details="true"/>
                <table:data-pilot-member table:name="$10.94" table:display="true" table:show-details="true"/>
                <table:data-pilot-member table:name="$10.95" table:display="true" table:show-details="true"/>
                <table:data-pilot-member table:name="$10.97" table:display="true" table:show-details="true"/>
                <table:data-pilot-member table:name="$10.98" table:display="true" table:show-details="true"/>
                <table:data-pilot-member table:name="$10.99" table:display="true" table:show-details="true"/>
                <table:data-pilot-member table:name="$11.00" table:display="true" table:show-details="true"/>
                <table:data-pilot-member table:name="$11.04" table:display="true" table:show-details="true"/>
                <table:data-pilot-member table:name="$11.14" table:display="true" table:show-details="true"/>
                <table:data-pilot-member table:name="$11.16" table:display="true" table:show-details="true"/>
                <table:data-pilot-member table:name="$11.22" table:display="true" table:show-details="true"/>
                <table:data-pilot-member table:name="$11.31" table:display="true" table:show-details="true"/>
                <table:data-pilot-member table:name="$11.49" table:display="true" table:show-details="true"/>
                <table:data-pilot-member table:name="$11.53" table:display="true" table:show-details="true"/>
                <table:data-pilot-member table:name="$11.55" table:display="true" table:show-details="true"/>
                <table:data-pilot-member table:name="$11.56" table:display="true" table:show-details="true"/>
                <table:data-pilot-member table:name="$11.62" table:display="true" table:show-details="true"/>
                <table:data-pilot-member table:name="$11.67" table:display="true" table:show-details="true"/>
                <table:data-pilot-member table:name="$11.73" table:display="true" table:show-details="true"/>
                <table:data-pilot-member table:name="$11.75" table:display="true" table:show-details="true"/>
                <table:data-pilot-member table:name="$11.78" table:display="true" table:show-details="true"/>
                <table:data-pilot-member table:name="$11.85" table:display="true" table:show-details="true"/>
                <table:data-pilot-member table:name="$11.86" table:display="true" table:show-details="true"/>
                <table:data-pilot-member table:name="$11.97" table:display="true" table:show-details="true"/>
                <table:data-pilot-member table:name="$11.98" table:display="true" table:show-details="true"/>
                <table:data-pilot-member table:name="$11.99" table:display="true" table:show-details="true"/>
                <table:data-pilot-member table:name="$12.00" table:display="true" table:show-details="true"/>
                <table:data-pilot-member table:name="$12.09" table:display="true" table:show-details="true"/>
                <table:data-pilot-member table:name="$12.16" table:display="true" table:show-details="true"/>
                <table:data-pilot-member table:name="$12.21" table:display="true" table:show-details="true"/>
                <table:data-pilot-member table:name="$12.23" table:display="true" table:show-details="true"/>
                <table:data-pilot-member table:name="$12.24" table:display="true" table:show-details="true"/>
                <table:data-pilot-member table:name="$12.47" table:display="true" table:show-details="true"/>
                <table:data-pilot-member table:name="$12.49" table:display="true" table:show-details="true"/>
                <table:data-pilot-member table:name="$12.54" table:display="true" table:show-details="true"/>
                <table:data-pilot-member table:name="$12.57" table:display="true" table:show-details="true"/>
                <table:data-pilot-member table:name="$12.63" table:display="true" table:show-details="true"/>
                <table:data-pilot-member table:name="$12.71" table:display="true" table:show-details="true"/>
                <table:data-pilot-member table:name="$12.72" table:display="true" table:show-details="true"/>
                <table:data-pilot-member table:name="$12.81" table:display="true" table:show-details="true"/>
                <table:data-pilot-member table:name="$12.85" table:display="true" table:show-details="true"/>
                <table:data-pilot-member table:name="$12.89" table:display="true" table:show-details="true"/>
                <table:data-pilot-member table:name="$12.94" table:display="true" table:show-details="true"/>
                <table:data-pilot-member table:name="$12.95" table:display="true" table:show-details="true"/>
                <table:data-pilot-member table:name="$12.96" table:display="true" table:show-details="true"/>
                <table:data-pilot-member table:name="$12.98" table:display="true" table:show-details="true"/>
                <table:data-pilot-member table:name="$12.99" table:display="true" table:show-details="true"/>
                <table:data-pilot-member table:name="$13.07" table:display="true" table:show-details="true"/>
                <table:data-pilot-member table:name="$13.16" table:display="true" table:show-details="true"/>
                <table:data-pilot-member table:name="$13.18" table:display="true" table:show-details="true"/>
                <table:data-pilot-member table:name="$13.22" table:display="true" table:show-details="true"/>
                <table:data-pilot-member table:name="$13.28" table:display="true" table:show-details="true"/>
                <table:data-pilot-member table:name="$13.29" table:display="true" table:show-details="true"/>
                <table:data-pilot-member table:name="$13.46" table:display="true" table:show-details="true"/>
                <table:data-pilot-member table:name="$13.48" table:display="true" table:show-details="true"/>
                <table:data-pilot-member table:name="$13.49" table:display="true" table:show-details="true"/>
                <table:data-pilot-member table:name="$13.50" table:display="true" table:show-details="true"/>
                <table:data-pilot-member table:name="$13.57" table:display="true" table:show-details="true"/>
                <table:data-pilot-member table:name="$13.59" table:display="true" table:show-details="true"/>
                <table:data-pilot-member table:name="$13.60" table:display="true" table:show-details="true"/>
                <table:data-pilot-member table:name="$13.61" table:display="true" table:show-details="true"/>
                <table:data-pilot-member table:name="$13.65" table:display="true" table:show-details="true"/>
                <table:data-pilot-member table:name="$13.88" table:display="true" table:show-details="true"/>
                <table:data-pilot-member table:name="$13.89" table:display="true" table:show-details="true"/>
                <table:data-pilot-member table:name="$13.92" table:display="true" table:show-details="true"/>
                <table:data-pilot-member table:name="$13.95" table:display="true" table:show-details="true"/>
                <table:data-pilot-member table:name="$13.98" table:display="true" table:show-details="true"/>
                <table:data-pilot-member table:name="$13.99" table:display="true" table:show-details="true"/>
                <table:data-pilot-member table:name="$14.00" table:display="true" table:show-details="true"/>
                <table:data-pilot-member table:name="$14.11" table:display="true" table:show-details="true"/>
                <table:data-pilot-member table:name="$14.17" table:display="true" table:show-details="true"/>
                <table:data-pilot-member table:name="$14.20" table:display="true" table:show-details="true"/>
                <table:data-pilot-member table:name="$14.27" table:display="true" table:show-details="true"/>
                <table:data-pilot-member table:name="$14.29" table:display="true" table:show-details="true"/>
                <table:data-pilot-member table:name="$14.33" table:display="true" table:show-details="true"/>
                <table:data-pilot-member table:name="$14.35" table:display="true" table:show-details="true"/>
                <table:data-pilot-member table:name="$14.40" table:display="true" table:show-details="true"/>
                <table:data-pilot-member table:name="$14.45" table:display="true" table:show-details="true"/>
                <table:data-pilot-member table:name="$14.54" table:display="true" table:show-details="true"/>
                <table:data-pilot-member table:name="$14.61" table:display="true" table:show-details="true"/>
                <table:data-pilot-member table:name="$14.65" table:display="true" table:show-details="true"/>
                <table:data-pilot-member table:name="$14.66" table:display="true" table:show-details="true"/>
                <table:data-pilot-member table:name="$14.82" table:display="true" table:show-details="true"/>
                <table:data-pilot-member table:name="$14.90" table:display="true" table:show-details="true"/>
                <table:data-pilot-member table:name="$14.94" table:display="true" table:show-details="true"/>
                <table:data-pilot-member table:name="$14.95" table:display="true" table:show-details="true"/>
                <table:data-pilot-member table:name="$14.98" table:display="true" table:show-details="true"/>
                <table:data-pilot-member table:name="$14.99" table:display="true" table:show-details="true"/>
                <table:data-pilot-member table:name="$15.00" table:display="true" table:show-details="true"/>
                <table:data-pilot-member table:name="$15.18" table:display="true" table:show-details="true"/>
                <table:data-pilot-member table:name="$15.22" table:display="true" table:show-details="true"/>
                <table:data-pilot-member table:name="$15.39" table:display="true" table:show-details="true"/>
                <table:data-pilot-member table:name="$15.47" table:display="true" table:show-details="true"/>
                <table:data-pilot-member table:name="$15.49" table:display="true" table:show-details="true"/>
                <table:data-pilot-member table:name="$15.52" table:display="true" table:show-details="true"/>
                <table:data-pilot-member table:name="$15.57" table:display="true" table:show-details="true"/>
                <table:data-pilot-member table:name="$15.60" table:display="true" table:show-details="true"/>
                <table:data-pilot-member table:name="$15.68" table:display="true" table:show-details="true"/>
                <table:data-pilot-member table:name="$15.74" table:display="true" table:show-details="true"/>
                <table:data-pilot-member table:name="$15.84" table:display="true" table:show-details="true"/>
                <table:data-pilot-member table:name="$15.89" table:display="true" table:show-details="true"/>
                <table:data-pilot-member table:name="$15.95" table:display="true" table:show-details="true"/>
                <table:data-pilot-member table:name="$15.98" table:display="true" table:show-details="true"/>
                <table:data-pilot-member table:name="$15.99" table:display="true" table:show-details="true"/>
                <table:data-pilot-member table:name="$16.15" table:display="true" table:show-details="true"/>
                <table:data-pilot-member table:name="$16.17" table:display="true" table:show-details="true"/>
                <table:data-pilot-member table:name="$16.23" table:display="true" table:show-details="true"/>
                <table:data-pilot-member table:name="$16.25" table:display="true" table:show-details="true"/>
                <table:data-pilot-member table:name="$16.45" table:display="true" table:show-details="true"/>
                <table:data-pilot-member table:name="$16.47" table:display="true" table:show-details="true"/>
                <table:data-pilot-member table:name="$16.49" table:display="true" table:show-details="true"/>
                <table:data-pilot-member table:name="$16.50" table:display="true" table:show-details="true"/>
                <table:data-pilot-member table:name="$16.59" table:display="true" table:show-details="true"/>
                <table:data-pilot-member table:name="$16.65" table:display="true" table:show-details="true"/>
                <table:data-pilot-member table:name="$16.67" table:display="true" table:show-details="true"/>
                <table:data-pilot-member table:name="$16.73" table:display="true" table:show-details="true"/>
                <table:data-pilot-member table:name="$16.95" table:display="true" table:show-details="true"/>
                <table:data-pilot-member table:name="$16.98" table:display="true" table:show-details="true"/>
                <table:data-pilot-member table:name="$16.99" table:display="true" table:show-details="true"/>
                <table:data-pilot-member table:name="$17.08" table:display="true" table:show-details="true"/>
                <table:data-pilot-member table:name="$17.13" table:display="true" table:show-details="true"/>
                <table:data-pilot-member table:name="$17.20" table:display="true" table:show-details="true"/>
                <table:data-pilot-member table:name="$17.54" table:display="true" table:show-details="true"/>
                <table:data-pilot-member table:name="$17.72" table:display="true" table:show-details="true"/>
                <table:data-pilot-member table:name="$17.80" table:display="true" table:show-details="true"/>
                <table:data-pilot-member table:name="$17.97" table:display="true" table:show-details="true"/>
                <table:data-pilot-member table:name="$17.98" table:display="true" table:show-details="true"/>
                <table:data-pilot-member table:name="$17.99" table:display="true" table:show-details="true"/>
                <table:data-pilot-member table:name="$18.00" table:display="true" table:show-details="true"/>
                <table:data-pilot-member table:name="$18.09" table:display="true" table:show-details="true"/>
                <table:data-pilot-member table:name="$18.10" table:display="true" table:show-details="true"/>
                <table:data-pilot-member table:name="$18.21" table:display="true" table:show-details="true"/>
                <table:data-pilot-member table:name="$18.41" table:display="true" table:show-details="true"/>
                <table:data-pilot-member table:name="$18.45" table:display="true" table:show-details="true"/>
                <table:data-pilot-member table:name="$18.55" table:display="true" table:show-details="true"/>
                <table:data-pilot-member table:name="$18.64" table:display="true" table:show-details="true"/>
                <table:data-pilot-member table:name="$18.75" table:display="true" table:show-details="true"/>
                <table:data-pilot-member table:name="$18.85" table:display="true" table:show-details="true"/>
                <table:data-pilot-member table:name="$18.88" table:display="true" table:show-details="true"/>
                <table:data-pilot-member table:name="$18.89" table:display="true" table:show-details="true"/>
                <table:data-pilot-member table:name="$18.91" table:display="true" table:show-details="true"/>
                <table:data-pilot-member table:name="$18.97" table:display="true" table:show-details="true"/>
                <table:data-pilot-member table:name="$18.98" table:display="true" table:show-details="true"/>
                <table:data-pilot-member table:name="$18.99" table:display="true" table:show-details="true"/>
                <table:data-pilot-member table:name="$19.00" table:display="true" table:show-details="true"/>
                <table:data-pilot-member table:name="$19.24" table:display="true" table:show-details="true"/>
                <table:data-pilot-member table:name="$19.30" table:display="true" table:show-details="true"/>
                <table:data-pilot-member table:name="$19.41" table:display="true" table:show-details="true"/>
                <table:data-pilot-member table:name="$19.42" table:display="true" table:show-details="true"/>
                <table:data-pilot-member table:name="$19.47" table:display="true" table:show-details="true"/>
                <table:data-pilot-member table:name="$19.49" table:display="true" table:show-details="true"/>
                <table:data-pilot-member table:name="$19.65" table:display="true" table:show-details="true"/>
                <table:data-pilot-member table:name="$19.68" table:display="true" table:show-details="true"/>
                <table:data-pilot-member table:name="$19.71" table:display="true" table:show-details="true"/>
                <table:data-pilot-member table:name="$19.77" table:display="true" table:show-details="true"/>
                <table:data-pilot-member table:name="$19.79" table:display="true" table:show-details="true"/>
                <table:data-pilot-member table:name="$19.80" table:display="true" table:show-details="true"/>
                <table:data-pilot-member table:name="$19.95" table:display="true" table:show-details="true"/>
                <table:data-pilot-member table:name="$19.98" table:display="true" table:show-details="true"/>
                <table:data-pilot-member table:name="$19.99" table:display="true" table:show-details="true"/>
                <table:data-pilot-member table:name="$20.06" table:display="true" table:show-details="true"/>
                <table:data-pilot-member table:name="$20.25" table:display="true" table:show-details="true"/>
                <table:data-pilot-member table:name="$20.32" table:display="true" table:show-details="true"/>
                <table:data-pilot-member table:name="$20.34" table:display="true" table:show-details="true"/>
                <table:data-pilot-member table:name="$20.52" table:display="true" table:show-details="true"/>
                <table:data-pilot-member table:name="$20.97" table:display="true" table:show-details="true"/>
                <table:data-pilot-member table:name="$20.99" table:display="true" table:show-details="true"/>
                <table:data-pilot-member table:name="$21.11" table:display="true" table:show-details="true"/>
                <table:data-pilot-member table:name="$21.14" table:display="true" table:show-details="true"/>
                <table:data-pilot-member table:name="$21.22" table:display="true" table:show-details="true"/>
                <table:data-pilot-member table:name="$21.25" table:display="true" table:show-details="true"/>
                <table:data-pilot-member table:name="$21.49" table:display="true" table:show-details="true"/>
                <table:data-pilot-member table:name="$21.66" table:display="true" table:show-details="true"/>
                <table:data-pilot-member table:name="$21.69" table:display="true" table:show-details="true"/>
                <table:data-pilot-member table:name="$21.70" table:display="true" table:show-details="true"/>
                <table:data-pilot-member table:name="$21.72" table:display="true" table:show-details="true"/>
                <table:data-pilot-member table:name="$21.85" table:display="true" table:show-details="true"/>
                <table:data-pilot-member table:name="$21.86" table:display="true" table:show-details="true"/>
                <table:data-pilot-member table:name="$21.90" table:display="true" table:show-details="true"/>
                <table:data-pilot-member table:name="$21.92" table:display="true" table:show-details="true"/>
                <table:data-pilot-member table:name="$21.93" table:display="true" table:show-details="true"/>
                <table:data-pilot-member table:name="$21.99" table:display="true" table:show-details="true"/>
                <table:data-pilot-member table:name="$22.06" table:display="true" table:show-details="true"/>
                <table:data-pilot-member table:name="$22.33" table:display="true" table:show-details="true"/>
                <table:data-pilot-member table:name="$22.45" table:display="true" table:show-details="true"/>
                <table:data-pilot-member table:name="$22.46" table:display="true" table:show-details="true"/>
                <table:data-pilot-member table:name="$22.49" table:display="true" table:show-details="true"/>
                <table:data-pilot-member table:name="$22.61" table:display="true" table:show-details="true"/>
                <table:data-pilot-member table:name="$22.62" table:display="true" table:show-details="true"/>
                <table:data-pilot-member table:name="$22.63" table:display="true" table:show-details="true"/>
                <table:data-pilot-member table:name="$22.72" table:display="true" table:show-details="true"/>
                <table:data-pilot-member table:name="$22.74" table:display="true" table:show-details="true"/>
                <table:data-pilot-member table:name="$22.76" table:display="true" table:show-details="true"/>
                <table:data-pilot-member table:name="$22.83" table:display="true" table:show-details="true"/>
                <table:data-pilot-member table:name="$22.84" table:display="true" table:show-details="true"/>
                <table:data-pilot-member table:name="$22.85" table:display="true" table:show-details="true"/>
                <table:data-pilot-member table:name="$22.99" table:display="true" table:show-details="true"/>
                <table:data-pilot-member table:name="$23.05" table:display="true" table:show-details="true"/>
                <table:data-pilot-member table:name="$23.06" table:display="true" table:show-details="true"/>
                <table:data-pilot-member table:name="$23.07" table:display="true" table:show-details="true"/>
                <table:data-pilot-member table:name="$23.09" table:display="true" table:show-details="true"/>
                <table:data-pilot-member table:name="$23.10" table:display="true" table:show-details="true"/>
                <table:data-pilot-member table:name="$23.16" table:display="true" table:show-details="true"/>
                <table:data-pilot-member table:name="$23.68" table:display="true" table:show-details="true"/>
                <table:data-pilot-member table:name="$23.75" table:display="true" table:show-details="true"/>
                <table:data-pilot-member table:name="$23.99" table:display="true" table:show-details="true"/>
                <table:data-pilot-member table:name="$24.06" table:display="true" table:show-details="true"/>
                <table:data-pilot-member table:name="$24.24" table:display="true" table:show-details="true"/>
                <table:data-pilot-member table:name="$24.35" table:display="true" table:show-details="true"/>
                <table:data-pilot-member table:name="$24.39" table:display="true" table:show-details="true"/>
                <table:data-pilot-member table:name="$24.40" table:display="true" table:show-details="true"/>
                <table:data-pilot-member table:name="$24.55" table:display="true" table:show-details="true"/>
                <table:data-pilot-member table:name="$24.81" table:display="true" table:show-details="true"/>
                <table:data-pilot-member table:name="$24.99" table:display="true" table:show-details="true"/>
                <table:data-pilot-member table:name="$25.00" table:display="true" table:show-details="true"/>
                <table:data-pilot-member table:name="$25.14" table:display="true" table:show-details="true"/>
                <table:data-pilot-member table:name="$25.15" table:display="true" table:show-details="true"/>
                <table:data-pilot-member table:name="$25.19" table:display="true" table:show-details="true"/>
                <table:data-pilot-member table:name="$25.27" table:display="true" table:show-details="true"/>
                <table:data-pilot-member table:name="$25.38" table:display="true" table:show-details="true"/>
                <table:data-pilot-member table:name="$25.62" table:display="true" table:show-details="true"/>
                <table:data-pilot-member table:name="$25.75" table:display="true" table:show-details="true"/>
                <table:data-pilot-member table:name="$25.80" table:display="true" table:show-details="true"/>
                <table:data-pilot-member table:name="$25.91" table:display="true" table:show-details="true"/>
                <table:data-pilot-member table:name="$25.99" table:display="true" table:show-details="true"/>
                <table:data-pilot-member table:name="$26.10" table:display="true" table:show-details="true"/>
                <table:data-pilot-member table:name="$26.29" table:display="true" table:show-details="true"/>
                <table:data-pilot-member table:name="$26.37" table:display="true" table:show-details="true"/>
                <table:data-pilot-member table:name="$26.39" table:display="true" table:show-details="true"/>
                <table:data-pilot-member table:name="$26.40" table:display="true" table:show-details="true"/>
                <table:data-pilot-member table:name="$26.88" table:display="true" table:show-details="true"/>
                <table:data-pilot-member table:name="$26.91" table:display="true" table:show-details="true"/>
                <table:data-pilot-member table:name="$26.94" table:display="true" table:show-details="true"/>
                <table:data-pilot-member table:name="$26.95" table:display="true" table:show-details="true"/>
                <table:data-pilot-member table:name="$26.99" table:display="true" table:show-details="true"/>
                <table:data-pilot-member table:name="$27.00" table:display="true" table:show-details="true"/>
                <table:data-pilot-member table:name="$27.10" table:display="true" table:show-details="true"/>
                <table:data-pilot-member table:name="$27.47" table:display="true" table:show-details="true"/>
                <table:data-pilot-member table:name="$27.48" table:display="true" table:show-details="true"/>
                <table:data-pilot-member table:name="$27.93" table:display="true" table:show-details="true"/>
                <table:data-pilot-member table:name="$27.99" table:display="true" table:show-details="true"/>
                <table:data-pilot-member table:name="$28.15" table:display="true" table:show-details="true"/>
                <table:data-pilot-member table:name="$28.34" table:display="true" table:show-details="true"/>
                <table:data-pilot-member table:name="$28.35" table:display="true" table:show-details="true"/>
                <table:data-pilot-member table:name="$28.80" table:display="true" table:show-details="true"/>
                <table:data-pilot-member table:name="$29.44" table:display="true" table:show-details="true"/>
                <table:data-pilot-member table:name="$29.69" table:display="true" table:show-details="true"/>
                <table:data-pilot-member table:name="$29.90" table:display="true" table:show-details="true"/>
                <table:data-pilot-member table:name="$29.97" table:display="true" table:show-details="true"/>
                <table:data-pilot-member table:name="$29.99" table:display="true" table:show-details="true"/>
                <table:data-pilot-member table:name="$30.25" table:display="true" table:show-details="true"/>
                <table:data-pilot-member table:name="$30.35" table:display="true" table:show-details="true"/>
                <table:data-pilot-member table:name="$30.39" table:display="true" table:show-details="true"/>
                <table:data-pilot-member table:name="$30.88" table:display="true" table:show-details="true"/>
                <table:data-pilot-member table:name="$30.99" table:display="true" table:show-details="true"/>
                <table:data-pilot-member table:name="$31.07" table:display="true" table:show-details="true"/>
                <table:data-pilot-member table:name="$31.48" table:display="true" table:show-details="true"/>
                <table:data-pilot-member table:name="$31.49" table:display="true" table:show-details="true"/>
                <table:data-pilot-member table:name="$31.64" table:display="true" table:show-details="true"/>
                <table:data-pilot-member table:name="$31.88" table:display="true" table:show-details="true"/>
                <table:data-pilot-member table:name="$31.99" table:display="true" table:show-details="true"/>
                <table:data-pilot-member table:name="$32.50" table:display="true" table:show-details="true"/>
                <table:data-pilot-member table:name="$32.84" table:display="true" table:show-details="true"/>
                <table:data-pilot-member table:name="$32.95" table:display="true" table:show-details="true"/>
                <table:data-pilot-member table:name="$32.97" table:display="true" table:show-details="true"/>
                <table:data-pilot-member table:name="$32.98" table:display="true" table:show-details="true"/>
                <table:data-pilot-member table:name="$32.99" table:display="true" table:show-details="true"/>
                <table:data-pilot-member table:name="$33.30" table:display="true" table:show-details="true"/>
                <table:data-pilot-member table:name="$33.75" table:display="true" table:show-details="true"/>
                <table:data-pilot-member table:name="$34.19" table:display="true" table:show-details="true"/>
                <table:data-pilot-member table:name="$34.49" table:display="true" table:show-details="true"/>
                <table:data-pilot-member table:name="$34.55" table:display="true" table:show-details="true"/>
                <table:data-pilot-member table:name="$34.56" table:display="true" table:show-details="true"/>
                <table:data-pilot-member table:name="$34.64" table:display="true" table:show-details="true"/>
                <table:data-pilot-member table:name="$34.99" table:display="true" table:show-details="true"/>
                <table:data-pilot-member table:name="$35.00" table:display="true" table:show-details="true"/>
                <table:data-pilot-member table:name="$35.24" table:display="true" table:show-details="true"/>
                <table:data-pilot-member table:name="$35.25" table:display="true" table:show-details="true"/>
                <table:data-pilot-member table:name="$35.36" table:display="true" table:show-details="true"/>
                <table:data-pilot-member table:name="$35.89" table:display="true" table:show-details="true"/>
                <table:data-pilot-member table:name="$35.95" table:display="true" table:show-details="true"/>
                <table:data-pilot-member table:name="$35.98" table:display="true" table:show-details="true"/>
                <table:data-pilot-member table:name="$35.99" table:display="true" table:show-details="true"/>
                <table:data-pilot-member table:name="$36.26" table:display="true" table:show-details="true"/>
                <table:data-pilot-member table:name="$36.49" table:display="true" table:show-details="true"/>
                <table:data-pilot-member table:name="$36.94" table:display="true" table:show-details="true"/>
                <table:data-pilot-member table:name="$36.99" table:display="true" table:show-details="true"/>
                <table:data-pilot-member table:name="$37.26" table:display="true" table:show-details="true"/>
                <table:data-pilot-member table:name="$37.79" table:display="true" table:show-details="true"/>
                <table:data-pilot-member table:name="$39.00" table:display="true" table:show-details="true"/>
                <table:data-pilot-member table:name="$39.45" table:display="true" table:show-details="true"/>
                <table:data-pilot-member table:name="$39.80" table:display="true" table:show-details="true"/>
                <table:data-pilot-member table:name="$39.90" table:display="true" table:show-details="true"/>
                <table:data-pilot-member table:name="$39.95" table:display="true" table:show-details="true"/>
                <table:data-pilot-member table:name="$39.96" table:display="true" table:show-details="true"/>
                <table:data-pilot-member table:name="$39.98" table:display="true" table:show-details="true"/>
                <table:data-pilot-member table:name="$39.99" table:display="true" table:show-details="true"/>
                <table:data-pilot-member table:name="$40.94" table:display="true" table:show-details="true"/>
                <table:data-pilot-member table:name="$40.95" table:display="true" table:show-details="true"/>
                <table:data-pilot-member table:name="$42.09" table:display="true" table:show-details="true"/>
                <table:data-pilot-member table:name="$42.99" table:display="true" table:show-details="true"/>
                <table:data-pilot-member table:name="$44.10" table:display="true" table:show-details="true"/>
                <table:data-pilot-member table:name="$44.36" table:display="true" table:show-details="true"/>
                <table:data-pilot-member table:name="$44.85" table:display="true" table:show-details="true"/>
                <table:data-pilot-member table:name="$45.48" table:display="true" table:show-details="true"/>
                <table:data-pilot-member table:name="$45.99" table:display="true" table:show-details="true"/>
                <table:data-pilot-member table:name="$46.10" table:display="true" table:show-details="true"/>
                <table:data-pilot-member table:name="$46.14" table:display="true" table:show-details="true"/>
                <table:data-pilot-member table:name="$46.18" table:display="true" table:show-details="true"/>
                <table:data-pilot-member table:name="$46.60" table:display="true" table:show-details="true"/>
                <table:data-pilot-member table:name="$47.15" table:display="true" table:show-details="true"/>
                <table:data-pilot-member table:name="$47.84" table:display="true" table:show-details="true"/>
                <table:data-pilot-member table:name="$48.56" table:display="true" table:show-details="true"/>
                <table:data-pilot-member table:name="$48.99" table:display="true" table:show-details="true"/>
                <table:data-pilot-member table:name="$49.98" table:display="true" table:show-details="true"/>
                <table:data-pilot-member table:name="$49.99" table:display="true" table:show-details="true"/>
                <table:data-pilot-member table:name="$50.00" table:display="true" table:show-details="true"/>
                <table:data-pilot-member table:name="$50.38" table:display="true" table:show-details="true"/>
                <table:data-pilot-member table:name="$50.40" table:display="true" table:show-details="true"/>
                <table:data-pilot-member table:name="$50.54" table:display="true" table:show-details="true"/>
                <table:data-pilot-member table:name="$50.76" table:display="true" table:show-details="true"/>
                <table:data-pilot-member table:name="$50.99" table:display="true" table:show-details="true"/>
                <table:data-pilot-member table:name="$52.78" table:display="true" table:show-details="true"/>
                <table:data-pilot-member table:name="$53.96" table:display="true" table:show-details="true"/>
                <table:data-pilot-member table:name="$54.95" table:display="true" table:show-details="true"/>
                <table:data-pilot-member table:name="$54.97" table:display="true" table:show-details="true"/>
                <table:data-pilot-member table:name="$55.98" table:display="true" table:show-details="true"/>
                <table:data-pilot-member table:name="$59.38" table:display="true" table:show-details="true"/>
                <table:data-pilot-member table:name="$59.85" table:display="true" table:show-details="true"/>
                <table:data-pilot-member table:name="$59.90" table:display="true" table:show-details="true"/>
                <table:data-pilot-member table:name="$59.98" table:display="true" table:show-details="true"/>
                <table:data-pilot-member table:name="$59.99" table:display="true" table:show-details="true"/>
                <table:data-pilot-member table:name="$61.98" table:display="true" table:show-details="true"/>
                <table:data-pilot-member table:name="$62.98" table:display="true" table:show-details="true"/>
                <table:data-pilot-member table:name="$63.72" table:display="true" table:show-details="true"/>
                <table:data-pilot-member table:name="$65.00" table:display="true" table:show-details="true"/>
                <table:data-pilot-member table:name="$65.72" table:display="true" table:show-details="true"/>
                <table:data-pilot-member table:name="$67.23" table:display="true" table:show-details="true"/>
                <table:data-pilot-member table:name="$70.02" table:display="true" table:show-details="true"/>
                <table:data-pilot-member table:name="$72.49" table:display="true" table:show-details="true"/>
                <table:data-pilot-member table:name="$74.95" table:display="true" table:show-details="true"/>
                <table:data-pilot-member table:name="$75.60" table:display="true" table:show-details="true"/>
                <table:data-pilot-member table:name="$79.17" table:display="true" table:show-details="true"/>
                <table:data-pilot-member table:name="$79.99" table:display="true" table:show-details="true"/>
                <table:data-pilot-member table:name="$82.00" table:display="true" table:show-details="true"/>
                <table:data-pilot-member table:name="$84.99" table:display="true" table:show-details="true"/>
                <table:data-pilot-member table:name="$88.00" table:display="true" table:show-details="true"/>
                <table:data-pilot-member table:name="$89.99" table:display="true" table:show-details="true"/>
                <table:data-pilot-member table:name="$91.34" table:display="true" table:show-details="true"/>
                <table:data-pilot-member table:name="$93.24" table:display="true" table:show-details="true"/>
                <table:data-pilot-member table:name="$93.78" table:display="true" table:show-details="true"/>
                <table:data-pilot-member table:name="$93.79" table:display="true" table:show-details="true"/>
                <table:data-pilot-member table:name="$94.11" table:display="true" table:show-details="true"/>
                <table:data-pilot-member table:name="$94.47" table:display="true" table:show-details="true"/>
                <table:data-pilot-member table:name="$95.89" table:display="true" table:show-details="true"/>
                <table:data-pilot-member table:name="$96.67" table:display="true" table:show-details="true"/>
                <table:data-pilot-member table:name="$96.82" table:display="true" table:show-details="true"/>
                <table:data-pilot-member table:name="$99.95" table:display="true" table:show-details="true"/>
                <table:data-pilot-member table:name="$102.80" table:display="true" table:show-details="true"/>
                <table:data-pilot-member table:name="$103.95" table:display="true" table:show-details="true"/>
                <table:data-pilot-member table:name="$104.99" table:display="true" table:show-details="true"/>
                <table:data-pilot-member table:name="$106.31" table:display="true" table:show-details="true"/>
                <table:data-pilot-member table:name="$107.09" table:display="true" table:show-details="true"/>
                <table:data-pilot-member table:name="$109.99" table:display="true" table:show-details="true"/>
                <table:data-pilot-member table:name="$119.99" table:display="true" table:show-details="true"/>
                <table:data-pilot-member table:name="$130.00" table:display="true" table:show-details="true"/>
                <table:data-pilot-member table:name="$139.52" table:display="true" table:show-details="true"/>
                <table:data-pilot-member table:name="$147.38" table:display="true" table:show-details="true"/>
                <table:data-pilot-member table:name="$179.99" table:display="true" table:show-details="true"/>
                <table:data-pilot-member table:name="$180.00" table:display="true" table:show-details="true"/>
                <table:data-pilot-member table:name="$214.18" table:display="true" table:show-details="true"/>
                <table:data-pilot-member table:name="$242.99" table:display="true" table:show-details="true"/>
                <table:data-pilot-member table:name="$299.00" table:display="true" table:show-details="true"/>
                <table:data-pilot-member table:name="$299.99" table:display="true" table:show-details="true"/>
                <table:data-pilot-member table:name="$359.00" table:display="true" table:show-details="true"/>
                <table:data-pilot-member table:name="$429.99" table:display="true" table:show-details="true"/>
                <table:data-pilot-member table:name="$829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Data_3'.A1:'Pivot Table_Data_3'.C3" table:buttons="'Pivot Table_Data_3'.A1 'Pivot Table_Data_3'.B1" table:show-filter-button="false" table:drill-down-on-double-click="false">
          <table:source-cell-range table:cell-range-address="Data.A2:Data.E138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ler" table:orientation="row" table:used-hierarchy="0" table:function="auto">
            <table:data-pilot-level table:show-empty="false" calcext:repeat-item-labels="false">
              <table:data-pilot-members>
                <table:data-pilot-member table:name="Amazon.com" table:display="true" table:show-details="true"/>
                <table:data-pilot-member table:name="Third Party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Line" table:orientation="row" table:used-hierarchy="0" table:function="auto">
            <table:data-pilot-level table:show-empty="false" calcext:repeat-item-labels="false">
              <table:data-pilot-members>
                <table:data-pilot-member table:name="Apparel &amp; Accessories" table:display="false" table:show-details="true"/>
                <table:data-pilot-member table:name="Automotive" table:display="false" table:show-details="true"/>
                <table:data-pilot-member table:name="Baby" table:display="false" table:show-details="true"/>
                <table:data-pilot-member table:name="Beauty" table:display="false" table:show-details="true"/>
                <table:data-pilot-member table:name="Books" table:display="true" table:show-details="true"/>
                <table:data-pilot-member table:name="Cell Phones &amp; Service" table:display="false" table:show-details="true"/>
                <table:data-pilot-member table:name="DVD" table:display="false" table:show-details="true"/>
                <table:data-pilot-member table:name="Electronics" table:display="false" table:show-details="true"/>
                <table:data-pilot-member table:name="Health &amp; Personal Care" table:display="false" table:show-details="true"/>
                <table:data-pilot-member table:name="Health &amp; Personal Care Appliances" table:display="false" table:show-details="true"/>
                <table:data-pilot-member table:name="Jewelry" table:display="false" table:show-details="true"/>
                <table:data-pilot-member table:name="Kindle eBooks" table:display="false" table:show-details="true"/>
                <table:data-pilot-member table:name="Kindle Hardware" table:display="false" table:show-details="true"/>
                <table:data-pilot-member table:name="Kitchen &amp; Housewares" table:display="false" table:show-details="true"/>
                <table:data-pilot-member table:name="Magazine Subscriptions" table:display="false" table:show-details="true"/>
                <table:data-pilot-member table:name="MP3 Downloads" table:display="false" table:show-details="true"/>
                <table:data-pilot-member table:name="Music" table:display="false" table:show-details="true"/>
                <table:data-pilot-member table:name="Office Products" table:display="false" table:show-details="true"/>
                <table:data-pilot-member table:name="Other" table:display="false" table:show-details="true"/>
                <table:data-pilot-member table:name="Pet Supplies" table:display="false" table:show-details="true"/>
                <table:data-pilot-member table:name="Software" table:display="false" table:show-details="true"/>
                <table:data-pilot-member table:name="Sports &amp; Outdoors" table:display="false" table:show-details="true"/>
                <table:data-pilot-member table:name="Tools &amp; Hardware" table:display="false" table:show-details="true"/>
                <table:data-pilot-member table:name="Toys &amp; Games" table:display="false" table:show-details="true"/>
                <table:data-pilot-member table:name="VHS" table:display="false" table:show-details="true"/>
                <table:data-pilot-member table:name="Video Games" table:display="false" table:show-details="true"/>
                <table:data-pilot-member table:name="Video On Demand Videos" table:display="false" table:show-details="true"/>
                <table:data-pilot-member table:name="Watche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enue ($)" table:orientation="data" table:used-hierarchy="0" table:function="sum">
            <table:data-pilot-level table:show-empty="false" calcext:repeat-item-labels="false">
              <table:data-pilot-members>
                <table:data-pilot-member table:name="-$30.25" table:display="true" table:show-details="true"/>
                <table:data-pilot-member table:name="-$29.69" table:display="true" table:show-details="true"/>
                <table:data-pilot-member table:name="-$26.39" table:display="true" table:show-details="true"/>
                <table:data-pilot-member table:name="-$25.27" table:display="true" table:show-details="true"/>
                <table:data-pilot-member table:name="-$25.19" table:display="true" table:show-details="true"/>
                <table:data-pilot-member table:name="-$22.74" table:display="true" table:show-details="true"/>
                <table:data-pilot-member table:name="-$19.98" table:display="true" table:show-details="true"/>
                <table:data-pilot-member table:name="-$9.95" table:display="true" table:show-details="true"/>
                <table:data-pilot-member table:name="-$4.95" table:display="true" table:show-details="true"/>
                <table:data-pilot-member table:name="$0.01" table:display="true" table:show-details="true"/>
                <table:data-pilot-member table:name="$0.13" table:display="true" table:show-details="true"/>
                <table:data-pilot-member table:name="$0.15" table:display="true" table:show-details="true"/>
                <table:data-pilot-member table:name="$0.18" table:display="true" table:show-details="true"/>
                <table:data-pilot-member table:name="$0.29" table:display="true" table:show-details="true"/>
                <table:data-pilot-member table:name="$0.49" table:display="true" table:show-details="true"/>
                <table:data-pilot-member table:name="$0.69" table:display="true" table:show-details="true"/>
                <table:data-pilot-member table:name="$0.75" table:display="true" table:show-details="true"/>
                <table:data-pilot-member table:name="$0.79" table:display="true" table:show-details="true"/>
                <table:data-pilot-member table:name="$0.80" table:display="true" table:show-details="true"/>
                <table:data-pilot-member table:name="$0.88" table:display="true" table:show-details="true"/>
                <table:data-pilot-member table:name="$0.89" table:display="true" table:show-details="true"/>
                <table:data-pilot-member table:name="$0.93" table:display="true" table:show-details="true"/>
                <table:data-pilot-member table:name="$0.95" table:display="true" table:show-details="true"/>
                <table:data-pilot-member table:name="$0.96" table:display="true" table:show-details="true"/>
                <table:data-pilot-member table:name="$0.99" table:display="true" table:show-details="true"/>
                <table:data-pilot-member table:name="$1.10" table:display="true" table:show-details="true"/>
                <table:data-pilot-member table:name="$1.25" table:display="true" table:show-details="true"/>
                <table:data-pilot-member table:name="$1.29" table:display="true" table:show-details="true"/>
                <table:data-pilot-member table:name="$1.39" table:display="true" table:show-details="true"/>
                <table:data-pilot-member table:name="$1.54" table:display="true" table:show-details="true"/>
                <table:data-pilot-member table:name="$1.59" table:display="true" table:show-details="true"/>
                <table:data-pilot-member table:name="$1.69" table:display="true" table:show-details="true"/>
                <table:data-pilot-member table:name="$1.83" table:display="true" table:show-details="true"/>
                <table:data-pilot-member table:name="$1.98" table:display="true" table:show-details="true"/>
                <table:data-pilot-member table:name="$1.99" table:display="true" table:show-details="true"/>
                <table:data-pilot-member table:name="$2.00" table:display="true" table:show-details="true"/>
                <table:data-pilot-member table:name="$2.05" table:display="true" table:show-details="true"/>
                <table:data-pilot-member table:name="$2.29" table:display="true" table:show-details="true"/>
                <table:data-pilot-member table:name="$2.33" table:display="true" table:show-details="true"/>
                <table:data-pilot-member table:name="$2.36" table:display="true" table:show-details="true"/>
                <table:data-pilot-member table:name="$2.39" table:display="true" table:show-details="true"/>
                <table:data-pilot-member table:name="$2.49" table:display="true" table:show-details="true"/>
                <table:data-pilot-member table:name="$2.50" table:display="true" table:show-details="true"/>
                <table:data-pilot-member table:name="$2.55" table:display="true" table:show-details="true"/>
                <table:data-pilot-member table:name="$2.58" table:display="true" table:show-details="true"/>
                <table:data-pilot-member table:name="$2.68" table:display="true" table:show-details="true"/>
                <table:data-pilot-member table:name="$2.78" table:display="true" table:show-details="true"/>
                <table:data-pilot-member table:name="$2.87" table:display="true" table:show-details="true"/>
                <table:data-pilot-member table:name="$2.88" table:display="true" table:show-details="true"/>
                <table:data-pilot-member table:name="$2.99" table:display="true" table:show-details="true"/>
                <table:data-pilot-member table:name="$3.00" table:display="true" table:show-details="true"/>
                <table:data-pilot-member table:name="$3.05" table:display="true" table:show-details="true"/>
                <table:data-pilot-member table:name="$3.21" table:display="true" table:show-details="true"/>
                <table:data-pilot-member table:name="$3.40" table:display="true" table:show-details="true"/>
                <table:data-pilot-member table:name="$3.49" table:display="true" table:show-details="true"/>
                <table:data-pilot-member table:name="$3.50" table:display="true" table:show-details="true"/>
                <table:data-pilot-member table:name="$3.60" table:display="true" table:show-details="true"/>
                <table:data-pilot-member table:name="$3.62" table:display="true" table:show-details="true"/>
                <table:data-pilot-member table:name="$3.74" table:display="true" table:show-details="true"/>
                <table:data-pilot-member table:name="$3.86" table:display="true" table:show-details="true"/>
                <table:data-pilot-member table:name="$3.89" table:display="true" table:show-details="true"/>
                <table:data-pilot-member table:name="$3.95" table:display="true" table:show-details="true"/>
                <table:data-pilot-member table:name="$3.97" table:display="true" table:show-details="true"/>
                <table:data-pilot-member table:name="$3.98" table:display="true" table:show-details="true"/>
                <table:data-pilot-member table:name="$3.99" table:display="true" table:show-details="true"/>
                <table:data-pilot-member table:name="$4.00" table:display="true" table:show-details="true"/>
                <table:data-pilot-member table:name="$4.01" table:display="true" table:show-details="true"/>
                <table:data-pilot-member table:name="$4.07" table:display="true" table:show-details="true"/>
                <table:data-pilot-member table:name="$4.21" table:display="true" table:show-details="true"/>
                <table:data-pilot-member table:name="$4.22" table:display="true" table:show-details="true"/>
                <table:data-pilot-member table:name="$4.24" table:display="true" table:show-details="true"/>
                <table:data-pilot-member table:name="$4.29" table:display="true" table:show-details="true"/>
                <table:data-pilot-member table:name="$4.30" table:display="true" table:show-details="true"/>
                <table:data-pilot-member table:name="$4.41" table:display="true" table:show-details="true"/>
                <table:data-pilot-member table:name="$4.47" table:display="true" table:show-details="true"/>
                <table:data-pilot-member table:name="$4.49" table:display="true" table:show-details="true"/>
                <table:data-pilot-member table:name="$4.50" table:display="true" table:show-details="true"/>
                <table:data-pilot-member table:name="$4.79" table:display="true" table:show-details="true"/>
                <table:data-pilot-member table:name="$4.80" table:display="true" table:show-details="true"/>
                <table:data-pilot-member table:name="$4.84" table:display="true" table:show-details="true"/>
                <table:data-pilot-member table:name="$4.95" table:display="true" table:show-details="true"/>
                <table:data-pilot-member table:name="$4.96" table:display="true" table:show-details="true"/>
                <table:data-pilot-member table:name="$4.98" table:display="true" table:show-details="true"/>
                <table:data-pilot-member table:name="$4.99" table:display="true" table:show-details="true"/>
                <table:data-pilot-member table:name="$5.00" table:display="true" table:show-details="true"/>
                <table:data-pilot-member table:name="$5.24" table:display="true" table:show-details="true"/>
                <table:data-pilot-member table:name="$5.25" table:display="true" table:show-details="true"/>
                <table:data-pilot-member table:name="$5.30" table:display="true" table:show-details="true"/>
                <table:data-pilot-member table:name="$5.50" table:display="true" table:show-details="true"/>
                <table:data-pilot-member table:name="$5.58" table:display="true" table:show-details="true"/>
                <table:data-pilot-member table:name="$5.68" table:display="true" table:show-details="true"/>
                <table:data-pilot-member table:name="$5.72" table:display="true" table:show-details="true"/>
                <table:data-pilot-member table:name="$5.78" table:display="true" table:show-details="true"/>
                <table:data-pilot-member table:name="$5.95" table:display="true" table:show-details="true"/>
                <table:data-pilot-member table:name="$5.98" table:display="true" table:show-details="true"/>
                <table:data-pilot-member table:name="$5.99" table:display="true" table:show-details="true"/>
                <table:data-pilot-member table:name="$6.00" table:display="true" table:show-details="true"/>
                <table:data-pilot-member table:name="$6.06" table:display="true" table:show-details="true"/>
                <table:data-pilot-member table:name="$6.12" table:display="true" table:show-details="true"/>
                <table:data-pilot-member table:name="$6.25" table:display="true" table:show-details="true"/>
                <table:data-pilot-member table:name="$6.39" table:display="true" table:show-details="true"/>
                <table:data-pilot-member table:name="$6.49" table:display="true" table:show-details="true"/>
                <table:data-pilot-member table:name="$6.58" table:display="true" table:show-details="true"/>
                <table:data-pilot-member table:name="$6.59" table:display="true" table:show-details="true"/>
                <table:data-pilot-member table:name="$6.64" table:display="true" table:show-details="true"/>
                <table:data-pilot-member table:name="$6.66" table:display="true" table:show-details="true"/>
                <table:data-pilot-member table:name="$6.69" table:display="true" table:show-details="true"/>
                <table:data-pilot-member table:name="$6.73" table:display="true" table:show-details="true"/>
                <table:data-pilot-member table:name="$6.75" table:display="true" table:show-details="true"/>
                <table:data-pilot-member table:name="$6.76" table:display="true" table:show-details="true"/>
                <table:data-pilot-member table:name="$6.95" table:display="true" table:show-details="true"/>
                <table:data-pilot-member table:name="$6.96" table:display="true" table:show-details="true"/>
                <table:data-pilot-member table:name="$6.98" table:display="true" table:show-details="true"/>
                <table:data-pilot-member table:name="$6.99" table:display="true" table:show-details="true"/>
                <table:data-pilot-member table:name="$7.00" table:display="true" table:show-details="true"/>
                <table:data-pilot-member table:name="$7.02" table:display="true" table:show-details="true"/>
                <table:data-pilot-member table:name="$7.20" table:display="true" table:show-details="true"/>
                <table:data-pilot-member table:name="$7.22" table:display="true" table:show-details="true"/>
                <table:data-pilot-member table:name="$7.27" table:display="true" table:show-details="true"/>
                <table:data-pilot-member table:name="$7.47" table:display="true" table:show-details="true"/>
                <table:data-pilot-member table:name="$7.49" table:display="true" table:show-details="true"/>
                <table:data-pilot-member table:name="$7.50" table:display="true" table:show-details="true"/>
                <table:data-pilot-member table:name="$7.63" table:display="true" table:show-details="true"/>
                <table:data-pilot-member table:name="$7.64" table:display="true" table:show-details="true"/>
                <table:data-pilot-member table:name="$7.81" table:display="true" table:show-details="true"/>
                <table:data-pilot-member table:name="$7.96" table:display="true" table:show-details="true"/>
                <table:data-pilot-member table:name="$7.97" table:display="true" table:show-details="true"/>
                <table:data-pilot-member table:name="$7.98" table:display="true" table:show-details="true"/>
                <table:data-pilot-member table:name="$7.99" table:display="true" table:show-details="true"/>
                <table:data-pilot-member table:name="$8.11" table:display="true" table:show-details="true"/>
                <table:data-pilot-member table:name="$8.25" table:display="true" table:show-details="true"/>
                <table:data-pilot-member table:name="$8.33" table:display="true" table:show-details="true"/>
                <table:data-pilot-member table:name="$8.34" table:display="true" table:show-details="true"/>
                <table:data-pilot-member table:name="$8.50" table:display="true" table:show-details="true"/>
                <table:data-pilot-member table:name="$8.59" table:display="true" table:show-details="true"/>
                <table:data-pilot-member table:name="$8.65" table:display="true" table:show-details="true"/>
                <table:data-pilot-member table:name="$8.70" table:display="true" table:show-details="true"/>
                <table:data-pilot-member table:name="$8.90" table:display="true" table:show-details="true"/>
                <table:data-pilot-member table:name="$8.92" table:display="true" table:show-details="true"/>
                <table:data-pilot-member table:name="$8.97" table:display="true" table:show-details="true"/>
                <table:data-pilot-member table:name="$8.99" table:display="true" table:show-details="true"/>
                <table:data-pilot-member table:name="$9.00" table:display="true" table:show-details="true"/>
                <table:data-pilot-member table:name="$9.04" table:display="true" table:show-details="true"/>
                <table:data-pilot-member table:name="$9.05" table:display="true" table:show-details="true"/>
                <table:data-pilot-member table:name="$9.32" table:display="true" table:show-details="true"/>
                <table:data-pilot-member table:name="$9.37" table:display="true" table:show-details="true"/>
                <table:data-pilot-member table:name="$9.44" table:display="true" table:show-details="true"/>
                <table:data-pilot-member table:name="$9.45" table:display="true" table:show-details="true"/>
                <table:data-pilot-member table:name="$9.49" table:display="true" table:show-details="true"/>
                <table:data-pilot-member table:name="$9.56" table:display="true" table:show-details="true"/>
                <table:data-pilot-member table:name="$9.58" table:display="true" table:show-details="true"/>
                <table:data-pilot-member table:name="$9.60" table:display="true" table:show-details="true"/>
                <table:data-pilot-member table:name="$9.63" table:display="true" table:show-details="true"/>
                <table:data-pilot-member table:name="$9.69" table:display="true" table:show-details="true"/>
                <table:data-pilot-member table:name="$9.72" table:display="true" table:show-details="true"/>
                <table:data-pilot-member table:name="$9.74" table:display="true" table:show-details="true"/>
                <table:data-pilot-member table:name="$9.75" table:display="true" table:show-details="true"/>
                <table:data-pilot-member table:name="$9.79" table:display="true" table:show-details="true"/>
                <table:data-pilot-member table:name="$9.81" table:display="true" table:show-details="true"/>
                <table:data-pilot-member table:name="$9.82" table:display="true" table:show-details="true"/>
                <table:data-pilot-member table:name="$9.83" table:display="true" table:show-details="true"/>
                <table:data-pilot-member table:name="$9.88" table:display="true" table:show-details="true"/>
                <table:data-pilot-member table:name="$9.89" table:display="true" table:show-details="true"/>
                <table:data-pilot-member table:name="$9.90" table:display="true" table:show-details="true"/>
                <table:data-pilot-member table:name="$9.95" table:display="true" table:show-details="true"/>
                <table:data-pilot-member table:name="$9.97" table:display="true" table:show-details="true"/>
                <table:data-pilot-member table:name="$9.98" table:display="true" table:show-details="true"/>
                <table:data-pilot-member table:name="$9.99" table:display="true" table:show-details="true"/>
                <table:data-pilot-member table:name="$10.00" table:display="true" table:show-details="true"/>
                <table:data-pilot-member table:name="$10.17" table:display="true" table:show-details="true"/>
                <table:data-pilot-member table:name="$10.19" table:display="true" table:show-details="true"/>
                <table:data-pilot-member table:name="$10.20" table:display="true" table:show-details="true"/>
                <table:data-pilot-member table:name="$10.36" table:display="true" table:show-details="true"/>
                <table:data-pilot-member table:name="$10.39" table:display="true" table:show-details="true"/>
                <table:data-pilot-member table:name="$10.47" table:display="true" table:show-details="true"/>
                <table:data-pilot-member table:name="$10.49" table:display="true" table:show-details="true"/>
                <table:data-pilot-member table:name="$10.78" table:display="true" table:show-details="true"/>
                <table:data-pilot-member table:name="$10.84" table:display="true" table:show-details="true"/>
                <table:data-pilot-member table:name="$10.85" table:display="true" table:show-details="true"/>
                <table:data-pilot-member table:name="$10.87" table:display="true" table:show-details="true"/>
                <table:data-pilot-member table:name="$10.88" table:display="true" table:show-details="true"/>
                <table:data-pilot-member table:name="$10.94" table:display="true" table:show-details="true"/>
                <table:data-pilot-member table:name="$10.95" table:display="true" table:show-details="true"/>
                <table:data-pilot-member table:name="$10.97" table:display="true" table:show-details="true"/>
                <table:data-pilot-member table:name="$10.98" table:display="true" table:show-details="true"/>
                <table:data-pilot-member table:name="$10.99" table:display="true" table:show-details="true"/>
                <table:data-pilot-member table:name="$11.00" table:display="true" table:show-details="true"/>
                <table:data-pilot-member table:name="$11.04" table:display="true" table:show-details="true"/>
                <table:data-pilot-member table:name="$11.14" table:display="true" table:show-details="true"/>
                <table:data-pilot-member table:name="$11.16" table:display="true" table:show-details="true"/>
                <table:data-pilot-member table:name="$11.22" table:display="true" table:show-details="true"/>
                <table:data-pilot-member table:name="$11.31" table:display="true" table:show-details="true"/>
                <table:data-pilot-member table:name="$11.49" table:display="true" table:show-details="true"/>
                <table:data-pilot-member table:name="$11.53" table:display="true" table:show-details="true"/>
                <table:data-pilot-member table:name="$11.55" table:display="true" table:show-details="true"/>
                <table:data-pilot-member table:name="$11.56" table:display="true" table:show-details="true"/>
                <table:data-pilot-member table:name="$11.62" table:display="true" table:show-details="true"/>
                <table:data-pilot-member table:name="$11.67" table:display="true" table:show-details="true"/>
                <table:data-pilot-member table:name="$11.73" table:display="true" table:show-details="true"/>
                <table:data-pilot-member table:name="$11.75" table:display="true" table:show-details="true"/>
                <table:data-pilot-member table:name="$11.78" table:display="true" table:show-details="true"/>
                <table:data-pilot-member table:name="$11.85" table:display="true" table:show-details="true"/>
                <table:data-pilot-member table:name="$11.86" table:display="true" table:show-details="true"/>
                <table:data-pilot-member table:name="$11.97" table:display="true" table:show-details="true"/>
                <table:data-pilot-member table:name="$11.98" table:display="true" table:show-details="true"/>
                <table:data-pilot-member table:name="$11.99" table:display="true" table:show-details="true"/>
                <table:data-pilot-member table:name="$12.00" table:display="true" table:show-details="true"/>
                <table:data-pilot-member table:name="$12.09" table:display="true" table:show-details="true"/>
                <table:data-pilot-member table:name="$12.16" table:display="true" table:show-details="true"/>
                <table:data-pilot-member table:name="$12.21" table:display="true" table:show-details="true"/>
                <table:data-pilot-member table:name="$12.23" table:display="true" table:show-details="true"/>
                <table:data-pilot-member table:name="$12.24" table:display="true" table:show-details="true"/>
                <table:data-pilot-member table:name="$12.47" table:display="true" table:show-details="true"/>
                <table:data-pilot-member table:name="$12.49" table:display="true" table:show-details="true"/>
                <table:data-pilot-member table:name="$12.54" table:display="true" table:show-details="true"/>
                <table:data-pilot-member table:name="$12.57" table:display="true" table:show-details="true"/>
                <table:data-pilot-member table:name="$12.63" table:display="true" table:show-details="true"/>
                <table:data-pilot-member table:name="$12.71" table:display="true" table:show-details="true"/>
                <table:data-pilot-member table:name="$12.72" table:display="true" table:show-details="true"/>
                <table:data-pilot-member table:name="$12.81" table:display="true" table:show-details="true"/>
                <table:data-pilot-member table:name="$12.85" table:display="true" table:show-details="true"/>
                <table:data-pilot-member table:name="$12.89" table:display="true" table:show-details="true"/>
                <table:data-pilot-member table:name="$12.94" table:display="true" table:show-details="true"/>
                <table:data-pilot-member table:name="$12.95" table:display="true" table:show-details="true"/>
                <table:data-pilot-member table:name="$12.96" table:display="true" table:show-details="true"/>
                <table:data-pilot-member table:name="$12.98" table:display="true" table:show-details="true"/>
                <table:data-pilot-member table:name="$12.99" table:display="true" table:show-details="true"/>
                <table:data-pilot-member table:name="$13.07" table:display="true" table:show-details="true"/>
                <table:data-pilot-member table:name="$13.16" table:display="true" table:show-details="true"/>
                <table:data-pilot-member table:name="$13.18" table:display="true" table:show-details="true"/>
                <table:data-pilot-member table:name="$13.22" table:display="true" table:show-details="true"/>
                <table:data-pilot-member table:name="$13.28" table:display="true" table:show-details="true"/>
                <table:data-pilot-member table:name="$13.29" table:display="true" table:show-details="true"/>
                <table:data-pilot-member table:name="$13.46" table:display="true" table:show-details="true"/>
                <table:data-pilot-member table:name="$13.48" table:display="true" table:show-details="true"/>
                <table:data-pilot-member table:name="$13.49" table:display="true" table:show-details="true"/>
                <table:data-pilot-member table:name="$13.50" table:display="true" table:show-details="true"/>
                <table:data-pilot-member table:name="$13.57" table:display="true" table:show-details="true"/>
                <table:data-pilot-member table:name="$13.59" table:display="true" table:show-details="true"/>
                <table:data-pilot-member table:name="$13.60" table:display="true" table:show-details="true"/>
                <table:data-pilot-member table:name="$13.61" table:display="true" table:show-details="true"/>
                <table:data-pilot-member table:name="$13.65" table:display="true" table:show-details="true"/>
                <table:data-pilot-member table:name="$13.88" table:display="true" table:show-details="true"/>
                <table:data-pilot-member table:name="$13.89" table:display="true" table:show-details="true"/>
                <table:data-pilot-member table:name="$13.92" table:display="true" table:show-details="true"/>
                <table:data-pilot-member table:name="$13.95" table:display="true" table:show-details="true"/>
                <table:data-pilot-member table:name="$13.98" table:display="true" table:show-details="true"/>
                <table:data-pilot-member table:name="$13.99" table:display="true" table:show-details="true"/>
                <table:data-pilot-member table:name="$14.00" table:display="true" table:show-details="true"/>
                <table:data-pilot-member table:name="$14.11" table:display="true" table:show-details="true"/>
                <table:data-pilot-member table:name="$14.17" table:display="true" table:show-details="true"/>
                <table:data-pilot-member table:name="$14.20" table:display="true" table:show-details="true"/>
                <table:data-pilot-member table:name="$14.27" table:display="true" table:show-details="true"/>
                <table:data-pilot-member table:name="$14.29" table:display="true" table:show-details="true"/>
                <table:data-pilot-member table:name="$14.33" table:display="true" table:show-details="true"/>
                <table:data-pilot-member table:name="$14.35" table:display="true" table:show-details="true"/>
                <table:data-pilot-member table:name="$14.40" table:display="true" table:show-details="true"/>
                <table:data-pilot-member table:name="$14.45" table:display="true" table:show-details="true"/>
                <table:data-pilot-member table:name="$14.54" table:display="true" table:show-details="true"/>
                <table:data-pilot-member table:name="$14.61" table:display="true" table:show-details="true"/>
                <table:data-pilot-member table:name="$14.65" table:display="true" table:show-details="true"/>
                <table:data-pilot-member table:name="$14.66" table:display="true" table:show-details="true"/>
                <table:data-pilot-member table:name="$14.82" table:display="true" table:show-details="true"/>
                <table:data-pilot-member table:name="$14.90" table:display="true" table:show-details="true"/>
                <table:data-pilot-member table:name="$14.94" table:display="true" table:show-details="true"/>
                <table:data-pilot-member table:name="$14.95" table:display="true" table:show-details="true"/>
                <table:data-pilot-member table:name="$14.98" table:display="true" table:show-details="true"/>
                <table:data-pilot-member table:name="$14.99" table:display="true" table:show-details="true"/>
                <table:data-pilot-member table:name="$15.00" table:display="true" table:show-details="true"/>
                <table:data-pilot-member table:name="$15.18" table:display="true" table:show-details="true"/>
                <table:data-pilot-member table:name="$15.22" table:display="true" table:show-details="true"/>
                <table:data-pilot-member table:name="$15.39" table:display="true" table:show-details="true"/>
                <table:data-pilot-member table:name="$15.47" table:display="true" table:show-details="true"/>
                <table:data-pilot-member table:name="$15.49" table:display="true" table:show-details="true"/>
                <table:data-pilot-member table:name="$15.52" table:display="true" table:show-details="true"/>
                <table:data-pilot-member table:name="$15.57" table:display="true" table:show-details="true"/>
                <table:data-pilot-member table:name="$15.60" table:display="true" table:show-details="true"/>
                <table:data-pilot-member table:name="$15.68" table:display="true" table:show-details="true"/>
                <table:data-pilot-member table:name="$15.74" table:display="true" table:show-details="true"/>
                <table:data-pilot-member table:name="$15.84" table:display="true" table:show-details="true"/>
                <table:data-pilot-member table:name="$15.89" table:display="true" table:show-details="true"/>
                <table:data-pilot-member table:name="$15.95" table:display="true" table:show-details="true"/>
                <table:data-pilot-member table:name="$15.98" table:display="true" table:show-details="true"/>
                <table:data-pilot-member table:name="$15.99" table:display="true" table:show-details="true"/>
                <table:data-pilot-member table:name="$16.15" table:display="true" table:show-details="true"/>
                <table:data-pilot-member table:name="$16.17" table:display="true" table:show-details="true"/>
                <table:data-pilot-member table:name="$16.23" table:display="true" table:show-details="true"/>
                <table:data-pilot-member table:name="$16.25" table:display="true" table:show-details="true"/>
                <table:data-pilot-member table:name="$16.45" table:display="true" table:show-details="true"/>
                <table:data-pilot-member table:name="$16.47" table:display="true" table:show-details="true"/>
                <table:data-pilot-member table:name="$16.49" table:display="true" table:show-details="true"/>
                <table:data-pilot-member table:name="$16.50" table:display="true" table:show-details="true"/>
                <table:data-pilot-member table:name="$16.59" table:display="true" table:show-details="true"/>
                <table:data-pilot-member table:name="$16.65" table:display="true" table:show-details="true"/>
                <table:data-pilot-member table:name="$16.67" table:display="true" table:show-details="true"/>
                <table:data-pilot-member table:name="$16.73" table:display="true" table:show-details="true"/>
                <table:data-pilot-member table:name="$16.95" table:display="true" table:show-details="true"/>
                <table:data-pilot-member table:name="$16.98" table:display="true" table:show-details="true"/>
                <table:data-pilot-member table:name="$16.99" table:display="true" table:show-details="true"/>
                <table:data-pilot-member table:name="$17.08" table:display="true" table:show-details="true"/>
                <table:data-pilot-member table:name="$17.13" table:display="true" table:show-details="true"/>
                <table:data-pilot-member table:name="$17.20" table:display="true" table:show-details="true"/>
                <table:data-pilot-member table:name="$17.54" table:display="true" table:show-details="true"/>
                <table:data-pilot-member table:name="$17.72" table:display="true" table:show-details="true"/>
                <table:data-pilot-member table:name="$17.80" table:display="true" table:show-details="true"/>
                <table:data-pilot-member table:name="$17.97" table:display="true" table:show-details="true"/>
                <table:data-pilot-member table:name="$17.98" table:display="true" table:show-details="true"/>
                <table:data-pilot-member table:name="$17.99" table:display="true" table:show-details="true"/>
                <table:data-pilot-member table:name="$18.00" table:display="true" table:show-details="true"/>
                <table:data-pilot-member table:name="$18.09" table:display="true" table:show-details="true"/>
                <table:data-pilot-member table:name="$18.10" table:display="true" table:show-details="true"/>
                <table:data-pilot-member table:name="$18.21" table:display="true" table:show-details="true"/>
                <table:data-pilot-member table:name="$18.41" table:display="true" table:show-details="true"/>
                <table:data-pilot-member table:name="$18.45" table:display="true" table:show-details="true"/>
                <table:data-pilot-member table:name="$18.55" table:display="true" table:show-details="true"/>
                <table:data-pilot-member table:name="$18.64" table:display="true" table:show-details="true"/>
                <table:data-pilot-member table:name="$18.75" table:display="true" table:show-details="true"/>
                <table:data-pilot-member table:name="$18.85" table:display="true" table:show-details="true"/>
                <table:data-pilot-member table:name="$18.88" table:display="true" table:show-details="true"/>
                <table:data-pilot-member table:name="$18.89" table:display="true" table:show-details="true"/>
                <table:data-pilot-member table:name="$18.91" table:display="true" table:show-details="true"/>
                <table:data-pilot-member table:name="$18.97" table:display="true" table:show-details="true"/>
                <table:data-pilot-member table:name="$18.98" table:display="true" table:show-details="true"/>
                <table:data-pilot-member table:name="$18.99" table:display="true" table:show-details="true"/>
                <table:data-pilot-member table:name="$19.00" table:display="true" table:show-details="true"/>
                <table:data-pilot-member table:name="$19.24" table:display="true" table:show-details="true"/>
                <table:data-pilot-member table:name="$19.30" table:display="true" table:show-details="true"/>
                <table:data-pilot-member table:name="$19.41" table:display="true" table:show-details="true"/>
                <table:data-pilot-member table:name="$19.42" table:display="true" table:show-details="true"/>
                <table:data-pilot-member table:name="$19.47" table:display="true" table:show-details="true"/>
                <table:data-pilot-member table:name="$19.49" table:display="true" table:show-details="true"/>
                <table:data-pilot-member table:name="$19.65" table:display="true" table:show-details="true"/>
                <table:data-pilot-member table:name="$19.68" table:display="true" table:show-details="true"/>
                <table:data-pilot-member table:name="$19.71" table:display="true" table:show-details="true"/>
                <table:data-pilot-member table:name="$19.77" table:display="true" table:show-details="true"/>
                <table:data-pilot-member table:name="$19.79" table:display="true" table:show-details="true"/>
                <table:data-pilot-member table:name="$19.80" table:display="true" table:show-details="true"/>
                <table:data-pilot-member table:name="$19.95" table:display="true" table:show-details="true"/>
                <table:data-pilot-member table:name="$19.98" table:display="true" table:show-details="true"/>
                <table:data-pilot-member table:name="$19.99" table:display="true" table:show-details="true"/>
                <table:data-pilot-member table:name="$20.06" table:display="true" table:show-details="true"/>
                <table:data-pilot-member table:name="$20.25" table:display="true" table:show-details="true"/>
                <table:data-pilot-member table:name="$20.32" table:display="true" table:show-details="true"/>
                <table:data-pilot-member table:name="$20.34" table:display="true" table:show-details="true"/>
                <table:data-pilot-member table:name="$20.52" table:display="true" table:show-details="true"/>
                <table:data-pilot-member table:name="$20.97" table:display="true" table:show-details="true"/>
                <table:data-pilot-member table:name="$20.99" table:display="true" table:show-details="true"/>
                <table:data-pilot-member table:name="$21.11" table:display="true" table:show-details="true"/>
                <table:data-pilot-member table:name="$21.14" table:display="true" table:show-details="true"/>
                <table:data-pilot-member table:name="$21.22" table:display="true" table:show-details="true"/>
                <table:data-pilot-member table:name="$21.25" table:display="true" table:show-details="true"/>
                <table:data-pilot-member table:name="$21.49" table:display="true" table:show-details="true"/>
                <table:data-pilot-member table:name="$21.66" table:display="true" table:show-details="true"/>
                <table:data-pilot-member table:name="$21.69" table:display="true" table:show-details="true"/>
                <table:data-pilot-member table:name="$21.70" table:display="true" table:show-details="true"/>
                <table:data-pilot-member table:name="$21.72" table:display="true" table:show-details="true"/>
                <table:data-pilot-member table:name="$21.85" table:display="true" table:show-details="true"/>
                <table:data-pilot-member table:name="$21.86" table:display="true" table:show-details="true"/>
                <table:data-pilot-member table:name="$21.90" table:display="true" table:show-details="true"/>
                <table:data-pilot-member table:name="$21.92" table:display="true" table:show-details="true"/>
                <table:data-pilot-member table:name="$21.93" table:display="true" table:show-details="true"/>
                <table:data-pilot-member table:name="$21.99" table:display="true" table:show-details="true"/>
                <table:data-pilot-member table:name="$22.06" table:display="true" table:show-details="true"/>
                <table:data-pilot-member table:name="$22.33" table:display="true" table:show-details="true"/>
                <table:data-pilot-member table:name="$22.45" table:display="true" table:show-details="true"/>
                <table:data-pilot-member table:name="$22.46" table:display="true" table:show-details="true"/>
                <table:data-pilot-member table:name="$22.49" table:display="true" table:show-details="true"/>
                <table:data-pilot-member table:name="$22.61" table:display="true" table:show-details="true"/>
                <table:data-pilot-member table:name="$22.62" table:display="true" table:show-details="true"/>
                <table:data-pilot-member table:name="$22.63" table:display="true" table:show-details="true"/>
                <table:data-pilot-member table:name="$22.72" table:display="true" table:show-details="true"/>
                <table:data-pilot-member table:name="$22.74" table:display="true" table:show-details="true"/>
                <table:data-pilot-member table:name="$22.76" table:display="true" table:show-details="true"/>
                <table:data-pilot-member table:name="$22.83" table:display="true" table:show-details="true"/>
                <table:data-pilot-member table:name="$22.84" table:display="true" table:show-details="true"/>
                <table:data-pilot-member table:name="$22.85" table:display="true" table:show-details="true"/>
                <table:data-pilot-member table:name="$22.99" table:display="true" table:show-details="true"/>
                <table:data-pilot-member table:name="$23.05" table:display="true" table:show-details="true"/>
                <table:data-pilot-member table:name="$23.06" table:display="true" table:show-details="true"/>
                <table:data-pilot-member table:name="$23.07" table:display="true" table:show-details="true"/>
                <table:data-pilot-member table:name="$23.09" table:display="true" table:show-details="true"/>
                <table:data-pilot-member table:name="$23.10" table:display="true" table:show-details="true"/>
                <table:data-pilot-member table:name="$23.16" table:display="true" table:show-details="true"/>
                <table:data-pilot-member table:name="$23.68" table:display="true" table:show-details="true"/>
                <table:data-pilot-member table:name="$23.75" table:display="true" table:show-details="true"/>
                <table:data-pilot-member table:name="$23.99" table:display="true" table:show-details="true"/>
                <table:data-pilot-member table:name="$24.06" table:display="true" table:show-details="true"/>
                <table:data-pilot-member table:name="$24.24" table:display="true" table:show-details="true"/>
                <table:data-pilot-member table:name="$24.35" table:display="true" table:show-details="true"/>
                <table:data-pilot-member table:name="$24.39" table:display="true" table:show-details="true"/>
                <table:data-pilot-member table:name="$24.40" table:display="true" table:show-details="true"/>
                <table:data-pilot-member table:name="$24.55" table:display="true" table:show-details="true"/>
                <table:data-pilot-member table:name="$24.81" table:display="true" table:show-details="true"/>
                <table:data-pilot-member table:name="$24.99" table:display="true" table:show-details="true"/>
                <table:data-pilot-member table:name="$25.00" table:display="true" table:show-details="true"/>
                <table:data-pilot-member table:name="$25.14" table:display="true" table:show-details="true"/>
                <table:data-pilot-member table:name="$25.15" table:display="true" table:show-details="true"/>
                <table:data-pilot-member table:name="$25.19" table:display="true" table:show-details="true"/>
                <table:data-pilot-member table:name="$25.27" table:display="true" table:show-details="true"/>
                <table:data-pilot-member table:name="$25.38" table:display="true" table:show-details="true"/>
                <table:data-pilot-member table:name="$25.62" table:display="true" table:show-details="true"/>
                <table:data-pilot-member table:name="$25.75" table:display="true" table:show-details="true"/>
                <table:data-pilot-member table:name="$25.80" table:display="true" table:show-details="true"/>
                <table:data-pilot-member table:name="$25.91" table:display="true" table:show-details="true"/>
                <table:data-pilot-member table:name="$25.99" table:display="true" table:show-details="true"/>
                <table:data-pilot-member table:name="$26.10" table:display="true" table:show-details="true"/>
                <table:data-pilot-member table:name="$26.29" table:display="true" table:show-details="true"/>
                <table:data-pilot-member table:name="$26.37" table:display="true" table:show-details="true"/>
                <table:data-pilot-member table:name="$26.39" table:display="true" table:show-details="true"/>
                <table:data-pilot-member table:name="$26.40" table:display="true" table:show-details="true"/>
                <table:data-pilot-member table:name="$26.88" table:display="true" table:show-details="true"/>
                <table:data-pilot-member table:name="$26.91" table:display="true" table:show-details="true"/>
                <table:data-pilot-member table:name="$26.94" table:display="true" table:show-details="true"/>
                <table:data-pilot-member table:name="$26.95" table:display="true" table:show-details="true"/>
                <table:data-pilot-member table:name="$26.99" table:display="true" table:show-details="true"/>
                <table:data-pilot-member table:name="$27.00" table:display="true" table:show-details="true"/>
                <table:data-pilot-member table:name="$27.10" table:display="true" table:show-details="true"/>
                <table:data-pilot-member table:name="$27.47" table:display="true" table:show-details="true"/>
                <table:data-pilot-member table:name="$27.48" table:display="true" table:show-details="true"/>
                <table:data-pilot-member table:name="$27.93" table:display="true" table:show-details="true"/>
                <table:data-pilot-member table:name="$27.99" table:display="true" table:show-details="true"/>
                <table:data-pilot-member table:name="$28.15" table:display="true" table:show-details="true"/>
                <table:data-pilot-member table:name="$28.34" table:display="true" table:show-details="true"/>
                <table:data-pilot-member table:name="$28.35" table:display="true" table:show-details="true"/>
                <table:data-pilot-member table:name="$28.80" table:display="true" table:show-details="true"/>
                <table:data-pilot-member table:name="$29.44" table:display="true" table:show-details="true"/>
                <table:data-pilot-member table:name="$29.69" table:display="true" table:show-details="true"/>
                <table:data-pilot-member table:name="$29.90" table:display="true" table:show-details="true"/>
                <table:data-pilot-member table:name="$29.97" table:display="true" table:show-details="true"/>
                <table:data-pilot-member table:name="$29.99" table:display="true" table:show-details="true"/>
                <table:data-pilot-member table:name="$30.25" table:display="true" table:show-details="true"/>
                <table:data-pilot-member table:name="$30.35" table:display="true" table:show-details="true"/>
                <table:data-pilot-member table:name="$30.39" table:display="true" table:show-details="true"/>
                <table:data-pilot-member table:name="$30.88" table:display="true" table:show-details="true"/>
                <table:data-pilot-member table:name="$30.99" table:display="true" table:show-details="true"/>
                <table:data-pilot-member table:name="$31.07" table:display="true" table:show-details="true"/>
                <table:data-pilot-member table:name="$31.48" table:display="true" table:show-details="true"/>
                <table:data-pilot-member table:name="$31.49" table:display="true" table:show-details="true"/>
                <table:data-pilot-member table:name="$31.64" table:display="true" table:show-details="true"/>
                <table:data-pilot-member table:name="$31.88" table:display="true" table:show-details="true"/>
                <table:data-pilot-member table:name="$31.99" table:display="true" table:show-details="true"/>
                <table:data-pilot-member table:name="$32.50" table:display="true" table:show-details="true"/>
                <table:data-pilot-member table:name="$32.84" table:display="true" table:show-details="true"/>
                <table:data-pilot-member table:name="$32.95" table:display="true" table:show-details="true"/>
                <table:data-pilot-member table:name="$32.97" table:display="true" table:show-details="true"/>
                <table:data-pilot-member table:name="$32.98" table:display="true" table:show-details="true"/>
                <table:data-pilot-member table:name="$32.99" table:display="true" table:show-details="true"/>
                <table:data-pilot-member table:name="$33.30" table:display="true" table:show-details="true"/>
                <table:data-pilot-member table:name="$33.75" table:display="true" table:show-details="true"/>
                <table:data-pilot-member table:name="$34.19" table:display="true" table:show-details="true"/>
                <table:data-pilot-member table:name="$34.49" table:display="true" table:show-details="true"/>
                <table:data-pilot-member table:name="$34.55" table:display="true" table:show-details="true"/>
                <table:data-pilot-member table:name="$34.56" table:display="true" table:show-details="true"/>
                <table:data-pilot-member table:name="$34.64" table:display="true" table:show-details="true"/>
                <table:data-pilot-member table:name="$34.99" table:display="true" table:show-details="true"/>
                <table:data-pilot-member table:name="$35.00" table:display="true" table:show-details="true"/>
                <table:data-pilot-member table:name="$35.24" table:display="true" table:show-details="true"/>
                <table:data-pilot-member table:name="$35.25" table:display="true" table:show-details="true"/>
                <table:data-pilot-member table:name="$35.36" table:display="true" table:show-details="true"/>
                <table:data-pilot-member table:name="$35.89" table:display="true" table:show-details="true"/>
                <table:data-pilot-member table:name="$35.95" table:display="true" table:show-details="true"/>
                <table:data-pilot-member table:name="$35.98" table:display="true" table:show-details="true"/>
                <table:data-pilot-member table:name="$35.99" table:display="true" table:show-details="true"/>
                <table:data-pilot-member table:name="$36.26" table:display="true" table:show-details="true"/>
                <table:data-pilot-member table:name="$36.49" table:display="true" table:show-details="true"/>
                <table:data-pilot-member table:name="$36.94" table:display="true" table:show-details="true"/>
                <table:data-pilot-member table:name="$36.99" table:display="true" table:show-details="true"/>
                <table:data-pilot-member table:name="$37.26" table:display="true" table:show-details="true"/>
                <table:data-pilot-member table:name="$37.79" table:display="true" table:show-details="true"/>
                <table:data-pilot-member table:name="$39.00" table:display="true" table:show-details="true"/>
                <table:data-pilot-member table:name="$39.45" table:display="true" table:show-details="true"/>
                <table:data-pilot-member table:name="$39.80" table:display="true" table:show-details="true"/>
                <table:data-pilot-member table:name="$39.90" table:display="true" table:show-details="true"/>
                <table:data-pilot-member table:name="$39.95" table:display="true" table:show-details="true"/>
                <table:data-pilot-member table:name="$39.96" table:display="true" table:show-details="true"/>
                <table:data-pilot-member table:name="$39.98" table:display="true" table:show-details="true"/>
                <table:data-pilot-member table:name="$39.99" table:display="true" table:show-details="true"/>
                <table:data-pilot-member table:name="$40.94" table:display="true" table:show-details="true"/>
                <table:data-pilot-member table:name="$40.95" table:display="true" table:show-details="true"/>
                <table:data-pilot-member table:name="$42.09" table:display="true" table:show-details="true"/>
                <table:data-pilot-member table:name="$42.99" table:display="true" table:show-details="true"/>
                <table:data-pilot-member table:name="$44.10" table:display="true" table:show-details="true"/>
                <table:data-pilot-member table:name="$44.36" table:display="true" table:show-details="true"/>
                <table:data-pilot-member table:name="$44.85" table:display="true" table:show-details="true"/>
                <table:data-pilot-member table:name="$45.48" table:display="true" table:show-details="true"/>
                <table:data-pilot-member table:name="$45.99" table:display="true" table:show-details="true"/>
                <table:data-pilot-member table:name="$46.10" table:display="true" table:show-details="true"/>
                <table:data-pilot-member table:name="$46.14" table:display="true" table:show-details="true"/>
                <table:data-pilot-member table:name="$46.18" table:display="true" table:show-details="true"/>
                <table:data-pilot-member table:name="$46.60" table:display="true" table:show-details="true"/>
                <table:data-pilot-member table:name="$47.15" table:display="true" table:show-details="true"/>
                <table:data-pilot-member table:name="$47.84" table:display="true" table:show-details="true"/>
                <table:data-pilot-member table:name="$48.56" table:display="true" table:show-details="true"/>
                <table:data-pilot-member table:name="$48.99" table:display="true" table:show-details="true"/>
                <table:data-pilot-member table:name="$49.98" table:display="true" table:show-details="true"/>
                <table:data-pilot-member table:name="$49.99" table:display="true" table:show-details="true"/>
                <table:data-pilot-member table:name="$50.00" table:display="true" table:show-details="true"/>
                <table:data-pilot-member table:name="$50.38" table:display="true" table:show-details="true"/>
                <table:data-pilot-member table:name="$50.40" table:display="true" table:show-details="true"/>
                <table:data-pilot-member table:name="$50.54" table:display="true" table:show-details="true"/>
                <table:data-pilot-member table:name="$50.76" table:display="true" table:show-details="true"/>
                <table:data-pilot-member table:name="$50.99" table:display="true" table:show-details="true"/>
                <table:data-pilot-member table:name="$52.78" table:display="true" table:show-details="true"/>
                <table:data-pilot-member table:name="$53.96" table:display="true" table:show-details="true"/>
                <table:data-pilot-member table:name="$54.95" table:display="true" table:show-details="true"/>
                <table:data-pilot-member table:name="$54.97" table:display="true" table:show-details="true"/>
                <table:data-pilot-member table:name="$55.98" table:display="true" table:show-details="true"/>
                <table:data-pilot-member table:name="$59.38" table:display="true" table:show-details="true"/>
                <table:data-pilot-member table:name="$59.85" table:display="true" table:show-details="true"/>
                <table:data-pilot-member table:name="$59.90" table:display="true" table:show-details="true"/>
                <table:data-pilot-member table:name="$59.98" table:display="true" table:show-details="true"/>
                <table:data-pilot-member table:name="$59.99" table:display="true" table:show-details="true"/>
                <table:data-pilot-member table:name="$61.98" table:display="true" table:show-details="true"/>
                <table:data-pilot-member table:name="$62.98" table:display="true" table:show-details="true"/>
                <table:data-pilot-member table:name="$63.72" table:display="true" table:show-details="true"/>
                <table:data-pilot-member table:name="$65.00" table:display="true" table:show-details="true"/>
                <table:data-pilot-member table:name="$65.72" table:display="true" table:show-details="true"/>
                <table:data-pilot-member table:name="$67.23" table:display="true" table:show-details="true"/>
                <table:data-pilot-member table:name="$70.02" table:display="true" table:show-details="true"/>
                <table:data-pilot-member table:name="$72.49" table:display="true" table:show-details="true"/>
                <table:data-pilot-member table:name="$74.95" table:display="true" table:show-details="true"/>
                <table:data-pilot-member table:name="$75.60" table:display="true" table:show-details="true"/>
                <table:data-pilot-member table:name="$79.17" table:display="true" table:show-details="true"/>
                <table:data-pilot-member table:name="$79.99" table:display="true" table:show-details="true"/>
                <table:data-pilot-member table:name="$82.00" table:display="true" table:show-details="true"/>
                <table:data-pilot-member table:name="$84.99" table:display="true" table:show-details="true"/>
                <table:data-pilot-member table:name="$88.00" table:display="true" table:show-details="true"/>
                <table:data-pilot-member table:name="$89.99" table:display="true" table:show-details="true"/>
                <table:data-pilot-member table:name="$91.34" table:display="true" table:show-details="true"/>
                <table:data-pilot-member table:name="$93.24" table:display="true" table:show-details="true"/>
                <table:data-pilot-member table:name="$93.78" table:display="true" table:show-details="true"/>
                <table:data-pilot-member table:name="$93.79" table:display="true" table:show-details="true"/>
                <table:data-pilot-member table:name="$94.11" table:display="true" table:show-details="true"/>
                <table:data-pilot-member table:name="$94.47" table:display="true" table:show-details="true"/>
                <table:data-pilot-member table:name="$95.89" table:display="true" table:show-details="true"/>
                <table:data-pilot-member table:name="$96.67" table:display="true" table:show-details="true"/>
                <table:data-pilot-member table:name="$96.82" table:display="true" table:show-details="true"/>
                <table:data-pilot-member table:name="$99.95" table:display="true" table:show-details="true"/>
                <table:data-pilot-member table:name="$102.80" table:display="true" table:show-details="true"/>
                <table:data-pilot-member table:name="$103.95" table:display="true" table:show-details="true"/>
                <table:data-pilot-member table:name="$104.99" table:display="true" table:show-details="true"/>
                <table:data-pilot-member table:name="$106.31" table:display="true" table:show-details="true"/>
                <table:data-pilot-member table:name="$107.09" table:display="true" table:show-details="true"/>
                <table:data-pilot-member table:name="$109.99" table:display="true" table:show-details="true"/>
                <table:data-pilot-member table:name="$119.99" table:display="true" table:show-details="true"/>
                <table:data-pilot-member table:name="$130.00" table:display="true" table:show-details="true"/>
                <table:data-pilot-member table:name="$139.52" table:display="true" table:show-details="true"/>
                <table:data-pilot-member table:name="$147.38" table:display="true" table:show-details="true"/>
                <table:data-pilot-member table:name="$179.99" table:display="true" table:show-details="true"/>
                <table:data-pilot-member table:name="$214.18" table:display="true" table:show-details="true"/>
                <table:data-pilot-member table:name="$242.99" table:display="true" table:show-details="true"/>
                <table:data-pilot-member table:name="$299.00" table:display="true" table:show-details="true"/>
                <table:data-pilot-member table:name="$299.99" table:display="true" table:show-details="true"/>
                <table:data-pilot-member table:name="$359.00" table:display="true" table:show-details="true"/>
                <table:data-pilot-member table:name="$429.99" table:display="true" table:show-details="true"/>
                <table:data-pilot-member table:name="$829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13">
      <number:day/>
      <number:text>-</number:text>
      <number:month number:textual="true"/>
      <number:text>-</number:text>
      <number:year/>
    </number:date-style>
    <number:number-style style:name="N114">
      <number:text>$</number:text>
      <number:number number:decimal-places="2" loext:min-decimal-places="2" number:min-integer-digits="1" number:grouping="true"/>
    </number:number-style>
    <number:number-style style:name="N115">
      <number:text>$</number:text>
      <number:number number:decimal-places="0" loext:min-decimal-places="0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time-style style:name="N10155" number:language="en" number:country="US">
      <number:hours/>
      <number:text>:</number:text>
      <number:minutes number:style="long"/>
    </number:time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/>
      <style:text-properties fo:color="#fa7d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/>
      <style:text-properties fo:color="#3f3f76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/>
      <style:text-properties fo:color="#fa7d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/>
      <style:text-properties fo:color="#3f3f3f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fo:border-top="0.99pt solid #4f81bd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6:54:27.225143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2" style:display-name="PageStyle_Pivot Tab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mazon Referrals Pivot Tables</dc:title>
    <meta:initial-creator>John</meta:initial-creator>
    <meta:creation-date>2010-01-24T20:51:51</meta:creation-date>
    <dc:date>2017-08-30T17:16:55.221548939</dc:date>
    <meta:generator>LibreOffice/5.1.6.2$Linux_X86_64 LibreOffice_project/10m0$Build-2</meta:generator>
    <meta:editing-duration>PT49M58S</meta:editing-duration>
    <meta:editing-cycles>17</meta:editing-cycles>
    <meta:document-statistic meta:table-count="5" meta:cell-count="83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text>$</number:text>
      <number:number number:decimal-places="2" loext:min-decimal-places="2" number:min-integer-digits="1" number:grouping="true"/>
    </number:number-style>
    <style:style style:name="ch1" style:family="chart">
      <style:graphic-properties draw:stroke="none" draw:fill-color="#ff33ff" draw:opacity-name="ChartTransparencyGradient_20_2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861cm" svg:height="22.419cm" xlink:href=".." xlink:type="simple" chart:class="chart:area" chart:style-name="ch1">
        <chart:title svg:x="20.566cm" svg:y="0.584cm" chart:style-name="ch2">
          <text:p>amazon</text:p>
        </chart:title>
        <chart:subtitle svg:x="20.182cm" svg:y="1.811cm" chart:style-name="ch3">
          <text:p>book revenue</text:p>
        </chart:subtitle>
        <chart:legend chart:legend-position="bottom" svg:x="20.403cm" svg:y="21.636cm" style:legend-expansion="wide" chart:style-name="ch4"/>
        <chart:plot-area chart:style-name="ch5" table:cell-range-address="'Pivot Table_Data_1'.A2:'Pivot Table_Data_1'.B690" chart:data-source-has-labels="column" svg:x="0.857cm" svg:y="2.942cm" svg:width="41.147cm" svg:height="18.2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2.291cm" svg:y="2.942cm" svg:width="27.515cm" svg:height="6.0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Pivot Table_Data_1'.A2:'Pivot Table_Data_1'.A69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Pivot Table_Data_1'.B2:'Pivot Table_Data_1'.B690" chart:class="chart:area">
            <chart:data-point chart:repeated="6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(1) Dr. Schulze Intestinal Formula #1 Colon Cleanse Laxative - 90 Capsules</text:p>
                <draw:g>
                  <svg:desc>'Pivot Table_Data_1'.A2:'Pivot Table_Data_1'.A690</svg:desc>
                </draw:g>
              </table:table-cell>
              <table:table-cell office:value-type="float" office:value="18.09">
                <text:p>18.09</text:p>
                <draw:g>
                  <svg:desc>'Pivot Table_Data_1'.B2:'Pivot Table_Data_1'.B690</svg:desc>
                </draw:g>
              </table:table-cell>
            </table:table-row>
            <table:table-row>
              <table:table-cell office:value-type="string">
                <text:p>1,000 Artist Journal Pages: Personal Pages and Inspirations (1000 Series)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100 Minds That Made the Market (Fisher Investments Press)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string">
                <text:p>1001 Natural Wonders You Must See Before You Die: UNESCO Edition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1001 Paintings You Must See Before You Die</text:p>
              </table:table-cell>
              <table:table-cell office:value-type="float" office:value="24.39">
                <text:p>24.39</text:p>
              </table:table-cell>
            </table:table-row>
            <table:table-row>
              <table:table-cell office:value-type="string">
                <text:p>13 Pack of HP 02 Compatible Ink Cartridges: 3 Black + 2 Cyan, Magenta, Yellow, Light Cyan, Light Magenta by 4inkjets/LD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string">
                <text:p>16-Piece Deluxe Watch Opener Tool Kit Repair Pin Remover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 in 1 USB Retractable Data Cable for Creative Zen Vision V, V Plus, Micro, Micro Photo, Muvo Slim, Xmod, Stone, Neeon 2, Neeon 512mb, Neeon 1gb, Neeo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 Over 1 Game Force (The Official Better Bridge)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string">
                <text:p>2-Channel RC Super Sonic Radio Control Airplane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666: A Novel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3D THE BRAIN Miscellaneous Candy Mold Chocolate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 X LED MINI MICRO BLACK KEYCHAIN KEY RING SUPER BRIGHT FLASH LIGHT WHITE LIGHT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500+ Sound Effects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808s &amp; Heartbrea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 Pacific Boulevard (Cedar Cove)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A Bold Fresh Piece of Humanity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A Charlie Brown Thanksgiving (Peanuts)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A Good Man in Africa: A Novel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A Guide to Microsoft Excel 2007 for Scientists and Engineers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A Hundred Things Keep Me Up At Night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A Little Hometown Love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A Madman Dreams of Turing Machines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A Picture of Nectar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A Princess of Landover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A Revolution In Eating: How the Quest for Food Shaped America (Arts and Traditions of the Table)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A Week At The Airport: A Heathrow Diary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Acai Berry Extreme All-In-One Colon Cleanse, Weight Loss, Antioxidant, Appetite Suppressant, Metabolism Booster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Access 2003 Bible</text:p>
              </table:table-cell>
              <table:table-cell office:value-type="float" office:value="65.51">
                <text:p>65.51</text:p>
              </table:table-cell>
            </table:table-row>
            <table:table-row>
              <table:table-cell office:value-type="string">
                <text:p>Access 2007 All-in-One Desk Reference For Dummies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Access 2007 For Dummies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Access 2007 Programming by Example with VBA, XML, and ASP (Wordware Database Library)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Access 2007 VBA Bible: For Data-Centric Microsoft Office Applications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Access 2007 VBA Programmer's Reference (Programmer to Programmer)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Access 2007 VBA Programming For Dummies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Access 2007: The Missing Manual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Access VBA Programming For Dummies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Accounting For Dummies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Accu-Chek-Aviva Test Strips, 50 Test Strips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AccuSharp 001 Knife Sharpener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Adobe Acrobat 9 Classroom in a Book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Adobe Acrobat Professional 9</text:p>
              </table:table-cell>
              <table:table-cell office:value-type="float" office:value="299.99">
                <text:p>299.99</text:p>
              </table:table-cell>
            </table:table-row>
            <table:table-row>
              <table:table-cell office:value-type="string">
                <text:p>Adobe Acrobat Standard 9</text:p>
              </table:table-cell>
              <table:table-cell office:value-type="float" office:value="242.99">
                <text:p>242.99</text:p>
              </table:table-cell>
            </table:table-row>
            <table:table-row>
              <table:table-cell office:value-type="string">
                <text:p>Adult Brain Costume Hat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Adventure Medical Kits/Tender Corporation QuikClot Travel hemostatic clotting bag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Alias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lice's Adventures in Wonderland and Through the Looking Glass (Signet Classics)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Alison Balter's Mastering Microsoft Office Access 200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Alison Balter's Mastering Microsoft Office Access 2007 Development</text:p>
              </table:table-cell>
              <table:table-cell office:value-type="float" office:value="40.94">
                <text:p>40.94</text:p>
              </table:table-cell>
            </table:table-row>
            <table:table-row>
              <table:table-cell office:value-type="string">
                <text:p>All New Square Foot Gardening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All Things Must Pass [DIGI-PAK EDITION]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Altec Lansing T612 Digital Speaker for iPod and iPhone (Black)</text:p>
              </table:table-cell>
              <table:table-cell office:value-type="float" office:value="109.99">
                <text:p>109.99</text:p>
              </table:table-cell>
            </table:table-row>
            <table:table-row>
              <table:table-cell office:value-type="string">
                <text:p>Amazing Grace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Amazon Kindle 2 Leather Cover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string">
                <text:p>Amazon Kindle Leather Cover (fits 2nd Generation Kindle)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Amongst White Clouds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Amusements in Mathematics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An Abundance of Katherines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Animusic - A Computer Animation Video Album (Special Edition)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Animusic 2 - A New Computer Animation Video Album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Annapurna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Antec MX-100 3.5-Inch USB Aluminum Enclosure for SATA Hard Driv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C LE1200 1200VA Voltage Regulator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Apple iPhone 3G Stylus Pen (Silver)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Applied Statistics (with Microsoft Excel and CD-ROM)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Arabian Sands (Penguin Classics)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Art Journals and Creative Healing: Restoring the Spirit Through Self-Expression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At Last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At This Moment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Bacon Air Freshener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Bacon Bandages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Bacon Soap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Bacon Wallet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Balanced Scorecards &amp; Operational Dashboards with Microsoft Excel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Battle Studies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Be He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eat the Reaper: A Novel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Becoming a Graphic Designer: A Guide to Careers in Design, 2nd Edition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Becoming an Interior Designer: A Guide to Careers in Design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Beginning PivotTables in Excel 2007: From Novice to Professional (Beginning from Novice to Professional)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Belkin USB 2.0 4-Port Ultra Mini Hub F5U407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Bent Objects: The Secret Life of Everyday Things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Better: A Surgeon's Notes on Performance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Black Leather Case for Palm Treo 600/ 650/ 680/ 700p/ 700w/ 700x/ 750/ 755p (Horizontal, Black)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Black Mirror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Black OPS - Military TIN Survival KIT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Blade Runner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Blinding Light: A Novel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Bon Appetit (1-year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ookkeeping For Dummies (For Dummies (Business &amp; Personal Finance))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Born to Be Wild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Boston Legal - Seasons 1-4</text:p>
              </table:table-cell>
              <table:table-cell office:value-type="float" office:value="109.99">
                <text:p>109.99</text:p>
              </table:table-cell>
            </table:table-row>
            <table:table-row>
              <table:table-cell office:value-type="string">
                <text:p>Boston Legal: Season Five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string">
                <text:p>Braun Clean &amp; Renew Refills (3 Pack)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Brazilian Jiu-Jitsu: For Experts Only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Bread and Roses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Breaking the Patterns of Depressio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Breathe Right Nasal Strips, Extra, 26-Count Box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Bridge: 25 Ways to Compete in the Bidding (Bridge (Master Point Press))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Bruckner: Die 3 Messen/Masses Nos. 1-3/Les Messes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Buffet Hotel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Build Me This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Building Financial Models (McGraw-Hill Finance &amp; Investing)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string">
                <text:p>Business Statistics for Competitive Advantage with Excel 2007: Basics, Model Building and Cases</text:p>
              </table:table-cell>
              <table:table-cell office:value-type="float" office:value="35.89">
                <text:p>35.89</text:p>
              </table:table-cell>
            </table:table-row>
            <table:table-row>
              <table:table-cell office:value-type="string">
                <text:p>Cables To Go - 13042 - 25ft Velocity RCA Audio Extension Cable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CamelBak BPA-Free 0.75-Liter Limited Edition Better Bottle (Chocolate Houndstooth)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CamelBak BPA-Free 0.75-Liter Limited Edition Better Bottle (Ice Winter)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Candide: Or Optimism (Penguin Classics)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Canon NB-4L Battery Pack for the SD400, SD630, SD600, SD750, SD1000 &amp; TX1 Digital Cameras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Canto Triste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Casa Forte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Caselogic Neoprene LHDC-1 Portable Hard Drive Case (Dark Gray)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Casting Crowns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Centipede Giant Prop</text:p>
              </table:table-cell>
              <table:table-cell office:value-type="float" office:value="30.88">
                <text:p>30.88</text:p>
              </table:table-cell>
            </table:table-row>
            <table:table-row>
              <table:table-cell office:value-type="string">
                <text:p>Ceramic Drunk Chicken Heads - New!, Bug Eyed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Ceramic Drunk Chicken Heads - New!, Malibu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Ceramic Drunk Chicken Heads - New!, Southwestern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Change (In The House Of Flies) (Remastered Acoustic Version) [Explicit]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Che - AKA Che Guevara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Cherry Street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Child of a Dead God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Clinton Anderson's Downunder Horsemanship: Establishing Respect and Control for English and Western Riders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Collapse: How Societies Choose to Fail or Succeed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Colonization Violence &amp; Narration: In White South African Writing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Conceptual Physical Science (4th Edition)</text:p>
              </table:table-cell>
              <table:table-cell office:value-type="float" office:value="106.31">
                <text:p>106.31</text:p>
              </table:table-cell>
            </table:table-row>
            <table:table-row>
              <table:table-cell office:value-type="string">
                <text:p>Condemned 2: Bloodshot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Could It Be I'm Falling In Love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CRC 03039 16oz Food Grade Silicone Non-Aerosol Spray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Creative Labs Xmod Wireless Music System with X-Fi Technology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Crown-Okamoto Super Thin Condoms, 100ct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Crystal Reports 2008: The Complete Reference (Osborne Complete Reference Series)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Cuisinart 89-10AZ Classic Stainless 10 Piece Set</text:p>
              </table:table-cell>
              <table:table-cell office:value-type="float" office:value="109.99">
                <text:p>109.99</text:p>
              </table:table-cell>
            </table:table-row>
            <table:table-row>
              <table:table-cell office:value-type="string">
                <text:p>Cuisinart Chef's Classic Stainless 3-1/2-Quart Saute Pan with Helper Handle &amp; Cover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Cuisinart Chef's Classic Stainless 5-1/2-Quart Saute Pan with Helper Handle and Cover</text:p>
              </table:table-cell>
              <table:table-cell office:value-type="float" office:value="48.99">
                <text:p>48.99</text:p>
              </table:table-cell>
            </table:table-row>
            <table:table-row>
              <table:table-cell office:value-type="string">
                <text:p>Culpa Inna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tting Edge PowerPoint For Dummies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CyberPower High-Speed 7-Port USB Hub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D-Link DGS-2205 5-port 10/100/1000 Desktop Switch</text:p>
              </table:table-cell>
              <table:table-cell office:value-type="float" office:value="34.99">
                <text:p>34.99</text:p>
              </table:table-cell>
            </table:table-row>
            <table:table-row>
              <table:table-cell office:value-type="string">
                <text:p>Dallas Cowboys Adult Comfy Throw Blanket with Sleeves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Dallas Cowboys Fiber Reactive Beach Towel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Damages: The Complete First Season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Dave Barry Does Jap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ave Barry in Cyberspac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ad and Gone (Sookie Stackhouse, Book 9)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Dead Can Dance - Toward the Withi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finitive Guide to Excel VBA, Second Edition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DeMark Indicators (Bloomberg Market Essentials: Technical Analysis)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Desert Solitaire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Diamond VC500 One Touch Video Capture Device</text:p>
              </table:table-cell>
              <table:table-cell office:value-type="float" office:value="35.24">
                <text:p>35.24</text:p>
              </table:table-cell>
            </table:table-row>
            <table:table-row>
              <table:table-cell office:value-type="string">
                <text:p>Dictionary of Banking Terms (Barron's Business Guides)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Dictionary of Finance and Investment Terms (Barron's Financial Guides)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Divided By Night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Dock Connector to USB 2.0 Cable for iPod and iPhone (White)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Down from the Mountain (The "O Brother, Where Art Thou?" Concert)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Down To Memphis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Dr. Horrible's Sing-Along Blog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DR360 - Compatible Brother DR-360 Laser Drum Unit by LD Products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string">
                <text:p>Drawn to Life: 20 Golden Years of Disney Master Classes, Volume 1: The Walt Stanchfield Lectures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Drawn to Life: 20 Golden Years of Disney Master Classes, Volume 2: The Walt Stanchfield Lectures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Dreams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Dwell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Earbuds Travel Case for JLab JBuds, Blac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arth from Above, Third Edition</text:p>
              </table:table-cell>
              <table:table-cell office:value-type="float" office:value="103.95">
                <text:p>103.95</text:p>
              </table:table-cell>
            </table:table-row>
            <table:table-row>
              <table:table-cell office:value-type="string">
                <text:p>Emily Remler: Advanced Jazz &amp; Latin Improvisation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Emily Remler: Bebop and Swing Guitar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Emotional Freedom: Liberate Yourself from Negative Emotions and Transform Your Life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Envisioning Information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Epson Perfection V30 Color Scanner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Epson Perfection V300 Photo Color Scanner (Black)</text:p>
              </table:table-cell>
              <table:table-cell office:value-type="float" office:value="279.12">
                <text:p>279.12</text:p>
              </table:table-cell>
            </table:table-row>
            <table:table-row>
              <table:table-cell office:value-type="string">
                <text:p>Equinox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Essential SharePoint 2007: A Practical Guide for Users, Administrators and Developers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Everything Brain Strain Book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Everything Is Beautiful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Excel 2000 Formulas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Excel 2000 Programming for Dummies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Excel 2000 VBA: Programmers Reference (Programmer's Reference)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Excel 2002 Bible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Excel 2002 for Dummies: Quick Reference (--for Dummies)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Excel 2002 Power Programming with VBA</text:p>
              </table:table-cell>
              <table:table-cell office:value-type="float" office:value="91.78">
                <text:p>91.78</text:p>
              </table:table-cell>
            </table:table-row>
            <table:table-row>
              <table:table-cell office:value-type="string">
                <text:p>Excel 2002 VBA: Programmers Reference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Excel 2003 Bible</text:p>
              </table:table-cell>
              <table:table-cell office:value-type="float" office:value="1020.9">
                <text:p>1020.9</text:p>
              </table:table-cell>
            </table:table-row>
            <table:table-row>
              <table:table-cell office:value-type="string">
                <text:p>Excel 2003 for Dummies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Excel 2003 for Dummies Quick Reference</text:p>
              </table:table-cell>
              <table:table-cell office:value-type="float" office:value="40.17">
                <text:p>40.17</text:p>
              </table:table-cell>
            </table:table-row>
            <table:table-row>
              <table:table-cell office:value-type="string">
                <text:p>Excel 2003 Formulas</text:p>
              </table:table-cell>
              <table:table-cell office:value-type="float" office:value="85.05">
                <text:p>85.05</text:p>
              </table:table-cell>
            </table:table-row>
            <table:table-row>
              <table:table-cell office:value-type="string">
                <text:p>Excel 2003 Formulas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string">
                <text:p>Excel 2003 Formulas</text:p>
              </table:table-cell>
              <table:table-cell office:value-type="float" office:value="478.87">
                <text:p>478.87</text:p>
              </table:table-cell>
            </table:table-row>
            <table:table-row>
              <table:table-cell office:value-type="string">
                <text:p>Excel 2003 Power Programming with VBA</text:p>
              </table:table-cell>
              <table:table-cell office:value-type="float" office:value="1370.18">
                <text:p>1370.18</text:p>
              </table:table-cell>
            </table:table-row>
            <table:table-row>
              <table:table-cell office:value-type="string">
                <text:p>Excel 2003 Top 100 Simplified Tips &amp; Tricks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Excel 2003 VBA Programming with XML and ASP</text:p>
              </table:table-cell>
              <table:table-cell office:value-type="float" office:value="24.39">
                <text:p>24.39</text:p>
              </table:table-cell>
            </table:table-row>
            <table:table-row>
              <table:table-cell office:value-type="string">
                <text:p>Excel 2007 Advanced Report Development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Excel 2007 All-In-One Desk Reference For Dummies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Excel 2007 Bible</text:p>
              </table:table-cell>
              <table:table-cell office:value-type="float" office:value="1652.36">
                <text:p>1652.36</text:p>
              </table:table-cell>
            </table:table-row>
            <table:table-row>
              <table:table-cell office:value-type="string">
                <text:p>Excel 2007 Charts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Excel 2007 For Dummies</text:p>
              </table:table-cell>
              <table:table-cell office:value-type="float" office:value="40.87">
                <text:p>40.87</text:p>
              </table:table-cell>
            </table:table-row>
            <table:table-row>
              <table:table-cell office:value-type="string">
                <text:p>Excel 2007 For Dummies Quick Reference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Excel 2007 Formulas</text:p>
              </table:table-cell>
              <table:table-cell office:value-type="float" office:value="1302.7">
                <text:p>1302.7</text:p>
              </table:table-cell>
            </table:table-row>
            <table:table-row>
              <table:table-cell office:value-type="string">
                <text:p>Excel 2007 Miracles Made Easy: Mr. Excel Reveals 25 Amazing Things You Can Do with the New Excel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Excel 2007 PivotTables and PivotCharts</text:p>
              </table:table-cell>
              <table:table-cell office:value-type="float" office:value="532.91">
                <text:p>532.91</text:p>
              </table:table-cell>
            </table:table-row>
            <table:table-row>
              <table:table-cell office:value-type="string">
                <text:p>Excel 2007 Power Programming with VBA</text:p>
              </table:table-cell>
              <table:table-cell office:value-type="float" office:value="3061.41">
                <text:p>3061.41</text:p>
              </table:table-cell>
            </table:table-row>
            <table:table-row>
              <table:table-cell office:value-type="string">
                <text:p>Excel 2007 VBA Programming For Dummies</text:p>
              </table:table-cell>
              <table:table-cell office:value-type="float" office:value="334.83">
                <text:p>334.83</text:p>
              </table:table-cell>
            </table:table-row>
            <table:table-row>
              <table:table-cell office:value-type="string">
                <text:p>Excel 2007: The Missing Manual</text:p>
              </table:table-cell>
              <table:table-cell office:value-type="float" office:value="52.78">
                <text:p>52.78</text:p>
              </table:table-cell>
            </table:table-row>
            <table:table-row>
              <table:table-cell office:value-type="string">
                <text:p>Excel 5 for Windows Power Programming Techniques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Excel 97 Bible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Excel 97 Programming for Windows for Dummies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Excel Advanced Report Development</text:p>
              </table:table-cell>
              <table:table-cell office:value-type="float" office:value="105.56">
                <text:p>105.56</text:p>
              </table:table-cell>
            </table:table-row>
            <table:table-row>
              <table:table-cell office:value-type="string">
                <text:p>Excel Charts</text:p>
              </table:table-cell>
              <table:table-cell office:value-type="float" office:value="273.05">
                <text:p>273.05</text:p>
              </table:table-cell>
            </table:table-row>
            <table:table-row>
              <table:table-cell office:value-type="string">
                <text:p>Excel Data Analysis for Dummies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Excel for Accountants: Tips, Tricks &amp; Techniques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>Excel for Dummies Quick Refere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cel for Scientists and Engineers: Numerical Methods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Excel Formulas and Functions For Dummies</text:p>
              </table:table-cell>
              <table:table-cell office:value-type="float" office:value="39.14">
                <text:p>39.14</text:p>
              </table:table-cell>
            </table:table-row>
            <table:table-row>
              <table:table-cell office:value-type="string">
                <text:p>Excel Gurus Gone Wild: Do the IMPOSSIBLE with Microsoft Excel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Excel Hacks: Tips &amp; Tools for Streamlining Your Spreadsheets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Excel PivotTables and Charts (Mr Spreadsheet)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Excel VBA Programming For Dummies</text:p>
              </table:table-cell>
              <table:table-cell office:value-type="float" office:value="402.81">
                <text:p>402.81</text:p>
              </table:table-cell>
            </table:table-row>
            <table:table-row>
              <table:table-cell office:value-type="string">
                <text:p>Excel&lt;sup&gt;&amp;#174;&lt;/sup&gt; 2007 Bible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Fable II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Farberware Restaurant Pro 12-Inch Open Skillet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Festa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Fiesta de Tambores / Manos de Seda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Financial Modeling Using Excel and VBA (Wiley Finance)</text:p>
              </table:table-cell>
              <table:table-cell office:value-type="float" office:value="59.85">
                <text:p>59.85</text:p>
              </table:table-cell>
            </table:table-row>
            <table:table-row>
              <table:table-cell office:value-type="string">
                <text:p>Financial Modelling in Practice: A Concise Guide for Intermediate and Advanced Level with CD ROM (The Wiley Finance Series)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Fireproof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Fly by Night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Fonda-Lina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Foot Baths - Heated foot bath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string">
                <text:p>Former Me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Formulas and Functions with Microsoft Office Excel 2007 (Business Solutions)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Frontier Psychiatrist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Fundamentals of Corporate Finance Alternate Value 8th Edition</text:p>
              </table:table-cell>
              <table:table-cell office:value-type="float" office:value="139.52">
                <text:p>139.52</text:p>
              </table:table-cell>
            </table:table-row>
            <table:table-row>
              <table:table-cell office:value-type="string">
                <text:p>Galactic Civilizations II: Game of the Year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Garmin nuvi 260 3.5-Inch Portable GPS Navigator</text:p>
              </table:table-cell>
              <table:table-cell office:value-type="float" office:value="147.38">
                <text:p>147.38</text:p>
              </table:table-cell>
            </table:table-row>
            <table:table-row>
              <table:table-cell office:value-type="string">
                <text:p>Garmin Portable Friction Dashboard Mount for nÃ¼vi Series and StreetPilot C5XX Series GPS Navigators (C530, C550, and C580)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Gasolina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Gates of Prayer: The New Union Prayer Book (Weekends, Sabbaths, and Festivals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ateways to Algebra and Geometry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GE/SANYO NTG12SETGEN Eneloop NiMH Rechargable Batteries w/ Charger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Gerber 06050 Ultralight LST Folding Knife with Fine Blade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Get a Grip on Physics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Ghostbusters: The Video Game</text:p>
              </table:table-cell>
              <table:table-cell office:value-type="float" office:value="35.99">
                <text:p>35.99</text:p>
              </table:table-cell>
            </table:table-row>
            <table:table-row>
              <table:table-cell office:value-type="string">
                <text:p>Ghosts I-I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imme My Money Back: Your Guide to Beating the Financial Crisis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Glass: Songs From Liquid Days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Gleem Sodium Fluoride Anticavity Toothpaste, 6.4-Ounce Tubes (Pack of 12)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Gone Tomorrow: A Reacher Novel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Good Poems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Google SketchUp Cookbook: Practical Recipes and Essential Techniques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got bacon? Women's tee Shirt in 6 Colors Small thru XXL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Gotta Be Free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Graco Backless TurboBooster Car Seat in Chatter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Grand Ol' Gang 500 pc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Grandpa Had a Long One: Personal Notes on the Life, Career &amp; Legacy of Benny Bell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Guide to Financial Reporting and Analysis</text:p>
              </table:table-cell>
              <table:table-cell office:value-type="float" office:value="70.02">
                <text:p>70.02</text:p>
              </table:table-cell>
            </table:table-row>
            <table:table-row>
              <table:table-cell office:value-type="string">
                <text:p>Hanro Inkas Chemise Sleepwear (Medium Vanilla)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Happy Birthday (as made famous by The Beatles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He'll Have To Go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Head First Ajax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Heartaches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Herman Miller Mirra Chair; Fully Loaded; Color: Graphite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Heroes Are Hard to Find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High Probability Trading Strategies: Entry to Exit Tactics for the Forex, Futures, and Stock Markets (Wiley Trading)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Hips Don't Lie (featuring Wyclef Jean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History: A Very Short Introduction (Very Short Introductions)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HK1 Hydrokinetic Adjustable Wrench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Honeywell 2074 .35 Cubic Foot Top-Opening Anti-Theft Drawer Safe</text:p>
              </table:table-cell>
              <table:table-cell office:value-type="float" office:value="61.98">
                <text:p>61.98</text:p>
              </table:table-cell>
            </table:table-row>
            <table:table-row>
              <table:table-cell office:value-type="string">
                <text:p>How to Make Money in Stocks:  A Winning System in Good Times and Bad, Fourth Edition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How to Measure Anything: Finding the Value of "Intangibles" in Business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string">
                <text:p>How to Profit From the Coming Rapture: Getting Ahead When You're Left Behind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string">
                <text:p>How to Trade in Stocks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HP 564xl Black Ink Cartridge (CB321WN)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HP 564xl Cyan Ink Cartridge (CB323WN)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HP 564xl Magenta Ink Cartridge (CB324WN)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HP 564xl Yellow Ink Cartridge (CB325WN)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HP 6 Ft Firewire Cable 6 Pin To 6 Pin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Human Smoke: The Beginnings of World War II, the End of Civilization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I Am A Man Of Constant Sorrow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I Am Weary (Let Me Rest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I Can't Help Myself (Sugar Pie, Honey Bunch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I Love Bacon Custom Wristband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I Told You I Was Freaky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I'm Not Dead (Main Version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If I Only Had A Brain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If... (Questions For The Game of Life)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iLive IS208B Stereo Speaker System with iPod Dock (Black)</text:p>
              </table:table-cell>
              <table:table-cell office:value-type="float" office:value="29.97">
                <text:p>29.97</text:p>
              </table:table-cell>
            </table:table-row>
            <table:table-row>
              <table:table-cell office:value-type="string">
                <text:p>Imperial Life in the Emerald City: Inside Iraq's Green Zone (Vintage)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In Bocca al Lupo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Infinite Jest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Information Dashboard Design: The Effective Visual Communication of Data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Into the Labyrinth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INTUOS3 Grip Pen Accessory Kit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Investment Banking Explained: An Insider's Guide to the Industry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Investment Banking: Valuation, Leveraged Buyouts, and Mergers and Acquisitions (Wiley Finance)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Invicta Men's Pro Diver Collection Automatic Silver-Tone Watch #2298</text:p>
              </table:table-cell>
              <table:table-cell office:value-type="float" office:value="119.99">
                <text:p>119.99</text:p>
              </table:table-cell>
            </table:table-row>
            <table:table-row>
              <table:table-cell office:value-type="string">
                <text:p>Iomega Prestige 1 TB USB 2.0 Desktop External Hard Drive 34275</text:p>
              </table:table-cell>
              <table:table-cell office:value-type="float" office:value="104.99">
                <text:p>104.99</text:p>
              </table:table-cell>
            </table:table-row>
            <table:table-row>
              <table:table-cell office:value-type="string">
                <text:p>iPhone Fully Loaded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Item Nam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.M. Coetzee: South Africa and the Politics of Writing (Perspectives on Southern Africa)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Jabra BT125 Bluetooth Headset , Black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JBuds Hi-Fi Noise-Reducing Ear Buds (Black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hn Walkenbach's Favorite Excel 2007 Tips &amp; Tricks</text:p>
              </table:table-cell>
              <table:table-cell office:value-type="float" office:value="1449.47">
                <text:p>1449.47</text:p>
              </table:table-cell>
            </table:table-row>
            <table:table-row>
              <table:table-cell office:value-type="string">
                <text:p>John Walkenbach's Favorite Excel Tips &amp; Tricks</text:p>
              </table:table-cell>
              <table:table-cell office:value-type="float" office:value="610.74">
                <text:p>610.74</text:p>
              </table:table-cell>
            </table:table-row>
            <table:table-row>
              <table:table-cell office:value-type="string">
                <text:p>K-dela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Ken Jennings's Trivia Almanac: 7,777 Questions in 365 Days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Kensington Easy Riser Cooling Notebook Stand (K60112US)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Khet - Eye of Horus Beamsplitter Expansion Pack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Khet: The Laser Game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Kidz Gear Headphones For Kids</text:p>
              </table:table-cell>
              <table:table-cell office:value-type="float" office:value="35.98">
                <text:p>35.98</text:p>
              </table:table-cell>
            </table:table-row>
            <table:table-row>
              <table:table-cell office:value-type="string">
                <text:p>Kindle 2 For Dummies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Kindle 2: Amazon's New Wireless Reading Device (Latest Generation)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Kindle: Amazon's 6" Wireless Reading Device (Latest Generation)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Kingston DataTraveler 4 GB USB 2.0 Flash Drive DTI/4GB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Kingston Technology MBLY/8GB 8GB Mobility Multi Kit (Black)</text:p>
              </table:table-cell>
              <table:table-cell office:value-type="float" office:value="39.96">
                <text:p>39.96</text:p>
              </table:table-cell>
            </table:table-row>
            <table:table-row>
              <table:table-cell office:value-type="string">
                <text:p>Koyaanisqatsi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Laia Ladaia (Reza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apinha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arge Bag of Bones - 10 Pounds (BONES1)</text:p>
              </table:table-cell>
              <table:table-cell office:value-type="float" office:value="65.72">
                <text:p>65.72</text:p>
              </table:table-cell>
            </table:table-row>
            <table:table-row>
              <table:table-cell office:value-type="string">
                <text:p>Lean On Me (Single Version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earn Excel 2007 Essential Skills with the Smart Method: Courseware Tutorial for Self-Instruction to Beginner and Intermediate Level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Learn Excel from Mr. Excel: 277 Excel Mysteries Solved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LEATHER BRIEFCASE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LEGO Batman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Let the Great World Spin: A Novel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Levi's Men's 550 Big &amp; Tall Relaxed Fit Jean, Medium Stonewash, 56x30</text:p>
              </table:table-cell>
              <table:table-cell office:value-type="float" office:value="31.99">
                <text:p>31.99</text:p>
              </table:table-cell>
            </table:table-row>
            <table:table-row>
              <table:table-cell office:value-type="string">
                <text:p>Leviton 612-6260M-00W Decora 60-30-20-10 Preset Minute Electronic Timer, White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string">
                <text:p>Life Is a Verb: 37 Days to Wake Up, Be Mindful, and Live Intentionally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Live at the Wolf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MAC brand Santoku Knife w/Bolster (#MSK65)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hjong Quest: An Epic Tale of Tile Matching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Make the Winning Bid: Bidding Guidelines for the Advancing Player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Manfrotto 681B Professional Aluminum Monopod (Black)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Marc by Marc Jacobs Totally Turnlock Posh Shoudler Bag Tote Lime</text:p>
              </table:table-cell>
              <table:table-cell office:value-type="float" office:value="429.99">
                <text:p>429.99</text:p>
              </table:table-cell>
            </table:table-row>
            <table:table-row>
              <table:table-cell office:value-type="string">
                <text:p>Mastering VBA for Microsoft Office 2007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Maxell 2025 Lithium Button Cell Battery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Me, Myself, and Bob: A True Story About Dreams, God, and Talking Vegetables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MEG: Hell's Aquarium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Mental Clarity 60 VegiCaps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Merriweather Post Pavilion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Metal Pealess Waterproof Whistle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Michael Freeman's Perfect Exposure: The Professional's Guide to Capturing Perfect Digital Photographs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Microsoft  Office Excel 2003 Inside Out (Microsoft Office Excel Inside Out)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Microsoft  Office Outlook  2007 Inside Out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Microsoft Access 2003 Forms, Reports, and Queries (Business Solutions)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Microsoft Excel 2000 Bible</text:p>
              </table:table-cell>
              <table:table-cell office:value-type="float" office:value="37.99">
                <text:p>37.99</text:p>
              </table:table-cell>
            </table:table-row>
            <table:table-row>
              <table:table-cell office:value-type="string">
                <text:p>Microsoft Excel 2000 Power Programming with VBA</text:p>
              </table:table-cell>
              <table:table-cell office:value-type="float" office:value="55.18">
                <text:p>55.18</text:p>
              </table:table-cell>
            </table:table-row>
            <table:table-row>
              <table:table-cell office:value-type="string">
                <text:p>Microsoft Excel 2002 Formulas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Microsoft Excel 2003 Advanced &amp; Macros Quick Reference Guide (Cheat Sheet of Instructions, Tips &amp; Shortcuts - Laminated)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Microsoft Excel 2003 Advanced Quick Source Guide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Microsoft Excel 2003 Charts &amp; Lists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Excel 2003 Introduction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Excel 2003 Quick Source Guide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Microsoft Excel 2007 Charts &amp; Tables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EXCEL 97/ Visual Basic Step-by-Step Book &amp; Disk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Microsoft Excel and Access Integration: With Microsoft Office 2007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Microsoft Office Access 2003: Comprehensive Concepts and Techniques, CourseCard Edition (Shelly Cashman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icrosoft Office Excel 2007 Formulas &amp; Functions For Dummie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icrosoft Office Excel 2007 Inside Out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Microsoft Office Excel 2007: Data Analysis and Business Modeling (Bpg -- Other)</text:p>
              </table:table-cell>
              <table:table-cell office:value-type="float" office:value="105.56">
                <text:p>105.56</text:p>
              </table:table-cell>
            </table:table-row>
            <table:table-row>
              <table:table-cell office:value-type="string">
                <text:p>Microsoft Office PowerPoint 2003: Comprehensive Concepts and Techniques, CourseCard Editio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icrosoft Office Word 2003: Comprehensive Concepts and Techniques, CourseCard Edition (Shelly Cashman Series)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icrosoft Outlook 2007 Bible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Microsoft Outlook 2007 Calendar, Contacts, Tasks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PowerPoint 2003 Advanced Quick Reference Guide (Cheat Sheet of Instructions, Tips &amp; Shortcuts - Laminated)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Microsoft PowerPoint 2003 Advanced Quick Source Guide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Microsoft PowerPoint 2003 Introduction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PowerPoint 2003 Quick Source Guide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Microsoft PowerPoint 2007 Advanced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Project 2007: The Missing Manual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Microsoft SQL Server 2005 Unleashed</text:p>
              </table:table-cell>
              <table:table-cell office:value-type="float" office:value="40.94">
                <text:p>40.94</text:p>
              </table:table-cell>
            </table:table-row>
            <table:table-row>
              <table:table-cell office:value-type="string">
                <text:p>Microsoft VBScript: Step by Step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Microsoft Visio 2007 Introduction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Word 2003 Advanced Quick Source Guide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Microsoft Word 2003 Macros &amp; Templates Quick Reference Guide (Cheat Sheet of Instructions, Tips &amp; Shortcuts - Laminated)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Microsoft Word 2007 Bible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string">
                <text:p>Midsomer Murders: Set 12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Miffy and Friends: Miffy's School Day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Ministry of Sound: Annual 2009 [Explicit]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MLA Handbook for Writers of Research Papers 7th Edition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Monsters, Inc. (4-Disc Edition) [Blu-ray]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Mountain Music Of Kentucky [2-CD Set]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Moustache - Six Way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MPI Outdoors "You Can Survive" Compact-Outdoor Survival Stoge and Supplements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MR. BAR-B-Q Outdoor Patio Chair Cover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Mr. Beer Deluxe Bottling System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Mr. Blue Sky (Album Version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Mr. Penumbra's Twenty-Four-Hour Book Store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Mr. Sandman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Mr. Spreadsheet's Excel 2007 Library</text:p>
              </table:table-cell>
              <table:table-cell office:value-type="float" office:value="4758.77">
                <text:p>4758.77</text:p>
              </table:table-cell>
            </table:table-row>
            <table:table-row>
              <table:table-cell office:value-type="string">
                <text:p>My Best Friend's Girl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My Book of Coloring (Kumon Workbooks)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My First Book Of Cutting (Kumon Workbooks)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Naqoyqatsi (Original Motion Picture Soundtrack)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Nerd Glasses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Netgear Digital Entertainer Live Wireless USB Adapter for EVA2000 Digital Entertainer Live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string">
                <text:p>Neurosmith Together Tunes Musical Play Block</text:p>
              </table:table-cell>
              <table:table-cell office:value-type="float" office:value="79.99">
                <text:p>79.99</text:p>
              </table:table-cell>
            </table:table-row>
            <table:table-row>
              <table:table-cell office:value-type="string">
                <text:p>Never Eat Alone: And Other Secrets to Success, One Relationship at a Time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New and Selected Poems: Volume One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New Chapter - Every Woman's One Daily, 90 tablets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Night (Oprah's Book Club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ight of Thunder: A Bob Lee Swagger Novel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Nintendo Wii Fit Board Anti-Slip Grip Foot Pad Silicone Skin - Black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No 15 Color Return Prog Print Cartridge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No Logo: 10th Anniversary Edition with a New Introduction by the Author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Norelco NT9110 Nose &amp; Ear Hair Trimmer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Not Just the Best of the Larry Sanders Show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NurtureShock: New Thinking About Children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OCTO Metal Stand for Amazon Kindle 2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Office 2007 All-in-One Desk Reference For Dummies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Office 2007 Library: Excel 2007 Bible, Access 2007 Bible, PowerPoint 2007 Bible, Word 2007 Bible</text:p>
              </table:table-cell>
              <table:table-cell office:value-type="float" office:value="91.34">
                <text:p>91.34</text:p>
              </table:table-cell>
            </table:table-row>
            <table:table-row>
              <table:table-cell office:value-type="string">
                <text:p>Office and SharePoint 2007 User's Guide: Integrating SharePoint with Excel, Outlook, Access and Word (Expert's Voice)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Oh Mary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On Combat, The Psychology and Physiology of Deadly Conflict in War and in Peace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On Killing: The Psychological Cost of Learning to Kill in War and Society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One Magical Sunday: (But Winning Isn't Everything)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One-Pound Fat Replica 1Lb Fat Model Replica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One-pound Muscle Replica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Optimal Portfolio Modeling, CD-ROM includes Models Using Excel and R: Models to Maximize Returns and Control Risk in Excel and R (Wiley Trading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ptimum Nutrition Gold Standard 100% Whey, Double Rich Chocolate, 5.15-Pound Tub</text:p>
              </table:table-cell>
              <table:table-cell office:value-type="float" office:value="39.45">
                <text:p>39.45</text:p>
              </table:table-cell>
            </table:table-row>
            <table:table-row>
              <table:table-cell office:value-type="string">
                <text:p>Original Apple USB Power Adapter for iPod, iPhone, iPhone 3G and iPhone 3Gs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Our Lady Queen of the Angels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Out of Eden: The Peopling of the World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Outliers: The Story of Success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Outlook 2007 For Dummies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Oxo Good Grips Professional 6-1/2-Inch Santoku Knife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Pa-Kumpa!!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Package of 10 Replacement Kenmore Micro Bags Upright Model 5068,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Paddy's Pub Flipadelphia Flip Cup Tournament T-Shirt (Small)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Paper Towns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Paranoia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Perdido Street Station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Perfect Dark Zero Limited Collector's Edition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Pets Go Pop!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PetSafe Outdoor Ultrasonic Bark Deterrent</text:p>
              </table:table-cell>
              <table:table-cell office:value-type="float" office:value="34.49">
                <text:p>34.49</text:p>
              </table:table-cell>
            </table:table-row>
            <table:table-row>
              <table:table-cell office:value-type="string">
                <text:p>Philips Norelco T780 Rechargeable Vacuum Trimmer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Pink Brain, Blue Brain: How Small Differences Grow Into Troublesome Gaps -- And What We Can Do About It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Pivot Table Data Crunching (Business Solutions)</text:p>
              </table:table-cell>
              <table:table-cell office:value-type="float" office:value="41.07">
                <text:p>41.07</text:p>
              </table:table-cell>
            </table:table-row>
            <table:table-row>
              <table:table-cell office:value-type="string">
                <text:p>Pivot Table Data Crunching for Microsoft Office Excel 2007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Pivot Table Data Crunching for Microsoft Office Excel 2007 (Business Solutions)</text:p>
              </table:table-cell>
              <table:table-cell office:value-type="float" office:value="115.45">
                <text:p>115.45</text:p>
              </table:table-cell>
            </table:table-row>
            <table:table-row>
              <table:table-cell office:value-type="string">
                <text:p>Play It Again, Shan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Polaroid PoGo Instant Mobile Printer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string">
                <text:p>Polaroid Zink Media 30-Pack for PoGo Instant Mobile Printer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Possession: A Rom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ower Excel 2007 with MrExcel (Video Training) (LiveLessons)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PowerPoint 2003 for Dummies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PowerPoint 2007 Bible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Prepare for Surgery, Heal Faster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Principles of Finance with Excel: Includes CD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string">
                <text:p>Pro C# 2008 and the .NET 3.5 Platform, Fourth Edition (Windows.Net)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string">
                <text:p>Professional Excel Development: The Definitive Guide to Developing Applications Using Microsoft Excel and VBA (Addison-Wesley Microsoft Technolo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string">
                <text:p>Professional Excel Development: The Definitive Guide to Developing Applications Using Microsoft Excel, VBA, and .NET (2nd Edition)</text:p>
              </table:table-cell>
              <table:table-cell office:value-type="float" office:value="151.16">
                <text:p>151.16</text:p>
              </table:table-cell>
            </table:table-row>
            <table:table-row>
              <table:table-cell office:value-type="string">
                <text:p>Professional Excel Development: The Definitive Guide to Developing Applications Using Microsoft Excel, VBA, and .NET (2nd Edition) (Addison-Wesley Mic</text:p>
              </table:table-cell>
              <table:table-cell office:value-type="float" office:value="113.37">
                <text:p>113.37</text:p>
              </table:table-cell>
            </table:table-row>
            <table:table-row>
              <table:table-cell office:value-type="string">
                <text:p>Programming Excel with VBA and .NET</text:p>
              </table:table-cell>
              <table:table-cell office:value-type="float" office:value="96.76">
                <text:p>96.76</text:p>
              </table:table-cell>
            </table:table-row>
            <table:table-row>
              <table:table-cell office:value-type="string">
                <text:p>Python Programming for the Absolute Beginner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Quabaug Corp. Barge Cement Quart</text:p>
              </table:table-cell>
              <table:table-cell office:value-type="float" office:value="48.56">
                <text:p>48.56</text:p>
              </table:table-cell>
            </table:table-row>
            <table:table-row>
              <table:table-cell office:value-type="string">
                <text:p>Quantitative Trading Strategies: Harnessing the Power of Quantitative Techniques to Create a Winning Trading Program (McGraw-Hill Traders Edge Series)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Quantum Physics For Dummies (For Dummies (Math &amp; Science))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Quattro Pro for DOS for Dummies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QuickBooks Simple Start 2009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Raditude (Amazon MP3 Deluxe Exclusive Version)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Rags of My Soul: Poems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Raising Jake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Rambo [Blu-ray]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Ranger Rick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Reading Financial Reports For Dummies (For Dummies (Business &amp; Personal Finance))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Reasons for and Advantages of Breathing: Stories (P.S.)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Redi Shade 3102496 Fabric Window Shade 36-by-72-Inch, White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Reflections 60 by 120-Inch Oblong / Rectangle Tablecloth, Merlot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Reharmonization Techniques (Berklee Methods)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Rehearsals for Departure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Restless: A Novel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RibbonX: Customizing the Office 2007 Ribbon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Road to the Riches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Rogue Forces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Roll On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Rompe [Explicit]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Roselight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Roundabout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Rubbermaid 7J18 Durable 3-Piece Canister Set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Rush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Sad Man Happy Man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Saint Anthony, Patron Saint of Bacon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Salve 1 oz. by Cloverin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nitarium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SANYO eneloop 4 Pack AA NiMH Pre-Charged Rechargeable Batteries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Saturday Night Live - The Best of Steve Martin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School Day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School Day (Ring Ring Goes The Bell)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Scosche sleekSYNC Retractable USB 2.0 cable for iPod and iPhone (Black)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Seagate FreeAgent Go Dock and Case 100521233 (Silver/White)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Seeing and Savoring Jesus Christ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Selling a Practice - Straightforward Answers to Tough Question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Sennheiser HD 205 Studio Monitor DJ Headphones w/ Swivel Ear Cup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Serfas Stop Sign Bicycle Taillight (Red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venth Generation Training Pants, 3t-4t, (32-40 Lbs), 26-count Packages (Pack of 4) (104 Training Pants)</text:p>
              </table:table-cell>
              <table:table-cell office:value-type="float" office:value="45.99">
                <text:p>45.99</text:p>
              </table:table-cell>
            </table:table-row>
            <table:table-row>
              <table:table-cell office:value-type="string">
                <text:p>Sgt. Pepper's Lonely Hearts Club Band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SharePoint 2007 User's Guide: Learning Microsoft's Collaboration and Productivity Platform</text:p>
              </table:table-cell>
              <table:table-cell office:value-type="float" office:value="52.78">
                <text:p>52.78</text:p>
              </table:table-cell>
            </table:table-row>
            <table:table-row>
              <table:table-cell office:value-type="string">
                <text:p>Sharpening the Warriors Edge: The Psychology &amp; Science of Training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string">
                <text:p>Sid Meier's Civilization IV: Colonization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SIIG CB-SA0111-S1 3.3-Feet Serial ATA External Cable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Simple Things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Simply Christian: Why Christianity Makes Sense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Six Days, Seven Nights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Slash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Smart Ass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Solaray - Empty Gelatin Capsules Size 000 100 Cap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Solid Gold Chicken, Turkey, White Fish and Liver Formula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Sony LCS-CST General Purpose Soft Carrying Case for Slim Cybershot Digital Cameras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Soul Identity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oul's Desi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Space Oddity (1999 Digital Remaster)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Special Edition Using Microsoft Office Excel 2003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Special Edition Using Microsoft Office Excel 2007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Spectacular Sins: And Their Global Purpose in the Glory of Christ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Starfrit Manual Food Processor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Statistical Analysis with Excel For Dummies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Sterling Silver Filigree Circle Pendant, 18"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terling Silver Marcasite &amp; Garnet-Colored Glass Teardrop Earrings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trange Days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Street Fighter IV Collector's Edition</text:p>
              </table:table-cell>
              <table:table-cell office:value-type="float" office:value="79.99">
                <text:p>79.99</text:p>
              </table:table-cell>
            </table:table-row>
            <table:table-row>
              <table:table-cell office:value-type="string">
                <text:p>Streets Of Laredo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Student Study Guide for Biology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Substitute Teaching from A to Z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Sung by Alfred Sung for Women 3.4 oz Eau de Toilette Spray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Super Crunchers: Why Thinking-By-Numbers is the New Way To Be Smart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Super Mario Galaxy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Super Why!: Jack and the Beanstalk &amp; Other Story Book Adventures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Superman - The Animated Series, Volume Two (The New Superman Adventures) (DC Comics Classic Collection)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Supermoon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Surely You're Joking, Mr. Feynman! (Adventures of a Curious Character)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Swingline 747 Polished Chrome Classic Desk Stapler (S7074720E)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Sympathy For The Devil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T-Rex Timberkit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Tagalog (Spoken World)</text:p>
              </table:table-cell>
              <table:table-cell office:value-type="float" office:value="32.97">
                <text:p>32.97</text:p>
              </table:table-cell>
            </table:table-row>
            <table:table-row>
              <table:table-cell office:value-type="string">
                <text:p>Take Me Home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Taylor Commercial Waterproof Digital Thermometer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Teach Yourself VISUALLY Excel 2003 (Teach Yourself VISUALLY (Tech))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Teach Yourself VISUALLY Microsoft Word 2003 (Teach Yourself VISUALLY (Tech))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Teach Yourself VISUALLY PowerPoint 2003 (Teach Yourself VISUALLY (Tech))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Tequila (Original)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Terrapin Station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TetraMin Flakes, 2.20 Ounces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Texas Instruments TI1795SV Solar Calculator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The 7 Principles of Fat Burning: Get Healthy, Lose Weight and Keep It Off!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The 99 Most Essential Vivaldi Masterpieces (Amazon Exclusive)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The Adobe Photoshop Lightroom 2 Book for Digital Photographers (Voices That Matter)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The Anthologist: A Novel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The Apartment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The Art of Exotic Dancing for Everyday Women 3 DVD Set! Core Moves, Develop Your Routine, and Chair Dancing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The Beatles Stereo Box Set</text:p>
              </table:table-cell>
              <table:table-cell office:value-type="float" office:value="179.99">
                <text:p>179.99</text:p>
              </table:table-cell>
            </table:table-row>
            <table:table-row>
              <table:table-cell office:value-type="string">
                <text:p>The Bush Boom: How a Misunderestimated President Fixed a Broken Econom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e Bytches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The Cattle Call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The Complete Idiot's Guide to Writing Erotic Romance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The Consolations of Philosophy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he Crow: New Songs for the Five-String Banjo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The Darkness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The Definitive Collection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The Drunkard's Walk: How Randomness Rules Our Lives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The Echo Maker: A Novel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The Elements of Style (Text to the Original Edition of 1918)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The Elephanta Suite: Three Novellas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The Emperor's Club (Widescreen Edition)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The Everything Word Scramble Book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The Extraordinary Leader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The Fermata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The Fermata (Vintage Blue)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The First Years Breastflow BPA Free Starter Set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The First Years Breastflow Slow - Medium Flow Nipple - 2 Pack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The Food of a Younger Land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The Food of a Younger Land: A Portrait of American Food--Before the National Highway System, Before Chain Restaurants, and Before Frozen Food, When th</text:p>
              </table:table-cell>
              <table:table-cell office:value-type="float" office:value="52.92">
                <text:p>52.92</text:p>
              </table:table-cell>
            </table:table-row>
            <table:table-row>
              <table:table-cell office:value-type="string">
                <text:p>The Girl Who Played with Fire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The Grappler's Book of Strangles and Chokes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The Greatest Hits Of Sergio Mendes And Brasil '6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The Insider: Music From The Motion Picture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The Instant Millionaire: A Tale of Wisdom and Wealth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The Last Tycoons: The Secret History of Lazard FrÃ¨res &amp; Co.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The List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The Lost Symbol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The Magic School Bus - Holiday Special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The March: A Novel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The Marlinspike Sailor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The Metamorphosis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The Mezzanine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The Middle of Thing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ddle Temple Murder by J.S. Fletcher by J.S. Fletcher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The Mosquito Coast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The Name of the Rose: including the Author's Postscript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The Ninth Gate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The Online Millionaire: Strategies for Building a Web-Based Empire on eBay and Beyond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The Out-of-Towners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The Paradox of Choice: Why More Is Less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The Piano Tuner: A Novel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The Platinum Collection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The PowerScore GMAT Critical Reasoning Bible: A Comprehensive System for Attacking the GMAT Critical Reasoning Question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he PowerScore GMAT Sentence Correction Bible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The Prize: The Epic Quest for Oil, Money and Power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The R Book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The Race...from Pit Row to Victory Lane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The Red Queen: Sex and the Evolution of Human Nature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The Restaurant Managers Handbook: How to Set Up, Operate, and Manage a Financially Successful Food Service Operation</text:p>
              </table:table-cell>
              <table:table-cell office:value-type="float" office:value="54.97">
                <text:p>54.97</text:p>
              </table:table-cell>
            </table:table-row>
            <table:table-row>
              <table:table-cell office:value-type="string">
                <text:p>The Sea to the North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The Size of Thoughts: Essays and Other Lumber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The Snowball: Warren Buffett and the Business of Life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The Songlines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The Soul Jazz Legacy - CTI: The Master Collection Volume 2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The Splicing Handbook: Techniques for Modern and Traditional Ropes, Second Edition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The Story of the Ghost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The Three Marriages: Reimagining Work, Self and Relationship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The Total Brain Workout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THE ULTIMATE COLLECTION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The Visual Display of Quantitative Information, 2nd edition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The World on Sunday : Graphic Art in Joseph Pulitzer's Newspaper (1898 - 1911)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The Worst Journey in the World (Penguin Classics)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Thermaltake Sata HDD USB Docking Station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ThinkFun Gordians Knot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This Is Not a Game: A Novel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Thomas &amp; Friends Wooden Railway - 6-1/2 Inch Single Curved Switch Track (2 pieces)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Thorn Queen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Throw Down Your Heart, Tales from the Acoustic Planet, Vol. 3: Africa Sessions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Tic Tac Toe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Time Bandits (Criterion Collection Spine #37)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To the Golden Shore: The Life of Adoniram Judson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Toccata and Fugue in D minor, BWV 565/Toccata (Instrumental)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Tommy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Tommy Bahama By Tommy Bahama For Men. Cologne Spray 3.4 Ounces</text:p>
              </table:table-cell>
              <table:table-cell office:value-type="float" office:value="32.98">
                <text:p>32.98</text:p>
              </table:table-cell>
            </table:table-row>
            <table:table-row>
              <table:table-cell office:value-type="string">
                <text:p>Transcend 16 GB SDHC SD Class 6 Flash Memory Card TS16GSDHC6E [Amazon Frustration-Free Packaging]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Transcend 8 GB SDHC SD Class 6 Flash Memory Card TS8GSDHC6E [Amazon Frustration-Free Packaging]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Transforming Performance Measurement: Rethinking the Way We Measure and Drive Organizational Success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TrendyDigital MaxGuard Leather Cover + WaterGuard Waterproof Case for Kindle 2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TrendyDigital WaterGuard Waterproof Case for Kindle, Blue Border</text:p>
              </table:table-cell>
              <table:table-cell office:value-type="float" office:value="31.98">
                <text:p>31.98</text:p>
              </table:table-cell>
            </table:table-row>
            <table:table-row>
              <table:table-cell office:value-type="string">
                <text:p>Trojan SUPRA Lubricated: 18-Pack of Condoms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Tuff Turf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TurboTax Home &amp; Business Federal + State + eFile 2008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Twilight (The Twilight Saga, Book 1)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TwinLab B-12 Dots Vitamin B-12 Tablets, 5000 mcg, 60-Count Bottles (Pack of 2)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U and I: A True Story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Ultra 2008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Up (4 Disc Combo Pack with Digital Copy and DVD) [Blu-ray]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Upa Neguinho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USB Data Cable + Rapid Car Charger With IC Chip For LG VX9100 EnV2, VX8610 Decoy, AX300, AX830 Glimmer, LX400 Blue, LX400 Burgundy, UX300 Cell Phone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USB INTERCOOLER 4 COOLING FAN + HDMI CABLE for SONY PS3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UTG Airsoft Foldable Target With Zippered Mesh Pellet Trap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Valor's Trial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Vantec NexStar 3 NST-360U2-BK 3.5-Inch IDE to USB 2.0 External Hard Drive Enclosure (Onyx Black)</text:p>
              </table:table-cell>
              <table:table-cell office:value-type="float" office:value="30.99">
                <text:p>30.99</text:p>
              </table:table-cell>
            </table:table-row>
            <table:table-row>
              <table:table-cell office:value-type="string">
                <text:p>Vault Career Guide to Investment Banking, 6th Edition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Vault Guide to Finance Interviews, 7th Edition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VBA and Macros for Microsoft Office Excel 2007 (Business Solutions)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Vbscript for Dummies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Vector VEC 024B 400-Watt D/C to A/C Power Inverter with Power Level Meter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Victory Point: Operations Red Wings and Whalers - the Marine Corps' Battle for Freedom in Afghanistan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Vinturi Essential Wine Aerator</text:p>
              </table:table-cell>
              <table:table-cell office:value-type="float" office:value="31.88">
                <text:p>31.88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Wagan Twin USB/DC Cup Holder Adapter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Wake Of The Flood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Wake Your Daughter Up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Wall Street Lingo: Thousands of Investment Terms Explained Simply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Wanted: Dead or Alive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Wavelength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Western Digital 1 TB Caviar Green SATA Intellipower 32 MB Cache Bulk/OEM Desktop Hard Drive WD10EADS [Amazon Frustration-Free Packaging]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string">
                <text:p>What A Wonderful World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What I Learned Losing a Million Dollars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What the Storm Means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What Would Bacon Do Folder with Spinner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What's Eating Gilbert Grape (Special Collector's Edition)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When Genius Failed: The Rise and Fall of Long-Term Capital Management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When Summer Turns To Snow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Where The Sun Don't Shine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Who Knew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Who Says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Willie and the Wheel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Winegard SS-3000 Amplified Indoor UHF/VHF Antenna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Winware 3-Ply Stainless Steel 12 Inch Fry Pan with Silicone Sleeve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Wisconsin Death Trip</text:p>
              </table:table-cell>
              <table:table-cell office:value-type="float" office:value="69.21">
                <text:p>69.21</text:p>
              </table:table-cell>
            </table:table-row>
            <table:table-row>
              <table:table-cell office:value-type="string">
                <text:p>Witch on the Water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Wolf Hall: A Nove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oolrich Men's Wool Railroad Vest, NO COLOR, Size XL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Word 2007 For Dummies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WordPress For Dummies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Working with Difficult People (Worksmart Series)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Working Wood Trebuchet DIY Kit 17" X 7" X 24"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WOW Hits 2010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Writing Excel Macros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Writing Excel Macros with VBA, 2nd Edition</text:p>
              </table:table-cell>
              <table:table-cell office:value-type="float" office:value="71.76">
                <text:p>71.76</text:p>
              </table:table-cell>
            </table:table-row>
            <table:table-row>
              <table:table-cell office:value-type="string">
                <text:p>Xbox 360 Over Ear Headset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XSLT 1.0 Pocket Reference (Pocket Reference (O'Reilly))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Ye-Me-Le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Year One (Rated)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Year Zero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YZERMAN 2008 STANLEY CUP #19 Detroit Red Wings RBK Premier NHL Hockey Jersey by Reebok ( NHLPA Certified Custom Sewn Authentic Twill)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Zoom MRT3 Micro Rhythm Trak Drum Machine</text:p>
              </table:table-cell>
              <table:table-cell office:value-type="float" office:value="84.75">
                <text:p>84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0" draw:border="0%"/>
    <draw:opacity draw:name="ChartTransparencyGradient_20_2" draw:display-name="ChartTransparencyGradient 2" draw:style="square" draw:cx="50%" draw:cy="50%" draw:start="100%" draw:end="0%" draw:angle="17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text>$</number:text>
      <number:number number:decimal-places="2" loext:min-decimal-places="2" number:min-integer-digits="1" number:grouping="true"/>
    </number:number-style>
    <style:style style:name="ch1" style:family="chart">
      <style:graphic-properties draw:stroke="none" draw:fill-color="#ffff6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3333ff" draw:opacity-name="ChartTransparencyGradient_20_1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99cm" svg:height="14.238cm" xlink:href=".." xlink:type="simple" chart:class="chart:area" chart:style-name="ch1">
        <chart:title svg:x="11.143cm" svg:y="0.42cm" chart:style-name="ch2">
          <text:p>Amazon </text:p>
        </chart:title>
        <chart:subtitle svg:x="10.719cm" svg:y="1.483cm" chart:style-name="ch3">
          <text:p>Books revenue</text:p>
        </chart:subtitle>
        <chart:legend chart:legend-position="bottom" svg:x="11.072cm" svg:y="13.455cm" style:legend-expansion="wide" chart:style-name="ch4"/>
        <chart:plot-area chart:style-name="ch5" table:cell-range-address="'Pivot Table_Data_2'.A2:'Pivot Table_Data_2'.B31" chart:data-source-has-labels="column" svg:x="0.483cm" svg:y="2.45cm" svg:width="23.233cm" svg:height="10.72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97cm" svg:y="2.45cm" svg:width="20.502cm" svg:height="6.3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Pivot Table_Data_2'.A2:'Pivot Table_Data_2'.A3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Pivot Table_Data_2'.B2:'Pivot Table_Data_2'.B31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arel &amp; Accessories</text:p>
                <draw:g>
                  <svg:desc>'Pivot Table_Data_2'.A2:'Pivot Table_Data_2'.A31</svg:desc>
                </draw:g>
              </table:table-cell>
              <table:table-cell office:value-type="float" office:value="759.35">
                <text:p>759.35</text:p>
                <draw:g>
                  <svg:desc>'Pivot Table_Data_2'.B2:'Pivot Table_Data_2'.B31</svg:desc>
                </draw:g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25445.6199999999">
                <text:p>25445.6199999999</text:p>
              </table:table-cell>
            </table:table-row>
            <table:table-row>
              <table:table-cell office:value-type="string">
                <text:p>Cell Phones &amp; Service</text:p>
              </table:table-cell>
              <table:table-cell office:value-type="float" office:value="39.84">
                <text:p>39.84</text:p>
              </table:table-cell>
            </table:table-row>
            <table:table-row>
              <table:table-cell office:value-type="string">
                <text:p>DVD</text:p>
              </table:table-cell>
              <table:table-cell office:value-type="float" office:value="618.67">
                <text:p>618.67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2102.89">
                <text:p>2102.89</text:p>
              </table:table-cell>
            </table:table-row>
            <table:table-row>
              <table:table-cell office:value-type="string">
                <text:p>Health &amp; Personal Care</text:p>
              </table:table-cell>
              <table:table-cell office:value-type="float" office:value="567.98">
                <text:p>567.98</text:p>
              </table:table-cell>
            </table:table-row>
            <table:table-row>
              <table:table-cell office:value-type="string">
                <text:p>Health &amp; Personal Care Appliances</text:p>
              </table:table-cell>
              <table:table-cell office:value-type="float" office:value="223.28">
                <text:p>223.28</text:p>
              </table:table-cell>
            </table:table-row>
            <table:table-row>
              <table:table-cell office:value-type="string">
                <text:p>Jewelry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Kindle eBooks</text:p>
              </table:table-cell>
              <table:table-cell office:value-type="float" office:value="281.41">
                <text:p>281.41</text:p>
              </table:table-cell>
            </table:table-row>
            <table:table-row>
              <table:table-cell office:value-type="string">
                <text:p>Kindle Hardware</text:p>
              </table:table-cell>
              <table:table-cell office:value-type="float" office:value="1465.97">
                <text:p>1465.97</text:p>
              </table:table-cell>
            </table:table-row>
            <table:table-row>
              <table:table-cell office:value-type="string">
                <text:p>Kitchen &amp; Housewares</text:p>
              </table:table-cell>
              <table:table-cell office:value-type="float" office:value="2242.57">
                <text:p>2242.57</text:p>
              </table:table-cell>
            </table:table-row>
            <table:table-row>
              <table:table-cell office:value-type="string">
                <text:p>Magazine Subscriptions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MP3 Downloads</text:p>
              </table:table-cell>
              <table:table-cell office:value-type="float" office:value="316.13">
                <text:p>316.1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673.23">
                <text:p>673.23</text:p>
              </table:table-cell>
            </table:table-row>
            <table:table-row>
              <table:table-cell office:value-type="string">
                <text:p>Musical Instruments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Office Products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Pet Supplies</text:p>
              </table:table-cell>
              <table:table-cell office:value-type="float" office:value="68.42">
                <text:p>6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609.07">
                <text:p>609.07</text:p>
              </table:table-cell>
            </table:table-row>
            <table:table-row>
              <table:table-cell office:value-type="string">
                <text:p>Sports &amp; Outdoors</text:p>
              </table:table-cell>
              <table:table-cell office:value-type="float" office:value="429.11">
                <text:p>429.11</text:p>
              </table:table-cell>
            </table:table-row>
            <table:table-row>
              <table:table-cell office:value-type="string">
                <text:p>Tools &amp; Hardware</text:p>
              </table:table-cell>
              <table:table-cell office:value-type="float" office:value="280.23">
                <text:p>280.23</text:p>
              </table:table-cell>
            </table:table-row>
            <table:table-row>
              <table:table-cell office:value-type="string">
                <text:p>Toys &amp; Games</text:p>
              </table:table-cell>
              <table:table-cell office:value-type="float" office:value="328.58">
                <text:p>328.58</text:p>
              </table:table-cell>
            </table:table-row>
            <table:table-row>
              <table:table-cell office:value-type="string">
                <text:p>VHS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ideo Games</text:p>
              </table:table-cell>
              <table:table-cell office:value-type="float" office:value="305.37">
                <text:p>305.37</text:p>
              </table:table-cell>
            </table:table-row>
            <table:table-row>
              <table:table-cell office:value-type="string">
                <text:p>Video On Demand Videos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Watches</text:p>
              </table:table-cell>
              <table:table-cell office:value-type="float" office:value="119.99">
                <text:p>119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ectangular" draw:cx="53%" draw:cy="40%" draw:start="93%" draw:end="9%" draw:angle="200" draw:border="1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text>$</number:text>
      <number:number number:decimal-places="2" loext:min-decimal-places="2" number:min-integer-digits="1" number:grouping="true"/>
    </number:number-style>
    <style:style style:name="ch1" style:family="chart">
      <style:graphic-properties draw:stroke="none" draw:fill-color="#00ccff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632cm" svg:height="15.868cm" xlink:href=".." xlink:type="simple" chart:class="chart:ring" chart:style-name="ch1">
        <chart:title svg:x="9.452cm" svg:y="0.453cm" chart:style-name="ch2">
          <text:p>amazon</text:p>
        </chart:title>
        <chart:legend chart:legend-position="end" svg:x="10.045cm" svg:y="4.149cm" style:legend-expansion="high" chart:style-name="ch3"/>
        <chart:plot-area chart:style-name="ch4" table:cell-range-address="'Pivot Table_Data_2'.A2:'Pivot Table_Data_2'.B31" chart:data-source-has-labels="column" svg:x="0.412cm" svg:y="1.549cm" svg:width="9.221cm" svg:height="14.00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12cm" svg:y="5.783cm" svg:width="9.221cm" svg:height="5.53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Pivot Table_Data_2'.A2:'Pivot Table_Data_2'.A3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Pivot Table_Data_2'.B2:'Pivot Table_Data_2'.B3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arel &amp; Accessories</text:p>
                <draw:g>
                  <svg:desc>'Pivot Table_Data_2'.A2:'Pivot Table_Data_2'.A31</svg:desc>
                </draw:g>
              </table:table-cell>
              <table:table-cell office:value-type="float" office:value="759.35">
                <text:p>759.35</text:p>
                <draw:g>
                  <svg:desc>'Pivot Table_Data_2'.B2:'Pivot Table_Data_2'.B31</svg:desc>
                </draw:g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25445.6199999999">
                <text:p>25445.6199999999</text:p>
              </table:table-cell>
            </table:table-row>
            <table:table-row>
              <table:table-cell office:value-type="string">
                <text:p>Cell Phones &amp; Service</text:p>
              </table:table-cell>
              <table:table-cell office:value-type="float" office:value="39.84">
                <text:p>39.84</text:p>
              </table:table-cell>
            </table:table-row>
            <table:table-row>
              <table:table-cell office:value-type="string">
                <text:p>DVD</text:p>
              </table:table-cell>
              <table:table-cell office:value-type="float" office:value="618.67">
                <text:p>618.67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2102.89">
                <text:p>2102.89</text:p>
              </table:table-cell>
            </table:table-row>
            <table:table-row>
              <table:table-cell office:value-type="string">
                <text:p>Health &amp; Personal Care</text:p>
              </table:table-cell>
              <table:table-cell office:value-type="float" office:value="567.98">
                <text:p>567.98</text:p>
              </table:table-cell>
            </table:table-row>
            <table:table-row>
              <table:table-cell office:value-type="string">
                <text:p>Health &amp; Personal Care Appliances</text:p>
              </table:table-cell>
              <table:table-cell office:value-type="float" office:value="223.28">
                <text:p>223.28</text:p>
              </table:table-cell>
            </table:table-row>
            <table:table-row>
              <table:table-cell office:value-type="string">
                <text:p>Jewelry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Kindle eBooks</text:p>
              </table:table-cell>
              <table:table-cell office:value-type="float" office:value="281.41">
                <text:p>281.41</text:p>
              </table:table-cell>
            </table:table-row>
            <table:table-row>
              <table:table-cell office:value-type="string">
                <text:p>Kindle Hardware</text:p>
              </table:table-cell>
              <table:table-cell office:value-type="float" office:value="1465.97">
                <text:p>1465.97</text:p>
              </table:table-cell>
            </table:table-row>
            <table:table-row>
              <table:table-cell office:value-type="string">
                <text:p>Kitchen &amp; Housewares</text:p>
              </table:table-cell>
              <table:table-cell office:value-type="float" office:value="2242.57">
                <text:p>2242.57</text:p>
              </table:table-cell>
            </table:table-row>
            <table:table-row>
              <table:table-cell office:value-type="string">
                <text:p>Magazine Subscriptions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MP3 Downloads</text:p>
              </table:table-cell>
              <table:table-cell office:value-type="float" office:value="316.13">
                <text:p>316.1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673.23">
                <text:p>673.23</text:p>
              </table:table-cell>
            </table:table-row>
            <table:table-row>
              <table:table-cell office:value-type="string">
                <text:p>Musical Instruments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Office Products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Pet Supplies</text:p>
              </table:table-cell>
              <table:table-cell office:value-type="float" office:value="68.42">
                <text:p>6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609.07">
                <text:p>609.07</text:p>
              </table:table-cell>
            </table:table-row>
            <table:table-row>
              <table:table-cell office:value-type="string">
                <text:p>Sports &amp; Outdoors</text:p>
              </table:table-cell>
              <table:table-cell office:value-type="float" office:value="429.11">
                <text:p>429.11</text:p>
              </table:table-cell>
            </table:table-row>
            <table:table-row>
              <table:table-cell office:value-type="string">
                <text:p>Tools &amp; Hardware</text:p>
              </table:table-cell>
              <table:table-cell office:value-type="float" office:value="280.23">
                <text:p>280.23</text:p>
              </table:table-cell>
            </table:table-row>
            <table:table-row>
              <table:table-cell office:value-type="string">
                <text:p>Toys &amp; Games</text:p>
              </table:table-cell>
              <table:table-cell office:value-type="float" office:value="328.58">
                <text:p>328.58</text:p>
              </table:table-cell>
            </table:table-row>
            <table:table-row>
              <table:table-cell office:value-type="string">
                <text:p>VHS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ideo Games</text:p>
              </table:table-cell>
              <table:table-cell office:value-type="float" office:value="305.37">
                <text:p>305.37</text:p>
              </table:table-cell>
            </table:table-row>
            <table:table-row>
              <table:table-cell office:value-type="string">
                <text:p>Video On Demand Videos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Watches</text:p>
              </table:table-cell>
              <table:table-cell office:value-type="float" office:value="119.99">
                <text:p>119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ellipsoid" draw:cx="50%" draw:cy="50%" draw:start="86%" draw:end="0%" draw:angle="28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text>$</number:text>
      <number:number number:decimal-places="2" loext:min-decimal-places="2" number:min-integer-digits="1" number:grouping="true"/>
    </number:number-style>
    <style:style style:name="ch1" style:family="chart">
      <style:graphic-properties draw:stroke="none" draw:fill-color="#ff6600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4">
      <style:chart-properties chart:solid-type="cylinder"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24cm" svg:height="20.587cm" xlink:href=".." xlink:type="simple" chart:class="chart:bar" chart:style-name="ch1">
        <chart:title svg:x="15.357cm" svg:y="0.547cm" chart:style-name="ch2">
          <text:p>Third party</text:p>
        </chart:title>
        <chart:subtitle svg:x="14.087cm" svg:y="1.737cm" chart:style-name="ch3">
          <text:p>Shipped items and revenue</text:p>
        </chart:subtitle>
        <chart:legend chart:legend-position="bottom" svg:x="14.459cm" svg:y="19.804cm" style:legend-expansion="wide" chart:style-name="ch4"/>
        <chart:plot-area chart:style-name="ch5" table:cell-range-address="Data.A3:Data.C32" chart:data-source-has-labels="column" svg:x="0.66cm" svg:y="2.831cm" svg:width="31.704cm" svg:height="16.5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4cm" svg:y="2.831cm" svg:width="30.104cm" svg:height="15.9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Data.A3:Data.A3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Data.B3:Data.B32" chart:class="chart:bar">
            <chart:data-point chart:repeated="11"/>
          </chart:series>
          <chart:series chart:style-name="ch10" chart:values-cell-range-address="Data.C3:Data.C3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ooks</text:p>
                <draw:g>
                  <svg:desc>Data.A3:Data.A32</svg:desc>
                </draw:g>
              </table:table-cell>
              <table:table-cell office:value-type="float" office:value="NaN">
                <text:p>NaN</text:p>
                <draw:g>
                  <svg:desc>Data.B3:Data.B32</svg:desc>
                </draw:g>
              </table:table-cell>
              <table:table-cell office:value-type="float" office:value="NaN">
                <text:p>NaN</text:p>
                <draw:g>
                  <svg:desc>Data.C3:Data.C32</svg:desc>
                </draw:g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200" draw:border="0%"/>
  </office:styles>
</office:document-styles>
</file>